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color="#800000" fo:font-weight="bold" style:font-weight-asian="bold" style:font-weight-complex="bold"/>
    </style:style>
    <style:style style:name="ce18" style:family="table-cell" style:parent-style-name="Default" style:data-style-name="N11">
      <style:table-cell-properties fo:border="none"/>
    </style:style>
    <style:style style:name="ce1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1" style:family="table-cell" style:parent-style-name="Default" style:data-style-name="N121">
      <style:text-properties fo:color="#800000"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8"/>
        <table:table-column table:style-name="co1" table:default-cell-style-name="ce18"/>
        <table:table-column table:style-name="co6" table:number-columns-repeated="3" table:default-cell-style-name="ce18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8"/>
        <table:table-column table:style-name="co1" table:default-cell-style-name="ce29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9" table:number-columns-repeated="3"/>
          <table:table-cell table:style-name="ce12" office:value-type="string" calcext:value-type="string">
            <text:p>OPS/M</text:p>
          </table:table-cell>
          <table:table-cell table:style-name="Default"/>
          <table:table-cell table:style-name="ce9" office:value-type="string" calcext:value-type="string">
            <text:p>on machine 160</text:p>
          </table:table-cell>
          <table:table-cell table:style-name="ce24" table:number-columns-repeated="2"/>
          <table:table-cell table:style-name="ce6"/>
          <table:table-cell table:style-name="ce25"/>
          <table:table-cell table:style-name="ce9" table:number-columns-repeated="3"/>
          <table:table-cell table:style-name="ce12" office:value-type="string" calcext:value-type="string">
            <text:p>DEOPTIMIZATIONS</text:p>
          </table:table-cell>
          <table:table-cell table:style-name="ce9"/>
          <table:table-cell table:style-name="ce24" table:number-columns-repeated="3"/>
          <table:table-cell table:style-name="Default"/>
          <table:table-cell table:style-name="ce31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OX2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8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50" calcext:value-type="float">
            <text:p>50</text:p>
          </table:table-cell>
          <table:table-cell table:style-name="ce8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479" calcext:value-type="float">
            <text:p>479</text:p>
          </table:table-cell>
          <table:table-cell office:value-type="float" office:value="527" calcext:value-type="float">
            <text:p>527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8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8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:.A54])" office:value-type="float" office:value="125.84" calcext:value-type="float">
            <text:p>125.84</text:p>
          </table:table-cell>
          <table:table-cell table:style-name="ce20" table:formula="of:=AVERAGE([.B5:.B54])" office:value-type="float" office:value="120.06" calcext:value-type="float">
            <text:p>120.06</text:p>
          </table:table-cell>
          <table:table-cell table:style-name="ce17" table:formula="of:=AVERAGE([.C5:.C54])" office:value-type="float" office:value="129.08" calcext:value-type="float">
            <text:p>129.08</text:p>
          </table:table-cell>
          <table:table-cell table:style-name="ce20" table:formula="of:=AVERAGE([.D5:.D54])" office:value-type="float" office:value="125.26" calcext:value-type="float">
            <text:p>125.26</text:p>
          </table:table-cell>
          <table:table-cell table:style-name="Default"/>
          <table:table-cell office:value-type="float" office:value="474" calcext:value-type="float">
            <text:p>474</text:p>
          </table:table-cell>
          <table:table-cell office:value-type="float" office:value="549" calcext:value-type="float">
            <text:p>549</text:p>
          </table:table-cell>
          <table:table-cell office:value-type="float" office:value="344" calcext:value-type="float">
            <text:p>344</text:p>
          </table:table-cell>
          <table:table-cell office:value-type="float" office:value="291" calcext:value-type="float">
            <text:p>29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:.K54])" office:value-type="float" office:value="437.86" calcext:value-type="float">
            <text:p>437.86</text:p>
          </table:table-cell>
          <table:table-cell table:style-name="ce20" table:formula="of:=AVERAGE([.L5:.L54])" office:value-type="float" office:value="528.24" calcext:value-type="float">
            <text:p>528.24</text:p>
          </table:table-cell>
          <table:table-cell table:style-name="ce17" table:formula="of:=AVERAGE([.M5:.M54])" office:value-type="float" office:value="310.96" calcext:value-type="float">
            <text:p>310.96</text:p>
          </table:table-cell>
          <table:table-cell table:style-name="ce20" table:formula="of:=AVERAGE([.N5:.N54])" office:value-type="float" office:value="309.62" calcext:value-type="float">
            <text:p>309.62</text:p>
          </table:table-cell>
          <table:table-cell table:number-columns-repeated="11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float" office:value="5.03510204081633" calcext:value-type="float">
            <text:p>5.0351020408</text:p>
          </table:table-cell>
          <table:table-cell table:style-name="ce8" table:formula="of:=VAR([.B5:.B54])" office:value-type="float" office:value="7.4861224489796" calcext:value-type="float">
            <text:p>7.486122449</text:p>
          </table:table-cell>
          <table:table-cell table:style-name="Default" table:formula="of:=VAR([.C5:.C54])" office:value-type="float" office:value="4.52408163265307" calcext:value-type="float">
            <text:p>4.5240816327</text:p>
          </table:table-cell>
          <table:table-cell table:style-name="ce8" table:formula="of:=VAR([.D5:.D54])" office:value-type="float" office:value="7.21673469387755" calcext:value-type="float">
            <text:p>7.2167346939</text:p>
          </table:table-cell>
          <table:table-cell table:style-name="Default"/>
          <table:table-cell office:value-type="float" office:value="466" calcext:value-type="float">
            <text:p>466</text:p>
          </table:table-cell>
          <table:table-cell office:value-type="float" office:value="596" calcext:value-type="float">
            <text:p>596</text:p>
          </table:table-cell>
          <table:table-cell office:value-type="float" office:value="273" calcext:value-type="float">
            <text:p>273</text:p>
          </table:table-cell>
          <table:table-cell office:value-type="float" office:value="337" calcext:value-type="float">
            <text:p>33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float" office:value="988.816734693878" calcext:value-type="float">
            <text:p>988.8167346939</text:p>
          </table:table-cell>
          <table:table-cell table:style-name="ce8" table:formula="of:=VAR([.L5:.L54])" office:value-type="float" office:value="1385.32897959184" calcext:value-type="float">
            <text:p>1385.3289795918</text:p>
          </table:table-cell>
          <table:table-cell table:style-name="Default" table:formula="of:=VAR([.M5:.M54])" office:value-type="float" office:value="829.304489795918" calcext:value-type="float">
            <text:p>829.3044897959</text:p>
          </table:table-cell>
          <table:table-cell table:style-name="ce8" table:formula="of:=VAR([.N5:.N54])" office:value-type="float" office:value="847.22" calcext:value-type="float">
            <text:p>847.22</text:p>
          </table:table-cell>
          <table:table-cell table:number-columns-repeated="11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float" office:value="0.317335848615196" calcext:value-type="float">
            <text:p>0.3173358486</text:p>
          </table:table-cell>
          <table:table-cell table:style-name="ce8" table:formula="of:=SQRT([.G7]/[.G5])" office:value-type="float" office:value="0.386939851888626" calcext:value-type="float">
            <text:p>0.3869398519</text:p>
          </table:table-cell>
          <table:table-cell table:style-name="Default" table:formula="of:=SQRT([.H7]/[.H5])" office:value-type="float" office:value="0.300801650017185" calcext:value-type="float">
            <text:p>0.30080165</text:p>
          </table:table-cell>
          <table:table-cell table:style-name="ce8" table:formula="of:=SQRT([.I7]/[.I5])" office:value-type="float" office:value="0.379914061173775" calcext:value-type="float">
            <text:p>0.3799140612</text:p>
          </table:table-cell>
          <table:table-cell table:style-name="Default"/>
          <table:table-cell office:value-type="float" office:value="406" calcext:value-type="float">
            <text:p>406</text:p>
          </table:table-cell>
          <table:table-cell office:value-type="float" office:value="602" calcext:value-type="float">
            <text:p>602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float" office:value="4.44705910618215" calcext:value-type="float">
            <text:p>4.4470591062</text:p>
          </table:table-cell>
          <table:table-cell table:style-name="ce8" table:formula="of:=SQRT([.Q7]/[.Q5])" office:value-type="float" office:value="5.26370398026302" calcext:value-type="float">
            <text:p>5.2637039803</text:p>
          </table:table-cell>
          <table:table-cell table:style-name="Default" table:formula="of:=SQRT([.R7]/[.R5])" office:value-type="float" office:value="4.07260233707127" calcext:value-type="float">
            <text:p>4.0726023371</text:p>
          </table:table-cell>
          <table:table-cell table:style-name="ce8" table:formula="of:=SQRT([.S7]/[.S5])" office:value-type="float" office:value="4.11635761323042" calcext:value-type="float">
            <text:p>4.1163576132</text:p>
          </table:table-cell>
          <table:table-cell table:number-columns-repeated="11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9" calcext:value-type="float">
            <text:p>12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8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9" calcext:value-type="float">
            <text:p>49</text:p>
          </table:table-cell>
          <table:table-cell table:style-name="ce8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464" calcext:value-type="float">
            <text:p>464</text:p>
          </table:table-cell>
          <table:table-cell office:value-type="float" office:value="484" calcext:value-type="float">
            <text:p>484</text:p>
          </table:table-cell>
          <table:table-cell office:value-type="float" office:value="292" calcext:value-type="float">
            <text:p>292</text:p>
          </table:table-cell>
          <table:table-cell office:value-type="float" office:value="316" calcext:value-type="float">
            <text:p>31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8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8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8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0957523712924" calcext:value-type="float">
            <text:p>2.0095752371</text:p>
          </table:table-cell>
          <table:table-cell table:style-name="ce8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479" calcext:value-type="float">
            <text:p>479</text:p>
          </table:table-cell>
          <table:table-cell office:value-type="float" office:value="604" calcext:value-type="float">
            <text:p>604</text:p>
          </table:table-cell>
          <table:table-cell office:value-type="float" office:value="356" calcext:value-type="float">
            <text:p>356</text:p>
          </table:table-cell>
          <table:table-cell office:value-type="float" office:value="342" calcext:value-type="float">
            <text:p>3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8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8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0]*[.F8])" office:value-type="float" office:value="0.63771026323049" calcext:value-type="float">
            <text:p>0.6377102632</text:p>
          </table:table-cell>
          <table:table-cell table:style-name="ce20" table:formula="of:=([.G10]*[.G8])" office:value-type="float" office:value="0.777584744613838" calcext:value-type="float">
            <text:p>0.7775847446</text:p>
          </table:table-cell>
          <table:table-cell table:style-name="ce17" table:formula="of:=([.H10]*[.H8])" office:value-type="float" office:value="0.604483547162152" calcext:value-type="float">
            <text:p>0.6044835472</text:p>
          </table:table-cell>
          <table:table-cell table:style-name="ce20" table:formula="of:=([.I10]*[.I8])" office:value-type="float" office:value="0.763465889572021" calcext:value-type="float">
            <text:p>0.7634658896</text:p>
          </table:table-cell>
          <table:table-cell table:style-name="ce17"/>
          <table:table-cell office:value-type="float" office:value="462" calcext:value-type="float">
            <text:p>462</text:p>
          </table:table-cell>
          <table:table-cell office:value-type="float" office:value="584" calcext:value-type="float">
            <text:p>584</text:p>
          </table:table-cell>
          <table:table-cell office:value-type="float" office:value="365" calcext:value-type="float">
            <text:p>365</text:p>
          </table:table-cell>
          <table:table-cell office:value-type="float" office:value="289" calcext:value-type="float">
            <text:p>28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0]*[.P8])" office:value-type="float" office:value="8.93669985783373" calcext:value-type="float">
            <text:p>8.9366998578</text:p>
          </table:table-cell>
          <table:table-cell table:style-name="ce20" table:formula="of:=([.Q10]*[.Q8])" office:value-type="float" office:value="10.5778091743152" calcext:value-type="float">
            <text:p>10.5778091743</text:p>
          </table:table-cell>
          <table:table-cell table:style-name="ce17" table:formula="of:=([.R10]*[.R8])" office:value-type="float" office:value="8.18420080725308" calcext:value-type="float">
            <text:p>8.1842008073</text:p>
          </table:table-cell>
          <table:table-cell table:style-name="ce20" table:formula="of:=([.S10]*[.S8])" office:value-type="float" office:value="8.27213032671626" calcext:value-type="float">
            <text:p>8.2721303267</text:p>
          </table:table-cell>
          <table:table-cell/>
          <table:table-cell table:style-name="ce32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box2d;125.84;0.63771026323049;120.06;0.777584744613838;129.08;0.604483547162152;125.26;0.763465889572021;-0.0459313413858868;0.0257469802924349;-0.00460902733630005;437.86;8.93669985783373;528.24;10.5778091743152;310.96;8.18420080725308;309.62;8.27213032671626;0.20641300872425;-0.289818663499749;-0.292879002420865" calcext:value-type="string">
            <text:p>box2d;125.84;0.63771026323049;120.06;0.777584744613838;129.08;0.604483547162152;125.26;0.763465889572021;-0.0459313413858868;0.0257469802924349;-0.00460902733630005;437.86;8.93669985783373;528.24;10.5778091743152;310.96;8.18420080725308;309.62;8.27213032671626;0.20641300872425;-0.289818663499749;-0.292879002420865</text:p>
          </table:table-cell>
          <table:table-cell table:style-name="ce23" table:number-columns-repeated="8"/>
          <table:table-cell table:style-name="ce28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0506762764804903" calcext:value-type="percentage">
            <text:p>0.51%</text:p>
          </table:table-cell>
          <table:table-cell table:formula="of:=[.G11]/[.G6]" office:value-type="percentage" office:value="0.00647663455450473" calcext:value-type="percentage">
            <text:p>0.65%</text:p>
          </table:table-cell>
          <table:table-cell table:formula="of:=[.H11]/[.H6]" office:value-type="percentage" office:value="0.00468301477503991" calcext:value-type="percentage">
            <text:p>0.47%</text:p>
          </table:table-cell>
          <table:table-cell table:formula="of:=[.I11]/[.I6]" office:value-type="percentage" office:value="0.00609504941379548" calcext:value-type="percentage">
            <text:p>0.61%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492" calcext:value-type="float">
            <text:p>492</text:p>
          </table:table-cell>
          <table:table-cell office:value-type="float" office:value="334" calcext:value-type="float">
            <text:p>33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204099480606443" calcext:value-type="percentage">
            <text:p>2.04%</text:p>
          </table:table-cell>
          <table:table-cell table:formula="of:=[.Q11]/[.Q6]" office:value-type="percentage" office:value="0.0200246273934484" calcext:value-type="percentage">
            <text:p>2.00%</text:p>
          </table:table-cell>
          <table:table-cell table:formula="of:=[.R11]/[.R6]" office:value-type="percentage" office:value="0.0263191433214982" calcext:value-type="percentage">
            <text:p>2.63%</text:p>
          </table:table-cell>
          <table:table-cell table:formula="of:=[.S11]/[.S6]" office:value-type="percentage" office:value="0.0267170412980953" calcext:value-type="percentage">
            <text:p>2.67%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odeload;52.56;0.418628423624823;44.94;0.616819289418433;52.12;0.412600113371033;49.72;0.497373495951237;-0.144977168949772;-0.00837138508371394;-0.0540334855403349;224.24;2.84924396187616;420.48;6.06314294953325;153.32;3.64286355667032;164.4;4.58001803116718;0.875133785230111;-0.316268283981448;-0.266856938993935" calcext:value-type="string">
            <text:p>codeload;52.56;0.418628423624823;44.94;0.616819289418433;52.12;0.412600113371033;49.72;0.497373495951237;-0.144977168949772;-0.00837138508371394;-0.0540334855403349;224.24;2.84924396187616;420.48;6.06314294953325;153.32;3.64286355667032;164.4;4.58001803116718;0.875133785230111;-0.316268283981448;-0.26685693899393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table:number-columns-repeated="2" office:value-type="float" office:value="466" calcext:value-type="float">
            <text:p>466</text:p>
          </table:table-cell>
          <table:table-cell office:value-type="float" office:value="287" calcext:value-type="float">
            <text:p>287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;802.26;10.3221609280874;652.44;15.2171059257465;720.36;11.8090631391811;712.52;10.4441490182952;-0.186747438486276;-0.102086605339915;-0.111858998329719;158.34;1.73166484091017;202.14;5.43852464187392;87.3;2.77758496789181;94.28;2.82337111051931;0.276619931792345;-0.44865479348238;-0.404572439055198" calcext:value-type="string">
            <text:p>crypto;802.26;10.3221609280874;652.44;15.2171059257465;720.36;11.8090631391811;712.52;10.4441490182952;-0.186747438486276;-0.102086605339915;-0.111858998329719;158.34;1.73166484091017;202.14;5.43852464187392;87.3;2.77758496789181;94.28;2.82337111051931;0.276619931792345;-0.44865479348238;-0.404572439055198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470" calcext:value-type="float">
            <text:p>470</text:p>
          </table:table-cell>
          <table:table-cell office:value-type="float" office:value="577" calcext:value-type="float">
            <text:p>577</text:p>
          </table:table-cell>
          <table:table-cell office:value-type="float" office:value="300" calcext:value-type="float">
            <text:p>300</text:p>
          </table:table-cell>
          <table:table-cell office:value-type="float" office:value="351" calcext:value-type="float">
            <text:p>351</text:p>
          </table:table-cell>
          <table:table-cell table:number-columns-repeated="6"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deltablue;102.9;2.04796464976731;81.56;1.50947360812625;82.98;1.43941297171365;82.96;1.92320204915317;-0.207385811467444;-0.193586005830904;-0.193780369290573;74.84;0.892008257519085;104.66;2.492567750925;54.16;0.830774353208673;62.06;1.05466662051734;0.398450026723677;-0.27632282202031;-0.17076429716729" calcext:value-type="string">
            <text:p>deltablue;102.9;2.04796464976731;81.56;1.50947360812625;82.98;1.43941297171365;82.96;1.92320204915317;-0.207385811467444;-0.193586005830904;-0.193780369290573;74.84;0.892008257519085;104.66;2.492567750925;54.16;0.830774353208673;62.06;1.05466662051734;0.398450026723677;-0.27632282202031;-0.1707642971672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]-[.F6])/[.F6]" office:value-type="percentage" office:value="-0.0459313413858868" calcext:value-type="percentage">
            <text:p>-04.59%</text:p>
          </table:table-cell>
          <table:table-cell table:style-name="ce21" table:formula="of:=([.H6]-[.F6])/[.F6]" office:value-type="percentage" office:value="0.0257469802924349" calcext:value-type="percentage">
            <text:p>02.57%</text:p>
          </table:table-cell>
          <table:table-cell table:style-name="ce21" table:formula="of:=([.I6]-[.F6])/[.F6]" office:value-type="percentage" office:value="-0.00460902733630005" calcext:value-type="percentage">
            <text:p>-00.46%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541" calcext:value-type="float">
            <text:p>541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]-[.P6])/[.P6]" office:value-type="percentage" office:value="0.20641300872425" calcext:value-type="percentage">
            <text:p>20.64%</text:p>
          </table:table-cell>
          <table:table-cell table:style-name="ce27" table:formula="of:=([.R6]-[.P6])/[.P6]" office:value-type="percentage" office:value="-0.289818663499749" calcext:value-type="percentage">
            <text:p>-28.98%</text:p>
          </table:table-cell>
          <table:table-cell table:style-name="ce27" table:formula="of:=([.S6]-[.P6])/[.P6]" office:value-type="percentage" office:value="-0.292879002420865" calcext:value-type="percentage">
            <text:p>-29.29%</text:p>
          </table:table-cell>
          <table:table-cell table:style-name="ce18"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earleyboyer;585.68;19.5600899874287;677.04;25.5291421627069;687;32.4497354414212;516.8;25.4587349016877;0.155989618904521;0.172995492419069;-0.117606884305423;363.68;5.94709004931157;473.98;10.276176993198;246.7;6.54402546709911;279.12;7.95557288193513;0.303288605367356;-0.321656401231852;-0.232512098548174" calcext:value-type="string">
            <text:p>earleyboyer;585.68;19.5600899874287;677.04;25.5291421627069;687;32.4497354414212;516.8;25.4587349016877;0.155989618904521;0.172995492419069;-0.117606884305423;363.68;5.94709004931157;473.98;10.276176993198;246.7;6.54402546709911;279.12;7.95557288193513;0.303288605367356;-0.321656401231852;-0.232512098548174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14" calcext:value-type="float">
            <text:p>414</text:p>
          </table:table-cell>
          <table:table-cell office:value-type="float" office:value="524" calcext:value-type="float">
            <text:p>524</text:p>
          </table:table-cell>
          <table:table-cell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gameboy;316.56;2.77396857828938;293.82;3.14728492805596;322.08;2.27345884229001;320.26;2.63541438240663;-0.0718347232752085;0.0174374526156178;0.0116881475865554;562.92;4.28583596132614;1031.02;109.504484751534;1602.06;166.410881844476;1474.72;269.748389731945;0.831556881972572;1.84598166702196;1.61976835074256" calcext:value-type="string">
            <text:p>gameboy;316.56;2.77396857828938;293.82;3.14728492805596;322.08;2.27345884229001;320.26;2.63541438240663;-0.0718347232752085;0.0174374526156178;0.0116881475865554;562.92;4.28583596132614;1031.02;109.504484751534;1602.06;166.410881844476;1474.72;269.748389731945;0.831556881972572;1.84598166702196;1.61976835074256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64" calcext:value-type="float">
            <text:p>464</text:p>
          </table:table-cell>
          <table:table-cell office:value-type="float" office:value="506" calcext:value-type="float">
            <text:p>506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table:number-columns-repeated="6"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mandreel;113.66;1.17192837947867;104.26;0.965569651355031;106.76;1.10824132036633;109.7;1.04025208169686;-0.0827027978180538;-0.0607073728664437;-0.0348407531233503;790.68;7.2247673481001;774.28;9.67906233440164;502.489795918367;6.98921556073268;530.02;4.86567958337331;-0.0207416401072494;-0.364483993627805;-0.329665604289978" calcext:value-type="string">
            <text:p>mandreel;113.66;1.17192837947867;104.26;0.965569651355031;106.76;1.10824132036633;109.7;1.04025208169686;-0.0827027978180538;-0.0607073728664437;-0.0348407531233503;790.68;7.2247673481001;774.28;9.67906233440164;502.489795918367;6.98921556073268;530.02;4.86567958337331;-0.0207416401072494;-0.364483993627805;-0.329665604289978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office:value-type="float" office:value="524" calcext:value-type="float">
            <text:p>524</text:p>
          </table:table-cell>
          <table:table-cell office:value-type="float" office:value="298" calcext:value-type="float">
            <text:p>298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navierstockes;1601.12;125.342414449591;1704.56;132.712599549281;1192.38;77.091007969053;1772.44;100.593433489091;0.0646047766563406;-0.255283801339062;0.107000099930049;90.78;0.572122439156549;129.9;2.96529624802031;67.84;1.23326440069485;81.68;1.13306938284288;0.43093192333113;-0.252698832341926;-0.100242344128663" calcext:value-type="string">
            <text:p>navierstockes;1601.12;125.342414449591;1704.56;132.712599549281;1192.38;77.091007969053;1772.44;100.593433489091;0.0646047766563406;-0.255283801339062;0.107000099930049;90.78;0.572122439156549;129.9;2.96529624802031;67.84;1.23326440069485;81.68;1.13306938284288;0.43093192333113;-0.252698832341926;-0.100242344128663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536" calcext:value-type="float">
            <text:p>536</text:p>
          </table:table-cell>
          <table:table-cell office:value-type="float" office:value="288" calcext:value-type="float">
            <text:p>288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pdfjs;244.92;1.75269723144625;208.34;2.68547538593568;234.14;3.12221368377056;245.16;2.61944828153307;-0.149354891393108;-0.0440143720398498;0.000979911807937323;745.66;12.4945881047843;746.5;15.9340953054504;500.32;4.93328481159686;479.8;6.93955474622034;0.00112651878872413;-0.329023951935198;-0.356543196631172" calcext:value-type="string">
            <text:p>pdfjs;244.92;1.75269723144625;208.34;2.68547538593568;234.14;3.12221368377056;245.16;2.61944828153307;-0.149354891393108;-0.0440143720398498;0.000979911807937323;745.66;12.4945881047843;746.5;15.9340953054504;500.32;4.93328481159686;479.8;6.93955474622034;0.00112651878872413;-0.329023951935198;-0.356543196631172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39" calcext:value-type="float">
            <text:p>439</text:p>
          </table:table-cell>
          <table:table-cell office:value-type="float" office:value="538" calcext:value-type="float">
            <text:p>538</text:p>
          </table:table-cell>
          <table:table-cell office:value-type="float" office:value="274" calcext:value-type="float">
            <text:p>274</text:p>
          </table:table-cell>
          <table:table-cell office:value-type="float" office:value="349" calcext:value-type="float">
            <text:p>349</text:p>
          </table:table-cell>
          <table:table-cell table:number-columns-repeated="6"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raytrace;400.14;2.50996523382616;389.4;3.46216820304572;392.58;3.55847130229198;405.877551020408;3.2957011360589;-0.0268406057879742;-0.01889338731444;0.0143388589503879;176.24;1.74583733337634;220.92;2.98335709659681;116.86;1.94285713224651;136.204081632653;1.4681019902112;0.253517930095324;-0.33692691783931;-0.227167035674915" calcext:value-type="string">
            <text:p>raytrace;400.14;2.50996523382616;389.4;3.46216820304572;392.58;3.55847130229198;405.877551020408;3.2957011360589;-0.0268406057879742;-0.01889338731444;0.0143388589503879;176.24;1.74583733337634;220.92;2.98335709659681;116.86;1.94285713224651;136.204081632653;1.4681019902112;0.253517930095324;-0.33692691783931;-0.22716703567491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413" calcext:value-type="float">
            <text:p>413</text:p>
          </table:table-cell>
          <table:table-cell office:value-type="float" office:value="521" calcext:value-type="float">
            <text:p>521</text:p>
          </table:table-cell>
          <table:table-cell office:value-type="float" office:value="328" calcext:value-type="float">
            <text:p>328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regexp;180.14;1.53207234312825;154.22;1.83848286686225;179.16;1.47768979784325;176.68;1.47777903301335;-0.143888087043411;-0.0054402131675363;-0.0192072832241589;632.36;21.0962047989411;407.6;6.89355983476923;198.76;3.42846800307753;208.02;2.74729693511766;-0.355430451008919;-0.685685369093554;-0.671041811626289" calcext:value-type="string">
            <text:p>regexp;180.14;1.53207234312825;154.22;1.83848286686225;179.16;1.47768979784325;176.68;1.47777903301335;-0.143888087043411;-0.0054402131675363;-0.0192072832241589;632.36;21.0962047989411;407.6;6.89355983476923;198.76;3.42846800307753;208.02;2.74729693511766;-0.355430451008919;-0.685685369093554;-0.67104181162628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392" calcext:value-type="float">
            <text:p>392</text:p>
          </table:table-cell>
          <table:table-cell office:value-type="float" office:value="468" calcext:value-type="float">
            <text:p>468</text:p>
          </table:table-cell>
          <table:table-cell office:value-type="float" office:value="352" calcext:value-type="float">
            <text:p>352</text:p>
          </table:table-cell>
          <table:table-cell office:value-type="float" office:value="357" calcext:value-type="float">
            <text:p>357</text:p>
          </table:table-cell>
          <table:table-cell table:number-columns-repeated="6"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richards;816.28;164.730785305596;1212.06;175.434115742613;1157.34;111.24114826899;1262.26;144.627872818292;0.484858136913804;0.417822315872005;0.546356642328613;65.12;4.0905493056833;89.4;4.9157321795578;46.18;2.73358316080098;56.38;3.78813172531699;0.372850122850123;-0.290847665847666;-0.134213759213759" calcext:value-type="string">
            <text:p>richards;816.28;164.730785305596;1212.06;175.434115742613;1157.34;111.24114826899;1262.26;144.627872818292;0.484858136913804;0.417822315872005;0.546356642328613;65.12;4.0905493056833;89.4;4.9157321795578;46.18;2.73358316080098;56.38;3.78813172531699;0.372850122850123;-0.290847665847666;-0.13421375921375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73" calcext:value-type="float">
            <text:p>473</text:p>
          </table:table-cell>
          <table:table-cell office:value-type="float" office:value="493" calcext:value-type="float">
            <text:p>493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number-columns-repeated="6"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play;751.44;40.1673481303599;813.04;45.3820521969506;776.9;50.1600590205586;695.530612244898;49.795480818258;0.0819759395294367;0.0338816139678483;-0.0744029965866897;76.68;1.36409657272468;98.58;2.25471205392242;62.76;1.90304087737126;82.7959183673469;2.07953542419203;0.285602503912363;-0.181533646322379;0.0797589771432829" calcext:value-type="string">
            <text:p>splay;751.44;40.1673481303599;813.04;45.3820521969506;776.9;50.1600590205586;695.530612244898;49.795480818258;0.0819759395294367;0.0338816139678483;-0.0744029965866897;76.68;1.36409657272468;98.58;2.25471205392242;62.76;1.90304087737126;82.7959183673469;2.07953542419203;0.285602503912363;-0.181533646322379;0.079758977143282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477" calcext:value-type="float">
            <text:p>477</text:p>
          </table:table-cell>
          <table:table-cell office:value-type="float" office:value="347" calcext:value-type="float">
            <text:p>347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typescript;716.46;3.07765483193124;662.76;3.14826414843923;692.5;3.21134490947443;693.94;3.48892139867798;-0.0749518465790136;-0.0334422019373029;-0.0314323200178656;1215.66;12.1926622578051;1238.64;9.34914480756657;956.54;6.0951298492088;1015.32;8.43678593636271;0.0189033117812546;-0.213151703601336;-0.16479936824441" calcext:value-type="string">
            <text:p>typescript;716.46;3.07765483193124;662.76;3.14826414843923;692.5;3.21134490947443;693.94;3.48892139867798;-0.0749518465790136;-0.0334422019373029;-0.0314323200178656;1215.66;12.1926622578051;1238.64;9.34914480756657;956.54;6.0951298492088;1015.32;8.43678593636271;0.0189033117812546;-0.213151703601336;-0.16479936824441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2"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office:value-type="float" office:value="505" calcext:value-type="float">
            <text:p>505</text:p>
          </table:table-cell>
          <table:table-cell office:value-type="float" office:value="360" calcext:value-type="float">
            <text:p>36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14" calcext:value-type="float">
            <text:p>414</text:p>
          </table:table-cell>
          <table:table-cell office:value-type="float" office:value="500" calcext:value-type="float">
            <text:p>500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416" calcext:value-type="float">
            <text:p>416</text:p>
          </table:table-cell>
          <table:table-cell office:value-type="float" office:value="568" calcext:value-type="float">
            <text:p>568</text:p>
          </table:table-cell>
          <table:table-cell office:value-type="float" office:value="340" calcext:value-type="float">
            <text:p>340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31" calcext:value-type="float">
            <text:p>431</text:p>
          </table:table-cell>
          <table:table-cell office:value-type="float" office:value="545" calcext:value-type="float">
            <text:p>545</text:p>
          </table:table-cell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table:number-columns-repeated="6"/>
          <table:table-cell table:style-name="ce33"/>
          <table:table-cell/>
          <table:table-cell table:style-name="ce10" table:number-columns-spanned="3" table:number-rows-spanned="1"/>
          <table:covered-table-cell table:number-columns-repeated="2" table:style-name="ce6"/>
          <table:table-cell table:number-columns-repeated="4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539" calcext:value-type="float">
            <text:p>539</text:p>
          </table:table-cell>
          <table:table-cell office:value-type="float" office:value="326" calcext:value-type="float">
            <text:p>326</text:p>
          </table:table-cell>
          <table:table-cell office:value-type="float" office:value="334" calcext:value-type="float">
            <text:p>334</text:p>
          </table:table-cell>
          <table:table-cell table:number-columns-repeated="6"/>
          <table:table-cell table:style-name="ce34"/>
          <table:table-cell table:style-name="ce37"/>
          <table:table-cell table:style-name="ce40" office:value-type="string" calcext:value-type="string">
            <text:p>Mode 0</text:p>
          </table:table-cell>
          <table:table-cell table:style-name="ce40" office:value-type="string" calcext:value-type="string">
            <text:p>Mode 1</text:p>
          </table:table-cell>
          <table:table-cell table:style-name="ce40" office:value-type="string" calcext:value-type="string">
            <text:p>Mode 2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59" calcext:value-type="float">
            <text:p>459</text:p>
          </table:table-cell>
          <table:table-cell office:value-type="float" office:value="485" calcext:value-type="float">
            <text:p>485</text:p>
          </table:table-cell>
          <table:table-cell office:value-type="float" office:value="353" calcext:value-type="float">
            <text:p>353</text:p>
          </table:table-cell>
          <table:table-cell office:value-type="float" office:value="270" calcext:value-type="float">
            <text:p>270</text:p>
          </table:table-cell>
          <table:table-cell table:number-columns-repeated="6"/>
          <table:table-cell table:style-name="ce35" office:value-type="string" calcext:value-type="string">
            <text:p>Average Speedup: </text:p>
          </table:table-cell>
          <table:table-cell table:style-name="ce38"/>
          <table:table-cell table:style-name="ce41" table:formula="of:=([.G15]+[.G68]+[.G122]+[.G176]+[.G230]+[.G284]+[.G338]+[.G392]+[.G446]+[.G500]+[.G554]+[.G608]+[.G662]+[.G716]+[.G770]+[.G824]+[.G878])/17" office:value-type="percentage" office:value="-0.0204227200107085" calcext:value-type="percentage">
            <text:p>-02.04%</text:p>
          </table:table-cell>
          <table:table-cell table:style-name="ce41" table:formula="of:=([.H15]+[.H68]+[.H122]+[.H176]+[.H230]+[.H284]+[.H338]+[.H392]+[.H446]+[.H500]+[.H554]+[.H608]+[.H662]+[.H716]+[.H770]+[.H824]+[.H878])/17" office:value-type="percentage" office:value="-0.00317302880895256" calcext:value-type="percentage">
            <text:p>-00.32%</text:p>
          </table:table-cell>
          <table:table-cell table:style-name="ce41" table:formula="of:=([.I15]+[.I68]+[.I122]+[.I176]+[.I230]+[.I284]+[.I338]+[.I392]+[.I446]+[.I500]+[.I554]+[.I608]+[.I662]+[.I716]+[.I770]+[.I824]+[.I878])/17" office:value-type="percentage" office:value="0.00227009075583108" calcext:value-type="percentage">
            <text:p>00.23%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81" calcext:value-type="float">
            <text:p>481</text:p>
          </table:table-cell>
          <table:table-cell office:value-type="float" office:value="587" calcext:value-type="float">
            <text:p>587</text:p>
          </table:table-cell>
          <table:table-cell office:value-type="float" office:value="267" calcext:value-type="float">
            <text:p>267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style-name="ce36" office:value-type="string" calcext:value-type="string">
            <text:p>Average baseline comparison</text:p>
          </table:table-cell>
          <table:table-cell table:style-name="ce39"/>
          <table:table-cell table:style-name="ce41" table:formula="of:=([.Q15]+[.Q68]+[.Q122]+[.Q176]+[.Q230]+[.Q284]+[.Q338]+[.Q392]+[.Q446]+[.Q500]+[.Q554]+[.Q608]+[.Q662]+[.Q716]+[.Q770]+[.Q824]+[.Q878])/17" office:value-type="percentage" office:value="0.228130732909004" calcext:value-type="percentage">
            <text:p>22.81%</text:p>
          </table:table-cell>
          <table:table-cell table:style-name="ce41" table:formula="of:=([.R15]+[.R68]+[.R122]+[.R176]+[.R230]+[.R284]+[.R338]+[.R392]+[.R446]+[.R500]+[.R554]+[.R608]+[.R662]+[.R716]+[.R770]+[.R824]+[.R878])/17" office:value-type="percentage" office:value="-0.144770081047233" calcext:value-type="percentage">
            <text:p>-14.48%</text:p>
          </table:table-cell>
          <table:table-cell table:style-name="ce41" table:formula="of:=([.S15]+[.S68]+[.S122]+[.S176]+[.S230]+[.S284]+[.S338]+[.S392]+[.S446]+[.S500]+[.S554]+[.S608]+[.S662]+[.S716]+[.S770]+[.S824]+[.S878])/17" office:value-type="percentage" office:value="-0.0971606216534592" calcext:value-type="percentage">
            <text:p>-09.72%</text:p>
          </table:table-cell>
          <table:table-cell table:style-name="ce42" table:number-columns-repeated="4"/>
          <table:table-cell table:style-name="ce30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18" calcext:value-type="float">
            <text:p>418</text:p>
          </table:table-cell>
          <table:table-cell office:value-type="float" office:value="546" calcext:value-type="float">
            <text:p>546</text:p>
          </table:table-cell>
          <table:table-cell office:value-type="float" office:value="349" calcext:value-type="float">
            <text:p>349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42" calcext:value-type="float">
            <text:p>442</text:p>
          </table:table-cell>
          <table:table-cell office:value-type="float" office:value="490" calcext:value-type="float">
            <text:p>490</text:p>
          </table:table-cell>
          <table:table-cell office:value-type="float" office:value="290" calcext:value-type="float">
            <text:p>290</text:p>
          </table:table-cell>
          <table:table-cell office:value-type="float" office:value="332" calcext:value-type="float">
            <text:p>332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  <table:table-cell office:value-type="float" office:value="279" calcext:value-type="float">
            <text:p>279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511" calcext:value-type="float">
            <text:p>511</text:p>
          </table:table-cell>
          <table:table-cell office:value-type="float" office:value="295" calcext:value-type="float">
            <text:p>295</text:p>
          </table:table-cell>
          <table:table-cell office:value-type="float" office:value="344" calcext:value-type="float">
            <text:p>344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487" calcext:value-type="float">
            <text:p>487</text:p>
          </table:table-cell>
          <table:table-cell office:value-type="float" office:value="285" calcext:value-type="float">
            <text:p>285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537" calcext:value-type="float">
            <text:p>537</text:p>
          </table:table-cell>
          <table:table-cell office:value-type="float" office:value="339" calcext:value-type="float">
            <text:p>339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office:value-type="float" office:value="496" calcext:value-type="float">
            <text:p>496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21" calcext:value-type="float">
            <text:p>421</text:p>
          </table:table-cell>
          <table:table-cell office:value-type="float" office:value="503" calcext:value-type="float">
            <text:p>503</text:p>
          </table:table-cell>
          <table:table-cell office:value-type="float" office:value="340" calcext:value-type="float">
            <text:p>340</text:p>
          </table:table-cell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457" calcext:value-type="float">
            <text:p>457</text:p>
          </table:table-cell>
          <table:table-cell office:value-type="float" office:value="514" calcext:value-type="float">
            <text:p>514</text:p>
          </table:table-cell>
          <table:table-cell office:value-type="float" office:value="347" calcext:value-type="float">
            <text:p>347</text:p>
          </table:table-cell>
          <table:table-cell office:value-type="float" office:value="303" calcext:value-type="float">
            <text:p>303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569" calcext:value-type="float">
            <text:p>569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566" calcext:value-type="float">
            <text:p>566</text:p>
          </table:table-cell>
          <table:table-cell office:value-type="float" office:value="291" calcext:value-type="float">
            <text:p>291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523" calcext:value-type="float">
            <text:p>523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503" calcext:value-type="float">
            <text:p>503</text:p>
          </table:table-cell>
          <table:table-cell office:value-type="float" office:value="290" calcext:value-type="float">
            <text:p>290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402" calcext:value-type="float">
            <text:p>402</text:p>
          </table:table-cell>
          <table:table-cell office:value-type="float" office:value="605" calcext:value-type="float">
            <text:p>605</text:p>
          </table:table-cell>
          <table:table-cell office:value-type="float" office:value="276" calcext:value-type="float">
            <text:p>276</text:p>
          </table:table-cell>
          <table:table-cell office:value-type="float" office:value="352" calcext:value-type="float">
            <text:p>352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510" calcext:value-type="float">
            <text:p>510</text:p>
          </table:table-cell>
          <table:table-cell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office:value-type="float" office:value="522" calcext:value-type="float">
            <text:p>522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512" calcext:value-type="float">
            <text:p>512</text:p>
          </table:table-cell>
          <table:table-cell office:value-type="float" office:value="279" calcext:value-type="float">
            <text:p>279</text:p>
          </table:table-cell>
          <table:table-cell office:value-type="float" office:value="340" calcext:value-type="float">
            <text:p>340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51" calcext:value-type="float">
            <text:p>451</text:p>
          </table:table-cell>
          <table:table-cell office:value-type="float" office:value="552" calcext:value-type="float">
            <text:p>552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office:value-type="float" office:value="511" calcext:value-type="float">
            <text:p>511</text:p>
          </table:table-cell>
          <table:table-cell office:value-type="float" office:value="299" calcext:value-type="float">
            <text:p>299</text:p>
          </table:table-cell>
          <table:table-cell office:value-type="float" office:value="340" calcext:value-type="float">
            <text:p>340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397" calcext:value-type="float">
            <text:p>397</text:p>
          </table:table-cell>
          <table:table-cell office:value-type="float" office:value="576" calcext:value-type="float">
            <text:p>576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67" calcext:value-type="float">
            <text:p>467</text:p>
          </table:table-cell>
          <table:table-cell office:value-type="float" office:value="535" calcext:value-type="float">
            <text:p>535</text:p>
          </table:table-cell>
          <table:table-cell office:value-type="float" office:value="292" calcext:value-type="float">
            <text:p>292</text:p>
          </table:table-cell>
          <table:table-cell office:value-type="float" office:value="348" calcext:value-type="float">
            <text:p>348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style-name="ce16"/>
          <table:table-cell table:style-name="ce19" table:number-columns-repeated="5"/>
          <table:table-cell office:value-type="float" office:value="483" calcext:value-type="float">
            <text:p>483</text:p>
          </table:table-cell>
          <table:table-cell office:value-type="float" office:value="523" calcext:value-type="float">
            <text:p>523</text:p>
          </table:table-cell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ODELOA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8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8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212" calcext:value-type="float">
            <text:p>212</text:p>
          </table:table-cell>
          <table:table-cell office:value-type="float" office:value="403" calcext:value-type="float">
            <text:p>403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8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8" table:formula="of:=COUNT([.N59:.N10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9:.A108])" office:value-type="float" office:value="52.56" calcext:value-type="float">
            <text:p>52.56</text:p>
          </table:table-cell>
          <table:table-cell table:style-name="ce20" table:formula="of:=AVERAGE([.B59:.B108])" office:value-type="float" office:value="44.94" calcext:value-type="float">
            <text:p>44.94</text:p>
          </table:table-cell>
          <table:table-cell table:style-name="ce17" table:formula="of:=AVERAGE([.C59:.C108])" office:value-type="float" office:value="52.12" calcext:value-type="float">
            <text:p>52.12</text:p>
          </table:table-cell>
          <table:table-cell table:style-name="ce20" table:formula="of:=AVERAGE([.D59:.D108])" office:value-type="float" office:value="49.72" calcext:value-type="float">
            <text:p>49.72</text:p>
          </table:table-cell>
          <table:table-cell table:style-name="Default"/>
          <table:table-cell office:value-type="float" office:value="209" calcext:value-type="float">
            <text:p>209</text:p>
          </table:table-cell>
          <table:table-cell office:value-type="float" office:value="425" calcext:value-type="float">
            <text:p>425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9:.K108])" office:value-type="float" office:value="224.24" calcext:value-type="float">
            <text:p>224.24</text:p>
          </table:table-cell>
          <table:table-cell table:style-name="ce20" table:formula="of:=AVERAGE([.L59:.L108])" office:value-type="float" office:value="420.48" calcext:value-type="float">
            <text:p>420.48</text:p>
          </table:table-cell>
          <table:table-cell table:style-name="ce17" table:formula="of:=AVERAGE([.M59:.M108])" office:value-type="float" office:value="153.32" calcext:value-type="float">
            <text:p>153.32</text:p>
          </table:table-cell>
          <table:table-cell table:style-name="ce20" table:formula="of:=AVERAGE([.N59:.N108])" office:value-type="float" office:value="164.4" calcext:value-type="float">
            <text:p>164.4</text:p>
          </table:table-cell>
          <table:table-cell table:number-columns-repeated="1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float" office:value="2.16979591836735" calcext:value-type="float">
            <text:p>2.1697959184</text:p>
          </table:table-cell>
          <table:table-cell table:style-name="ce8" table:formula="of:=VAR([.B59:.B108])" office:value-type="float" office:value="4.71061224489796" calcext:value-type="float">
            <text:p>4.7106122449</text:p>
          </table:table-cell>
          <table:table-cell table:style-name="Default" table:formula="of:=VAR([.C59:.C108])" office:value-type="float" office:value="2.10775510204082" calcext:value-type="float">
            <text:p>2.107755102</text:p>
          </table:table-cell>
          <table:table-cell table:style-name="ce8" table:formula="of:=VAR([.D59:.D108])" office:value-type="float" office:value="3.06285714285714" calcext:value-type="float">
            <text:p>3.0628571429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418" calcext:value-type="float">
            <text:p>418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float" office:value="100.512653061225" calcext:value-type="float">
            <text:p>100.5126530612</text:p>
          </table:table-cell>
          <table:table-cell table:style-name="ce8" table:formula="of:=VAR([.L59:.L108])" office:value-type="float" office:value="455.152653061224" calcext:value-type="float">
            <text:p>455.1526530612</text:p>
          </table:table-cell>
          <table:table-cell table:style-name="Default" table:formula="of:=VAR([.M59:.M108])" office:value-type="float" office:value="164.303673469388" calcext:value-type="float">
            <text:p>164.3036734694</text:p>
          </table:table-cell>
          <table:table-cell table:style-name="ce8" table:formula="of:=VAR([.N59:.N108])" office:value-type="float" office:value="259.714285714286" calcext:value-type="float">
            <text:p>259.7142857143</text:p>
          </table:table-cell>
          <table:table-cell table:number-columns-repeated="1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float" office:value="0.208316870097808" calcext:value-type="float">
            <text:p>0.2083168701</text:p>
          </table:table-cell>
          <table:table-cell table:style-name="ce8" table:formula="of:=SQRT([.G61]/[.G59])" office:value-type="float" office:value="0.306940132432954" calcext:value-type="float">
            <text:p>0.3069401324</text:p>
          </table:table-cell>
          <table:table-cell table:style-name="Default" table:formula="of:=SQRT([.H61]/[.H59])" office:value-type="float" office:value="0.205317076836819" calcext:value-type="float">
            <text:p>0.2053170768</text:p>
          </table:table-cell>
          <table:table-cell table:style-name="ce8" table:formula="of:=SQRT([.I61]/[.I59])" office:value-type="float" office:value="0.247501803745231" calcext:value-type="float">
            <text:p>0.2475018037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398" calcext:value-type="float">
            <text:p>398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float" office:value="1.41783393287948" calcext:value-type="float">
            <text:p>1.4178339329</text:p>
          </table:table-cell>
          <table:table-cell table:style-name="ce8" table:formula="of:=SQRT([.Q61]/[.Q59])" office:value-type="float" office:value="3.01712662333295" calcext:value-type="float">
            <text:p>3.0171266233</text:p>
          </table:table-cell>
          <table:table-cell table:style-name="Default" table:formula="of:=SQRT([.R61]/[.R59])" office:value-type="float" office:value="1.81275300837918" calcext:value-type="float">
            <text:p>1.8127530084</text:p>
          </table:table-cell>
          <table:table-cell table:style-name="ce8" table:formula="of:=SQRT([.S61]/[.S59])" office:value-type="float" office:value="2.27909756576714" calcext:value-type="float">
            <text:p>2.2790975658</text:p>
          </table:table-cell>
          <table:table-cell table:number-columns-repeated="11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8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8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216" calcext:value-type="float">
            <text:p>216</text:p>
          </table:table-cell>
          <table:table-cell office:value-type="float" office:value="462" calcext:value-type="float">
            <text:p>462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8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8" table:formula="of:=[.S5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8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8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29" calcext:value-type="float">
            <text:p>229</text:p>
          </table:table-cell>
          <table:table-cell office:value-type="float" office:value="426" calcext:value-type="float">
            <text:p>426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8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8" table:formula="of:=TINV(0.05;[.S6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4]*[.F62])" office:value-type="float" office:value="0.418628423624823" calcext:value-type="float">
            <text:p>0.4186284236</text:p>
          </table:table-cell>
          <table:table-cell table:style-name="ce20" table:formula="of:=([.G64]*[.G62])" office:value-type="float" office:value="0.616819289418433" calcext:value-type="float">
            <text:p>0.6168192894</text:p>
          </table:table-cell>
          <table:table-cell table:style-name="ce17" table:formula="of:=([.H64]*[.H62])" office:value-type="float" office:value="0.412600113371033" calcext:value-type="float">
            <text:p>0.4126001134</text:p>
          </table:table-cell>
          <table:table-cell table:style-name="ce20" table:formula="of:=([.I64]*[.I62])" office:value-type="float" office:value="0.497373495951237" calcext:value-type="float">
            <text:p>0.497373496</text:p>
          </table:table-cell>
          <table:table-cell table:style-name="ce17"/>
          <table:table-cell office:value-type="float" office:value="227" calcext:value-type="float">
            <text:p>227</text:p>
          </table:table-cell>
          <table:table-cell office:value-type="float" office:value="417" calcext:value-type="float">
            <text:p>417</text:p>
          </table:table-cell>
          <table:table-cell office:value-type="float" office:value="140" calcext:value-type="float">
            <text:p>140</text:p>
          </table:table-cell>
          <table:table-cell office:value-type="float" office:value="177" calcext:value-type="float">
            <text:p>17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4]*[.P62])" office:value-type="float" office:value="2.84924396187616" calcext:value-type="float">
            <text:p>2.8492439619</text:p>
          </table:table-cell>
          <table:table-cell table:style-name="ce20" table:formula="of:=([.Q64]*[.Q62])" office:value-type="float" office:value="6.06314294953325" calcext:value-type="float">
            <text:p>6.0631429495</text:p>
          </table:table-cell>
          <table:table-cell table:style-name="ce17" table:formula="of:=([.R64]*[.R62])" office:value-type="float" office:value="3.64286355667032" calcext:value-type="float">
            <text:p>3.6428635567</text:p>
          </table:table-cell>
          <table:table-cell table:style-name="ce20" table:formula="of:=([.S64]*[.S62])" office:value-type="float" office:value="4.58001803116718" calcext:value-type="float">
            <text:p>4.5800180312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P60];&quot;;&quot;;[.P65];&quot;;&quot;;[.Q60];&quot;;&quot;;[.Q65];&quot;;&quot;;[.R60];&quot;;&quot;;[.R65];&quot;;&quot;;[.S60];&quot;;&quot;;[.S65])" office:value-type="string" office:string-value="codeload;52.56;0.418628423624823;44.94;0.616819289418433;52.12;0.412600113371033;49.72;0.497373495951237;224.24;2.84924396187616;420.48;6.06314294953325;153.32;3.64286355667032;164.4;4.58001803116718" calcext:value-type="string">
            <text:p>codeload;52.56;0.418628423624823;44.94;0.616819289418433;52.12;0.412600113371033;49.72;0.497373495951237;224.24;2.84924396187616;420.48;6.06314294953325;153.32;3.64286355667032;164.4;4.58001803116718</text:p>
          </table:table-cell>
          <table:table-cell table:number-columns-repeated="9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0796477213898065" calcext:value-type="percentage">
            <text:p>0.80%</text:p>
          </table:table-cell>
          <table:table-cell table:formula="of:=[.G65]/[.G60]" office:value-type="percentage" office:value="0.0137253958482072" calcext:value-type="percentage">
            <text:p>1.37%</text:p>
          </table:table-cell>
          <table:table-cell table:formula="of:=[.H65]/[.H60]" office:value-type="percentage" office:value="0.00791634906698068" calcext:value-type="percentage">
            <text:p>0.79%</text:p>
          </table:table-cell>
          <table:table-cell table:formula="of:=[.I65]/[.I60]" office:value-type="percentage" office:value="0.0100034894600007" calcext:value-type="percentage">
            <text:p>1.00%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438" calcext:value-type="float">
            <text:p>438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127062253026943" calcext:value-type="percentage">
            <text:p>1.27%</text:p>
          </table:table-cell>
          <table:table-cell table:formula="of:=[.Q65]/[.Q60]" office:value-type="percentage" office:value="0.0144195751273146" calcext:value-type="percentage">
            <text:p>1.44%</text:p>
          </table:table-cell>
          <table:table-cell table:formula="of:=[.R65]/[.R60]" office:value-type="percentage" office:value="0.0237598718801873" calcext:value-type="percentage">
            <text:p>2.38%</text:p>
          </table:table-cell>
          <table:table-cell table:formula="of:=[.S65]/[.S60]" office:value-type="percentage" office:value="0.0278589904572213" calcext:value-type="percentage">
            <text:p>2.79%</text:p>
          </table:table-cell>
          <table:table-cell table:number-columns-repeated="11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464" calcext:value-type="float">
            <text:p>464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]-[.F60])/[.F60]" office:value-type="percentage" office:value="-0.144977168949772" calcext:value-type="percentage">
            <text:p>-14.50%</text:p>
          </table:table-cell>
          <table:table-cell table:style-name="ce21" table:formula="of:=([.H60]-[.F60])/[.F60]" office:value-type="percentage" office:value="-0.00837138508371394" calcext:value-type="percentage">
            <text:p>-00.84%</text:p>
          </table:table-cell>
          <table:table-cell table:style-name="ce21" table:formula="of:=([.I60]-[.F60])/[.F60]" office:value-type="percentage" office:value="-0.0540334855403349" calcext:value-type="percentage">
            <text:p>-05.40%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28" calcext:value-type="float">
            <text:p>428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]-[.P60])/[.P60]" office:value-type="percentage" office:value="0.875133785230111" calcext:value-type="percentage">
            <text:p>87.51%</text:p>
          </table:table-cell>
          <table:table-cell table:style-name="ce27" table:formula="of:=([.R60]-[.P60])/[.P60]" office:value-type="percentage" office:value="-0.316268283981448" calcext:value-type="percentage">
            <text:p>-31.63%</text:p>
          </table:table-cell>
          <table:table-cell table:style-name="ce27" table:formula="of:=([.S60]-[.P60])/[.P60]" office:value-type="percentage" office:value="-0.266856938993935" calcext:value-type="percentage">
            <text:p>-26.69%</text:p>
          </table:table-cell>
          <table:table-cell table:number-columns-repeated="11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411" calcext:value-type="float">
            <text:p>411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423" calcext:value-type="float">
            <text:p>423</text:p>
          </table:table-cell>
          <table:table-cell office:value-type="float" office:value="160" calcext:value-type="float">
            <text:p>160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402" calcext:value-type="float">
            <text:p>402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415" calcext:value-type="float">
            <text:p>415</text:p>
          </table:table-cell>
          <table:table-cell office:value-type="float" office:value="134" calcext:value-type="float">
            <text:p>134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423" calcext:value-type="float">
            <text:p>423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416" calcext:value-type="float">
            <text:p>416</text:p>
          </table:table-cell>
          <table:table-cell office:value-type="float" office:value="138" calcext:value-type="float">
            <text:p>138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423" calcext:value-type="float">
            <text:p>423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447" calcext:value-type="float">
            <text:p>447</text:p>
          </table:table-cell>
          <table:table-cell office:value-type="float" office:value="149" calcext:value-type="float">
            <text:p>149</text:p>
          </table:table-cell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402" calcext:value-type="float">
            <text:p>402</text:p>
          </table:table-cell>
          <table:table-cell office:value-type="float" office:value="165" calcext:value-type="float">
            <text:p>165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397" calcext:value-type="float">
            <text:p>397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442" calcext:value-type="float">
            <text:p>442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391" calcext:value-type="float">
            <text:p>391</text:p>
          </table:table-cell>
          <table:table-cell office:value-type="float" office:value="139" calcext:value-type="float">
            <text:p>139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431" calcext:value-type="float">
            <text:p>431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397" calcext:value-type="float">
            <text:p>397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455" calcext:value-type="float">
            <text:p>455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466" calcext:value-type="float">
            <text:p>466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449" calcext:value-type="float">
            <text:p>449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430" calcext:value-type="float">
            <text:p>430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391" calcext:value-type="float">
            <text:p>391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406" calcext:value-type="float">
            <text:p>406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403" calcext:value-type="float">
            <text:p>403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432" calcext:value-type="float">
            <text:p>432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410" calcext:value-type="float">
            <text:p>410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390" calcext:value-type="float">
            <text:p>390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393" calcext:value-type="float">
            <text:p>393</text:p>
          </table:table-cell>
          <table:table-cell office:value-type="float" office:value="131" calcext:value-type="float">
            <text:p>131</text:p>
          </table:table-cell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409" calcext:value-type="float">
            <text:p>409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404" calcext:value-type="float">
            <text:p>404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398" calcext:value-type="float">
            <text:p>398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425" calcext:value-type="float">
            <text:p>425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423" calcext:value-type="float">
            <text:p>423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446" calcext:value-type="float">
            <text:p>446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411" calcext:value-type="float">
            <text:p>411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458" calcext:value-type="float">
            <text:p>458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434" calcext:value-type="float">
            <text:p>434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451" calcext:value-type="float">
            <text:p>451</text:p>
          </table:table-cell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406" calcext:value-type="float">
            <text:p>406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395" calcext:value-type="float">
            <text:p>395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428" calcext:value-type="float">
            <text:p>428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393" calcext:value-type="float">
            <text:p>393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style-name="ce16"/>
          <table:table-cell table:style-name="ce19" table:number-columns-repeated="5"/>
          <table:table-cell office:value-type="float" office:value="233" calcext:value-type="float">
            <text:p>233</text:p>
          </table:table-cell>
          <table:table-cell office:value-type="float" office:value="419" calcext:value-type="float">
            <text:p>419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float" office:value="639" calcext:value-type="float">
            <text:p>639</text:p>
          </table:table-cell>
          <table:table-cell office:value-type="float" office:value="745" calcext:value-type="float">
            <text:p>745</text:p>
          </table:table-cell>
          <table:table-cell office:value-type="float" office:value="725" calcext:value-type="float">
            <text:p>72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8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8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174" calcext:value-type="float">
            <text:p>174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8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50" calcext:value-type="float">
            <text:p>50</text:p>
          </table:table-cell>
          <table:table-cell table:style-name="ce8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729" calcext:value-type="float">
            <text:p>729</text:p>
          </table:table-cell>
          <table:table-cell office:value-type="float" office:value="750" calcext:value-type="float">
            <text:p>750</text:p>
          </table:table-cell>
          <table:table-cell office:value-type="float" office:value="744" calcext:value-type="float">
            <text:p>74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113:.A162])" office:value-type="float" office:value="802.26" calcext:value-type="float">
            <text:p>802.26</text:p>
          </table:table-cell>
          <table:table-cell table:style-name="ce20" table:formula="of:=AVERAGE([.B113:.B162])" office:value-type="float" office:value="652.44" calcext:value-type="float">
            <text:p>652.44</text:p>
          </table:table-cell>
          <table:table-cell table:style-name="ce17" table:formula="of:=AVERAGE([.C113:.C162])" office:value-type="float" office:value="720.36" calcext:value-type="float">
            <text:p>720.36</text:p>
          </table:table-cell>
          <table:table-cell table:style-name="ce20" table:formula="of:=AVERAGE([.D113:.D162])" office:value-type="float" office:value="712.52" calcext:value-type="float">
            <text:p>712.52</text:p>
          </table:table-cell>
          <table:table-cell table:style-name="ce17"/>
          <table:table-cell office:value-type="float" office:value="153" calcext:value-type="float">
            <text:p>153</text:p>
          </table:table-cell>
          <table:table-cell office:value-type="float" office:value="185" calcext:value-type="float">
            <text:p>185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113:.K162])" office:value-type="float" office:value="158.34" calcext:value-type="float">
            <text:p>158.34</text:p>
          </table:table-cell>
          <table:table-cell table:style-name="ce20" table:formula="of:=AVERAGE([.L113:.L162])" office:value-type="float" office:value="202.14" calcext:value-type="float">
            <text:p>202.14</text:p>
          </table:table-cell>
          <table:table-cell table:style-name="ce17" table:formula="of:=AVERAGE([.M113:.M162])" office:value-type="float" office:value="87.3" calcext:value-type="float">
            <text:p>87.3</text:p>
          </table:table-cell>
          <table:table-cell table:style-name="ce20" table:formula="of:=AVERAGE([.N113:.N162])" office:value-type="float" office:value="94.28" calcext:value-type="float">
            <text:p>94.28</text:p>
          </table:table-cell>
          <table:table-cell table:number-columns-repeated="11"/>
        </table:table-row>
        <table:table-row table:style-name="ro4">
          <table:table-cell office:value-type="float" office:value="843" calcext:value-type="float">
            <text:p>843</text:p>
          </table:table-cell>
          <table:table-cell office:value-type="float" office:value="663" calcext:value-type="float">
            <text:p>663</text:p>
          </table:table-cell>
          <table:table-cell office:value-type="float" office:value="746" calcext:value-type="float">
            <text:p>746</text:p>
          </table:table-cell>
          <table:table-cell office:value-type="float" office:value="717" calcext:value-type="float">
            <text:p>71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1319.17591836735" calcext:value-type="float">
            <text:p>1319.1759183674</text:p>
          </table:table-cell>
          <table:table-cell table:style-name="ce8" table:formula="of:=VAR([.B113:.B162])" office:value-type="float" office:value="2866.98612244898" calcext:value-type="float">
            <text:p>2866.986122449</text:p>
          </table:table-cell>
          <table:table-cell table:style-name="Default" table:formula="of:=VAR([.C113:.C162])" office:value-type="float" office:value="1726.60244897959" calcext:value-type="float">
            <text:p>1726.6024489796</text:p>
          </table:table-cell>
          <table:table-cell table:style-name="ce8" table:formula="of:=VAR([.D113:.D162])" office:value-type="float" office:value="1350.54040816327" calcext:value-type="float">
            <text:p>1350.5404081633</text:p>
          </table:table-cell>
          <table:table-cell table:style-name="ce17"/>
          <table:table-cell office:value-type="float" office:value="157" calcext:value-type="float">
            <text:p>157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37.1269387755102" calcext:value-type="float">
            <text:p>37.1269387755</text:p>
          </table:table-cell>
          <table:table-cell table:style-name="ce8" table:formula="of:=VAR([.L113:.L162])" office:value-type="float" office:value="366.204489795918" calcext:value-type="float">
            <text:p>366.2044897959</text:p>
          </table:table-cell>
          <table:table-cell table:style-name="Default" table:formula="of:=VAR([.M113:.M162])" office:value-type="float" office:value="95.5204081632653" calcext:value-type="float">
            <text:p>95.5204081633</text:p>
          </table:table-cell>
          <table:table-cell table:style-name="ce8" table:formula="of:=VAR([.N113:.N162])" office:value-type="float" office:value="98.6955102040816" calcext:value-type="float">
            <text:p>98.6955102041</text:p>
          </table:table-cell>
          <table:table-cell table:number-columns-repeated="11"/>
        </table:table-row>
        <table:table-row table:style-name="ro4">
          <table:table-cell office:value-type="float" office:value="835" calcext:value-type="float">
            <text:p>835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25" calcext:value-type="float">
            <text:p>62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5.13648891436037" calcext:value-type="float">
            <text:p>5.1364889144</text:p>
          </table:table-cell>
          <table:table-cell table:style-name="ce8" table:formula="of:=SQRT([.G115]/[.G113])" office:value-type="float" office:value="7.57229968034676" calcext:value-type="float">
            <text:p>7.5722996803</text:p>
          </table:table-cell>
          <table:table-cell table:style-name="Default" table:formula="of:=SQRT([.H115]/[.H113])" office:value-type="float" office:value="5.87639761925551" calcext:value-type="float">
            <text:p>5.8763976193</text:p>
          </table:table-cell>
          <table:table-cell table:style-name="ce8" table:formula="of:=SQRT([.I115]/[.I113])" office:value-type="float" office:value="5.19719233464236" calcext:value-type="float">
            <text:p>5.1971923346</text:p>
          </table:table-cell>
          <table:table-cell table:style-name="ce17"/>
          <table:table-cell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0.861706896520043" calcext:value-type="float">
            <text:p>0.8617068965</text:p>
          </table:table-cell>
          <table:table-cell table:style-name="ce8" table:formula="of:=SQRT([.Q115]/[.Q113])" office:value-type="float" office:value="2.70630556218591" calcext:value-type="float">
            <text:p>2.7063055622</text:p>
          </table:table-cell>
          <table:table-cell table:style-name="Default" table:formula="of:=SQRT([.R115]/[.R113])" office:value-type="float" office:value="1.38217515650706" calcext:value-type="float">
            <text:p>1.3821751565</text:p>
          </table:table-cell>
          <table:table-cell table:style-name="ce8" table:formula="of:=SQRT([.S115]/[.S113])" office:value-type="float" office:value="1.40495914676607" calcext:value-type="float">
            <text:p>1.4049591468</text:p>
          </table:table-cell>
          <table:table-cell table:number-columns-repeated="11"/>
        </table:table-row>
        <table:table-row table:style-name="ro4">
          <table:table-cell office:value-type="float" office:value="791" calcext:value-type="float">
            <text:p>791</text:p>
          </table:table-cell>
          <table:table-cell office:value-type="float" office:value="629" calcext:value-type="float">
            <text:p>629</text:p>
          </table:table-cell>
          <table:table-cell office:value-type="float" office:value="715" calcext:value-type="float">
            <text:p>715</text:p>
          </table:table-cell>
          <table:table-cell office:value-type="float" office:value="618" calcext:value-type="float">
            <text:p>61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8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8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154" calcext:value-type="float">
            <text:p>154</text:p>
          </table:table-cell>
          <table:table-cell office:value-type="float" office:value="198" calcext:value-type="float">
            <text:p>198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8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49" calcext:value-type="float">
            <text:p>49</text:p>
          </table:table-cell>
          <table:table-cell table:style-name="ce8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float" office:value="602" calcext:value-type="float">
            <text:p>602</text:p>
          </table:table-cell>
          <table:table-cell office:value-type="float" office:value="662" calcext:value-type="float">
            <text:p>662</text:p>
          </table:table-cell>
          <table:table-cell office:value-type="float" office:value="738" calcext:value-type="float">
            <text:p>73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8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8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52" calcext:value-type="float">
            <text:p>152</text:p>
          </table:table-cell>
          <table:table-cell office:value-type="float" office:value="192" calcext:value-type="float">
            <text:p>192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8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float" office:value="2.00957523712924" calcext:value-type="float">
            <text:p>2.0095752371</text:p>
          </table:table-cell>
          <table:table-cell table:style-name="ce8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float" office:value="641" calcext:value-type="float">
            <text:p>641</text:p>
          </table:table-cell>
          <table:table-cell office:value-type="float" office:value="670" calcext:value-type="float">
            <text:p>670</text:p>
          </table:table-cell>
          <table:table-cell office:value-type="float" office:value="691" calcext:value-type="float">
            <text:p>691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18]*[.F116])" office:value-type="float" office:value="10.3221609280874" calcext:value-type="float">
            <text:p>10.3221609281</text:p>
          </table:table-cell>
          <table:table-cell table:style-name="ce20" table:formula="of:=([.G118]*[.G116])" office:value-type="float" office:value="15.2171059257465" calcext:value-type="float">
            <text:p>15.2171059257</text:p>
          </table:table-cell>
          <table:table-cell table:style-name="ce17" table:formula="of:=([.H118]*[.H116])" office:value-type="float" office:value="11.8090631391811" calcext:value-type="float">
            <text:p>11.8090631392</text:p>
          </table:table-cell>
          <table:table-cell table:style-name="ce20" table:formula="of:=([.I118]*[.I116])" office:value-type="float" office:value="10.4441490182952" calcext:value-type="float">
            <text:p>10.4441490183</text:p>
          </table:table-cell>
          <table:table-cell table:style-name="ce17"/>
          <table:table-cell office:value-type="float" office:value="160" calcext:value-type="float">
            <text:p>160</text:p>
          </table:table-cell>
          <table:table-cell office:value-type="float" office:value="191" calcext:value-type="float">
            <text:p>19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18]*[.P116])" office:value-type="float" office:value="1.73166484091017" calcext:value-type="float">
            <text:p>1.7316648409</text:p>
          </table:table-cell>
          <table:table-cell table:style-name="ce20" table:formula="of:=([.Q118]*[.Q116])" office:value-type="float" office:value="5.43852464187392" calcext:value-type="float">
            <text:p>5.4385246419</text:p>
          </table:table-cell>
          <table:table-cell table:style-name="ce17" table:formula="of:=([.R118]*[.R116])" office:value-type="float" office:value="2.77758496789181" calcext:value-type="float">
            <text:p>2.7775849679</text:p>
          </table:table-cell>
          <table:table-cell table:style-name="ce20" table:formula="of:=([.S118]*[.S116])" office:value-type="float" office:value="2.82337111051931" calcext:value-type="float">
            <text:p>2.8233711105</text:p>
          </table:table-cell>
          <table:table-cell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P114];&quot;;&quot;;[.P119];&quot;;&quot;;[.Q114];&quot;;&quot;;[.Q119];&quot;;&quot;;[.R114];&quot;;&quot;;[.R119];&quot;;&quot;;[.S114];&quot;;&quot;;[.S119])" office:value-type="string" office:string-value="crypto;802.26;10.3221609280874;652.44;15.2171059257465;720.36;11.8090631391811;712.52;10.4441490182952;158.34;1.73166484091017;202.14;5.43852464187392;87.3;2.77758496789181;94.28;2.82337111051931" calcext:value-type="string">
            <text:p>crypto;802.26;10.3221609280874;652.44;15.2171059257465;720.36;11.8090631391811;712.52;10.4441490182952;158.34;1.73166484091017;202.14;5.43852464187392;87.3;2.77758496789181;94.28;2.82337111051931</text:p>
          </table:table-cell>
          <table:table-cell table:number-columns-repeated="9"/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float" office:value="676" calcext:value-type="float">
            <text:p>676</text:p>
          </table:table-cell>
          <table:table-cell office:value-type="float" office:value="701" calcext:value-type="float">
            <text:p>701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28663537108761" calcext:value-type="percentage">
            <text:p>1.29%</text:p>
          </table:table-cell>
          <table:table-cell table:formula="of:=[.G119]/[.G114]" office:value-type="percentage" office:value="0.0233233798138472" calcext:value-type="percentage">
            <text:p>2.33%</text:p>
          </table:table-cell>
          <table:table-cell table:formula="of:=[.H119]/[.H114]" office:value-type="percentage" office:value="0.0163932799422248" calcext:value-type="percentage">
            <text:p>1.64%</text:p>
          </table:table-cell>
          <table:table-cell table:formula="of:=[.I119]/[.I114]" office:value-type="percentage" office:value="0.0146580433086723" calcext:value-type="percentage">
            <text:p>1.47%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02" calcext:value-type="float">
            <text:p>20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109363700954286" calcext:value-type="percentage">
            <text:p>1.09%</text:p>
          </table:table-cell>
          <table:table-cell table:formula="of:=[.Q119]/[.Q114]" office:value-type="percentage" office:value="0.0269047424649942" calcext:value-type="percentage">
            <text:p>2.69%</text:p>
          </table:table-cell>
          <table:table-cell table:formula="of:=[.R119]/[.R114]" office:value-type="percentage" office:value="0.031816551751338" calcext:value-type="percentage">
            <text:p>3.18%</text:p>
          </table:table-cell>
          <table:table-cell table:formula="of:=[.S119]/[.S114]" office:value-type="percentage" office:value="0.029946660060663" calcext:value-type="percentage">
            <text:p>2.99%</text:p>
          </table:table-cell>
          <table:table-cell table:number-columns-repeated="11"/>
        </table:table-row>
        <table:table-row table:style-name="ro4">
          <table:table-cell office:value-type="float" office:value="848" calcext:value-type="float">
            <text:p>848</text:p>
          </table:table-cell>
          <table:table-cell office:value-type="float" office:value="629" calcext:value-type="float">
            <text:p>629</text:p>
          </table:table-cell>
          <table:table-cell office:value-type="float" office:value="711" calcext:value-type="float">
            <text:p>711</text:p>
          </table:table-cell>
          <table:table-cell office:value-type="float" office:value="683" calcext:value-type="float">
            <text:p>683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217" calcext:value-type="float">
            <text:p>217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float" office:value="634" calcext:value-type="float">
            <text:p>634</text:p>
          </table:table-cell>
          <table:table-cell office:value-type="float" office:value="756" calcext:value-type="float">
            <text:p>756</text:p>
          </table:table-cell>
          <table:table-cell office:value-type="float" office:value="707" calcext:value-type="float">
            <text:p>70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14]-[.F114])/[.F114]" office:value-type="percentage" office:value="-0.186747438486276" calcext:value-type="percentage">
            <text:p>-18.67%</text:p>
          </table:table-cell>
          <table:table-cell table:style-name="ce21" table:formula="of:=([.H114]-[.F114])/[.F114]" office:value-type="percentage" office:value="-0.102086605339915" calcext:value-type="percentage">
            <text:p>-10.21%</text:p>
          </table:table-cell>
          <table:table-cell table:style-name="ce21" table:formula="of:=([.I114]-[.F114])/[.F114]" office:value-type="percentage" office:value="-0.111858998329719" calcext:value-type="percentage">
            <text:p>-11.19%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05" calcext:value-type="float">
            <text:p>20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14]-[.P114])/[.P114]" office:value-type="percentage" office:value="0.276619931792345" calcext:value-type="percentage">
            <text:p>27.66%</text:p>
          </table:table-cell>
          <table:table-cell table:style-name="ce27" table:formula="of:=([.R114]-[.P114])/[.P114]" office:value-type="percentage" office:value="-0.44865479348238" calcext:value-type="percentage">
            <text:p>-44.87%</text:p>
          </table:table-cell>
          <table:table-cell table:style-name="ce27" table:formula="of:=([.S114]-[.P114])/[.P114]" office:value-type="percentage" office:value="-0.404572439055198" calcext:value-type="percentage">
            <text:p>-40.46%</text:p>
          </table:table-cell>
          <table:table-cell table:number-columns-repeated="11"/>
        </table:table-row>
        <table:table-row table:style-name="ro4">
          <table:table-cell office:value-type="float" office:value="847" calcext:value-type="float">
            <text:p>847</text:p>
          </table:table-cell>
          <table:table-cell office:value-type="float" office:value="638" calcext:value-type="float">
            <text:p>638</text:p>
          </table:table-cell>
          <table:table-cell office:value-type="float" office:value="751" calcext:value-type="float">
            <text:p>751</text:p>
          </table:table-cell>
          <table:table-cell office:value-type="float" office:value="658" calcext:value-type="float">
            <text:p>658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35" calcext:value-type="float">
            <text:p>835</text:p>
          </table:table-cell>
          <table:table-cell office:value-type="float" office:value="640" calcext:value-type="float">
            <text:p>640</text:p>
          </table:table-cell>
          <table:table-cell office:value-type="float" office:value="683" calcext:value-type="float">
            <text:p>683</text:p>
          </table:table-cell>
          <table:table-cell office:value-type="float" office:value="690" calcext:value-type="float">
            <text:p>690</text:p>
          </table:table-cell>
          <table:table-cell table:number-columns-repeated="6"/>
          <table:table-cell office:value-type="float" office:value="151" calcext:value-type="float">
            <text:p>151</text:p>
          </table:table-cell>
          <table:table-cell office:value-type="float" office:value="213" calcext:value-type="float">
            <text:p>213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float" office:value="673" calcext:value-type="float">
            <text:p>673</text:p>
          </table:table-cell>
          <table:table-cell office:value-type="float" office:value="698" calcext:value-type="float">
            <text:p>698</text:p>
          </table:table-cell>
          <table:table-cell office:value-type="float" office:value="688" calcext:value-type="float">
            <text:p>688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206" calcext:value-type="float">
            <text:p>206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float" office:value="606" calcext:value-type="float">
            <text:p>606</text:p>
          </table:table-cell>
          <table:table-cell office:value-type="float" office:value="776" calcext:value-type="float">
            <text:p>776</text:p>
          </table:table-cell>
          <table:table-cell office:value-type="float" office:value="739" calcext:value-type="float">
            <text:p>739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741" calcext:value-type="float">
            <text:p>741</text:p>
          </table:table-cell>
          <table:table-cell office:value-type="float" office:value="607" calcext:value-type="float">
            <text:p>607</text:p>
          </table:table-cell>
          <table:table-cell office:value-type="float" office:value="612" calcext:value-type="float">
            <text:p>612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57" calcext:value-type="float">
            <text:p>157</text:p>
          </table:table-cell>
          <table:table-cell office:value-type="float" office:value="260" calcext:value-type="float">
            <text:p>260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float" office:value="704" calcext:value-type="float">
            <text:p>704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54" calcext:value-type="float">
            <text:p>854</text:p>
          </table:table-cell>
          <table:table-cell office:value-type="float" office:value="640" calcext:value-type="float">
            <text:p>640</text:p>
          </table:table-cell>
          <table:table-cell office:value-type="float" office:value="716" calcext:value-type="float">
            <text:p>716</text:p>
          </table:table-cell>
          <table:table-cell office:value-type="float" office:value="685" calcext:value-type="float">
            <text:p>685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187" calcext:value-type="float">
            <text:p>18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11" calcext:value-type="float">
            <text:p>811</text:p>
          </table:table-cell>
          <table:table-cell office:value-type="float" office:value="672" calcext:value-type="float">
            <text:p>672</text:p>
          </table:table-cell>
          <table:table-cell office:value-type="float" office:value="628" calcext:value-type="float">
            <text:p>628</text:p>
          </table:table-cell>
          <table:table-cell office:value-type="float" office:value="715" calcext:value-type="float">
            <text:p>715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15" calcext:value-type="float">
            <text:p>21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float" office:value="646" calcext:value-type="float">
            <text:p>646</text:p>
          </table:table-cell>
          <table:table-cell office:value-type="float" office:value="778" calcext:value-type="float">
            <text:p>778</text:p>
          </table:table-cell>
          <table:table-cell office:value-type="float" office:value="759" calcext:value-type="float">
            <text:p>759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43" calcext:value-type="float">
            <text:p>843</text:p>
          </table:table-cell>
          <table:table-cell office:value-type="float" office:value="920" calcext:value-type="float">
            <text:p>920</text:p>
          </table:table-cell>
          <table:table-cell office:value-type="float" office:value="691" calcext:value-type="float">
            <text:p>691</text:p>
          </table:table-cell>
          <table:table-cell office:value-type="float" office:value="727" calcext:value-type="float">
            <text:p>727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float" office:value="629" calcext:value-type="float">
            <text:p>629</text:p>
          </table:table-cell>
          <table:table-cell office:value-type="float" office:value="672" calcext:value-type="float">
            <text:p>672</text:p>
          </table:table-cell>
          <table:table-cell office:value-type="float" office:value="688" calcext:value-type="float">
            <text:p>688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03" calcext:value-type="float">
            <text:p>803</text:p>
          </table:table-cell>
          <table:table-cell office:value-type="float" office:value="639" calcext:value-type="float">
            <text:p>639</text:p>
          </table:table-cell>
          <table:table-cell office:value-type="float" office:value="750" calcext:value-type="float">
            <text:p>750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196" calcext:value-type="float">
            <text:p>196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654" calcext:value-type="float">
            <text:p>654</text:p>
          </table:table-cell>
          <table:table-cell office:value-type="float" office:value="745" calcext:value-type="float">
            <text:p>745</text:p>
          </table:table-cell>
          <table:table-cell office:value-type="float" office:value="738" calcext:value-type="float">
            <text:p>738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196" calcext:value-type="float">
            <text:p>19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float" office:value="598" calcext:value-type="float">
            <text:p>598</text:p>
          </table:table-cell>
          <table:table-cell office:value-type="float" office:value="767" calcext:value-type="float">
            <text:p>767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842" calcext:value-type="float">
            <text:p>842</text:p>
          </table:table-cell>
          <table:table-cell office:value-type="float" office:value="663" calcext:value-type="float">
            <text:p>663</text:p>
          </table:table-cell>
          <table:table-cell office:value-type="float" office:value="748" calcext:value-type="float">
            <text:p>748</text:p>
          </table:table-cell>
          <table:table-cell office:value-type="float" office:value="732" calcext:value-type="float">
            <text:p>732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float" office:value="640" calcext:value-type="float">
            <text:p>640</text:p>
          </table:table-cell>
          <table:table-cell office:value-type="float" office:value="749" calcext:value-type="float">
            <text:p>749</text:p>
          </table:table-cell>
          <table:table-cell office:value-type="float" office:value="735" calcext:value-type="float">
            <text:p>735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215" calcext:value-type="float">
            <text:p>21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773" calcext:value-type="float">
            <text:p>773</text:p>
          </table:table-cell>
          <table:table-cell office:value-type="float" office:value="616" calcext:value-type="float">
            <text:p>616</text:p>
          </table:table-cell>
          <table:table-cell office:value-type="float" office:value="696" calcext:value-type="float">
            <text:p>696</text:p>
          </table:table-cell>
          <table:table-cell office:value-type="float" office:value="704" calcext:value-type="float">
            <text:p>704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204" calcext:value-type="float">
            <text:p>204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770" calcext:value-type="float">
            <text:p>770</text:p>
          </table:table-cell>
          <table:table-cell office:value-type="float" office:value="651" calcext:value-type="float">
            <text:p>651</text:p>
          </table:table-cell>
          <table:table-cell office:value-type="float" office:value="644" calcext:value-type="float">
            <text:p>644</text:p>
          </table:table-cell>
          <table:table-cell office:value-type="float" office:value="649" calcext:value-type="float">
            <text:p>649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808" calcext:value-type="float">
            <text:p>808</text:p>
          </table:table-cell>
          <table:table-cell office:value-type="float" office:value="619" calcext:value-type="float">
            <text:p>619</text:p>
          </table:table-cell>
          <table:table-cell office:value-type="float" office:value="752" calcext:value-type="float">
            <text:p>752</text:p>
          </table:table-cell>
          <table:table-cell office:value-type="float" office:value="682" calcext:value-type="float">
            <text:p>682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644" calcext:value-type="float">
            <text:p>644</text:p>
          </table:table-cell>
          <table:table-cell office:value-type="float" office:value="738" calcext:value-type="float">
            <text:p>738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757" calcext:value-type="float">
            <text:p>757</text:p>
          </table:table-cell>
          <table:table-cell office:value-type="float" office:value="626" calcext:value-type="float">
            <text:p>626</text:p>
          </table:table-cell>
          <table:table-cell office:value-type="float" office:value="714" calcext:value-type="float">
            <text:p>714</text:p>
          </table:table-cell>
          <table:table-cell office:value-type="float" office:value="738" calcext:value-type="float">
            <text:p>738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float" office:value="610" calcext:value-type="float">
            <text:p>610</text:p>
          </table:table-cell>
          <table:table-cell office:value-type="float" office:value="758" calcext:value-type="float">
            <text:p>758</text:p>
          </table:table-cell>
          <table:table-cell office:value-type="float" office:value="707" calcext:value-type="float">
            <text:p>707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float" office:value="653" calcext:value-type="float">
            <text:p>653</text:p>
          </table:table-cell>
          <table:table-cell office:value-type="float" office:value="707" calcext:value-type="float">
            <text:p>707</text:p>
          </table:table-cell>
          <table:table-cell office:value-type="float" office:value="705" calcext:value-type="float">
            <text:p>705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773" calcext:value-type="float">
            <text:p>773</text:p>
          </table:table-cell>
          <table:table-cell office:value-type="float" office:value="667" calcext:value-type="float">
            <text:p>667</text:p>
          </table:table-cell>
          <table:table-cell office:value-type="float" office:value="738" calcext:value-type="float">
            <text:p>738</text:p>
          </table:table-cell>
          <table:table-cell office:value-type="float" office:value="696" calcext:value-type="float">
            <text:p>696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756" calcext:value-type="float">
            <text:p>756</text:p>
          </table:table-cell>
          <table:table-cell office:value-type="float" office:value="650" calcext:value-type="float">
            <text:p>650</text:p>
          </table:table-cell>
          <table:table-cell office:value-type="float" office:value="756" calcext:value-type="float">
            <text:p>756</text:p>
          </table:table-cell>
          <table:table-cell office:value-type="float" office:value="742" calcext:value-type="float">
            <text:p>742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285" calcext:value-type="float">
            <text:p>285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52" calcext:value-type="float">
            <text:p>852</text:p>
          </table:table-cell>
          <table:table-cell office:value-type="float" office:value="645" calcext:value-type="float">
            <text:p>645</text:p>
          </table:table-cell>
          <table:table-cell office:value-type="float" office:value="666" calcext:value-type="float">
            <text:p>666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office:value-type="float" office:value="682" calcext:value-type="float">
            <text:p>682</text:p>
          </table:table-cell>
          <table:table-cell office:value-type="float" office:value="657" calcext:value-type="float">
            <text:p>657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777" calcext:value-type="float">
            <text:p>777</text:p>
          </table:table-cell>
          <table:table-cell office:value-type="float" office:value="649" calcext:value-type="float">
            <text:p>649</text:p>
          </table:table-cell>
          <table:table-cell office:value-type="float" office:value="784" calcext:value-type="float">
            <text:p>784</text:p>
          </table:table-cell>
          <table:table-cell office:value-type="float" office:value="665" calcext:value-type="float">
            <text:p>665</text:p>
          </table:table-cell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33" calcext:value-type="float">
            <text:p>833</text:p>
          </table:table-cell>
          <table:table-cell office:value-type="float" office:value="591" calcext:value-type="float">
            <text:p>591</text:p>
          </table:table-cell>
          <table:table-cell office:value-type="float" office:value="736" calcext:value-type="float">
            <text:p>736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217" calcext:value-type="float">
            <text:p>217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16" calcext:value-type="float">
            <text:p>816</text:p>
          </table:table-cell>
          <table:table-cell office:value-type="float" office:value="821" calcext:value-type="float">
            <text:p>821</text:p>
          </table:table-cell>
          <table:table-cell office:value-type="float" office:value="686" calcext:value-type="float">
            <text:p>686</text:p>
          </table:table-cell>
          <table:table-cell office:value-type="float" office:value="711" calcext:value-type="float">
            <text:p>711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811" calcext:value-type="float">
            <text:p>811</text:p>
          </table:table-cell>
          <table:table-cell office:value-type="float" office:value="645" calcext:value-type="float">
            <text:p>645</text:p>
          </table:table-cell>
          <table:table-cell office:value-type="float" office:value="643" calcext:value-type="float">
            <text:p>643</text:p>
          </table:table-cell>
          <table:table-cell office:value-type="float" office:value="711" calcext:value-type="float">
            <text:p>711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182" calcext:value-type="float">
            <text:p>18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float" office:value="633" calcext:value-type="float">
            <text:p>633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776" calcext:value-type="float">
            <text:p>776</text:p>
          </table:table-cell>
          <table:table-cell office:value-type="float" office:value="649" calcext:value-type="float">
            <text:p>649</text:p>
          </table:table-cell>
          <table:table-cell office:value-type="float" office:value="760" calcext:value-type="float">
            <text:p>760</text:p>
          </table:table-cell>
          <table:table-cell office:value-type="float" office:value="762" calcext:value-type="float">
            <text:p>762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209" calcext:value-type="float">
            <text:p>209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764" calcext:value-type="float">
            <text:p>764</text:p>
          </table:table-cell>
          <table:table-cell office:value-type="float" office:value="609" calcext:value-type="float">
            <text:p>609</text:p>
          </table:table-cell>
          <table:table-cell office:value-type="float" office:value="716" calcext:value-type="float">
            <text:p>716</text:p>
          </table:table-cell>
          <table:table-cell office:value-type="float" office:value="771" calcext:value-type="float">
            <text:p>771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12" calcext:value-type="float">
            <text:p>212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790" calcext:value-type="float">
            <text:p>790</text:p>
          </table:table-cell>
          <table:table-cell office:value-type="float" office:value="675" calcext:value-type="float">
            <text:p>675</text:p>
          </table:table-cell>
          <table:table-cell office:value-type="float" office:value="751" calcext:value-type="float">
            <text:p>751</text:p>
          </table:table-cell>
          <table:table-cell office:value-type="float" office:value="738" calcext:value-type="float">
            <text:p>738</text:p>
          </table:table-cell>
          <table:table-cell table:number-columns-repeated="6"/>
          <table:table-cell office:value-type="float" office:value="164" calcext:value-type="float">
            <text:p>164</text:p>
          </table:table-cell>
          <table:table-cell office:value-type="float" office:value="207" calcext:value-type="float">
            <text:p>207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float" office:value="625" calcext:value-type="float">
            <text:p>625</text:p>
          </table:table-cell>
          <table:table-cell office:value-type="float" office:value="741" calcext:value-type="float">
            <text:p>741</text:p>
          </table:table-cell>
          <table:table-cell office:value-type="float" office:value="740" calcext:value-type="float">
            <text:p>740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826" calcext:value-type="float">
            <text:p>826</text:p>
          </table:table-cell>
          <table:table-cell office:value-type="float" office:value="686" calcext:value-type="float">
            <text:p>686</text:p>
          </table:table-cell>
          <table:table-cell office:value-type="float" office:value="748" calcext:value-type="float">
            <text:p>748</text:p>
          </table:table-cell>
          <table:table-cell office:value-type="float" office:value="764" calcext:value-type="float">
            <text:p>764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float" office:value="660" calcext:value-type="float">
            <text:p>660</text:p>
          </table:table-cell>
          <table:table-cell office:value-type="float" office:value="752" calcext:value-type="float">
            <text:p>752</text:p>
          </table:table-cell>
          <table:table-cell office:value-type="float" office:value="758" calcext:value-type="float">
            <text:p>758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761" calcext:value-type="float">
            <text:p>761</text:p>
          </table:table-cell>
          <table:table-cell office:value-type="float" office:value="609" calcext:value-type="float">
            <text:p>609</text:p>
          </table:table-cell>
          <table:table-cell office:value-type="float" office:value="737" calcext:value-type="float">
            <text:p>737</text:p>
          </table:table-cell>
          <table:table-cell office:value-type="float" office:value="687" calcext:value-type="float">
            <text:p>687</text:p>
          </table:table-cell>
          <table:table-cell table:number-columns-repeated="6"/>
          <table:table-cell office:value-type="float" office:value="154" calcext:value-type="float">
            <text:p>154</text:p>
          </table:table-cell>
          <table:table-cell office:value-type="float" office:value="203" calcext:value-type="float">
            <text:p>203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50" calcext:value-type="float">
            <text:p>850</text:p>
          </table:table-cell>
          <table:table-cell office:value-type="float" office:value="659" calcext:value-type="float">
            <text:p>659</text:p>
          </table:table-cell>
          <table:table-cell office:value-type="float" office:value="677" calcext:value-type="float">
            <text:p>677</text:p>
          </table:table-cell>
          <table:table-cell office:value-type="float" office:value="699" calcext:value-type="float">
            <text:p>699</text:p>
          </table:table-cell>
          <table:table-cell table:style-name="ce16"/>
          <table:table-cell table:style-name="ce19" table:number-columns-repeated="5"/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DELTABLU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8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50" calcext:value-type="float">
            <text:p>50</text:p>
          </table:table-cell>
          <table:table-cell table:style-name="ce8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8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50" calcext:value-type="float">
            <text:p>50</text:p>
          </table:table-cell>
          <table:table-cell table:style-name="ce8" table:formula="of:=COUNT([.N167:.N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167:.A216])" office:value-type="float" office:value="102.9" calcext:value-type="float">
            <text:p>102.9</text:p>
          </table:table-cell>
          <table:table-cell table:style-name="ce20" table:formula="of:=AVERAGE([.B167:.B216])" office:value-type="float" office:value="81.56" calcext:value-type="float">
            <text:p>81.56</text:p>
          </table:table-cell>
          <table:table-cell table:style-name="ce17" table:formula="of:=AVERAGE([.C167:.C216])" office:value-type="float" office:value="82.98" calcext:value-type="float">
            <text:p>82.98</text:p>
          </table:table-cell>
          <table:table-cell table:style-name="ce20" table:formula="of:=AVERAGE([.D167:.D216])" office:value-type="float" office:value="82.96" calcext:value-type="float">
            <text:p>82.96</text:p>
          </table:table-cell>
          <table:table-cell table:style-name="ce17"/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167:.K216])" office:value-type="float" office:value="74.84" calcext:value-type="float">
            <text:p>74.84</text:p>
          </table:table-cell>
          <table:table-cell table:style-name="ce20" table:formula="of:=AVERAGE([.L167:.L216])" office:value-type="float" office:value="104.66" calcext:value-type="float">
            <text:p>104.66</text:p>
          </table:table-cell>
          <table:table-cell table:style-name="ce17" table:formula="of:=AVERAGE([.M167:.M216])" office:value-type="float" office:value="54.16" calcext:value-type="float">
            <text:p>54.16</text:p>
          </table:table-cell>
          <table:table-cell table:style-name="ce20" table:formula="of:=AVERAGE([.N167:.N216])" office:value-type="float" office:value="62.06" calcext:value-type="float">
            <text:p>62.06</text:p>
          </table:table-cell>
          <table:table-cell table:number-columns-repeated="11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float" office:value="51.9285714285714" calcext:value-type="float">
            <text:p>51.9285714286</text:p>
          </table:table-cell>
          <table:table-cell table:style-name="ce8" table:formula="of:=VAR([.B167:.B216])" office:value-type="float" office:value="28.2106122448979" calcext:value-type="float">
            <text:p>28.2106122449</text:p>
          </table:table-cell>
          <table:table-cell table:style-name="Default" table:formula="of:=VAR([.C167:.C216])" office:value-type="float" office:value="25.6526530612245" calcext:value-type="float">
            <text:p>25.6526530612</text:p>
          </table:table-cell>
          <table:table-cell table:style-name="ce8" table:formula="of:=VAR([.D167:.D216])" office:value-type="float" office:value="45.7942857142857" calcext:value-type="float">
            <text:p>45.7942857143</text:p>
          </table:table-cell>
          <table:table-cell table:style-name="ce17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float" office:value="9.85142857142857" calcext:value-type="float">
            <text:p>9.8514285714</text:p>
          </table:table-cell>
          <table:table-cell table:style-name="ce8" table:formula="of:=VAR([.L167:.L216])" office:value-type="float" office:value="76.9228571428572" calcext:value-type="float">
            <text:p>76.9228571429</text:p>
          </table:table-cell>
          <table:table-cell table:style-name="Default" table:formula="of:=VAR([.M166:.M216])" office:value-type="float" office:value="8.54530612244898" calcext:value-type="float">
            <text:p>8.5453061224</text:p>
          </table:table-cell>
          <table:table-cell table:style-name="ce8" table:formula="of:=VAR([.N167:.N216])" office:value-type="float" office:value="13.7718367346939" calcext:value-type="float">
            <text:p>13.7718367347</text:p>
          </table:table-cell>
          <table:table-cell table:number-columns-repeated="11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float" office:value="1.01910324725782" calcext:value-type="float">
            <text:p>1.0191032473</text:p>
          </table:table-cell>
          <table:table-cell table:style-name="ce8" table:formula="of:=SQRT([.G169]/[.G167])" office:value-type="float" office:value="0.751140629241927" calcext:value-type="float">
            <text:p>0.7511406292</text:p>
          </table:table-cell>
          <table:table-cell table:style-name="Default" table:formula="of:=SQRT([.H169]/[.H167])" office:value-type="float" office:value="0.716277223723113" calcext:value-type="float">
            <text:p>0.7162772237</text:p>
          </table:table-cell>
          <table:table-cell table:style-name="ce8" table:formula="of:=SQRT([.I169]/[.I167])" office:value-type="float" office:value="0.957019181775221" calcext:value-type="float">
            <text:p>0.957019181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float" office:value="0.443879005392879" calcext:value-type="float">
            <text:p>0.4438790054</text:p>
          </table:table-cell>
          <table:table-cell table:style-name="ce8" table:formula="of:=SQRT([.Q169]/[.Q167])" office:value-type="float" office:value="1.24034557396604" calcext:value-type="float">
            <text:p>1.240345574</text:p>
          </table:table-cell>
          <table:table-cell table:style-name="Default" table:formula="of:=SQRT([.R169]/[.R167])" office:value-type="float" office:value="0.413407937089964" calcext:value-type="float">
            <text:p>0.4134079371</text:p>
          </table:table-cell>
          <table:table-cell table:style-name="ce8" table:formula="of:=SQRT([.S169]/[.S167])" office:value-type="float" office:value="0.524820669080285" calcext:value-type="float">
            <text:p>0.5248206691</text:p>
          </table:table-cell>
          <table:table-cell table:number-columns-repeated="11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8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9" calcext:value-type="float">
            <text:p>49</text:p>
          </table:table-cell>
          <table:table-cell table:style-name="ce8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8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9" calcext:value-type="float">
            <text:p>49</text:p>
          </table:table-cell>
          <table:table-cell table:style-name="ce8" table:formula="of:=[.S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8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0957523712924" calcext:value-type="float">
            <text:p>2.0095752371</text:p>
          </table:table-cell>
          <table:table-cell table:style-name="ce8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8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0957523712924" calcext:value-type="float">
            <text:p>2.0095752371</text:p>
          </table:table-cell>
          <table:table-cell table:style-name="ce8" table:formula="of:=TINV(0.05;[.S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72]*[.F170])" office:value-type="float" office:value="2.04796464976731" calcext:value-type="float">
            <text:p>2.0479646498</text:p>
          </table:table-cell>
          <table:table-cell table:style-name="ce20" table:formula="of:=([.G172]*[.G170])" office:value-type="float" office:value="1.50947360812625" calcext:value-type="float">
            <text:p>1.5094736081</text:p>
          </table:table-cell>
          <table:table-cell table:style-name="ce17" table:formula="of:=([.H172]*[.H170])" office:value-type="float" office:value="1.43941297171365" calcext:value-type="float">
            <text:p>1.4394129717</text:p>
          </table:table-cell>
          <table:table-cell table:style-name="ce20" table:formula="of:=([.I172]*[.I170])" office:value-type="float" office:value="1.92320204915317" calcext:value-type="float">
            <text:p>1.9232020492</text:p>
          </table:table-cell>
          <table:table-cell table:style-name="ce17"/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72]*[.P170])" office:value-type="float" office:value="0.892008257519085" calcext:value-type="float">
            <text:p>0.8920082575</text:p>
          </table:table-cell>
          <table:table-cell table:style-name="ce20" table:formula="of:=([.Q172]*[.Q170])" office:value-type="float" office:value="2.492567750925" calcext:value-type="float">
            <text:p>2.4925677509</text:p>
          </table:table-cell>
          <table:table-cell table:style-name="ce17" table:formula="of:=([.R172]*[.R170])" office:value-type="float" office:value="0.830774353208673" calcext:value-type="float">
            <text:p>0.8307743532</text:p>
          </table:table-cell>
          <table:table-cell table:style-name="ce20" table:formula="of:=([.S172]*[.S170])" office:value-type="float" office:value="1.05466662051734" calcext:value-type="float">
            <text:p>1.0546666205</text:p>
          </table:table-cell>
          <table:table-cell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P168];&quot;;&quot;;[.P173];&quot;;&quot;;[.Q168];&quot;;&quot;;[.Q173];&quot;;&quot;;[.R168];&quot;;&quot;;[.R173];&quot;;&quot;;[.S168];&quot;;&quot;;[.S173])" office:value-type="string" office:string-value="deltablue;102.9;2.04796464976731;81.56;1.50947360812625;82.98;1.43941297171365;82.96;1.92320204915317;74.84;0.892008257519085;104.66;2.492567750925;54.16;0.830774353208673;62.06;1.05466662051734" calcext:value-type="string">
            <text:p>deltablue;102.9;2.04796464976731;81.56;1.50947360812625;82.98;1.43941297171365;82.96;1.92320204915317;74.84;0.892008257519085;104.66;2.492567750925;54.16;0.830774353208673;62.06;1.05466662051734</text:p>
          </table:table-cell>
          <table:table-cell table:number-columns-repeated="9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199024747304889" calcext:value-type="percentage">
            <text:p>1.99%</text:p>
          </table:table-cell>
          <table:table-cell table:formula="of:=[.G173]/[.G168]" office:value-type="percentage" office:value="0.0185075233953685" calcext:value-type="percentage">
            <text:p>1.85%</text:p>
          </table:table-cell>
          <table:table-cell table:formula="of:=[.H173]/[.H168]" office:value-type="percentage" office:value="0.01734650484109" calcext:value-type="percentage">
            <text:p>1.73%</text:p>
          </table:table-cell>
          <table:table-cell table:formula="of:=[.I173]/[.I168]" office:value-type="percentage" office:value="0.0231822812096573" calcext:value-type="percentage">
            <text:p>2.32%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119188703570161" calcext:value-type="percentage">
            <text:p>1.19%</text:p>
          </table:table-cell>
          <table:table-cell table:formula="of:=[.Q173]/[.Q168]" office:value-type="percentage" office:value="0.0238158585030098" calcext:value-type="percentage">
            <text:p>2.38%</text:p>
          </table:table-cell>
          <table:table-cell table:formula="of:=[.R173]/[.R168]" office:value-type="percentage" office:value="0.0153392605836166" calcext:value-type="percentage">
            <text:p>1.53%</text:p>
          </table:table-cell>
          <table:table-cell table:formula="of:=[.S173]/[.S168]" office:value-type="percentage" office:value="0.0169943058414009" calcext:value-type="percentage">
            <text:p>1.70%</text:p>
          </table:table-cell>
          <table:table-cell table:number-columns-repeated="11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68]-[.F168])/[.F168]" office:value-type="percentage" office:value="-0.207385811467444" calcext:value-type="percentage">
            <text:p>-20.74%</text:p>
          </table:table-cell>
          <table:table-cell table:style-name="ce21" table:formula="of:=([.H168]-[.F168])/[.F168]" office:value-type="percentage" office:value="-0.193586005830904" calcext:value-type="percentage">
            <text:p>-19.36%</text:p>
          </table:table-cell>
          <table:table-cell table:style-name="ce21" table:formula="of:=([.I168]-[.F168])/[.F168]" office:value-type="percentage" office:value="-0.193780369290573" calcext:value-type="percentage">
            <text:p>-19.38%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68]-[.P168])/[.P168]" office:value-type="percentage" office:value="0.398450026723677" calcext:value-type="percentage">
            <text:p>39.85%</text:p>
          </table:table-cell>
          <table:table-cell table:style-name="ce27" table:formula="of:=([.R168]-[.P168])/[.P168]" office:value-type="percentage" office:value="-0.27632282202031" calcext:value-type="percentage">
            <text:p>-27.63%</text:p>
          </table:table-cell>
          <table:table-cell table:style-name="ce27" table:formula="of:=([.S168]-[.P168])/[.P168]" office:value-type="percentage" office:value="-0.17076429716729" calcext:value-type="percentage">
            <text:p>-17.08%</text:p>
          </table:table-cell>
          <table:table-cell table:number-columns-repeated="11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95" calcext:value-type="float">
            <text:p>9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16"/>
          <table:table-cell table:style-name="ce19" table:number-columns-repeated="5"/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EARLEYBOYER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27" calcext:value-type="float">
            <text:p>527</text:p>
          </table:table-cell>
          <table:table-cell office:value-type="float" office:value="635" calcext:value-type="float">
            <text:p>635</text:p>
          </table:table-cell>
          <table:table-cell office:value-type="float" office:value="599" calcext:value-type="float">
            <text:p>599</text:p>
          </table:table-cell>
          <table:table-cell office:value-type="float" office:value="477" calcext:value-type="float">
            <text:p>47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8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8" table:formula="of:=COUNT([.D221:.D270])" office:value-type="float" office:value="50" calcext:value-type="float">
            <text:p>50</text:p>
          </table:table-cell>
          <table:table-cell table:style-name="Default"/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250" calcext:value-type="float">
            <text:p>250</text:p>
          </table:table-cell>
          <table:table-cell office:value-type="float" office:value="291" calcext:value-type="float">
            <text:p>29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8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50" calcext:value-type="float">
            <text:p>50</text:p>
          </table:table-cell>
          <table:table-cell table:style-name="ce8" table:formula="of:=COUNT([.N221:.N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90" calcext:value-type="float">
            <text:p>490</text:p>
          </table:table-cell>
          <table:table-cell office:value-type="float" office:value="703" calcext:value-type="float">
            <text:p>703</text:p>
          </table:table-cell>
          <table:table-cell office:value-type="float" office:value="699" calcext:value-type="float">
            <text:p>699</text:p>
          </table:table-cell>
          <table:table-cell office:value-type="float" office:value="600" calcext:value-type="float">
            <text:p>60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221:.A270])" office:value-type="float" office:value="585.68" calcext:value-type="float">
            <text:p>585.68</text:p>
          </table:table-cell>
          <table:table-cell table:style-name="ce20" table:formula="of:=AVERAGE([.B221:.B270])" office:value-type="float" office:value="677.04" calcext:value-type="float">
            <text:p>677.04</text:p>
          </table:table-cell>
          <table:table-cell table:style-name="ce17" table:formula="of:=AVERAGE([.C221:.C270])" office:value-type="float" office:value="687" calcext:value-type="float">
            <text:p>687</text:p>
          </table:table-cell>
          <table:table-cell table:style-name="ce20" table:formula="of:=AVERAGE([.D221:.D270])" office:value-type="float" office:value="516.8" calcext:value-type="float">
            <text:p>516.8</text:p>
          </table:table-cell>
          <table:table-cell table:style-name="ce17"/>
          <table:table-cell office:value-type="float" office:value="372" calcext:value-type="float">
            <text:p>372</text:p>
          </table:table-cell>
          <table:table-cell office:value-type="float" office:value="476" calcext:value-type="float">
            <text:p>476</text:p>
          </table:table-cell>
          <table:table-cell office:value-type="float" office:value="259" calcext:value-type="float">
            <text:p>259</text:p>
          </table:table-cell>
          <table:table-cell office:value-type="float" office:value="254" calcext:value-type="float">
            <text:p>25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221:.K270])" office:value-type="float" office:value="363.68" calcext:value-type="float">
            <text:p>363.68</text:p>
          </table:table-cell>
          <table:table-cell table:style-name="ce20" table:formula="of:=AVERAGE([.L221:.L270])" office:value-type="float" office:value="473.98" calcext:value-type="float">
            <text:p>473.98</text:p>
          </table:table-cell>
          <table:table-cell table:style-name="ce17" table:formula="of:=AVERAGE([.M221:.M270])" office:value-type="float" office:value="246.7" calcext:value-type="float">
            <text:p>246.7</text:p>
          </table:table-cell>
          <table:table-cell table:style-name="ce20" table:formula="of:=AVERAGE([.N221:.N270])" office:value-type="float" office:value="279.12" calcext:value-type="float">
            <text:p>279.12</text:p>
          </table:table-cell>
          <table:table-cell table:number-columns-repeated="11"/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float" office:value="636" calcext:value-type="float">
            <text:p>636</text:p>
          </table:table-cell>
          <table:table-cell office:value-type="float" office:value="664" calcext:value-type="float">
            <text:p>664</text:p>
          </table:table-cell>
          <table:table-cell office:value-type="float" office:value="470" calcext:value-type="float">
            <text:p>47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float" office:value="4736.99755102041" calcext:value-type="float">
            <text:p>4736.9975510204</text:p>
          </table:table-cell>
          <table:table-cell table:style-name="ce8" table:formula="of:=VAR([.B221:.B270])" office:value-type="float" office:value="8069.26367346939" calcext:value-type="float">
            <text:p>8069.2636734694</text:p>
          </table:table-cell>
          <table:table-cell table:style-name="Default" table:formula="of:=VAR([.C221:.C270])" office:value-type="float" office:value="13037.1836734694" calcext:value-type="float">
            <text:p>13037.1836734694</text:p>
          </table:table-cell>
          <table:table-cell table:style-name="ce8" table:formula="of:=VAR([.D221:.D270])" office:value-type="float" office:value="8024.81632653061" calcext:value-type="float">
            <text:p>8024.8163265306</text:p>
          </table:table-cell>
          <table:table-cell table:style-name="ce17"/>
          <table:table-cell office:value-type="float" office:value="359" calcext:value-type="float">
            <text:p>359</text:p>
          </table:table-cell>
          <table:table-cell office:value-type="float" office:value="457" calcext:value-type="float">
            <text:p>457</text:p>
          </table:table-cell>
          <table:table-cell office:value-type="float" office:value="249" calcext:value-type="float">
            <text:p>249</text:p>
          </table:table-cell>
          <table:table-cell office:value-type="float" office:value="280" calcext:value-type="float">
            <text:p>28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float" office:value="437.895510204082" calcext:value-type="float">
            <text:p>437.8955102041</text:p>
          </table:table-cell>
          <table:table-cell table:style-name="ce8" table:formula="of:=VAR([.L221:.L270])" office:value-type="float" office:value="1307.44857142857" calcext:value-type="float">
            <text:p>1307.4485714286</text:p>
          </table:table-cell>
          <table:table-cell table:style-name="Default" table:formula="of:=VAR([.M221:.M270])" office:value-type="float" office:value="530.214285714286" calcext:value-type="float">
            <text:p>530.2142857143</text:p>
          </table:table-cell>
          <table:table-cell table:style-name="ce8" table:formula="of:=VAR([.N221:.N270])" office:value-type="float" office:value="783.617959183674" calcext:value-type="float">
            <text:p>783.6179591837</text:p>
          </table:table-cell>
          <table:table-cell table:number-columns-repeated="11"/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float" office:value="772" calcext:value-type="float">
            <text:p>772</text:p>
          </table:table-cell>
          <table:table-cell office:value-type="float" office:value="643" calcext:value-type="float">
            <text:p>643</text:p>
          </table:table-cell>
          <table:table-cell office:value-type="float" office:value="450" calcext:value-type="float">
            <text:p>45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float" office:value="9.73344497186932" calcext:value-type="float">
            <text:p>9.7334449719</text:p>
          </table:table-cell>
          <table:table-cell table:style-name="ce8" table:formula="of:=SQRT([.G223]/[.G221])" office:value-type="float" office:value="12.7037503702406" calcext:value-type="float">
            <text:p>12.7037503702</text:p>
          </table:table-cell>
          <table:table-cell table:style-name="Default" table:formula="of:=SQRT([.H223]/[.H221])" office:value-type="float" office:value="16.147559365718" calcext:value-type="float">
            <text:p>16.1475593657</text:p>
          </table:table-cell>
          <table:table-cell table:style-name="ce8" table:formula="of:=SQRT([.I223]/[.I221])" office:value-type="float" office:value="12.6687144782181" calcext:value-type="float">
            <text:p>12.6687144782</text:p>
          </table:table-cell>
          <table:table-cell table:style-name="ce17"/>
          <table:table-cell office:value-type="float" office:value="392" calcext:value-type="float">
            <text:p>392</text:p>
          </table:table-cell>
          <table:table-cell office:value-type="float" office:value="466" calcext:value-type="float">
            <text:p>466</text:p>
          </table:table-cell>
          <table:table-cell office:value-type="float" office:value="245" calcext:value-type="float">
            <text:p>245</text:p>
          </table:table-cell>
          <table:table-cell office:value-type="float" office:value="259" calcext:value-type="float">
            <text:p>25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float" office:value="2.95937665802811" calcext:value-type="float">
            <text:p>2.959376658</text:p>
          </table:table-cell>
          <table:table-cell table:style-name="ce8" table:formula="of:=SQRT([.Q223]/[.Q221])" office:value-type="float" office:value="5.11360649919129" calcext:value-type="float">
            <text:p>5.1136064992</text:p>
          </table:table-cell>
          <table:table-cell table:style-name="Default" table:formula="of:=SQRT([.R223]/[.R221])" office:value-type="float" office:value="3.2564222260459" calcext:value-type="float">
            <text:p>3.256422226</text:p>
          </table:table-cell>
          <table:table-cell table:style-name="ce8" table:formula="of:=SQRT([.S223]/[.S221])" office:value-type="float" office:value="3.95883305832331" calcext:value-type="float">
            <text:p>3.9588330583</text:p>
          </table:table-cell>
          <table:table-cell table:number-columns-repeated="11"/>
        </table:table-row>
        <table:table-row table:style-name="ro4">
          <table:table-cell office:value-type="float" office:value="691" calcext:value-type="float">
            <text:p>691</text:p>
          </table:table-cell>
          <table:table-cell office:value-type="float" office:value="576" calcext:value-type="float">
            <text:p>576</text:p>
          </table:table-cell>
          <table:table-cell office:value-type="float" office:value="955" calcext:value-type="float">
            <text:p>955</text:p>
          </table:table-cell>
          <table:table-cell office:value-type="float" office:value="600" calcext:value-type="float">
            <text:p>60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8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8" table:formula="of:=[.I221]-1" office:value-type="float" office:value="49" calcext:value-type="float">
            <text:p>49</text:p>
          </table:table-cell>
          <table:table-cell table:style-name="Default"/>
          <table:table-cell office:value-type="float" office:value="367" calcext:value-type="float">
            <text:p>367</text:p>
          </table:table-cell>
          <table:table-cell office:value-type="float" office:value="506" calcext:value-type="float">
            <text:p>506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8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49" calcext:value-type="float">
            <text:p>49</text:p>
          </table:table-cell>
          <table:table-cell table:style-name="ce8" table:formula="of:=[.S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643" calcext:value-type="float">
            <text:p>643</text:p>
          </table:table-cell>
          <table:table-cell office:value-type="float" office:value="598" calcext:value-type="float">
            <text:p>598</text:p>
          </table:table-cell>
          <table:table-cell office:value-type="float" office:value="670" calcext:value-type="float">
            <text:p>670</text:p>
          </table:table-cell>
          <table:table-cell office:value-type="float" office:value="414" calcext:value-type="float">
            <text:p>41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8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8" table:formula="of:=TINV(0.05;[.I22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47" calcext:value-type="float">
            <text:p>347</text:p>
          </table:table-cell>
          <table:table-cell office:value-type="float" office:value="439" calcext:value-type="float">
            <text:p>439</text:p>
          </table:table-cell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8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float" office:value="2.00957523712924" calcext:value-type="float">
            <text:p>2.0095752371</text:p>
          </table:table-cell>
          <table:table-cell table:style-name="ce8" table:formula="of:=TINV(0.05;[.S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33" calcext:value-type="float">
            <text:p>533</text:p>
          </table:table-cell>
          <table:table-cell office:value-type="float" office:value="601" calcext:value-type="float">
            <text:p>601</text:p>
          </table:table-cell>
          <table:table-cell office:value-type="float" office:value="913" calcext:value-type="float">
            <text:p>913</text:p>
          </table:table-cell>
          <table:table-cell office:value-type="float" office:value="510" calcext:value-type="float">
            <text:p>51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226]*[.F224])" office:value-type="float" office:value="19.5600899874287" calcext:value-type="float">
            <text:p>19.5600899874</text:p>
          </table:table-cell>
          <table:table-cell table:style-name="ce20" table:formula="of:=([.G226]*[.G224])" office:value-type="float" office:value="25.5291421627069" calcext:value-type="float">
            <text:p>25.5291421627</text:p>
          </table:table-cell>
          <table:table-cell table:style-name="ce17" table:formula="of:=([.H226]*[.H224])" office:value-type="float" office:value="32.4497354414212" calcext:value-type="float">
            <text:p>32.4497354414</text:p>
          </table:table-cell>
          <table:table-cell table:style-name="ce20" table:formula="of:=([.I226]*[.I224])" office:value-type="float" office:value="25.4587349016877" calcext:value-type="float">
            <text:p>25.4587349017</text:p>
          </table:table-cell>
          <table:table-cell table:style-name="ce17"/>
          <table:table-cell office:value-type="float" office:value="372" calcext:value-type="float">
            <text:p>372</text:p>
          </table:table-cell>
          <table:table-cell office:value-type="float" office:value="459" calcext:value-type="float">
            <text:p>459</text:p>
          </table:table-cell>
          <table:table-cell office:value-type="float" office:value="259" calcext:value-type="float">
            <text:p>259</text:p>
          </table:table-cell>
          <table:table-cell office:value-type="float" office:value="272" calcext:value-type="float">
            <text:p>27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226]*[.P224])" office:value-type="float" office:value="5.94709004931157" calcext:value-type="float">
            <text:p>5.9470900493</text:p>
          </table:table-cell>
          <table:table-cell table:style-name="ce20" table:formula="of:=([.Q226]*[.Q224])" office:value-type="float" office:value="10.276176993198" calcext:value-type="float">
            <text:p>10.2761769932</text:p>
          </table:table-cell>
          <table:table-cell table:style-name="ce17" table:formula="of:=([.R226]*[.R224])" office:value-type="float" office:value="6.54402546709911" calcext:value-type="float">
            <text:p>6.5440254671</text:p>
          </table:table-cell>
          <table:table-cell table:style-name="ce20" table:formula="of:=([.S226]*[.S224])" office:value-type="float" office:value="7.95557288193513" calcext:value-type="float">
            <text:p>7.9555728819</text:p>
          </table:table-cell>
          <table:table-cell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P222];&quot;;&quot;;[.P227];&quot;;&quot;;[.Q222];&quot;;&quot;;[.Q227];&quot;;&quot;;[.R222];&quot;;&quot;;[.R227];&quot;;&quot;;[.S222];&quot;;&quot;;[.S227])" office:value-type="string" office:string-value="earleyboyer;585.68;19.5600899874287;677.04;25.5291421627069;687;32.4497354414212;516.8;25.4587349016877;363.68;5.94709004931157;473.98;10.276176993198;246.7;6.54402546709911;279.12;7.95557288193513" calcext:value-type="string">
            <text:p>earleyboyer;585.68;19.5600899874287;677.04;25.5291421627069;687;32.4497354414212;516.8;25.4587349016877;363.68;5.94709004931157;473.98;10.276176993198;246.7;6.54402546709911;279.12;7.95557288193513</text:p>
          </table:table-cell>
          <table:table-cell table:number-columns-repeated="9"/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float" office:value="891" calcext:value-type="float">
            <text:p>891</text:p>
          </table:table-cell>
          <table:table-cell office:value-type="float" office:value="614" calcext:value-type="float">
            <text:p>614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333972305481298" calcext:value-type="percentage">
            <text:p>3.34%</text:p>
          </table:table-cell>
          <table:table-cell table:formula="of:=[.G227]/[.G222]" office:value-type="percentage" office:value="0.037706992441668" calcext:value-type="percentage">
            <text:p>3.77%</text:p>
          </table:table-cell>
          <table:table-cell table:formula="of:=[.H227]/[.H222]" office:value-type="percentage" office:value="0.0472339671636408" calcext:value-type="percentage">
            <text:p>4.72%</text:p>
          </table:table-cell>
          <table:table-cell table:formula="of:=[.I227]/[.I222]" office:value-type="percentage" office:value="0.0492622579367022" calcext:value-type="percentage">
            <text:p>4.93%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465" calcext:value-type="float">
            <text:p>465</text:p>
          </table:table-cell>
          <table:table-cell office:value-type="float" office:value="241" calcext:value-type="float">
            <text:p>24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163525353313671" calcext:value-type="percentage">
            <text:p>1.64%</text:p>
          </table:table-cell>
          <table:table-cell table:formula="of:=[.Q227]/[.Q222]" office:value-type="percentage" office:value="0.0216806130916873" calcext:value-type="percentage">
            <text:p>2.17%</text:p>
          </table:table-cell>
          <table:table-cell table:formula="of:=[.R227]/[.R222]" office:value-type="percentage" office:value="0.0265262483465712" calcext:value-type="percentage">
            <text:p>2.65%</text:p>
          </table:table-cell>
          <table:table-cell table:formula="of:=[.S227]/[.S222]" office:value-type="percentage" office:value="0.0285023390725678" calcext:value-type="percentage">
            <text:p>2.85%</text:p>
          </table:table-cell>
          <table:table-cell table:number-columns-repeated="11"/>
        </table:table-row>
        <table:table-row table:style-name="ro4">
          <table:table-cell office:value-type="float" office:value="575" calcext:value-type="float">
            <text:p>575</text:p>
          </table:table-cell>
          <table:table-cell office:value-type="float" office:value="626" calcext:value-type="float">
            <text:p>626</text:p>
          </table:table-cell>
          <table:table-cell office:value-type="float" office:value="787" calcext:value-type="float">
            <text:p>787</text:p>
          </table:table-cell>
          <table:table-cell office:value-type="float" office:value="461" calcext:value-type="float">
            <text:p>461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478" calcext:value-type="float">
            <text:p>478</text:p>
          </table:table-cell>
          <table:table-cell office:value-type="float" office:value="253" calcext:value-type="float">
            <text:p>253</text:p>
          </table:table-cell>
          <table:table-cell office:value-type="float" office:value="339" calcext:value-type="float">
            <text:p>339</text:p>
          </table:table-cell>
          <table:table-cell table:number-columns-repeated="16"/>
        </table:table-row>
        <table:table-row table:style-name="ro4">
          <table:table-cell office:value-type="float" office:value="617" calcext:value-type="float">
            <text:p>617</text:p>
          </table:table-cell>
          <table:table-cell office:value-type="float" office:value="567" calcext:value-type="float">
            <text:p>567</text:p>
          </table:table-cell>
          <table:table-cell office:value-type="float" office:value="780" calcext:value-type="float">
            <text:p>780</text:p>
          </table:table-cell>
          <table:table-cell office:value-type="float" office:value="476" calcext:value-type="float">
            <text:p>476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22]-[.F222])/[.F222]" office:value-type="percentage" office:value="0.155989618904521" calcext:value-type="percentage">
            <text:p>15.60%</text:p>
          </table:table-cell>
          <table:table-cell table:style-name="ce21" table:formula="of:=([.H222]-[.F222])/[.F222]" office:value-type="percentage" office:value="0.172995492419069" calcext:value-type="percentage">
            <text:p>17.30%</text:p>
          </table:table-cell>
          <table:table-cell table:style-name="ce21" table:formula="of:=([.I222]-[.F222])/[.F222]" office:value-type="percentage" office:value="-0.117606884305423" calcext:value-type="percentage">
            <text:p>-11.76%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463" calcext:value-type="float">
            <text:p>463</text:p>
          </table:table-cell>
          <table:table-cell office:value-type="float" office:value="266" calcext:value-type="float">
            <text:p>266</text:p>
          </table:table-cell>
          <table:table-cell office:value-type="float" office:value="302" calcext:value-type="float">
            <text:p>30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22]-[.P222])/[.P222]" office:value-type="percentage" office:value="0.303288605367356" calcext:value-type="percentage">
            <text:p>30.33%</text:p>
          </table:table-cell>
          <table:table-cell table:style-name="ce27" table:formula="of:=([.R222]-[.P222])/[.P222]" office:value-type="percentage" office:value="-0.321656401231852" calcext:value-type="percentage">
            <text:p>-32.17%</text:p>
          </table:table-cell>
          <table:table-cell table:style-name="ce27" table:formula="of:=([.S222]-[.P222])/[.P222]" office:value-type="percentage" office:value="-0.232512098548174" calcext:value-type="percentage">
            <text:p>-23.25%</text:p>
          </table:table-cell>
          <table:table-cell table:number-columns-repeated="11"/>
        </table:table-row>
        <table:table-row table:style-name="ro4">
          <table:table-cell office:value-type="float" office:value="515" calcext:value-type="float">
            <text:p>515</text:p>
          </table:table-cell>
          <table:table-cell office:value-type="float" office:value="898" calcext:value-type="float">
            <text:p>898</text:p>
          </table:table-cell>
          <table:table-cell office:value-type="float" office:value="726" calcext:value-type="float">
            <text:p>726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office:value-type="float" office:value="397" calcext:value-type="float">
            <text:p>397</text:p>
          </table:table-cell>
          <table:table-cell office:value-type="float" office:value="516" calcext:value-type="float">
            <text:p>516</text:p>
          </table:table-cell>
          <table:table-cell office:value-type="float" office:value="261" calcext:value-type="float">
            <text:p>261</text:p>
          </table:table-cell>
          <table:table-cell office:value-type="float" office:value="301" calcext:value-type="float">
            <text:p>301</text:p>
          </table:table-cell>
          <table:table-cell table:number-columns-repeated="16"/>
        </table:table-row>
        <table:table-row table:style-name="ro4">
          <table:table-cell office:value-type="float" office:value="492" calcext:value-type="float">
            <text:p>492</text:p>
          </table:table-cell>
          <table:table-cell office:value-type="float" office:value="645" calcext:value-type="float">
            <text:p>645</text:p>
          </table:table-cell>
          <table:table-cell office:value-type="float" office:value="516" calcext:value-type="float">
            <text:p>516</text:p>
          </table:table-cell>
          <table:table-cell office:value-type="float" office:value="531" calcext:value-type="float">
            <text:p>531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481" calcext:value-type="float">
            <text:p>481</text:p>
          </table:table-cell>
          <table:table-cell office:value-type="float" office:value="249" calcext:value-type="float">
            <text:p>249</text:p>
          </table:table-cell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4">
          <table:table-cell office:value-type="float" office:value="616" calcext:value-type="float">
            <text:p>616</text:p>
          </table:table-cell>
          <table:table-cell office:value-type="float" office:value="632" calcext:value-type="float">
            <text:p>632</text:p>
          </table:table-cell>
          <table:table-cell office:value-type="float" office:value="725" calcext:value-type="float">
            <text:p>725</text:p>
          </table:table-cell>
          <table:table-cell office:value-type="float" office:value="618" calcext:value-type="float">
            <text:p>618</text:p>
          </table:table-cell>
          <table:table-cell table:number-columns-repeated="6"/>
          <table:table-cell office:value-type="float" office:value="369" calcext:value-type="float">
            <text:p>369</text:p>
          </table:table-cell>
          <table:table-cell office:value-type="float" office:value="442" calcext:value-type="float">
            <text:p>442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office:value-type="float" office:value="588" calcext:value-type="float">
            <text:p>588</text:p>
          </table:table-cell>
          <table:table-cell office:value-type="float" office:value="739" calcext:value-type="float">
            <text:p>739</text:p>
          </table:table-cell>
          <table:table-cell office:value-type="float" office:value="607" calcext:value-type="float">
            <text:p>607</text:p>
          </table:table-cell>
          <table:table-cell office:value-type="float" office:value="487" calcext:value-type="float">
            <text:p>487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495" calcext:value-type="float">
            <text:p>495</text:p>
          </table:table-cell>
          <table:table-cell office:value-type="float" office:value="183" calcext:value-type="float">
            <text:p>183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office:value-type="float" office:value="522" calcext:value-type="float">
            <text:p>522</text:p>
          </table:table-cell>
          <table:table-cell office:value-type="float" office:value="647" calcext:value-type="float">
            <text:p>647</text:p>
          </table:table-cell>
          <table:table-cell office:value-type="float" office:value="689" calcext:value-type="float">
            <text:p>689</text:p>
          </table:table-cell>
          <table:table-cell office:value-type="float" office:value="641" calcext:value-type="float">
            <text:p>641</text:p>
          </table:table-cell>
          <table:table-cell table:number-columns-repeated="6"/>
          <table:table-cell office:value-type="float" office:value="398" calcext:value-type="float">
            <text:p>398</text:p>
          </table:table-cell>
          <table:table-cell office:value-type="float" office:value="417" calcext:value-type="float">
            <text:p>417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538" calcext:value-type="float">
            <text:p>538</text:p>
          </table:table-cell>
          <table:table-cell office:value-type="float" office:value="721" calcext:value-type="float">
            <text:p>721</text:p>
          </table:table-cell>
          <table:table-cell office:value-type="float" office:value="680" calcext:value-type="float">
            <text:p>680</text:p>
          </table:table-cell>
          <table:table-cell office:value-type="float" office:value="364" calcext:value-type="float">
            <text:p>364</text:p>
          </table:table-cell>
          <table:table-cell table:number-columns-repeated="6"/>
          <table:table-cell office:value-type="float" office:value="402" calcext:value-type="float">
            <text:p>402</text:p>
          </table:table-cell>
          <table:table-cell office:value-type="float" office:value="461" calcext:value-type="float">
            <text:p>461</text:p>
          </table:table-cell>
          <table:table-cell office:value-type="float" office:value="211" calcext:value-type="float">
            <text:p>211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float" office:value="724" calcext:value-type="float">
            <text:p>724</text:p>
          </table:table-cell>
          <table:table-cell office:value-type="float" office:value="613" calcext:value-type="float">
            <text:p>613</text:p>
          </table:table-cell>
          <table:table-cell office:value-type="float" office:value="377" calcext:value-type="float">
            <text:p>377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418" calcext:value-type="float">
            <text:p>418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office:value-type="float" office:value="566" calcext:value-type="float">
            <text:p>566</text:p>
          </table:table-cell>
          <table:table-cell office:value-type="float" office:value="628" calcext:value-type="float">
            <text:p>628</text:p>
          </table:table-cell>
          <table:table-cell office:value-type="float" office:value="622" calcext:value-type="float">
            <text:p>622</text:p>
          </table:table-cell>
          <table:table-cell office:value-type="float" office:value="502" calcext:value-type="float">
            <text:p>502</text:p>
          </table:table-cell>
          <table:table-cell table:number-columns-repeated="6"/>
          <table:table-cell office:value-type="float" office:value="394" calcext:value-type="float">
            <text:p>394</text:p>
          </table:table-cell>
          <table:table-cell office:value-type="float" office:value="575" calcext:value-type="float">
            <text:p>575</text:p>
          </table:table-cell>
          <table:table-cell office:value-type="float" office:value="239" calcext:value-type="float">
            <text:p>239</text:p>
          </table:table-cell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4">
          <table:table-cell office:value-type="float" office:value="565" calcext:value-type="float">
            <text:p>565</text:p>
          </table:table-cell>
          <table:table-cell office:value-type="float" office:value="626" calcext:value-type="float">
            <text:p>626</text:p>
          </table:table-cell>
          <table:table-cell office:value-type="float" office:value="581" calcext:value-type="float">
            <text:p>581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463" calcext:value-type="float">
            <text:p>463</text:p>
          </table:table-cell>
          <table:table-cell office:value-type="float" office:value="240" calcext:value-type="float">
            <text:p>240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office:value-type="float" office:value="574" calcext:value-type="float">
            <text:p>574</text:p>
          </table:table-cell>
          <table:table-cell office:value-type="float" office:value="517" calcext:value-type="float">
            <text:p>517</text:p>
          </table:table-cell>
          <table:table-cell office:value-type="float" office:value="768" calcext:value-type="float">
            <text:p>768</text:p>
          </table:table-cell>
          <table:table-cell office:value-type="float" office:value="775" calcext:value-type="float">
            <text:p>775</text:p>
          </table:table-cell>
          <table:table-cell table:number-columns-repeated="6"/>
          <table:table-cell office:value-type="float" office:value="369" calcext:value-type="float">
            <text:p>369</text:p>
          </table:table-cell>
          <table:table-cell office:value-type="float" office:value="477" calcext:value-type="float">
            <text:p>477</text:p>
          </table:table-cell>
          <table:table-cell office:value-type="float" office:value="285" calcext:value-type="float">
            <text:p>285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office:value-type="float" office:value="489" calcext:value-type="float">
            <text:p>489</text:p>
          </table:table-cell>
          <table:table-cell office:value-type="float" office:value="723" calcext:value-type="float">
            <text:p>723</text:p>
          </table:table-cell>
          <table:table-cell office:value-type="float" office:value="528" calcext:value-type="float">
            <text:p>528</text:p>
          </table:table-cell>
          <table:table-cell office:value-type="float" office:value="510" calcext:value-type="float">
            <text:p>510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96" calcext:value-type="float">
            <text:p>496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4">
          <table:table-cell office:value-type="float" office:value="641" calcext:value-type="float">
            <text:p>641</text:p>
          </table:table-cell>
          <table:table-cell office:value-type="float" office:value="663" calcext:value-type="float">
            <text:p>663</text:p>
          </table:table-cell>
          <table:table-cell office:value-type="float" office:value="1002" calcext:value-type="float">
            <text:p>1002</text:p>
          </table:table-cell>
          <table:table-cell office:value-type="float" office:value="590" calcext:value-type="float">
            <text:p>590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19" calcext:value-type="float">
            <text:p>419</text:p>
          </table:table-cell>
          <table:table-cell office:value-type="float" office:value="228" calcext:value-type="float">
            <text:p>228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581" calcext:value-type="float">
            <text:p>581</text:p>
          </table:table-cell>
          <table:table-cell office:value-type="float" office:value="731" calcext:value-type="float">
            <text:p>731</text:p>
          </table:table-cell>
          <table:table-cell office:value-type="float" office:value="470" calcext:value-type="float">
            <text:p>470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455" calcext:value-type="float">
            <text:p>455</text:p>
          </table:table-cell>
          <table:table-cell office:value-type="float" office:value="251" calcext:value-type="float">
            <text:p>251</text:p>
          </table:table-cell>
          <table:table-cell office:value-type="float" office:value="301" calcext:value-type="float">
            <text:p>301</text:p>
          </table:table-cell>
          <table:table-cell table:number-columns-repeated="16"/>
        </table:table-row>
        <table:table-row table:style-name="ro4">
          <table:table-cell office:value-type="float" office:value="553" calcext:value-type="float">
            <text:p>553</text:p>
          </table:table-cell>
          <table:table-cell office:value-type="float" office:value="736" calcext:value-type="float">
            <text:p>736</text:p>
          </table:table-cell>
          <table:table-cell office:value-type="float" office:value="674" calcext:value-type="float">
            <text:p>674</text:p>
          </table:table-cell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526" calcext:value-type="float">
            <text:p>526</text:p>
          </table:table-cell>
          <table:table-cell office:value-type="float" office:value="265" calcext:value-type="float">
            <text:p>265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office:value-type="float" office:value="688" calcext:value-type="float">
            <text:p>688</text:p>
          </table:table-cell>
          <table:table-cell office:value-type="float" office:value="620" calcext:value-type="float">
            <text:p>620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467" calcext:value-type="float">
            <text:p>467</text:p>
          </table:table-cell>
          <table:table-cell office:value-type="float" office:value="263" calcext:value-type="float">
            <text:p>263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597" calcext:value-type="float">
            <text:p>597</text:p>
          </table:table-cell>
          <table:table-cell office:value-type="float" office:value="622" calcext:value-type="float">
            <text:p>622</text:p>
          </table:table-cell>
          <table:table-cell office:value-type="float" office:value="762" calcext:value-type="float">
            <text:p>762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4">
          <table:table-cell office:value-type="float" office:value="550" calcext:value-type="float">
            <text:p>550</text:p>
          </table:table-cell>
          <table:table-cell office:value-type="float" office:value="566" calcext:value-type="float">
            <text:p>566</text:p>
          </table:table-cell>
          <table:table-cell office:value-type="float" office:value="754" calcext:value-type="float">
            <text:p>754</text:p>
          </table:table-cell>
          <table:table-cell office:value-type="float" office:value="475" calcext:value-type="float">
            <text:p>475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465" calcext:value-type="float">
            <text:p>465</text:p>
          </table:table-cell>
          <table:table-cell office:value-type="float" office:value="193" calcext:value-type="float">
            <text:p>193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4">
          <table:table-cell office:value-type="float" office:value="533" calcext:value-type="float">
            <text:p>533</text:p>
          </table:table-cell>
          <table:table-cell office:value-type="float" office:value="783" calcext:value-type="float">
            <text:p>783</text:p>
          </table:table-cell>
          <table:table-cell office:value-type="float" office:value="814" calcext:value-type="float">
            <text:p>814</text:p>
          </table:table-cell>
          <table:table-cell office:value-type="float" office:value="498" calcext:value-type="float">
            <text:p>498</text:p>
          </table:table-cell>
          <table:table-cell table:number-columns-repeated="6"/>
          <table:table-cell office:value-type="float" office:value="401" calcext:value-type="float">
            <text:p>401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317" calcext:value-type="float">
            <text:p>317</text:p>
          </table:table-cell>
          <table:table-cell table:number-columns-repeated="16"/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float" office:value="728" calcext:value-type="float">
            <text:p>728</text:p>
          </table:table-cell>
          <table:table-cell office:value-type="float" office:value="971" calcext:value-type="float">
            <text:p>971</text:p>
          </table:table-cell>
          <table:table-cell office:value-type="float" office:value="659" calcext:value-type="float">
            <text:p>659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559" calcext:value-type="float">
            <text:p>559</text:p>
          </table:table-cell>
          <table:table-cell office:value-type="float" office:value="235" calcext:value-type="float">
            <text:p>235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4">
          <table:table-cell office:value-type="float" office:value="555" calcext:value-type="float">
            <text:p>555</text:p>
          </table:table-cell>
          <table:table-cell office:value-type="float" office:value="662" calcext:value-type="float">
            <text:p>662</text:p>
          </table:table-cell>
          <table:table-cell office:value-type="float" office:value="706" calcext:value-type="float">
            <text:p>706</text:p>
          </table:table-cell>
          <table:table-cell office:value-type="float" office:value="449" calcext:value-type="float">
            <text:p>449</text:p>
          </table:table-cell>
          <table:table-cell table:number-columns-repeated="6"/>
          <table:table-cell office:value-type="float" office:value="352" calcext:value-type="float">
            <text:p>352</text:p>
          </table:table-cell>
          <table:table-cell office:value-type="float" office:value="456" calcext:value-type="float">
            <text:p>456</text:p>
          </table:table-cell>
          <table:table-cell office:value-type="float" office:value="189" calcext:value-type="float">
            <text:p>189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4">
          <table:table-cell office:value-type="float" office:value="563" calcext:value-type="float">
            <text:p>563</text:p>
          </table:table-cell>
          <table:table-cell office:value-type="float" office:value="874" calcext:value-type="float">
            <text:p>874</text:p>
          </table:table-cell>
          <table:table-cell office:value-type="float" office:value="605" calcext:value-type="float">
            <text:p>605</text:p>
          </table:table-cell>
          <table:table-cell office:value-type="float" office:value="463" calcext:value-type="float">
            <text:p>463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492" calcext:value-type="float">
            <text:p>492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626" calcext:value-type="float">
            <text:p>626</text:p>
          </table:table-cell>
          <table:table-cell office:value-type="float" office:value="786" calcext:value-type="float">
            <text:p>786</text:p>
          </table:table-cell>
          <table:table-cell office:value-type="float" office:value="619" calcext:value-type="float">
            <text:p>619</text:p>
          </table:table-cell>
          <table:table-cell office:value-type="float" office:value="583" calcext:value-type="float">
            <text:p>583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office:value-type="float" office:value="489" calcext:value-type="float">
            <text:p>489</text:p>
          </table:table-cell>
          <table:table-cell office:value-type="float" office:value="267" calcext:value-type="float">
            <text:p>267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office:value-type="float" office:value="505" calcext:value-type="float">
            <text:p>505</text:p>
          </table:table-cell>
          <table:table-cell office:value-type="float" office:value="760" calcext:value-type="float">
            <text:p>760</text:p>
          </table:table-cell>
          <table:table-cell office:value-type="float" office:value="506" calcext:value-type="float">
            <text:p>50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435" calcext:value-type="float">
            <text:p>435</text:p>
          </table:table-cell>
          <table:table-cell office:value-type="float" office:value="245" calcext:value-type="float">
            <text:p>245</text:p>
          </table:table-cell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4">
          <table:table-cell office:value-type="float" office:value="626" calcext:value-type="float">
            <text:p>626</text:p>
          </table:table-cell>
          <table:table-cell office:value-type="float" office:value="701" calcext:value-type="float">
            <text:p>701</text:p>
          </table:table-cell>
          <table:table-cell office:value-type="float" office:value="779" calcext:value-type="float">
            <text:p>779</text:p>
          </table:table-cell>
          <table:table-cell office:value-type="float" office:value="470" calcext:value-type="float">
            <text:p>470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4">
          <table:table-cell office:value-type="float" office:value="668" calcext:value-type="float">
            <text:p>668</text:p>
          </table:table-cell>
          <table:table-cell office:value-type="float" office:value="674" calcext:value-type="float">
            <text:p>674</text:p>
          </table:table-cell>
          <table:table-cell office:value-type="float" office:value="628" calcext:value-type="float">
            <text:p>628</text:p>
          </table:table-cell>
          <table:table-cell office:value-type="float" office:value="436" calcext:value-type="float">
            <text:p>436</text:p>
          </table:table-cell>
          <table:table-cell table:number-columns-repeated="6"/>
          <table:table-cell office:value-type="float" office:value="399" calcext:value-type="float">
            <text:p>399</text:p>
          </table:table-cell>
          <table:table-cell office:value-type="float" office:value="480" calcext:value-type="float">
            <text:p>480</text:p>
          </table:table-cell>
          <table:table-cell office:value-type="float" office:value="251" calcext:value-type="float">
            <text:p>251</text:p>
          </table:table-cell>
          <table:table-cell office:value-type="float" office:value="317" calcext:value-type="float">
            <text:p>317</text:p>
          </table:table-cell>
          <table:table-cell table:number-columns-repeated="16"/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float" office:value="742" calcext:value-type="float">
            <text:p>742</text:p>
          </table:table-cell>
          <table:table-cell office:value-type="float" office:value="760" calcext:value-type="float">
            <text:p>760</text:p>
          </table:table-cell>
          <table:table-cell office:value-type="float" office:value="645" calcext:value-type="float">
            <text:p>645</text:p>
          </table:table-cell>
          <table:table-cell table:number-columns-repeated="6"/>
          <table:table-cell office:value-type="float" office:value="374" calcext:value-type="float">
            <text:p>374</text:p>
          </table:table-cell>
          <table:table-cell office:value-type="float" office:value="480" calcext:value-type="float">
            <text:p>480</text:p>
          </table:table-cell>
          <table:table-cell office:value-type="float" office:value="236" calcext:value-type="float">
            <text:p>236</text:p>
          </table:table-cell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4">
          <table:table-cell office:value-type="float" office:value="596" calcext:value-type="float">
            <text:p>596</text:p>
          </table:table-cell>
          <table:table-cell office:value-type="float" office:value="661" calcext:value-type="float">
            <text:p>661</text:p>
          </table:table-cell>
          <table:table-cell office:value-type="float" office:value="680" calcext:value-type="float">
            <text:p>680</text:p>
          </table:table-cell>
          <table:table-cell office:value-type="float" office:value="510" calcext:value-type="float">
            <text:p>510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456" calcext:value-type="float">
            <text:p>456</text:p>
          </table:table-cell>
          <table:table-cell office:value-type="float" office:value="271" calcext:value-type="float">
            <text:p>271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4">
          <table:table-cell office:value-type="float" office:value="516" calcext:value-type="float">
            <text:p>516</text:p>
          </table:table-cell>
          <table:table-cell office:value-type="float" office:value="623" calcext:value-type="float">
            <text:p>623</text:p>
          </table:table-cell>
          <table:table-cell office:value-type="float" office:value="553" calcext:value-type="float">
            <text:p>553</text:p>
          </table:table-cell>
          <table:table-cell office:value-type="float" office:value="430" calcext:value-type="float">
            <text:p>430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495" calcext:value-type="float">
            <text:p>495</text:p>
          </table:table-cell>
          <table:table-cell office:value-type="float" office:value="236" calcext:value-type="float">
            <text:p>236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office:value-type="float" office:value="526" calcext:value-type="float">
            <text:p>526</text:p>
          </table:table-cell>
          <table:table-cell office:value-type="float" office:value="836" calcext:value-type="float">
            <text:p>836</text:p>
          </table:table-cell>
          <table:table-cell office:value-type="float" office:value="576" calcext:value-type="float">
            <text:p>576</text:p>
          </table:table-cell>
          <table:table-cell office:value-type="float" office:value="683" calcext:value-type="float">
            <text:p>683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506" calcext:value-type="float">
            <text:p>506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4">
          <table:table-cell office:value-type="float" office:value="640" calcext:value-type="float">
            <text:p>640</text:p>
          </table:table-cell>
          <table:table-cell office:value-type="float" office:value="539" calcext:value-type="float">
            <text:p>539</text:p>
          </table:table-cell>
          <table:table-cell office:value-type="float" office:value="791" calcext:value-type="float">
            <text:p>791</text:p>
          </table:table-cell>
          <table:table-cell office:value-type="float" office:value="394" calcext:value-type="float">
            <text:p>394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483" calcext:value-type="float">
            <text:p>483</text:p>
          </table:table-cell>
          <table:table-cell office:value-type="float" office:value="205" calcext:value-type="float">
            <text:p>205</text:p>
          </table:table-cell>
          <table:table-cell office:value-type="float" office:value="308" calcext:value-type="float">
            <text:p>308</text:p>
          </table:table-cell>
          <table:table-cell table:number-columns-repeated="16"/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float" office:value="681" calcext:value-type="float">
            <text:p>681</text:p>
          </table:table-cell>
          <table:table-cell office:value-type="float" office:value="657" calcext:value-type="float">
            <text:p>657</text:p>
          </table:table-cell>
          <table:table-cell office:value-type="float" office:value="477" calcext:value-type="float">
            <text:p>477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513" calcext:value-type="float">
            <text:p>513</text:p>
          </table:table-cell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4">
          <table:table-cell office:value-type="float" office:value="495" calcext:value-type="float">
            <text:p>495</text:p>
          </table:table-cell>
          <table:table-cell office:value-type="float" office:value="777" calcext:value-type="float">
            <text:p>777</text:p>
          </table:table-cell>
          <table:table-cell office:value-type="float" office:value="680" calcext:value-type="float">
            <text:p>680</text:p>
          </table:table-cell>
          <table:table-cell office:value-type="float" office:value="479" calcext:value-type="float">
            <text:p>479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507" calcext:value-type="float">
            <text:p>507</text:p>
          </table:table-cell>
          <table:table-cell office:value-type="float" office:value="235" calcext:value-type="float">
            <text:p>235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4">
          <table:table-cell office:value-type="float" office:value="648" calcext:value-type="float">
            <text:p>648</text:p>
          </table:table-cell>
          <table:table-cell office:value-type="float" office:value="671" calcext:value-type="float">
            <text:p>671</text:p>
          </table:table-cell>
          <table:table-cell office:value-type="float" office:value="555" calcext:value-type="float">
            <text:p>555</text:p>
          </table:table-cell>
          <table:table-cell office:value-type="float" office:value="572" calcext:value-type="float">
            <text:p>572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26" calcext:value-type="float">
            <text:p>426</text:p>
          </table:table-cell>
          <table:table-cell office:value-type="float" office:value="257" calcext:value-type="float">
            <text:p>257</text:p>
          </table:table-cell>
          <table:table-cell office:value-type="float" office:value="312" calcext:value-type="float">
            <text:p>312</text:p>
          </table:table-cell>
          <table:table-cell table:number-columns-repeated="16"/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float" office:value="700" calcext:value-type="float">
            <text:p>700</text:p>
          </table:table-cell>
          <table:table-cell office:value-type="float" office:value="529" calcext:value-type="float">
            <text:p>529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473" calcext:value-type="float">
            <text:p>473</text:p>
          </table:table-cell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4">
          <table:table-cell office:value-type="float" office:value="503" calcext:value-type="float">
            <text:p>503</text:p>
          </table:table-cell>
          <table:table-cell office:value-type="float" office:value="557" calcext:value-type="float">
            <text:p>557</text:p>
          </table:table-cell>
          <table:table-cell office:value-type="float" office:value="754" calcext:value-type="float">
            <text:p>754</text:p>
          </table:table-cell>
          <table:table-cell office:value-type="float" office:value="571" calcext:value-type="float">
            <text:p>571</text:p>
          </table:table-cell>
          <table:table-cell table:number-columns-repeated="6"/>
          <table:table-cell office:value-type="float" office:value="352" calcext:value-type="float">
            <text:p>352</text:p>
          </table:table-cell>
          <table:table-cell office:value-type="float" office:value="498" calcext:value-type="float">
            <text:p>498</text:p>
          </table:table-cell>
          <table:table-cell office:value-type="float" office:value="244" calcext:value-type="float">
            <text:p>244</text:p>
          </table:table-cell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4">
          <table:table-cell office:value-type="float" office:value="698" calcext:value-type="float">
            <text:p>698</text:p>
          </table:table-cell>
          <table:table-cell office:value-type="float" office:value="630" calcext:value-type="float">
            <text:p>630</text:p>
          </table:table-cell>
          <table:table-cell office:value-type="float" office:value="651" calcext:value-type="float">
            <text:p>651</text:p>
          </table:table-cell>
          <table:table-cell office:value-type="float" office:value="729" calcext:value-type="float">
            <text:p>729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497" calcext:value-type="float">
            <text:p>497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office:value-type="float" office:value="545" calcext:value-type="float">
            <text:p>545</text:p>
          </table:table-cell>
          <table:table-cell office:value-type="float" office:value="757" calcext:value-type="float">
            <text:p>757</text:p>
          </table:table-cell>
          <table:table-cell office:value-type="float" office:value="622" calcext:value-type="float">
            <text:p>622</text:p>
          </table:table-cell>
          <table:table-cell office:value-type="float" office:value="541" calcext:value-type="float">
            <text:p>541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84" calcext:value-type="float">
            <text:p>484</text:p>
          </table:table-cell>
          <table:table-cell office:value-type="float" office:value="284" calcext:value-type="float">
            <text:p>284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4">
          <table:table-cell office:value-type="float" office:value="583" calcext:value-type="float">
            <text:p>583</text:p>
          </table:table-cell>
          <table:table-cell office:value-type="float" office:value="577" calcext:value-type="float">
            <text:p>577</text:p>
          </table:table-cell>
          <table:table-cell office:value-type="float" office:value="696" calcext:value-type="float">
            <text:p>696</text:p>
          </table:table-cell>
          <table:table-cell office:value-type="float" office:value="489" calcext:value-type="float">
            <text:p>489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30" calcext:value-type="float">
            <text:p>330</text:p>
          </table:table-cell>
          <table:table-cell table:number-columns-repeated="16"/>
        </table:table-row>
        <table:table-row table:style-name="ro4">
          <table:table-cell office:value-type="float" office:value="595" calcext:value-type="float">
            <text:p>595</text:p>
          </table:table-cell>
          <table:table-cell office:value-type="float" office:value="636" calcext:value-type="float">
            <text:p>636</text:p>
          </table:table-cell>
          <table:table-cell office:value-type="float" office:value="671" calcext:value-type="float">
            <text:p>671</text:p>
          </table:table-cell>
          <table:table-cell office:value-type="float" office:value="596" calcext:value-type="float">
            <text:p>596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489" calcext:value-type="float">
            <text:p>489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float" office:value="604" calcext:value-type="float">
            <text:p>604</text:p>
          </table:table-cell>
          <table:table-cell office:value-type="float" office:value="714" calcext:value-type="float">
            <text:p>714</text:p>
          </table:table-cell>
          <table:table-cell office:value-type="float" office:value="445" calcext:value-type="float">
            <text:p>445</text:p>
          </table:table-cell>
          <table:table-cell table:style-name="ce16"/>
          <table:table-cell table:style-name="ce19" table:number-columns-repeated="5"/>
          <table:table-cell office:value-type="float" office:value="349" calcext:value-type="float">
            <text:p>349</text:p>
          </table:table-cell>
          <table:table-cell office:value-type="float" office:value="490" calcext:value-type="float">
            <text:p>490</text:p>
          </table:table-cell>
          <table:table-cell office:value-type="float" office:value="257" calcext:value-type="float">
            <text:p>257</text:p>
          </table:table-cell>
          <table:table-cell office:value-type="float" office:value="300" calcext:value-type="float">
            <text:p>300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GAMEBOY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336" calcext:value-type="float">
            <text:p>33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8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8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544" calcext:value-type="float">
            <text:p>544</text:p>
          </table:table-cell>
          <table:table-cell office:value-type="float" office:value="1670" calcext:value-type="float">
            <text:p>1670</text:p>
          </table:table-cell>
          <table:table-cell office:value-type="float" office:value="1498" calcext:value-type="float">
            <text:p>1498</text:p>
          </table:table-cell>
          <table:table-cell office:value-type="float" office:value="1528" calcext:value-type="float">
            <text:p>152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8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8" table:formula="of:=COUNT([.N275:.N32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275:.A324])" office:value-type="float" office:value="316.56" calcext:value-type="float">
            <text:p>316.56</text:p>
          </table:table-cell>
          <table:table-cell table:style-name="ce20" table:formula="of:=AVERAGE([.B275:.B324])" office:value-type="float" office:value="293.82" calcext:value-type="float">
            <text:p>293.82</text:p>
          </table:table-cell>
          <table:table-cell table:style-name="ce17" table:formula="of:=AVERAGE([.C275:.C324])" office:value-type="float" office:value="322.08" calcext:value-type="float">
            <text:p>322.08</text:p>
          </table:table-cell>
          <table:table-cell table:style-name="ce20" table:formula="of:=AVERAGE([.D275:.D324])" office:value-type="float" office:value="320.26" calcext:value-type="float">
            <text:p>320.26</text:p>
          </table:table-cell>
          <table:table-cell table:style-name="ce17"/>
          <table:table-cell office:value-type="float" office:value="586" calcext:value-type="float">
            <text:p>586</text:p>
          </table:table-cell>
          <table:table-cell office:value-type="float" office:value="1705" calcext:value-type="float">
            <text:p>1705</text:p>
          </table:table-cell>
          <table:table-cell office:value-type="float" office:value="1498" calcext:value-type="float">
            <text:p>1498</text:p>
          </table:table-cell>
          <table:table-cell office:value-type="float" office:value="1520" calcext:value-type="float">
            <text:p>152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275:.K324])" office:value-type="float" office:value="562.92" calcext:value-type="float">
            <text:p>562.92</text:p>
          </table:table-cell>
          <table:table-cell table:style-name="ce20" table:formula="of:=AVERAGE([.L275:.L324])" office:value-type="float" office:value="1031.02" calcext:value-type="float">
            <text:p>1031.02</text:p>
          </table:table-cell>
          <table:table-cell table:style-name="ce17" table:formula="of:=AVERAGE([.M275:.M324])" office:value-type="float" office:value="1602.06" calcext:value-type="float">
            <text:p>1602.06</text:p>
          </table:table-cell>
          <table:table-cell table:style-name="ce20" table:formula="of:=AVERAGE([.N275:.N324])" office:value-type="float" office:value="1474.72" calcext:value-type="float">
            <text:p>1474.72</text:p>
          </table:table-cell>
          <table:table-cell table:number-columns-repeated="11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285" calcext:value-type="float">
            <text:p>285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95.2718367346939" calcext:value-type="float">
            <text:p>95.2718367347</text:p>
          </table:table-cell>
          <table:table-cell table:style-name="ce8" table:formula="of:=VAR([.B275:.B324])" office:value-type="float" office:value="122.640408163265" calcext:value-type="float">
            <text:p>122.6404081633</text:p>
          </table:table-cell>
          <table:table-cell table:style-name="Default" table:formula="of:=VAR([.C275:.C324])" office:value-type="float" office:value="63.9934693877551" calcext:value-type="float">
            <text:p>63.9934693878</text:p>
          </table:table-cell>
          <table:table-cell table:style-name="ce8" table:formula="of:=VAR([.D275:.D324])" office:value-type="float" office:value="85.9922448979591" calcext:value-type="float">
            <text:p>85.992244898</text:p>
          </table:table-cell>
          <table:table-cell table:style-name="ce17"/>
          <table:table-cell office:value-type="float" office:value="587" calcext:value-type="float">
            <text:p>587</text:p>
          </table:table-cell>
          <table:table-cell office:value-type="float" office:value="815" calcext:value-type="float">
            <text:p>815</text:p>
          </table:table-cell>
          <table:table-cell office:value-type="float" office:value="1413" calcext:value-type="float">
            <text:p>1413</text:p>
          </table:table-cell>
          <table:table-cell office:value-type="float" office:value="1512" calcext:value-type="float">
            <text:p>151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227.422040816327" calcext:value-type="float">
            <text:p>227.4220408163</text:p>
          </table:table-cell>
          <table:table-cell table:style-name="ce8" table:formula="of:=VAR([.L275:.L324])" office:value-type="float" office:value="148465.407755102" calcext:value-type="float">
            <text:p>148465.407755102</text:p>
          </table:table-cell>
          <table:table-cell table:style-name="Default" table:formula="of:=VAR([.M275:.M324])" office:value-type="float" office:value="342866.384081633" calcext:value-type="float">
            <text:p>342866.384081633</text:p>
          </table:table-cell>
          <table:table-cell table:style-name="ce8" table:formula="of:=VAR([.N275:.N324])" office:value-type="float" office:value="900905.389387755" calcext:value-type="float">
            <text:p>900905.389387755</text:p>
          </table:table-cell>
          <table:table-cell table:number-columns-repeated="11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323" calcext:value-type="float">
            <text:p>323</text:p>
          </table:table-cell>
          <table:table-cell office:value-type="float" office:value="312" calcext:value-type="float">
            <text:p>31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8037557740416" calcext:value-type="float">
            <text:p>1.3803755774</text:p>
          </table:table-cell>
          <table:table-cell table:style-name="ce8" table:formula="of:=SQRT([.G277]/[.G275])" office:value-type="float" office:value="1.56614436220462" calcext:value-type="float">
            <text:p>1.5661443622</text:p>
          </table:table-cell>
          <table:table-cell table:style-name="Default" table:formula="of:=SQRT([.H277]/[.H275])" office:value-type="float" office:value="1.13131312542333" calcext:value-type="float">
            <text:p>1.1313131254</text:p>
          </table:table-cell>
          <table:table-cell table:style-name="ce8" table:formula="of:=SQRT([.I277]/[.I275])" office:value-type="float" office:value="1.31142857142857" calcext:value-type="float">
            <text:p>1.3114285714</text:p>
          </table:table-cell>
          <table:table-cell table:style-name="ce17"/>
          <table:table-cell office:value-type="float" office:value="581" calcext:value-type="float">
            <text:p>581</text:p>
          </table:table-cell>
          <table:table-cell office:value-type="float" office:value="845" calcext:value-type="float">
            <text:p>845</text:p>
          </table:table-cell>
          <table:table-cell office:value-type="float" office:value="500" calcext:value-type="float">
            <text:p>500</text:p>
          </table:table-cell>
          <table:table-cell office:value-type="float" office:value="428" calcext:value-type="float">
            <text:p>42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2.13270739116423" calcext:value-type="float">
            <text:p>2.1327073912</text:p>
          </table:table-cell>
          <table:table-cell table:style-name="ce8" table:formula="of:=SQRT([.Q277]/[.Q275])" office:value-type="float" office:value="54.4913585360288" calcext:value-type="float">
            <text:p>54.491358536</text:p>
          </table:table-cell>
          <table:table-cell table:style-name="Default" table:formula="of:=SQRT([.R277]/[.R275])" office:value-type="float" office:value="82.8089830974433" calcext:value-type="float">
            <text:p>82.8089830974</text:p>
          </table:table-cell>
          <table:table-cell table:style-name="ce8" table:formula="of:=SQRT([.S277]/[.S275])" office:value-type="float" office:value="134.231545427128" calcext:value-type="float">
            <text:p>134.2315454271</text:p>
          </table:table-cell>
          <table:table-cell table:number-columns-repeated="11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81" calcext:value-type="float">
            <text:p>281</text:p>
          </table:table-cell>
          <table:table-cell office:value-type="float" office:value="327" calcext:value-type="float">
            <text:p>327</text:p>
          </table:table-cell>
          <table:table-cell office:value-type="float" office:value="307" calcext:value-type="float">
            <text:p>30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8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8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579" calcext:value-type="float">
            <text:p>579</text:p>
          </table:table-cell>
          <table:table-cell office:value-type="float" office:value="822" calcext:value-type="float">
            <text:p>822</text:p>
          </table:table-cell>
          <table:table-cell office:value-type="float" office:value="1495" calcext:value-type="float">
            <text:p>1495</text:p>
          </table:table-cell>
          <table:table-cell office:value-type="float" office:value="433" calcext:value-type="float">
            <text:p>43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8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8" table:formula="of:=[.S27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float" office:value="285" calcext:value-type="float">
            <text:p>285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8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8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576" calcext:value-type="float">
            <text:p>576</text:p>
          </table:table-cell>
          <table:table-cell office:value-type="float" office:value="814" calcext:value-type="float">
            <text:p>814</text:p>
          </table:table-cell>
          <table:table-cell office:value-type="float" office:value="1507" calcext:value-type="float">
            <text:p>1507</text:p>
          </table:table-cell>
          <table:table-cell office:value-type="float" office:value="1522" calcext:value-type="float">
            <text:p>152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8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8" table:formula="of:=TINV(0.05;[.S27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300" calcext:value-type="float">
            <text:p>300</text:p>
          </table:table-cell>
          <table:table-cell office:value-type="float" office:value="323" calcext:value-type="float">
            <text:p>323</text:p>
          </table:table-cell>
          <table:table-cell office:value-type="float" office:value="316" calcext:value-type="float">
            <text:p>31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280]*[.F278])" office:value-type="float" office:value="2.77396857828938" calcext:value-type="float">
            <text:p>2.7739685783</text:p>
          </table:table-cell>
          <table:table-cell table:style-name="ce20" table:formula="of:=([.G280]*[.G278])" office:value-type="float" office:value="3.14728492805596" calcext:value-type="float">
            <text:p>3.1472849281</text:p>
          </table:table-cell>
          <table:table-cell table:style-name="ce17" table:formula="of:=([.H280]*[.H278])" office:value-type="float" office:value="2.27345884229001" calcext:value-type="float">
            <text:p>2.2734588423</text:p>
          </table:table-cell>
          <table:table-cell table:style-name="ce20" table:formula="of:=([.I280]*[.I278])" office:value-type="float" office:value="2.63541438240663" calcext:value-type="float">
            <text:p>2.6354143824</text:p>
          </table:table-cell>
          <table:table-cell table:style-name="ce17"/>
          <table:table-cell office:value-type="float" office:value="558" calcext:value-type="float">
            <text:p>558</text:p>
          </table:table-cell>
          <table:table-cell office:value-type="float" office:value="821" calcext:value-type="float">
            <text:p>821</text:p>
          </table:table-cell>
          <table:table-cell office:value-type="float" office:value="512" calcext:value-type="float">
            <text:p>512</text:p>
          </table:table-cell>
          <table:table-cell office:value-type="float" office:value="1520" calcext:value-type="float">
            <text:p>152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280]*[.P278])" office:value-type="float" office:value="4.28583596132614" calcext:value-type="float">
            <text:p>4.2858359613</text:p>
          </table:table-cell>
          <table:table-cell table:style-name="ce20" table:formula="of:=([.Q280]*[.Q278])" office:value-type="float" office:value="109.504484751534" calcext:value-type="float">
            <text:p>109.5044847515</text:p>
          </table:table-cell>
          <table:table-cell table:style-name="ce17" table:formula="of:=([.R280]*[.R278])" office:value-type="float" office:value="166.410881844476" calcext:value-type="float">
            <text:p>166.4108818445</text:p>
          </table:table-cell>
          <table:table-cell table:style-name="ce20" table:formula="of:=([.S280]*[.S278])" office:value-type="float" office:value="269.748389731945" calcext:value-type="float">
            <text:p>269.7483897319</text:p>
          </table:table-cell>
          <table:table-cell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P276];&quot;;&quot;;[.P281];&quot;;&quot;;[.Q276];&quot;;&quot;;[.Q281];&quot;;&quot;;[.R276];&quot;;&quot;;[.R281];&quot;;&quot;;[.S276];&quot;;&quot;;[.S281])" office:value-type="string" office:string-value="gameboy;316.56;2.77396857828938;293.82;3.14728492805596;322.08;2.27345884229001;320.26;2.63541438240663;562.92;4.28583596132614;1031.02;109.504484751534;1602.06;166.410881844476;1474.72;269.748389731945" calcext:value-type="string">
            <text:p>gameboy;316.56;2.77396857828938;293.82;3.14728492805596;322.08;2.27345884229001;320.26;2.63541438240663;562.92;4.28583596132614;1031.02;109.504484751534;1602.06;166.410881844476;1474.72;269.748389731945</text:p>
          </table:table-cell>
          <table:table-cell table:number-columns-repeated="9"/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324" calcext:value-type="float">
            <text:p>32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0876285247121993" calcext:value-type="percentage">
            <text:p>0.88%</text:p>
          </table:table-cell>
          <table:table-cell table:formula="of:=[.G281]/[.G276]" office:value-type="percentage" office:value="0.0107116089036007" calcext:value-type="percentage">
            <text:p>1.07%</text:p>
          </table:table-cell>
          <table:table-cell table:formula="of:=[.H281]/[.H276]" office:value-type="percentage" office:value="0.00705867747854573" calcext:value-type="percentage">
            <text:p>0.71%</text:p>
          </table:table-cell>
          <table:table-cell table:formula="of:=[.I281]/[.I276]" office:value-type="percentage" office:value="0.00822898389560554" calcext:value-type="percentage">
            <text:p>0.82%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820" calcext:value-type="float">
            <text:p>820</text:p>
          </table:table-cell>
          <table:table-cell office:value-type="float" office:value="1506" calcext:value-type="float">
            <text:p>150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0761357912549942" calcext:value-type="percentage">
            <text:p>0.76%</text:p>
          </table:table-cell>
          <table:table-cell table:formula="of:=[.Q281]/[.Q276]" office:value-type="percentage" office:value="0.106209855047947" calcext:value-type="percentage">
            <text:p>10.62%</text:p>
          </table:table-cell>
          <table:table-cell table:formula="of:=[.R281]/[.R276]" office:value-type="percentage" office:value="0.103873064582148" calcext:value-type="percentage">
            <text:p>10.39%</text:p>
          </table:table-cell>
          <table:table-cell table:formula="of:=[.S281]/[.S276]" office:value-type="percentage" office:value="0.18291498707005" calcext:value-type="percentage">
            <text:p>18.29%</text:p>
          </table:table-cell>
          <table:table-cell table:number-columns-repeated="11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office:value-type="float" office:value="310" calcext:value-type="float">
            <text:p>310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1685" calcext:value-type="float">
            <text:p>1685</text:p>
          </table:table-cell>
          <table:table-cell office:value-type="float" office:value="1571" calcext:value-type="float">
            <text:p>1571</text:p>
          </table:table-cell>
          <table:table-cell office:value-type="float" office:value="446" calcext:value-type="float">
            <text:p>446</text:p>
          </table:table-cell>
          <table:table-cell table:number-columns-repeated="16"/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float" office:value="290" calcext:value-type="float">
            <text:p>290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76]-[.F276])/[.F276]" office:value-type="percentage" office:value="-0.0718347232752085" calcext:value-type="percentage">
            <text:p>-07.18%</text:p>
          </table:table-cell>
          <table:table-cell table:style-name="ce21" table:formula="of:=([.H276]-[.F276])/[.F276]" office:value-type="percentage" office:value="0.0174374526156178" calcext:value-type="percentage">
            <text:p>01.74%</text:p>
          </table:table-cell>
          <table:table-cell table:style-name="ce21" table:formula="of:=([.I276]-[.F276])/[.F276]" office:value-type="percentage" office:value="0.0116881475865554" calcext:value-type="percentage">
            <text:p>01.17%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805" calcext:value-type="float">
            <text:p>805</text:p>
          </table:table-cell>
          <table:table-cell office:value-type="float" office:value="1504" calcext:value-type="float">
            <text:p>1504</text:p>
          </table:table-cell>
          <table:table-cell office:value-type="float" office:value="1518" calcext:value-type="float">
            <text:p>151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76]-[.P276])/[.P276]" office:value-type="percentage" office:value="0.831556881972572" calcext:value-type="percentage">
            <text:p>83.16%</text:p>
          </table:table-cell>
          <table:table-cell table:style-name="ce27" table:formula="of:=([.R276]-[.P276])/[.P276]" office:value-type="percentage" office:value="1.84598166702196" calcext:value-type="percentage">
            <text:p>184.60%</text:p>
          </table:table-cell>
          <table:table-cell table:style-name="ce27" table:formula="of:=([.S276]-[.P276])/[.P276]" office:value-type="percentage" office:value="1.61976835074256" calcext:value-type="percentage">
            <text:p>161.98%</text:p>
          </table:table-cell>
          <table:table-cell table:number-columns-repeated="11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float" office:value="285" calcext:value-type="float">
            <text:p>285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812" calcext:value-type="float">
            <text:p>812</text:p>
          </table:table-cell>
          <table:table-cell office:value-type="float" office:value="1557" calcext:value-type="float">
            <text:p>1557</text:p>
          </table:table-cell>
          <table:table-cell office:value-type="float" office:value="1520" calcext:value-type="float">
            <text:p>1520</text:p>
          </table:table-cell>
          <table:table-cell table:number-columns-repeated="16"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float" office:value="284" calcext:value-type="float">
            <text:p>284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790" calcext:value-type="float">
            <text:p>790</text:p>
          </table:table-cell>
          <table:table-cell office:value-type="float" office:value="1500" calcext:value-type="float">
            <text:p>1500</text:p>
          </table:table-cell>
          <table:table-cell office:value-type="float" office:value="1526" calcext:value-type="float">
            <text:p>1526</text:p>
          </table:table-cell>
          <table:table-cell table:number-columns-repeated="16"/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float" office:value="281" calcext:value-type="float">
            <text:p>281</text:p>
          </table:table-cell>
          <table:table-cell office:value-type="float" office:value="316" calcext:value-type="float">
            <text:p>316</text:p>
          </table:table-cell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798" calcext:value-type="float">
            <text:p>798</text:p>
          </table:table-cell>
          <table:table-cell office:value-type="float" office:value="1499" calcext:value-type="float">
            <text:p>1499</text:p>
          </table:table-cell>
          <table:table-cell office:value-type="float" office:value="430" calcext:value-type="float">
            <text:p>430</text:p>
          </table:table-cell>
          <table:table-cell table:number-columns-repeated="16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96" calcext:value-type="float">
            <text:p>296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826" calcext:value-type="float">
            <text:p>826</text:p>
          </table:table-cell>
          <table:table-cell office:value-type="float" office:value="1497" calcext:value-type="float">
            <text:p>1497</text:p>
          </table:table-cell>
          <table:table-cell office:value-type="float" office:value="1520" calcext:value-type="float">
            <text:p>1520</text:p>
          </table:table-cell>
          <table:table-cell table:number-columns-repeated="16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294" calcext:value-type="float">
            <text:p>294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834" calcext:value-type="float">
            <text:p>834</text:p>
          </table:table-cell>
          <table:table-cell office:value-type="float" office:value="1494" calcext:value-type="float">
            <text:p>1494</text:p>
          </table:table-cell>
          <table:table-cell office:value-type="float" office:value="1528" calcext:value-type="float">
            <text:p>1528</text:p>
          </table:table-cell>
          <table:table-cell table:number-columns-repeated="16"/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771" calcext:value-type="float">
            <text:p>771</text:p>
          </table:table-cell>
          <table:table-cell office:value-type="float" office:value="1501" calcext:value-type="float">
            <text:p>1501</text:p>
          </table:table-cell>
          <table:table-cell office:value-type="float" office:value="440" calcext:value-type="float">
            <text:p>440</text:p>
          </table:table-cell>
          <table:table-cell table:number-columns-repeated="16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796" calcext:value-type="float">
            <text:p>796</text:p>
          </table:table-cell>
          <table:table-cell office:value-type="float" office:value="1493" calcext:value-type="float">
            <text:p>1493</text:p>
          </table:table-cell>
          <table:table-cell office:value-type="float" office:value="1512" calcext:value-type="float">
            <text:p>1512</text:p>
          </table:table-cell>
          <table:table-cell table:number-columns-repeated="16"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float" office:value="283" calcext:value-type="float">
            <text:p>283</text:p>
          </table:table-cell>
          <table:table-cell office:value-type="float" office:value="321" calcext:value-type="float">
            <text:p>321</text:p>
          </table:table-cell>
          <table:table-cell office:value-type="float" office:value="308" calcext:value-type="float">
            <text:p>308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817" calcext:value-type="float">
            <text:p>817</text:p>
          </table:table-cell>
          <table:table-cell office:value-type="float" office:value="1412" calcext:value-type="float">
            <text:p>1412</text:p>
          </table:table-cell>
          <table:table-cell office:value-type="float" office:value="1530" calcext:value-type="float">
            <text:p>1530</text:p>
          </table:table-cell>
          <table:table-cell table:number-columns-repeated="16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float" office:value="304" calcext:value-type="float">
            <text:p>304</text:p>
          </table:table-cell>
          <table:table-cell office:value-type="float" office:value="345" calcext:value-type="float">
            <text:p>345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1579" calcext:value-type="float">
            <text:p>1579</text:p>
          </table:table-cell>
          <table:table-cell office:value-type="float" office:value="1499" calcext:value-type="float">
            <text:p>1499</text:p>
          </table:table-cell>
          <table:table-cell office:value-type="float" office:value="3696" calcext:value-type="float">
            <text:p>3696</text:p>
          </table:table-cell>
          <table:table-cell table:number-columns-repeated="16"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318" calcext:value-type="float">
            <text:p>318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846" calcext:value-type="float">
            <text:p>846</text:p>
          </table:table-cell>
          <table:table-cell office:value-type="float" office:value="1496" calcext:value-type="float">
            <text:p>1496</text:p>
          </table:table-cell>
          <table:table-cell office:value-type="float" office:value="449" calcext:value-type="float">
            <text:p>449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94" calcext:value-type="float">
            <text:p>294</text:p>
          </table:table-cell>
          <table:table-cell office:value-type="float" office:value="317" calcext:value-type="float">
            <text:p>317</text:p>
          </table:table-cell>
          <table:table-cell office:value-type="float" office:value="335" calcext:value-type="float">
            <text:p>335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823" calcext:value-type="float">
            <text:p>823</text:p>
          </table:table-cell>
          <table:table-cell office:value-type="float" office:value="3850" calcext:value-type="float">
            <text:p>3850</text:p>
          </table:table-cell>
          <table:table-cell office:value-type="float" office:value="1421" calcext:value-type="float">
            <text:p>1421</text:p>
          </table:table-cell>
          <table:table-cell table:number-columns-repeated="16"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float" office:value="278" calcext:value-type="float">
            <text:p>278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88" calcext:value-type="float">
            <text:p>588</text:p>
          </table:table-cell>
          <table:table-cell office:value-type="float" office:value="819" calcext:value-type="float">
            <text:p>819</text:p>
          </table:table-cell>
          <table:table-cell office:value-type="float" office:value="1419" calcext:value-type="float">
            <text:p>1419</text:p>
          </table:table-cell>
          <table:table-cell office:value-type="float" office:value="1507" calcext:value-type="float">
            <text:p>1507</text:p>
          </table:table-cell>
          <table:table-cell table:number-columns-repeated="16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294" calcext:value-type="float">
            <text:p>294</text:p>
          </table:table-cell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table:number-columns-repeated="6"/>
          <table:table-cell office:value-type="float" office:value="559" calcext:value-type="float">
            <text:p>559</text:p>
          </table:table-cell>
          <table:table-cell office:value-type="float" office:value="582" calcext:value-type="float">
            <text:p>582</text:p>
          </table:table-cell>
          <table:table-cell office:value-type="float" office:value="3533" calcext:value-type="float">
            <text:p>3533</text:p>
          </table:table-cell>
          <table:table-cell office:value-type="float" office:value="529" calcext:value-type="float">
            <text:p>529</text:p>
          </table:table-cell>
          <table:table-cell table:number-columns-repeated="16"/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float" office:value="294" calcext:value-type="float">
            <text:p>294</text:p>
          </table:table-cell>
          <table:table-cell office:value-type="float" office:value="339" calcext:value-type="float">
            <text:p>339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547" calcext:value-type="float">
            <text:p>547</text:p>
          </table:table-cell>
          <table:table-cell office:value-type="float" office:value="806" calcext:value-type="float">
            <text:p>806</text:p>
          </table:table-cell>
          <table:table-cell office:value-type="float" office:value="1496" calcext:value-type="float">
            <text:p>1496</text:p>
          </table:table-cell>
          <table:table-cell office:value-type="float" office:value="1505" calcext:value-type="float">
            <text:p>1505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87" calcext:value-type="float">
            <text:p>287</text:p>
          </table:table-cell>
          <table:table-cell office:value-type="float" office:value="320" calcext:value-type="float">
            <text:p>320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office:value-type="float" office:value="561" calcext:value-type="float">
            <text:p>561</text:p>
          </table:table-cell>
          <table:table-cell office:value-type="float" office:value="804" calcext:value-type="float">
            <text:p>804</text:p>
          </table:table-cell>
          <table:table-cell office:value-type="float" office:value="1491" calcext:value-type="float">
            <text:p>1491</text:p>
          </table:table-cell>
          <table:table-cell office:value-type="float" office:value="3805" calcext:value-type="float">
            <text:p>3805</text:p>
          </table:table-cell>
          <table:table-cell table:number-columns-repeated="16"/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float" office:value="277" calcext:value-type="float">
            <text:p>277</text:p>
          </table:table-cell>
          <table:table-cell office:value-type="float" office:value="329" calcext:value-type="float">
            <text:p>329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804" calcext:value-type="float">
            <text:p>804</text:p>
          </table:table-cell>
          <table:table-cell office:value-type="float" office:value="1624" calcext:value-type="float">
            <text:p>1624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float" office:value="293" calcext:value-type="float">
            <text:p>293</text:p>
          </table:table-cell>
          <table:table-cell office:value-type="float" office:value="339" calcext:value-type="float">
            <text:p>339</text:p>
          </table:table-cell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553" calcext:value-type="float">
            <text:p>553</text:p>
          </table:table-cell>
          <table:table-cell office:value-type="float" office:value="828" calcext:value-type="float">
            <text:p>828</text:p>
          </table:table-cell>
          <table:table-cell office:value-type="float" office:value="1498" calcext:value-type="float">
            <text:p>1498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821" calcext:value-type="float">
            <text:p>821</text:p>
          </table:table-cell>
          <table:table-cell office:value-type="float" office:value="1578" calcext:value-type="float">
            <text:p>1578</text:p>
          </table:table-cell>
          <table:table-cell office:value-type="float" office:value="1526" calcext:value-type="float">
            <text:p>1526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77" calcext:value-type="float">
            <text:p>277</text:p>
          </table:table-cell>
          <table:table-cell office:value-type="float" office:value="321" calcext:value-type="float">
            <text:p>3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544" calcext:value-type="float">
            <text:p>544</text:p>
          </table:table-cell>
          <table:table-cell office:value-type="float" office:value="793" calcext:value-type="float">
            <text:p>793</text:p>
          </table:table-cell>
          <table:table-cell office:value-type="float" office:value="1565" calcext:value-type="float">
            <text:p>1565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float" office:value="282" calcext:value-type="float">
            <text:p>282</text:p>
          </table:table-cell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table:number-columns-repeated="6"/>
          <table:table-cell office:value-type="float" office:value="581" calcext:value-type="float">
            <text:p>581</text:p>
          </table:table-cell>
          <table:table-cell office:value-type="float" office:value="810" calcext:value-type="float">
            <text:p>810</text:p>
          </table:table-cell>
          <table:table-cell office:value-type="float" office:value="1489" calcext:value-type="float">
            <text:p>1489</text:p>
          </table:table-cell>
          <table:table-cell office:value-type="float" office:value="1512" calcext:value-type="float">
            <text:p>1512</text:p>
          </table:table-cell>
          <table:table-cell table:number-columns-repeated="16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306" calcext:value-type="float">
            <text:p>306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1680" calcext:value-type="float">
            <text:p>1680</text:p>
          </table:table-cell>
          <table:table-cell office:value-type="float" office:value="1502" calcext:value-type="float">
            <text:p>1502</text:p>
          </table:table-cell>
          <table:table-cell office:value-type="float" office:value="1522" calcext:value-type="float">
            <text:p>1522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541" calcext:value-type="float">
            <text:p>541</text:p>
          </table:table-cell>
          <table:table-cell office:value-type="float" office:value="806" calcext:value-type="float">
            <text:p>806</text:p>
          </table:table-cell>
          <table:table-cell office:value-type="float" office:value="1487" calcext:value-type="float">
            <text:p>1487</text:p>
          </table:table-cell>
          <table:table-cell office:value-type="float" office:value="1513" calcext:value-type="float">
            <text:p>1513</text:p>
          </table:table-cell>
          <table:table-cell table:number-columns-repeated="16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42" calcext:value-type="float">
            <text:p>542</text:p>
          </table:table-cell>
          <table:table-cell office:value-type="float" office:value="1689" calcext:value-type="float">
            <text:p>1689</text:p>
          </table:table-cell>
          <table:table-cell office:value-type="float" office:value="1503" calcext:value-type="float">
            <text:p>1503</text:p>
          </table:table-cell>
          <table:table-cell office:value-type="float" office:value="448" calcext:value-type="float">
            <text:p>448</text:p>
          </table:table-cell>
          <table:table-cell table:number-columns-repeated="16"/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float" office:value="289" calcext:value-type="float">
            <text:p>289</text:p>
          </table:table-cell>
          <table:table-cell office:value-type="float" office:value="330" calcext:value-type="float">
            <text:p>330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793" calcext:value-type="float">
            <text:p>793</text:p>
          </table:table-cell>
          <table:table-cell office:value-type="float" office:value="1559" calcext:value-type="float">
            <text:p>1559</text:p>
          </table:table-cell>
          <table:table-cell office:value-type="float" office:value="1517" calcext:value-type="float">
            <text:p>1517</text:p>
          </table:table-cell>
          <table:table-cell table:number-columns-repeated="16"/>
        </table:table-row>
        <table:table-row table:style-name="ro4">
          <table:table-cell office:value-type="float" office:value="331" calcext:value-type="float">
            <text:p>331</text:p>
          </table:table-cell>
          <table:table-cell office:value-type="float" office:value="297" calcext:value-type="float">
            <text:p>297</text:p>
          </table:table-cell>
          <table:table-cell office:value-type="float" office:value="317" calcext:value-type="float">
            <text:p>317</text:p>
          </table:table-cell>
          <table:table-cell office:value-type="float" office:value="301" calcext:value-type="float">
            <text:p>301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793" calcext:value-type="float">
            <text:p>793</text:p>
          </table:table-cell>
          <table:table-cell office:value-type="float" office:value="1565" calcext:value-type="float">
            <text:p>1565</text:p>
          </table:table-cell>
          <table:table-cell office:value-type="float" office:value="451" calcext:value-type="float">
            <text:p>451</text:p>
          </table:table-cell>
          <table:table-cell table:number-columns-repeated="16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286" calcext:value-type="float">
            <text:p>28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84" calcext:value-type="float">
            <text:p>584</text:p>
          </table:table-cell>
          <table:table-cell office:value-type="float" office:value="826" calcext:value-type="float">
            <text:p>826</text:p>
          </table:table-cell>
          <table:table-cell office:value-type="float" office:value="1397" calcext:value-type="float">
            <text:p>1397</text:p>
          </table:table-cell>
          <table:table-cell office:value-type="float" office:value="3475" calcext:value-type="float">
            <text:p>3475</text:p>
          </table:table-cell>
          <table:table-cell table:number-columns-repeated="16"/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float" office:value="298" calcext:value-type="float">
            <text:p>298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1679" calcext:value-type="float">
            <text:p>1679</text:p>
          </table:table-cell>
          <table:table-cell office:value-type="float" office:value="1570" calcext:value-type="float">
            <text:p>1570</text:p>
          </table:table-cell>
          <table:table-cell office:value-type="float" office:value="3824" calcext:value-type="float">
            <text:p>3824</text:p>
          </table:table-cell>
          <table:table-cell table:number-columns-repeated="16"/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float" office:value="306" calcext:value-type="float">
            <text:p>306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1654" calcext:value-type="float">
            <text:p>1654</text:p>
          </table:table-cell>
          <table:table-cell office:value-type="float" office:value="1467" calcext:value-type="float">
            <text:p>1467</text:p>
          </table:table-cell>
          <table:table-cell office:value-type="float" office:value="443" calcext:value-type="float">
            <text:p>443</text:p>
          </table:table-cell>
          <table:table-cell table:number-columns-repeated="16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295" calcext:value-type="float">
            <text:p>295</text:p>
          </table:table-cell>
          <table:table-cell office:value-type="float" office:value="310" calcext:value-type="float">
            <text:p>310</text:p>
          </table:table-cell>
          <table:table-cell office:value-type="float" office:value="318" calcext:value-type="float">
            <text:p>318</text:p>
          </table:table-cell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784" calcext:value-type="float">
            <text:p>784</text:p>
          </table:table-cell>
          <table:table-cell office:value-type="float" office:value="1503" calcext:value-type="float">
            <text:p>1503</text:p>
          </table:table-cell>
          <table:table-cell office:value-type="float" office:value="1524" calcext:value-type="float">
            <text:p>1524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91" calcext:value-type="float">
            <text:p>291</text:p>
          </table:table-cell>
          <table:table-cell office:value-type="float" office:value="305" calcext:value-type="float">
            <text:p>305</text:p>
          </table:table-cell>
          <table:table-cell office:value-type="float" office:value="322" calcext:value-type="float">
            <text:p>322</text:p>
          </table:table-cell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806" calcext:value-type="float">
            <text:p>806</text:p>
          </table:table-cell>
          <table:table-cell office:value-type="float" office:value="1574" calcext:value-type="float">
            <text:p>1574</text:p>
          </table:table-cell>
          <table:table-cell office:value-type="float" office:value="1513" calcext:value-type="float">
            <text:p>1513</text:p>
          </table:table-cell>
          <table:table-cell table:number-columns-repeated="16"/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1686" calcext:value-type="float">
            <text:p>1686</text:p>
          </table:table-cell>
          <table:table-cell office:value-type="float" office:value="3863" calcext:value-type="float">
            <text:p>3863</text:p>
          </table:table-cell>
          <table:table-cell office:value-type="float" office:value="448" calcext:value-type="float">
            <text:p>448</text:p>
          </table:table-cell>
          <table:table-cell table:number-columns-repeated="16"/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float" office:value="287" calcext:value-type="float">
            <text:p>287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789" calcext:value-type="float">
            <text:p>789</text:p>
          </table:table-cell>
          <table:table-cell office:value-type="float" office:value="1502" calcext:value-type="float">
            <text:p>1502</text:p>
          </table:table-cell>
          <table:table-cell office:value-type="float" office:value="1523" calcext:value-type="float">
            <text:p>1523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92" calcext:value-type="float">
            <text:p>292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53" calcext:value-type="float">
            <text:p>553</text:p>
          </table:table-cell>
          <table:table-cell office:value-type="float" office:value="808" calcext:value-type="float">
            <text:p>808</text:p>
          </table:table-cell>
          <table:table-cell office:value-type="float" office:value="1488" calcext:value-type="float">
            <text:p>1488</text:p>
          </table:table-cell>
          <table:table-cell office:value-type="float" office:value="1528" calcext:value-type="float">
            <text:p>1528</text:p>
          </table:table-cell>
          <table:table-cell table:number-columns-repeated="16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278" calcext:value-type="float">
            <text:p>278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818" calcext:value-type="float">
            <text:p>818</text:p>
          </table:table-cell>
          <table:table-cell office:value-type="float" office:value="1571" calcext:value-type="float">
            <text:p>1571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06" calcext:value-type="float">
            <text:p>306</text:p>
          </table:table-cell>
          <table:table-cell table:number-columns-repeated="6"/>
          <table:table-cell office:value-type="float" office:value="579" calcext:value-type="float">
            <text:p>579</text:p>
          </table:table-cell>
          <table:table-cell office:value-type="float" office:value="1680" calcext:value-type="float">
            <text:p>1680</text:p>
          </table:table-cell>
          <table:table-cell office:value-type="float" office:value="1573" calcext:value-type="float">
            <text:p>1573</text:p>
          </table:table-cell>
          <table:table-cell office:value-type="float" office:value="461" calcext:value-type="float">
            <text:p>461</text:p>
          </table:table-cell>
          <table:table-cell table:number-columns-repeated="16"/>
        </table:table-row>
        <table:table-row table:style-name="ro4"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324" calcext:value-type="float">
            <text:p>324</text:p>
          </table:table-cell>
          <table:table-cell table:number-columns-repeated="6"/>
          <table:table-cell office:value-type="float" office:value="596" calcext:value-type="float">
            <text:p>596</text:p>
          </table:table-cell>
          <table:table-cell office:value-type="float" office:value="892" calcext:value-type="float">
            <text:p>892</text:p>
          </table:table-cell>
          <table:table-cell office:value-type="float" office:value="1561" calcext:value-type="float">
            <text:p>1561</text:p>
          </table:table-cell>
          <table:table-cell office:value-type="float" office:value="3493" calcext:value-type="float">
            <text:p>3493</text:p>
          </table:table-cell>
          <table:table-cell table:number-columns-repeated="16"/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table:number-columns-repeated="6"/>
          <table:table-cell office:value-type="float" office:value="549" calcext:value-type="float">
            <text:p>549</text:p>
          </table:table-cell>
          <table:table-cell office:value-type="float" office:value="1697" calcext:value-type="float">
            <text:p>1697</text:p>
          </table:table-cell>
          <table:table-cell office:value-type="float" office:value="1508" calcext:value-type="float">
            <text:p>1508</text:p>
          </table:table-cell>
          <table:table-cell office:value-type="float" office:value="444" calcext:value-type="float">
            <text:p>444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93" calcext:value-type="float">
            <text:p>293</text:p>
          </table:table-cell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566" calcext:value-type="float">
            <text:p>566</text:p>
          </table:table-cell>
          <table:table-cell office:value-type="float" office:value="791" calcext:value-type="float">
            <text:p>791</text:p>
          </table:table-cell>
          <table:table-cell office:value-type="float" office:value="1429" calcext:value-type="float">
            <text:p>1429</text:p>
          </table:table-cell>
          <table:table-cell office:value-type="float" office:value="1529" calcext:value-type="float">
            <text:p>1529</text:p>
          </table:table-cell>
          <table:table-cell table:number-columns-repeated="16"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table:number-columns-repeated="6"/>
          <table:table-cell office:value-type="float" office:value="544" calcext:value-type="float">
            <text:p>544</text:p>
          </table:table-cell>
          <table:table-cell office:value-type="float" office:value="1662" calcext:value-type="float">
            <text:p>1662</text:p>
          </table:table-cell>
          <table:table-cell office:value-type="float" office:value="1489" calcext:value-type="float">
            <text:p>1489</text:p>
          </table:table-cell>
          <table:table-cell office:value-type="float" office:value="3798" calcext:value-type="float">
            <text:p>3798</text:p>
          </table:table-cell>
          <table:table-cell table:number-columns-repeated="16"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table:style-name="ce16"/>
          <table:table-cell table:style-name="ce19" table:number-columns-repeated="5"/>
          <table:table-cell office:value-type="float" office:value="562" calcext:value-type="float">
            <text:p>562</text:p>
          </table:table-cell>
          <table:table-cell office:value-type="float" office:value="1657" calcext:value-type="float">
            <text:p>1657</text:p>
          </table:table-cell>
          <table:table-cell office:value-type="float" office:value="1497" calcext:value-type="float">
            <text:p>1497</text:p>
          </table:table-cell>
          <table:table-cell office:value-type="float" office:value="1414" calcext:value-type="float">
            <text:p>141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MANDREEL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8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8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784" calcext:value-type="float">
            <text:p>784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533" calcext:value-type="float">
            <text:p>53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8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49" calcext:value-type="float">
            <text:p>49</text:p>
          </table:table-cell>
          <table:table-cell table:style-name="ce8" table:formula="of:=COUNT([.N329:.N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329:.A378])" office:value-type="float" office:value="113.66" calcext:value-type="float">
            <text:p>113.66</text:p>
          </table:table-cell>
          <table:table-cell table:style-name="ce20" table:formula="of:=AVERAGE([.B329:.B378])" office:value-type="float" office:value="104.26" calcext:value-type="float">
            <text:p>104.26</text:p>
          </table:table-cell>
          <table:table-cell table:style-name="ce17" table:formula="of:=AVERAGE([.C329:.C378])" office:value-type="float" office:value="106.76" calcext:value-type="float">
            <text:p>106.76</text:p>
          </table:table-cell>
          <table:table-cell table:style-name="ce20" table:formula="of:=AVERAGE([.D329:.D378])" office:value-type="float" office:value="109.7" calcext:value-type="float">
            <text:p>109.7</text:p>
          </table:table-cell>
          <table:table-cell table:style-name="ce17"/>
          <table:table-cell office:value-type="float" office:value="796" calcext:value-type="float">
            <text:p>796</text:p>
          </table:table-cell>
          <table:table-cell office:value-type="float" office:value="766" calcext:value-type="float">
            <text:p>766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329:.K378])" office:value-type="float" office:value="790.68" calcext:value-type="float">
            <text:p>790.68</text:p>
          </table:table-cell>
          <table:table-cell table:style-name="ce20" table:formula="of:=AVERAGE([.L329:.L378])" office:value-type="float" office:value="774.28" calcext:value-type="float">
            <text:p>774.28</text:p>
          </table:table-cell>
          <table:table-cell table:style-name="ce17" table:formula="of:=AVERAGE([.M329:.M378])" office:value-type="float" office:value="502.489795918367" calcext:value-type="float">
            <text:p>502.4897959184</text:p>
          </table:table-cell>
          <table:table-cell table:style-name="ce20" table:formula="of:=AVERAGE([.N329:.N378])" office:value-type="float" office:value="530.02" calcext:value-type="float">
            <text:p>530.02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float" office:value="17.0044897959184" calcext:value-type="float">
            <text:p>17.0044897959</text:p>
          </table:table-cell>
          <table:table-cell table:style-name="ce8" table:formula="of:=VAR([.B329:.B378])" office:value-type="float" office:value="11.5432653061225" calcext:value-type="float">
            <text:p>11.5432653061</text:p>
          </table:table-cell>
          <table:table-cell table:style-name="Default" table:formula="of:=VAR([.C329:.C378])" office:value-type="float" office:value="15.2065306122449" calcext:value-type="float">
            <text:p>15.2065306122</text:p>
          </table:table-cell>
          <table:table-cell table:style-name="ce8" table:formula="of:=VAR([.D329:.D378])" office:value-type="float" office:value="13.3979591836735" calcext:value-type="float">
            <text:p>13.3979591837</text:p>
          </table:table-cell>
          <table:table-cell table:style-name="ce17"/>
          <table:table-cell office:value-type="float" office:value="804" calcext:value-type="float">
            <text:p>804</text:p>
          </table:table-cell>
          <table:table-cell office:value-type="float" office:value="740" calcext:value-type="float">
            <text:p>740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float" office:value="646.262857142857" calcext:value-type="float">
            <text:p>646.2628571429</text:p>
          </table:table-cell>
          <table:table-cell table:style-name="ce8" table:formula="of:=VAR([.L329:.L378])" office:value-type="float" office:value="1159.92" calcext:value-type="float">
            <text:p>1159.92</text:p>
          </table:table-cell>
          <table:table-cell table:style-name="Default" table:formula="of:=VAR([.M329:.M378])" office:value-type="float" office:value="592.08843537415" calcext:value-type="float">
            <text:p>592.0884353742</text:p>
          </table:table-cell>
          <table:table-cell table:style-name="ce8" table:formula="of:=VAR([.N329:.N378])" office:value-type="float" office:value="293.122040816327" calcext:value-type="float">
            <text:p>293.1220408163</text:p>
          </table:table-cell>
          <table:table-cell table:number-columns-repeated="1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float" office:value="0.583172183765968" calcext:value-type="float">
            <text:p>0.5831721838</text:p>
          </table:table-cell>
          <table:table-cell table:style-name="ce8" table:formula="of:=SQRT([.G331]/[.G329])" office:value-type="float" office:value="0.480484449407521" calcext:value-type="float">
            <text:p>0.4804844494</text:p>
          </table:table-cell>
          <table:table-cell table:style-name="Default" table:formula="of:=SQRT([.H331]/[.H329])" office:value-type="float" office:value="0.551480382466048" calcext:value-type="float">
            <text:p>0.5514803825</text:p>
          </table:table-cell>
          <table:table-cell table:style-name="ce8" table:formula="of:=SQRT([.I331]/[.I329])" office:value-type="float" office:value="0.517647740914098" calcext:value-type="float">
            <text:p>0.5176477409</text:p>
          </table:table-cell>
          <table:table-cell table:style-name="ce17"/>
          <table:table-cell office:value-type="float" office:value="761" calcext:value-type="float">
            <text:p>761</text:p>
          </table:table-cell>
          <table:table-cell office:value-type="float" office:value="767" calcext:value-type="float">
            <text:p>767</text:p>
          </table:table-cell>
          <table:table-cell office:value-type="float" office:value="505" calcext:value-type="float">
            <text:p>505</text:p>
          </table:table-cell>
          <table:table-cell office:value-type="float" office:value="547" calcext:value-type="float">
            <text:p>54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float" office:value="3.59517136488056" calcext:value-type="float">
            <text:p>3.5951713649</text:p>
          </table:table-cell>
          <table:table-cell table:style-name="ce8" table:formula="of:=SQRT([.Q331]/[.Q329])" office:value-type="float" office:value="4.81647173769347" calcext:value-type="float">
            <text:p>4.8164717377</text:p>
          </table:table-cell>
          <table:table-cell table:style-name="Default" table:formula="of:=SQRT([.R331]/[.R329])" office:value-type="float" office:value="3.47612391272453" calcext:value-type="float">
            <text:p>3.4761239127</text:p>
          </table:table-cell>
          <table:table-cell table:style-name="ce8" table:formula="of:=SQRT([.S331]/[.S329])" office:value-type="float" office:value="2.42124778086146" calcext:value-type="float">
            <text:p>2.4212477809</text:p>
          </table:table-cell>
          <table:table-cell table:number-columns-repeated="11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8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8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799" calcext:value-type="float">
            <text:p>799</text:p>
          </table:table-cell>
          <table:table-cell office:value-type="float" office:value="783" calcext:value-type="float">
            <text:p>783</text:p>
          </table:table-cell>
          <table:table-cell office:value-type="float" office:value="507" calcext:value-type="float">
            <text:p>507</text:p>
          </table:table-cell>
          <table:table-cell office:value-type="float" office:value="532" calcext:value-type="float">
            <text:p>53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8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48" calcext:value-type="float">
            <text:p>48</text:p>
          </table:table-cell>
          <table:table-cell table:style-name="ce8" table:formula="of:=[.S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8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8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810" calcext:value-type="float">
            <text:p>810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524" calcext:value-type="float">
            <text:p>52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8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float" office:value="2.01063475762423" calcext:value-type="float">
            <text:p>2.0106347576</text:p>
          </table:table-cell>
          <table:table-cell table:style-name="ce8" table:formula="of:=TINV(0.05;[.S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334]*[.F332])" office:value-type="float" office:value="1.17192837947867" calcext:value-type="float">
            <text:p>1.1719283795</text:p>
          </table:table-cell>
          <table:table-cell table:style-name="ce20" table:formula="of:=([.G334]*[.G332])" office:value-type="float" office:value="0.965569651355031" calcext:value-type="float">
            <text:p>0.9655696514</text:p>
          </table:table-cell>
          <table:table-cell table:style-name="ce17" table:formula="of:=([.H334]*[.H332])" office:value-type="float" office:value="1.10824132036633" calcext:value-type="float">
            <text:p>1.1082413204</text:p>
          </table:table-cell>
          <table:table-cell table:style-name="ce20" table:formula="of:=([.I334]*[.I332])" office:value-type="float" office:value="1.04025208169686" calcext:value-type="float">
            <text:p>1.0402520817</text:p>
          </table:table-cell>
          <table:table-cell table:style-name="ce17"/>
          <table:table-cell office:value-type="float" office:value="806" calcext:value-type="float">
            <text:p>806</text:p>
          </table:table-cell>
          <table:table-cell office:value-type="float" office:value="803" calcext:value-type="float">
            <text:p>803</text:p>
          </table:table-cell>
          <table:table-cell office:value-type="float" office:value="476" calcext:value-type="float">
            <text:p>476</text:p>
          </table:table-cell>
          <table:table-cell office:value-type="float" office:value="538" calcext:value-type="float">
            <text:p>538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334]*[.P332])" office:value-type="float" office:value="7.2247673481001" calcext:value-type="float">
            <text:p>7.2247673481</text:p>
          </table:table-cell>
          <table:table-cell table:style-name="ce20" table:formula="of:=([.Q334]*[.Q332])" office:value-type="float" office:value="9.67906233440164" calcext:value-type="float">
            <text:p>9.6790623344</text:p>
          </table:table-cell>
          <table:table-cell table:style-name="ce17" table:formula="of:=([.R334]*[.R332])" office:value-type="float" office:value="6.98921556073268" calcext:value-type="float">
            <text:p>6.9892155607</text:p>
          </table:table-cell>
          <table:table-cell table:style-name="ce20" table:formula="of:=([.S334]*[.S332])" office:value-type="float" office:value="4.86567958337331" calcext:value-type="float">
            <text:p>4.8656795834</text:p>
          </table:table-cell>
          <table:table-cell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P330];&quot;;&quot;;[.P335];&quot;;&quot;;[.Q330];&quot;;&quot;;[.Q335];&quot;;&quot;;[.R330];&quot;;&quot;;[.R335];&quot;;&quot;;[.S330];&quot;;&quot;;[.S335])" office:value-type="string" office:string-value="mandreel;113.66;1.17192837947867;104.26;0.965569651355031;106.76;1.10824132036633;109.7;1.04025208169686;790.68;7.2247673481001;774.28;9.67906233440164;502.489795918367;6.98921556073268;530.02;4.86567958337331" calcext:value-type="string">
            <text:p>mandreel;113.66;1.17192837947867;104.26;0.965569651355031;106.76;1.10824132036633;109.7;1.04025208169686;790.68;7.2247673481001;774.28;9.67906233440164;502.489795918367;6.98921556073268;530.02;4.86567958337331</text:p>
          </table:table-cell>
          <table:table-cell table:number-columns-repeated="9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10310825087794" calcext:value-type="percentage">
            <text:p>1.03%</text:p>
          </table:table-cell>
          <table:table-cell table:formula="of:=[.G335]/[.G330]" office:value-type="percentage" office:value="0.00926117064411118" calcext:value-type="percentage">
            <text:p>0.93%</text:p>
          </table:table-cell>
          <table:table-cell table:formula="of:=[.H335]/[.H330]" office:value-type="percentage" office:value="0.0103806792840608" calcext:value-type="percentage">
            <text:p>1.04%</text:p>
          </table:table-cell>
          <table:table-cell table:formula="of:=[.I335]/[.I330]" office:value-type="percentage" office:value="0.00948269901273349" calcext:value-type="percentage">
            <text:p>0.95%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25" calcext:value-type="float">
            <text:p>825</text:p>
          </table:table-cell>
          <table:table-cell office:value-type="float" office:value="487" calcext:value-type="float">
            <text:p>48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0913741001176215" calcext:value-type="percentage">
            <text:p>0.91%</text:p>
          </table:table-cell>
          <table:table-cell table:formula="of:=[.Q335]/[.Q330]" office:value-type="percentage" office:value="0.0125007262675022" calcext:value-type="percentage">
            <text:p>1.25%</text:p>
          </table:table-cell>
          <table:table-cell table:formula="of:=[.R335]/[.R330]" office:value-type="percentage" office:value="0.0139091691363781" calcext:value-type="percentage">
            <text:p>1.39%</text:p>
          </table:table-cell>
          <table:table-cell table:formula="of:=[.S335]/[.S330]" office:value-type="percentage" office:value="0.00918018109387062" calcext:value-type="percentage">
            <text:p>0.92%</text:p>
          </table:table-cell>
          <table:table-cell table:number-columns-repeated="11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21" calcext:value-type="float">
            <text:p>821</text:p>
          </table:table-cell>
          <table:table-cell office:value-type="float" office:value="761" calcext:value-type="float">
            <text:p>761</text:p>
          </table:table-cell>
          <table:table-cell office:value-type="float" office:value="466" calcext:value-type="float">
            <text:p>466</text:p>
          </table:table-cell>
          <table:table-cell office:value-type="float" office:value="522" calcext:value-type="float">
            <text:p>522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30]-[.F330])/[.F330]" office:value-type="percentage" office:value="-0.0827027978180538" calcext:value-type="percentage">
            <text:p>-08.27%</text:p>
          </table:table-cell>
          <table:table-cell table:style-name="ce21" table:formula="of:=([.H330]-[.F330])/[.F330]" office:value-type="percentage" office:value="-0.0607073728664437" calcext:value-type="percentage">
            <text:p>-06.07%</text:p>
          </table:table-cell>
          <table:table-cell table:style-name="ce21" table:formula="of:=([.I330]-[.F330])/[.F330]" office:value-type="percentage" office:value="-0.0348407531233503" calcext:value-type="percentage">
            <text:p>-03.48%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821" calcext:value-type="float">
            <text:p>821</text:p>
          </table:table-cell>
          <table:table-cell office:value-type="float" office:value="505" calcext:value-type="float">
            <text:p>505</text:p>
          </table:table-cell>
          <table:table-cell office:value-type="float" office:value="544" calcext:value-type="float">
            <text:p>54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30]-[.P330])/[.P330]" office:value-type="percentage" office:value="-0.0207416401072494" calcext:value-type="percentage">
            <text:p>-02.07%</text:p>
          </table:table-cell>
          <table:table-cell table:style-name="ce27" table:formula="of:=([.R330]-[.P330])/[.P330]" office:value-type="percentage" office:value="-0.364483993627805" calcext:value-type="percentage">
            <text:p>-36.45%</text:p>
          </table:table-cell>
          <table:table-cell table:style-name="ce27" table:formula="of:=([.S330]-[.P330])/[.P330]" office:value-type="percentage" office:value="-0.329665604289978" calcext:value-type="percentage">
            <text:p>-32.97%</text:p>
          </table:table-cell>
          <table:table-cell table:number-columns-repeated="11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43" calcext:value-type="float">
            <text:p>743</text:p>
          </table:table-cell>
          <table:table-cell office:value-type="float" office:value="852" calcext:value-type="float">
            <text:p>852</text:p>
          </table:table-cell>
          <table:table-cell office:value-type="float" office:value="473" calcext:value-type="float">
            <text:p>473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796" calcext:value-type="float">
            <text:p>796</text:p>
          </table:table-cell>
          <table:table-cell office:value-type="float" office:value="752" calcext:value-type="float">
            <text:p>752</text:p>
          </table:table-cell>
          <table:table-cell office:value-type="float" office:value="518" calcext:value-type="float">
            <text:p>518</text:p>
          </table:table-cell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817" calcext:value-type="float">
            <text:p>817</text:p>
          </table:table-cell>
          <table:table-cell office:value-type="float" office:value="808" calcext:value-type="float">
            <text:p>808</text:p>
          </table:table-cell>
          <table:table-cell office:value-type="float" office:value="470" calcext:value-type="float">
            <text:p>470</text:p>
          </table:table-cell>
          <table:table-cell office:value-type="float" office:value="539" calcext:value-type="float">
            <text:p>539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823" calcext:value-type="float">
            <text:p>823</text:p>
          </table:table-cell>
          <table:table-cell office:value-type="float" office:value="771" calcext:value-type="float">
            <text:p>771</text:p>
          </table:table-cell>
          <table:table-cell office:value-type="float" office:value="507" calcext:value-type="float">
            <text:p>507</text:p>
          </table:table-cell>
          <table:table-cell office:value-type="float" office:value="553" calcext:value-type="float">
            <text:p>553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821" calcext:value-type="float">
            <text:p>821</text:p>
          </table:table-cell>
          <table:table-cell office:value-type="float" office:value="779" calcext:value-type="float">
            <text:p>779</text:p>
          </table:table-cell>
          <table:table-cell office:value-type="float" office:value="479" calcext:value-type="float">
            <text:p>479</text:p>
          </table:table-cell>
          <table:table-cell office:value-type="float" office:value="504" calcext:value-type="float">
            <text:p>504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804" calcext:value-type="float">
            <text:p>804</text:p>
          </table:table-cell>
          <table:table-cell office:value-type="float" office:value="785" calcext:value-type="float">
            <text:p>785</text:p>
          </table:table-cell>
          <table:table-cell office:value-type="float" office:value="547" calcext:value-type="float">
            <text:p>547</text:p>
          </table:table-cell>
          <table:table-cell office:value-type="float" office:value="502" calcext:value-type="float">
            <text:p>502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794" calcext:value-type="float">
            <text:p>794</text:p>
          </table:table-cell>
          <table:table-cell office:value-type="float" office:value="775" calcext:value-type="float">
            <text:p>775</text:p>
          </table:table-cell>
          <table:table-cell office:value-type="float" office:value="486" calcext:value-type="float">
            <text:p>486</text:p>
          </table:table-cell>
          <table:table-cell office:value-type="float" office:value="558" calcext:value-type="float">
            <text:p>558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823" calcext:value-type="float">
            <text:p>823</text:p>
          </table:table-cell>
          <table:table-cell office:value-type="float" office:value="742" calcext:value-type="float">
            <text:p>742</text:p>
          </table:table-cell>
          <table:table-cell office:value-type="float" office:value="498" calcext:value-type="float">
            <text:p>498</text:p>
          </table:table-cell>
          <table:table-cell office:value-type="float" office:value="543" calcext:value-type="float">
            <text:p>543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774" calcext:value-type="float">
            <text:p>774</text:p>
          </table:table-cell>
          <table:table-cell office:value-type="float" office:value="804" calcext:value-type="float">
            <text:p>804</text:p>
          </table:table-cell>
          <table:table-cell office:value-type="float" office:value="445" calcext:value-type="float">
            <text:p>445</text:p>
          </table:table-cell>
          <table:table-cell office:value-type="float" office:value="523" calcext:value-type="float">
            <text:p>523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51" calcext:value-type="float">
            <text:p>751</text:p>
          </table:table-cell>
          <table:table-cell office:value-type="float" office:value="814" calcext:value-type="float">
            <text:p>814</text:p>
          </table:table-cell>
          <table:table-cell office:value-type="float" office:value="476" calcext:value-type="float">
            <text:p>476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514" calcext:value-type="float">
            <text:p>514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59" calcext:value-type="float">
            <text:p>759</text:p>
          </table:table-cell>
          <table:table-cell office:value-type="float" office:value="771" calcext:value-type="float">
            <text:p>771</text:p>
          </table:table-cell>
          <table:table-cell office:value-type="float" office:value="493" calcext:value-type="float">
            <text:p>493</text:p>
          </table:table-cell>
          <table:table-cell office:value-type="float" office:value="551" calcext:value-type="float">
            <text:p>551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97" calcext:value-type="float">
            <text:p>797</text:p>
          </table:table-cell>
          <table:table-cell office:value-type="float" office:value="780" calcext:value-type="float">
            <text:p>780</text:p>
          </table:table-cell>
          <table:table-cell office:value-type="float" office:value="496" calcext:value-type="float">
            <text:p>496</text:p>
          </table:table-cell>
          <table:table-cell office:value-type="float" office:value="529" calcext:value-type="float">
            <text:p>529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753" calcext:value-type="float">
            <text:p>753</text:p>
          </table:table-cell>
          <table:table-cell office:value-type="float" office:value="737" calcext:value-type="float">
            <text:p>737</text:p>
          </table:table-cell>
          <table:table-cell office:value-type="float" office:value="505" calcext:value-type="float">
            <text:p>505</text:p>
          </table:table-cell>
          <table:table-cell office:value-type="float" office:value="527" calcext:value-type="float">
            <text:p>527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6"/>
          <table:table-cell office:value-type="float" office:value="780" calcext:value-type="float">
            <text:p>780</text:p>
          </table:table-cell>
          <table:table-cell office:value-type="float" office:value="834" calcext:value-type="float">
            <text:p>834</text:p>
          </table:table-cell>
          <table:table-cell office:value-type="float" office:value="467" calcext:value-type="float">
            <text:p>467</text:p>
          </table:table-cell>
          <table:table-cell office:value-type="float" office:value="545" calcext:value-type="float">
            <text:p>545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810" calcext:value-type="float">
            <text:p>810</text:p>
          </table:table-cell>
          <table:table-cell office:value-type="float" office:value="752" calcext:value-type="float">
            <text:p>752</text:p>
          </table:table-cell>
          <table:table-cell office:value-type="float" office:value="527" calcext:value-type="float">
            <text:p>527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41" calcext:value-type="float">
            <text:p>741</text:p>
          </table:table-cell>
          <table:table-cell office:value-type="float" office:value="709" calcext:value-type="float">
            <text:p>709</text:p>
          </table:table-cell>
          <table:table-cell office:value-type="float" office:value="524" calcext:value-type="float">
            <text:p>524</text:p>
          </table:table-cell>
          <table:table-cell office:value-type="float" office:value="537" calcext:value-type="float">
            <text:p>537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795" calcext:value-type="float">
            <text:p>795</text:p>
          </table:table-cell>
          <table:table-cell office:value-type="float" office:value="747" calcext:value-type="float">
            <text:p>747</text:p>
          </table:table-cell>
          <table:table-cell office:value-type="float" office:value="514" calcext:value-type="float">
            <text:p>514</text:p>
          </table:table-cell>
          <table:table-cell office:value-type="float" office:value="568" calcext:value-type="float">
            <text:p>568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767" calcext:value-type="float">
            <text:p>767</text:p>
          </table:table-cell>
          <table:table-cell office:value-type="float" office:value="534" calcext:value-type="float">
            <text:p>534</text:p>
          </table:table-cell>
          <table:table-cell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number-columns-repeated="6"/>
          <table:table-cell office:value-type="float" office:value="796" calcext:value-type="float">
            <text:p>796</text:p>
          </table:table-cell>
          <table:table-cell office:value-type="float" office:value="754" calcext:value-type="float">
            <text:p>754</text:p>
          </table:table-cell>
          <table:table-cell office:value-type="float" office:value="473" calcext:value-type="float">
            <text:p>473</text:p>
          </table:table-cell>
          <table:table-cell office:value-type="float" office:value="547" calcext:value-type="float">
            <text:p>547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6"/>
          <table:table-cell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office:value-type="float" office:value="537" calcext:value-type="float">
            <text:p>537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08" calcext:value-type="float">
            <text:p>808</text:p>
          </table:table-cell>
          <table:table-cell office:value-type="float" office:value="738" calcext:value-type="float">
            <text:p>738</text:p>
          </table:table-cell>
          <table:table-cell office:value-type="float" office:value="489" calcext:value-type="float">
            <text:p>489</text:p>
          </table:table-cell>
          <table:table-cell office:value-type="float" office:value="510" calcext:value-type="float">
            <text:p>510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42" calcext:value-type="float">
            <text:p>842</text:p>
          </table:table-cell>
          <table:table-cell office:value-type="float" office:value="773" calcext:value-type="float">
            <text:p>773</text:p>
          </table:table-cell>
          <table:table-cell table:number-columns-repeated="2" office:value-type="float" office:value="522" calcext:value-type="float">
            <text:p>522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68" calcext:value-type="float">
            <text:p>768</text:p>
          </table:table-cell>
          <table:table-cell office:value-type="float" office:value="792" calcext:value-type="float">
            <text:p>792</text:p>
          </table:table-cell>
          <table:table-cell office:value-type="float" office:value="516" calcext:value-type="float">
            <text:p>516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59" calcext:value-type="float">
            <text:p>759</text:p>
          </table:table-cell>
          <table:table-cell office:value-type="float" office:value="830" calcext:value-type="float">
            <text:p>830</text:p>
          </table:table-cell>
          <table:table-cell office:value-type="float" office:value="524" calcext:value-type="float">
            <text:p>524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46" calcext:value-type="float">
            <text:p>746</text:p>
          </table:table-cell>
          <table:table-cell office:value-type="float" office:value="748" calcext:value-type="float">
            <text:p>748</text:p>
          </table:table-cell>
          <table:table-cell office:value-type="float" office:value="513" calcext:value-type="float">
            <text:p>513</text:p>
          </table:table-cell>
          <table:table-cell office:value-type="float" office:value="525" calcext:value-type="float">
            <text:p>525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office:value-type="float" office:value="475" calcext:value-type="float">
            <text:p>475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98" calcext:value-type="float">
            <text:p>798</text:p>
          </table:table-cell>
          <table:table-cell office:value-type="float" office:value="767" calcext:value-type="float">
            <text:p>767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777" calcext:value-type="float">
            <text:p>777</text:p>
          </table:table-cell>
          <table:table-cell office:value-type="float" office:value="787" calcext:value-type="float">
            <text:p>787</text:p>
          </table:table-cell>
          <table:table-cell office:value-type="float" office:value="516" calcext:value-type="float">
            <text:p>516</text:p>
          </table:table-cell>
          <table:table-cell office:value-type="float" office:value="546" calcext:value-type="float">
            <text:p>546</text:p>
          </table:table-cell>
          <table:table-cell table:number-columns-repeated="16"/>
        </table:table-row>
        <table:table-row table:style-name="ro4">
          <table:table-cell office:value-type="float" office:value="116" calcext:value-type="float">
            <text:p>116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760" calcext:value-type="float">
            <text:p>760</text:p>
          </table:table-cell>
          <table:table-cell office:value-type="float" office:value="821" calcext:value-type="float">
            <text:p>821</text:p>
          </table:table-cell>
          <table:table-cell office:value-type="float" office:value="480" calcext:value-type="float">
            <text:p>480</text:p>
          </table:table-cell>
          <table:table-cell office:value-type="float" office:value="536" calcext:value-type="float">
            <text:p>536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6"/>
          <table:table-cell office:value-type="float" office:value="811" calcext:value-type="float">
            <text:p>811</text:p>
          </table:table-cell>
          <table:table-cell office:value-type="float" office:value="791" calcext:value-type="float">
            <text:p>791</text:p>
          </table:table-cell>
          <table:table-cell office:value-type="float" office:value="497" calcext:value-type="float">
            <text:p>497</text:p>
          </table:table-cell>
          <table:table-cell office:value-type="float" office:value="528" calcext:value-type="float">
            <text:p>528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822" calcext:value-type="float">
            <text:p>822</text:p>
          </table:table-cell>
          <table:table-cell office:value-type="float" office:value="734" calcext:value-type="float">
            <text:p>734</text:p>
          </table:table-cell>
          <table:table-cell office:value-type="float" office:value="511" calcext:value-type="float">
            <text:p>511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814" calcext:value-type="float">
            <text:p>814</text:p>
          </table:table-cell>
          <table:table-cell office:value-type="float" office:value="740" calcext:value-type="float">
            <text:p>740</text:p>
          </table:table-cell>
          <table:table-cell office:value-type="float" office:value="497" calcext:value-type="float">
            <text:p>497</text:p>
          </table:table-cell>
          <table:table-cell office:value-type="float" office:value="487" calcext:value-type="float">
            <text:p>487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office:value-type="float" office:value="705" calcext:value-type="float">
            <text:p>705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office:value-type="float" office:value="793" calcext:value-type="float">
            <text:p>793</text:p>
          </table:table-cell>
          <table:table-cell office:value-type="float" office:value="749" calcext:value-type="float">
            <text:p>749</text:p>
          </table:table-cell>
          <table:table-cell office:value-type="float" office:value="481" calcext:value-type="float">
            <text:p>481</text:p>
          </table:table-cell>
          <table:table-cell office:value-type="float" office:value="544" calcext:value-type="float">
            <text:p>544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786" calcext:value-type="float">
            <text:p>786</text:p>
          </table:table-cell>
          <table:table-cell office:value-type="float" office:value="801" calcext:value-type="float">
            <text:p>801</text:p>
          </table:table-cell>
          <table:table-cell office:value-type="float" office:value="526" calcext:value-type="float">
            <text:p>526</text:p>
          </table:table-cell>
          <table:table-cell office:value-type="float" office:value="546" calcext:value-type="float">
            <text:p>546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office:value-type="float" office:value="473" calcext:value-type="float">
            <text:p>473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6"/>
          <table:table-cell office:value-type="float" office:value="756" calcext:value-type="float">
            <text:p>756</text:p>
          </table:table-cell>
          <table:table-cell office:value-type="float" office:value="733" calcext:value-type="float">
            <text:p>733</text:p>
          </table:table-cell>
          <table:table-cell office:value-type="float" office:value="483" calcext:value-type="float">
            <text:p>483</text:p>
          </table:table-cell>
          <table:table-cell office:value-type="float" office:value="526" calcext:value-type="float">
            <text:p>526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736" calcext:value-type="float">
            <text:p>736</text:p>
          </table:table-cell>
          <table:table-cell office:value-type="float" office:value="561" calcext:value-type="float">
            <text:p>561</text:p>
          </table:table-cell>
          <table:table-cell office:value-type="float" office:value="524" calcext:value-type="float">
            <text:p>524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style-name="ce16"/>
          <table:table-cell table:style-name="ce19" table:number-columns-repeated="5"/>
          <table:table-cell office:value-type="float" office:value="812" calcext:value-type="float">
            <text:p>812</text:p>
          </table:table-cell>
          <table:table-cell office:value-type="float" office:value="777" calcext:value-type="float">
            <text:p>777</text:p>
          </table:table-cell>
          <table:table-cell office:value-type="float" office:value="539" calcext:value-type="float">
            <text:p>539</text:p>
          </table:table-cell>
          <table:table-cell office:value-type="float" office:value="534" calcext:value-type="float">
            <text:p>53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NAVIERSTOCKE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437" calcext:value-type="float">
            <text:p>1437</text:p>
          </table:table-cell>
          <table:table-cell office:value-type="float" office:value="1516" calcext:value-type="float">
            <text:p>1516</text:p>
          </table:table-cell>
          <table:table-cell office:value-type="float" office:value="1397" calcext:value-type="float">
            <text:p>1397</text:p>
          </table:table-cell>
          <table:table-cell office:value-type="float" office:value="2435" calcext:value-type="float">
            <text:p>243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8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8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8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50" calcext:value-type="float">
            <text:p>50</text:p>
          </table:table-cell>
          <table:table-cell table:style-name="ce8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145" calcext:value-type="float">
            <text:p>1145</text:p>
          </table:table-cell>
          <table:table-cell office:value-type="float" office:value="2448" calcext:value-type="float">
            <text:p>2448</text:p>
          </table:table-cell>
          <table:table-cell office:value-type="float" office:value="1203" calcext:value-type="float">
            <text:p>1203</text:p>
          </table:table-cell>
          <table:table-cell office:value-type="float" office:value="1992" calcext:value-type="float">
            <text:p>199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383:.A432])" office:value-type="float" office:value="1601.12" calcext:value-type="float">
            <text:p>1601.12</text:p>
          </table:table-cell>
          <table:table-cell table:style-name="ce20" table:formula="of:=AVERAGE([.B383:.B432])" office:value-type="float" office:value="1704.56" calcext:value-type="float">
            <text:p>1704.56</text:p>
          </table:table-cell>
          <table:table-cell table:style-name="ce17" table:formula="of:=AVERAGE([.C383:.C432])" office:value-type="float" office:value="1192.38" calcext:value-type="float">
            <text:p>1192.38</text:p>
          </table:table-cell>
          <table:table-cell table:style-name="ce20" table:formula="of:=AVERAGE([.D383:.D432])" office:value-type="float" office:value="1772.44" calcext:value-type="float">
            <text:p>1772.44</text:p>
          </table:table-cell>
          <table:table-cell table:style-name="ce17"/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383:.K432])" office:value-type="float" office:value="90.78" calcext:value-type="float">
            <text:p>90.78</text:p>
          </table:table-cell>
          <table:table-cell table:style-name="ce20" table:formula="of:=AVERAGE([.L383:.L432])" office:value-type="float" office:value="129.9" calcext:value-type="float">
            <text:p>129.9</text:p>
          </table:table-cell>
          <table:table-cell table:style-name="ce17" table:formula="of:=AVERAGE([.M383:.M432])" office:value-type="float" office:value="67.84" calcext:value-type="float">
            <text:p>67.84</text:p>
          </table:table-cell>
          <table:table-cell table:style-name="ce20" table:formula="of:=AVERAGE([.N383:.N432])" office:value-type="float" office:value="81.68" calcext:value-type="float">
            <text:p>81.68</text:p>
          </table:table-cell>
          <table:table-cell table:number-columns-repeated="11"/>
        </table:table-row>
        <table:table-row table:style-name="ro4">
          <table:table-cell office:value-type="float" office:value="1739" calcext:value-type="float">
            <text:p>1739</text:p>
          </table:table-cell>
          <table:table-cell office:value-type="float" office:value="920" calcext:value-type="float">
            <text:p>920</text:p>
          </table:table-cell>
          <table:table-cell office:value-type="float" office:value="1143" calcext:value-type="float">
            <text:p>1143</text:p>
          </table:table-cell>
          <table:table-cell office:value-type="float" office:value="2322" calcext:value-type="float">
            <text:p>232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194517.005714286" calcext:value-type="float">
            <text:p>194517.005714286</text:p>
          </table:table-cell>
          <table:table-cell table:style-name="ce8" table:formula="of:=VAR([.B383:.B432])" office:value-type="float" office:value="218064.904489796" calcext:value-type="float">
            <text:p>218064.904489796</text:p>
          </table:table-cell>
          <table:table-cell table:style-name="Default" table:formula="of:=VAR([.C383:.C432])" office:value-type="float" office:value="73581.5465306122" calcext:value-type="float">
            <text:p>73581.5465306122</text:p>
          </table:table-cell>
          <table:table-cell table:style-name="ce8" table:formula="of:=VAR([.D383:.D432])" office:value-type="float" office:value="125285.475918367" calcext:value-type="float">
            <text:p>125285.475918367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4.05265306122449" calcext:value-type="float">
            <text:p>4.0526530612</text:p>
          </table:table-cell>
          <table:table-cell table:style-name="ce8" table:formula="of:=VAR([.L383:.L432])" office:value-type="float" office:value="108.867346938776" calcext:value-type="float">
            <text:p>108.8673469388</text:p>
          </table:table-cell>
          <table:table-cell table:style-name="Default" table:formula="of:=VAR([.M383:.M432])" office:value-type="float" office:value="18.8310204081633" calcext:value-type="float">
            <text:p>18.8310204082</text:p>
          </table:table-cell>
          <table:table-cell table:style-name="ce8" table:formula="of:=VAR([.N383:.N432])" office:value-type="float" office:value="15.8955102040816" calcext:value-type="float">
            <text:p>15.8955102041</text:p>
          </table:table-cell>
          <table:table-cell table:number-columns-repeated="11"/>
        </table:table-row>
        <table:table-row table:style-name="ro4">
          <table:table-cell office:value-type="float" office:value="1202" calcext:value-type="float">
            <text:p>1202</text:p>
          </table:table-cell>
          <table:table-cell office:value-type="float" office:value="1702" calcext:value-type="float">
            <text:p>1702</text:p>
          </table:table-cell>
          <table:table-cell office:value-type="float" office:value="1519" calcext:value-type="float">
            <text:p>1519</text:p>
          </table:table-cell>
          <table:table-cell office:value-type="float" office:value="2190" calcext:value-type="float">
            <text:p>219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62.3725910499613" calcext:value-type="float">
            <text:p>62.37259105</text:p>
          </table:table-cell>
          <table:table-cell table:style-name="ce8" table:formula="of:=SQRT([.G385]/[.G383])" office:value-type="float" office:value="66.0401248469135" calcext:value-type="float">
            <text:p>66.0401248469</text:p>
          </table:table-cell>
          <table:table-cell table:style-name="Default" table:formula="of:=SQRT([.H385]/[.H383])" office:value-type="float" office:value="38.361842117034" calcext:value-type="float">
            <text:p>38.361842117</text:p>
          </table:table-cell>
          <table:table-cell table:style-name="ce8" table:formula="of:=SQRT([.I385]/[.I383])" office:value-type="float" office:value="50.0570626222449" calcext:value-type="float">
            <text:p>50.0570626222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0.284698193223086" calcext:value-type="float">
            <text:p>0.2846981932</text:p>
          </table:table-cell>
          <table:table-cell table:style-name="ce8" table:formula="of:=SQRT([.Q385]/[.Q383])" office:value-type="float" office:value="1.47558359260854" calcext:value-type="float">
            <text:p>1.4755835926</text:p>
          </table:table-cell>
          <table:table-cell table:style-name="Default" table:formula="of:=SQRT([.R385]/[.R383])" office:value-type="float" office:value="0.613694067238119" calcext:value-type="float">
            <text:p>0.6136940672</text:p>
          </table:table-cell>
          <table:table-cell table:style-name="ce8" table:formula="of:=SQRT([.S385]/[.S383])" office:value-type="float" office:value="0.563835263247726" calcext:value-type="float">
            <text:p>0.5638352632</text:p>
          </table:table-cell>
          <table:table-cell table:number-columns-repeated="11"/>
        </table:table-row>
        <table:table-row table:style-name="ro4">
          <table:table-cell office:value-type="float" office:value="1750" calcext:value-type="float">
            <text:p>1750</text:p>
          </table:table-cell>
          <table:table-cell office:value-type="float" office:value="2012" calcext:value-type="float">
            <text:p>2012</text:p>
          </table:table-cell>
          <table:table-cell office:value-type="float" office:value="837" calcext:value-type="float">
            <text:p>837</text:p>
          </table:table-cell>
          <table:table-cell office:value-type="float" office:value="1638" calcext:value-type="float">
            <text:p>163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8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8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8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9" calcext:value-type="float">
            <text:p>49</text:p>
          </table:table-cell>
          <table:table-cell table:style-name="ce8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059" calcext:value-type="float">
            <text:p>1059</text:p>
          </table:table-cell>
          <table:table-cell office:value-type="float" office:value="1610" calcext:value-type="float">
            <text:p>1610</text:p>
          </table:table-cell>
          <table:table-cell office:value-type="float" office:value="1399" calcext:value-type="float">
            <text:p>1399</text:p>
          </table:table-cell>
          <table:table-cell office:value-type="float" office:value="1568" calcext:value-type="float">
            <text:p>156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8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8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8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0957523712924" calcext:value-type="float">
            <text:p>2.0095752371</text:p>
          </table:table-cell>
          <table:table-cell table:style-name="ce8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631" calcext:value-type="float">
            <text:p>1631</text:p>
          </table:table-cell>
          <table:table-cell office:value-type="float" office:value="2429" calcext:value-type="float">
            <text:p>2429</text:p>
          </table:table-cell>
          <table:table-cell office:value-type="float" office:value="977" calcext:value-type="float">
            <text:p>977</text:p>
          </table:table-cell>
          <table:table-cell office:value-type="float" office:value="1557" calcext:value-type="float">
            <text:p>155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388]*[.F386])" office:value-type="float" office:value="125.342414449591" calcext:value-type="float">
            <text:p>125.3424144496</text:p>
          </table:table-cell>
          <table:table-cell table:style-name="ce20" table:formula="of:=([.G388]*[.G386])" office:value-type="float" office:value="132.712599549281" calcext:value-type="float">
            <text:p>132.7125995493</text:p>
          </table:table-cell>
          <table:table-cell table:style-name="ce17" table:formula="of:=([.H388]*[.H386])" office:value-type="float" office:value="77.091007969053" calcext:value-type="float">
            <text:p>77.0910079691</text:p>
          </table:table-cell>
          <table:table-cell table:style-name="ce20" table:formula="of:=([.I388]*[.I386])" office:value-type="float" office:value="100.593433489091" calcext:value-type="float">
            <text:p>100.5934334891</text:p>
          </table:table-cell>
          <table:table-cell table:style-name="ce17"/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388]*[.P386])" office:value-type="float" office:value="0.572122439156549" calcext:value-type="float">
            <text:p>0.5721224392</text:p>
          </table:table-cell>
          <table:table-cell table:style-name="ce20" table:formula="of:=([.Q388]*[.Q386])" office:value-type="float" office:value="2.96529624802031" calcext:value-type="float">
            <text:p>2.965296248</text:p>
          </table:table-cell>
          <table:table-cell table:style-name="ce17" table:formula="of:=([.R388]*[.R386])" office:value-type="float" office:value="1.23326440069485" calcext:value-type="float">
            <text:p>1.2332644007</text:p>
          </table:table-cell>
          <table:table-cell table:style-name="ce20" table:formula="of:=([.S388]*[.S386])" office:value-type="float" office:value="1.13306938284288" calcext:value-type="float">
            <text:p>1.1330693828</text:p>
          </table:table-cell>
          <table:table-cell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P384];&quot;;&quot;;[.P389];&quot;;&quot;;[.Q384];&quot;;&quot;;[.Q389];&quot;;&quot;;[.R384];&quot;;&quot;;[.R389];&quot;;&quot;;[.S384];&quot;;&quot;;[.S389])" office:value-type="string" office:string-value="navierstockes;1601.12;125.342414449591;1704.56;132.712599549281;1192.38;77.091007969053;1772.44;100.593433489091;90.78;0.572122439156549;129.9;2.96529624802031;67.84;1.23326440069485;81.68;1.13306938284288" calcext:value-type="string">
            <text:p>navierstockes;1601.12;125.342414449591;1704.56;132.712599549281;1192.38;77.091007969053;1772.44;100.593433489091;90.78;0.572122439156549;129.9;2.96529624802031;67.84;1.23326440069485;81.68;1.13306938284288</text:p>
          </table:table-cell>
          <table:table-cell table:number-columns-repeated="9"/>
        </table:table-row>
        <table:table-row table:style-name="ro4">
          <table:table-cell office:value-type="float" office:value="1157" calcext:value-type="float">
            <text:p>1157</text:p>
          </table:table-cell>
          <table:table-cell office:value-type="float" office:value="983" calcext:value-type="float">
            <text:p>983</text:p>
          </table:table-cell>
          <table:table-cell office:value-type="float" office:value="1158" calcext:value-type="float">
            <text:p>1158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782842100839356" calcext:value-type="percentage">
            <text:p>7.83%</text:p>
          </table:table-cell>
          <table:table-cell table:formula="of:=[.G389]/[.G384]" office:value-type="percentage" office:value="0.077857394019149" calcext:value-type="percentage">
            <text:p>7.79%</text:p>
          </table:table-cell>
          <table:table-cell table:formula="of:=[.H389]/[.H384]" office:value-type="percentage" office:value="0.0646530535307981" calcext:value-type="percentage">
            <text:p>6.47%</text:p>
          </table:table-cell>
          <table:table-cell table:formula="of:=[.I389]/[.I384]" office:value-type="percentage" office:value="0.0567542108557079" calcext:value-type="percentage">
            <text:p>5.68%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0630229609117151" calcext:value-type="percentage">
            <text:p>0.63%</text:p>
          </table:table-cell>
          <table:table-cell table:formula="of:=[.Q389]/[.Q384]" office:value-type="percentage" office:value="0.0228275307776775" calcext:value-type="percentage">
            <text:p>2.28%</text:p>
          </table:table-cell>
          <table:table-cell table:formula="of:=[.R389]/[.R384]" office:value-type="percentage" office:value="0.0181790153404312" calcext:value-type="percentage">
            <text:p>1.82%</text:p>
          </table:table-cell>
          <table:table-cell table:formula="of:=[.S389]/[.S384]" office:value-type="percentage" office:value="0.0138720541484191" calcext:value-type="percentage">
            <text:p>1.39%</text:p>
          </table:table-cell>
          <table:table-cell table:number-columns-repeated="11"/>
        </table:table-row>
        <table:table-row table:style-name="ro4">
          <table:table-cell office:value-type="float" office:value="1658" calcext:value-type="float">
            <text:p>1658</text:p>
          </table:table-cell>
          <table:table-cell office:value-type="float" office:value="1636" calcext:value-type="float">
            <text:p>1636</text:p>
          </table:table-cell>
          <table:table-cell office:value-type="float" office:value="1606" calcext:value-type="float">
            <text:p>1606</text:p>
          </table:table-cell>
          <table:table-cell office:value-type="float" office:value="1249" calcext:value-type="float">
            <text:p>1249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1306" calcext:value-type="float">
            <text:p>1306</text:p>
          </table:table-cell>
          <table:table-cell office:value-type="float" office:value="1916" calcext:value-type="float">
            <text:p>1916</text:p>
          </table:table-cell>
          <table:table-cell office:value-type="float" office:value="1461" calcext:value-type="float">
            <text:p>1461</text:p>
          </table:table-cell>
          <table:table-cell office:value-type="float" office:value="1541" calcext:value-type="float">
            <text:p>154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84]-[.F384])/[.F384]" office:value-type="percentage" office:value="0.0646047766563406" calcext:value-type="percentage">
            <text:p>06.46%</text:p>
          </table:table-cell>
          <table:table-cell table:style-name="ce21" table:formula="of:=([.H384]-[.F384])/[.F384]" office:value-type="percentage" office:value="-0.255283801339062" calcext:value-type="percentage">
            <text:p>-25.53%</text:p>
          </table:table-cell>
          <table:table-cell table:style-name="ce21" table:formula="of:=([.I384]-[.F384])/[.F384]" office:value-type="percentage" office:value="0.107000099930049" calcext:value-type="percentage">
            <text:p>10.70%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84]-[.P384])/[.P384]" office:value-type="percentage" office:value="0.43093192333113" calcext:value-type="percentage">
            <text:p>43.09%</text:p>
          </table:table-cell>
          <table:table-cell table:style-name="ce27" table:formula="of:=([.R384]-[.P384])/[.P384]" office:value-type="percentage" office:value="-0.252698832341926" calcext:value-type="percentage">
            <text:p>-25.27%</text:p>
          </table:table-cell>
          <table:table-cell table:style-name="ce27" table:formula="of:=([.S384]-[.P384])/[.P384]" office:value-type="percentage" office:value="-0.100242344128663" calcext:value-type="percentage">
            <text:p>-10.02%</text:p>
          </table:table-cell>
          <table:table-cell table:number-columns-repeated="11"/>
        </table:table-row>
        <table:table-row table:style-name="ro4">
          <table:table-cell office:value-type="float" office:value="1618" calcext:value-type="float">
            <text:p>1618</text:p>
          </table:table-cell>
          <table:table-cell office:value-type="float" office:value="2320" calcext:value-type="float">
            <text:p>2320</text:p>
          </table:table-cell>
          <table:table-cell office:value-type="float" office:value="1375" calcext:value-type="float">
            <text:p>1375</text:p>
          </table:table-cell>
          <table:table-cell office:value-type="float" office:value="1629" calcext:value-type="float">
            <text:p>1629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629" calcext:value-type="float">
            <text:p>1629</text:p>
          </table:table-cell>
          <table:table-cell office:value-type="float" office:value="2362" calcext:value-type="float">
            <text:p>2362</text:p>
          </table:table-cell>
          <table:table-cell office:value-type="float" office:value="933" calcext:value-type="float">
            <text:p>933</text:p>
          </table:table-cell>
          <table:table-cell office:value-type="float" office:value="2295" calcext:value-type="float">
            <text:p>2295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411" calcext:value-type="float">
            <text:p>2411</text:p>
          </table:table-cell>
          <table:table-cell office:value-type="float" office:value="1572" calcext:value-type="float">
            <text:p>1572</text:p>
          </table:table-cell>
          <table:table-cell office:value-type="float" office:value="1079" calcext:value-type="float">
            <text:p>1079</text:p>
          </table:table-cell>
          <table:table-cell office:value-type="float" office:value="1765" calcext:value-type="float">
            <text:p>1765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247" calcext:value-type="float">
            <text:p>1247</text:p>
          </table:table-cell>
          <table:table-cell office:value-type="float" office:value="1378" calcext:value-type="float">
            <text:p>1378</text:p>
          </table:table-cell>
          <table:table-cell office:value-type="float" office:value="1425" calcext:value-type="float">
            <text:p>1425</text:p>
          </table:table-cell>
          <table:table-cell office:value-type="float" office:value="2219" calcext:value-type="float">
            <text:p>2219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1203" calcext:value-type="float">
            <text:p>1203</text:p>
          </table:table-cell>
          <table:table-cell office:value-type="float" office:value="1705" calcext:value-type="float">
            <text:p>1705</text:p>
          </table:table-cell>
          <table:table-cell office:value-type="float" office:value="1668" calcext:value-type="float">
            <text:p>1668</text:p>
          </table:table-cell>
          <table:table-cell office:value-type="float" office:value="1434" calcext:value-type="float">
            <text:p>1434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068" calcext:value-type="float">
            <text:p>1068</text:p>
          </table:table-cell>
          <table:table-cell office:value-type="float" office:value="1426" calcext:value-type="float">
            <text:p>1426</text:p>
          </table:table-cell>
          <table:table-cell office:value-type="float" office:value="979" calcext:value-type="float">
            <text:p>979</text:p>
          </table:table-cell>
          <table:table-cell office:value-type="float" office:value="1579" calcext:value-type="float">
            <text:p>1579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955" calcext:value-type="float">
            <text:p>955</text:p>
          </table:table-cell>
          <table:table-cell office:value-type="float" office:value="1446" calcext:value-type="float">
            <text:p>1446</text:p>
          </table:table-cell>
          <table:table-cell office:value-type="float" office:value="878" calcext:value-type="float">
            <text:p>878</text:p>
          </table:table-cell>
          <table:table-cell office:value-type="float" office:value="1689" calcext:value-type="float">
            <text:p>1689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1708" calcext:value-type="float">
            <text:p>1708</text:p>
          </table:table-cell>
          <table:table-cell office:value-type="float" office:value="1476" calcext:value-type="float">
            <text:p>1476</text:p>
          </table:table-cell>
          <table:table-cell office:value-type="float" office:value="1179" calcext:value-type="float">
            <text:p>1179</text:p>
          </table:table-cell>
          <table:table-cell office:value-type="float" office:value="1580" calcext:value-type="float">
            <text:p>1580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100" calcext:value-type="float">
            <text:p>2100</text:p>
          </table:table-cell>
          <table:table-cell office:value-type="float" office:value="1292" calcext:value-type="float">
            <text:p>1292</text:p>
          </table:table-cell>
          <table:table-cell office:value-type="float" office:value="969" calcext:value-type="float">
            <text:p>969</text:p>
          </table:table-cell>
          <table:table-cell office:value-type="float" office:value="1831" calcext:value-type="float">
            <text:p>1831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149" calcext:value-type="float">
            <text:p>1149</text:p>
          </table:table-cell>
          <table:table-cell office:value-type="float" office:value="1184" calcext:value-type="float">
            <text:p>1184</text:p>
          </table:table-cell>
          <table:table-cell office:value-type="float" office:value="1606" calcext:value-type="float">
            <text:p>1606</text:p>
          </table:table-cell>
          <table:table-cell office:value-type="float" office:value="1538" calcext:value-type="float">
            <text:p>1538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182" calcext:value-type="float">
            <text:p>1182</text:p>
          </table:table-cell>
          <table:table-cell office:value-type="float" office:value="2282" calcext:value-type="float">
            <text:p>2282</text:p>
          </table:table-cell>
          <table:table-cell office:value-type="float" office:value="1183" calcext:value-type="float">
            <text:p>1183</text:p>
          </table:table-cell>
          <table:table-cell office:value-type="float" office:value="2702" calcext:value-type="float">
            <text:p>270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642" calcext:value-type="float">
            <text:p>1642</text:p>
          </table:table-cell>
          <table:table-cell office:value-type="float" office:value="2255" calcext:value-type="float">
            <text:p>2255</text:p>
          </table:table-cell>
          <table:table-cell office:value-type="float" office:value="1397" calcext:value-type="float">
            <text:p>1397</text:p>
          </table:table-cell>
          <table:table-cell office:value-type="float" office:value="2293" calcext:value-type="float">
            <text:p>2293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659" calcext:value-type="float">
            <text:p>1659</text:p>
          </table:table-cell>
          <table:table-cell office:value-type="float" office:value="1718" calcext:value-type="float">
            <text:p>1718</text:p>
          </table:table-cell>
          <table:table-cell office:value-type="float" office:value="966" calcext:value-type="float">
            <text:p>966</text:p>
          </table:table-cell>
          <table:table-cell office:value-type="float" office:value="1516" calcext:value-type="float">
            <text:p>1516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1453" calcext:value-type="float">
            <text:p>1453</text:p>
          </table:table-cell>
          <table:table-cell office:value-type="float" office:value="1508" calcext:value-type="float">
            <text:p>1508</text:p>
          </table:table-cell>
          <table:table-cell office:value-type="float" office:value="1459" calcext:value-type="float">
            <text:p>1459</text:p>
          </table:table-cell>
          <table:table-cell office:value-type="float" office:value="1607" calcext:value-type="float">
            <text:p>1607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481" calcext:value-type="float">
            <text:p>2481</text:p>
          </table:table-cell>
          <table:table-cell office:value-type="float" office:value="2143" calcext:value-type="float">
            <text:p>2143</text:p>
          </table:table-cell>
          <table:table-cell office:value-type="float" office:value="951" calcext:value-type="float">
            <text:p>951</text:p>
          </table:table-cell>
          <table:table-cell office:value-type="float" office:value="1895" calcext:value-type="float">
            <text:p>1895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272" calcext:value-type="float">
            <text:p>1272</text:p>
          </table:table-cell>
          <table:table-cell office:value-type="float" office:value="2166" calcext:value-type="float">
            <text:p>2166</text:p>
          </table:table-cell>
          <table:table-cell office:value-type="float" office:value="1087" calcext:value-type="float">
            <text:p>1087</text:p>
          </table:table-cell>
          <table:table-cell office:value-type="float" office:value="2063" calcext:value-type="float">
            <text:p>2063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1590" calcext:value-type="float">
            <text:p>1590</text:p>
          </table:table-cell>
          <table:table-cell office:value-type="float" office:value="2387" calcext:value-type="float">
            <text:p>2387</text:p>
          </table:table-cell>
          <table:table-cell office:value-type="float" office:value="1401" calcext:value-type="float">
            <text:p>1401</text:p>
          </table:table-cell>
          <table:table-cell office:value-type="float" office:value="2520" calcext:value-type="float">
            <text:p>252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405" calcext:value-type="float">
            <text:p>1405</text:p>
          </table:table-cell>
          <table:table-cell office:value-type="float" office:value="1683" calcext:value-type="float">
            <text:p>1683</text:p>
          </table:table-cell>
          <table:table-cell office:value-type="float" office:value="1179" calcext:value-type="float">
            <text:p>1179</text:p>
          </table:table-cell>
          <table:table-cell office:value-type="float" office:value="1829" calcext:value-type="float">
            <text:p>1829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439" calcext:value-type="float">
            <text:p>2439</text:p>
          </table:table-cell>
          <table:table-cell office:value-type="float" office:value="1474" calcext:value-type="float">
            <text:p>1474</text:p>
          </table:table-cell>
          <table:table-cell office:value-type="float" office:value="1449" calcext:value-type="float">
            <text:p>1449</text:p>
          </table:table-cell>
          <table:table-cell office:value-type="float" office:value="1598" calcext:value-type="float">
            <text:p>1598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501" calcext:value-type="float">
            <text:p>1501</text:p>
          </table:table-cell>
          <table:table-cell office:value-type="float" office:value="1415" calcext:value-type="float">
            <text:p>1415</text:p>
          </table:table-cell>
          <table:table-cell office:value-type="float" office:value="941" calcext:value-type="float">
            <text:p>941</text:p>
          </table:table-cell>
          <table:table-cell office:value-type="float" office:value="1847" calcext:value-type="float">
            <text:p>1847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312" calcext:value-type="float">
            <text:p>2312</text:p>
          </table:table-cell>
          <table:table-cell office:value-type="float" office:value="778" calcext:value-type="float">
            <text:p>778</text:p>
          </table:table-cell>
          <table:table-cell office:value-type="float" office:value="1033" calcext:value-type="float">
            <text:p>1033</text:p>
          </table:table-cell>
          <table:table-cell office:value-type="float" office:value="2263" calcext:value-type="float">
            <text:p>2263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513" calcext:value-type="float">
            <text:p>1513</text:p>
          </table:table-cell>
          <table:table-cell office:value-type="float" office:value="1450" calcext:value-type="float">
            <text:p>1450</text:p>
          </table:table-cell>
          <table:table-cell office:value-type="float" office:value="1150" calcext:value-type="float">
            <text:p>1150</text:p>
          </table:table-cell>
          <table:table-cell office:value-type="float" office:value="1391" calcext:value-type="float">
            <text:p>1391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1571" calcext:value-type="float">
            <text:p>1571</text:p>
          </table:table-cell>
          <table:table-cell office:value-type="float" office:value="2097" calcext:value-type="float">
            <text:p>2097</text:p>
          </table:table-cell>
          <table:table-cell office:value-type="float" office:value="1153" calcext:value-type="float">
            <text:p>1153</text:p>
          </table:table-cell>
          <table:table-cell office:value-type="float" office:value="2292" calcext:value-type="float">
            <text:p>229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304" calcext:value-type="float">
            <text:p>1304</text:p>
          </table:table-cell>
          <table:table-cell office:value-type="float" office:value="947" calcext:value-type="float">
            <text:p>947</text:p>
          </table:table-cell>
          <table:table-cell office:value-type="float" office:value="1152" calcext:value-type="float">
            <text:p>1152</text:p>
          </table:table-cell>
          <table:table-cell office:value-type="float" office:value="1723" calcext:value-type="float">
            <text:p>1723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310" calcext:value-type="float">
            <text:p>2310</text:p>
          </table:table-cell>
          <table:table-cell office:value-type="float" office:value="1413" calcext:value-type="float">
            <text:p>1413</text:p>
          </table:table-cell>
          <table:table-cell office:value-type="float" office:value="979" calcext:value-type="float">
            <text:p>979</text:p>
          </table:table-cell>
          <table:table-cell office:value-type="float" office:value="1260" calcext:value-type="float">
            <text:p>1260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483" calcext:value-type="float">
            <text:p>1483</text:p>
          </table:table-cell>
          <table:table-cell office:value-type="float" office:value="2096" calcext:value-type="float">
            <text:p>2096</text:p>
          </table:table-cell>
          <table:table-cell office:value-type="float" office:value="943" calcext:value-type="float">
            <text:p>943</text:p>
          </table:table-cell>
          <table:table-cell office:value-type="float" office:value="1544" calcext:value-type="float">
            <text:p>1544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687" calcext:value-type="float">
            <text:p>687</text:p>
          </table:table-cell>
          <table:table-cell office:value-type="float" office:value="1643" calcext:value-type="float">
            <text:p>1643</text:p>
          </table:table-cell>
          <table:table-cell office:value-type="float" office:value="1060" calcext:value-type="float">
            <text:p>1060</text:p>
          </table:table-cell>
          <table:table-cell office:value-type="float" office:value="1516" calcext:value-type="float">
            <text:p>1516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1537" calcext:value-type="float">
            <text:p>1537</text:p>
          </table:table-cell>
          <table:table-cell office:value-type="float" office:value="1164" calcext:value-type="float">
            <text:p>1164</text:p>
          </table:table-cell>
          <table:table-cell office:value-type="float" office:value="1404" calcext:value-type="float">
            <text:p>1404</text:p>
          </table:table-cell>
          <table:table-cell office:value-type="float" office:value="1503" calcext:value-type="float">
            <text:p>1503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694" calcext:value-type="float">
            <text:p>1694</text:p>
          </table:table-cell>
          <table:table-cell office:value-type="float" office:value="879" calcext:value-type="float">
            <text:p>879</text:p>
          </table:table-cell>
          <table:table-cell office:value-type="float" office:value="1408" calcext:value-type="float">
            <text:p>1408</text:p>
          </table:table-cell>
          <table:table-cell office:value-type="float" office:value="1453" calcext:value-type="float">
            <text:p>1453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092" calcext:value-type="float">
            <text:p>2092</text:p>
          </table:table-cell>
          <table:table-cell office:value-type="float" office:value="1907" calcext:value-type="float">
            <text:p>1907</text:p>
          </table:table-cell>
          <table:table-cell office:value-type="float" office:value="991" calcext:value-type="float">
            <text:p>991</text:p>
          </table:table-cell>
          <table:table-cell office:value-type="float" office:value="1584" calcext:value-type="float">
            <text:p>1584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174" calcext:value-type="float">
            <text:p>2174</text:p>
          </table:table-cell>
          <table:table-cell office:value-type="float" office:value="2138" calcext:value-type="float">
            <text:p>2138</text:p>
          </table:table-cell>
          <table:table-cell office:value-type="float" office:value="888" calcext:value-type="float">
            <text:p>888</text:p>
          </table:table-cell>
          <table:table-cell office:value-type="float" office:value="1600" calcext:value-type="float">
            <text:p>1600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817" calcext:value-type="float">
            <text:p>817</text:p>
          </table:table-cell>
          <table:table-cell office:value-type="float" office:value="1701" calcext:value-type="float">
            <text:p>1701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534" calcext:value-type="float">
            <text:p>1534</text:p>
          </table:table-cell>
          <table:table-cell office:value-type="float" office:value="1295" calcext:value-type="float">
            <text:p>1295</text:p>
          </table:table-cell>
          <table:table-cell office:value-type="float" office:value="1397" calcext:value-type="float">
            <text:p>1397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453" calcext:value-type="float">
            <text:p>2453</text:p>
          </table:table-cell>
          <table:table-cell office:value-type="float" office:value="1975" calcext:value-type="float">
            <text:p>1975</text:p>
          </table:table-cell>
          <table:table-cell office:value-type="float" office:value="706" calcext:value-type="float">
            <text:p>706</text:p>
          </table:table-cell>
          <table:table-cell office:value-type="float" office:value="1638" calcext:value-type="float">
            <text:p>1638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643" calcext:value-type="float">
            <text:p>1643</text:p>
          </table:table-cell>
          <table:table-cell office:value-type="float" office:value="1157" calcext:value-type="float">
            <text:p>1157</text:p>
          </table:table-cell>
          <table:table-cell office:value-type="float" office:value="1786" calcext:value-type="float">
            <text:p>1786</text:p>
          </table:table-cell>
          <table:table-cell office:value-type="float" office:value="1324" calcext:value-type="float">
            <text:p>1324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477" calcext:value-type="float">
            <text:p>1477</text:p>
          </table:table-cell>
          <table:table-cell office:value-type="float" office:value="2438" calcext:value-type="float">
            <text:p>2438</text:p>
          </table:table-cell>
          <table:table-cell office:value-type="float" office:value="945" calcext:value-type="float">
            <text:p>945</text:p>
          </table:table-cell>
          <table:table-cell office:value-type="float" office:value="2210" calcext:value-type="float">
            <text:p>221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1202" calcext:value-type="float">
            <text:p>1202</text:p>
          </table:table-cell>
          <table:table-cell office:value-type="float" office:value="2302" calcext:value-type="float">
            <text:p>2302</text:p>
          </table:table-cell>
          <table:table-cell office:value-type="float" office:value="961" calcext:value-type="float">
            <text:p>961</text:p>
          </table:table-cell>
          <table:table-cell office:value-type="float" office:value="1653" calcext:value-type="float">
            <text:p>165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699" calcext:value-type="float">
            <text:p>1699</text:p>
          </table:table-cell>
          <table:table-cell office:value-type="float" office:value="1438" calcext:value-type="float">
            <text:p>1438</text:p>
          </table:table-cell>
          <table:table-cell office:value-type="float" office:value="778" calcext:value-type="float">
            <text:p>778</text:p>
          </table:table-cell>
          <table:table-cell office:value-type="float" office:value="1660" calcext:value-type="float">
            <text:p>166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2085" calcext:value-type="float">
            <text:p>2085</text:p>
          </table:table-cell>
          <table:table-cell office:value-type="float" office:value="2163" calcext:value-type="float">
            <text:p>2163</text:p>
          </table:table-cell>
          <table:table-cell office:value-type="float" office:value="1677" calcext:value-type="float">
            <text:p>1677</text:p>
          </table:table-cell>
          <table:table-cell office:value-type="float" office:value="1538" calcext:value-type="float">
            <text:p>1538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096" calcext:value-type="float">
            <text:p>1096</text:p>
          </table:table-cell>
          <table:table-cell office:value-type="float" office:value="2107" calcext:value-type="float">
            <text:p>2107</text:p>
          </table:table-cell>
          <table:table-cell office:value-type="float" office:value="1587" calcext:value-type="float">
            <text:p>1587</text:p>
          </table:table-cell>
          <table:table-cell office:value-type="float" office:value="1981" calcext:value-type="float">
            <text:p>1981</text:p>
          </table:table-cell>
          <table:table-cell table:style-name="ce16"/>
          <table:table-cell table:style-name="ce19" table:number-columns-repeated="5"/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PDFJ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195" calcext:value-type="float">
            <text:p>195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8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8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685" calcext:value-type="float">
            <text:p>685</text:p>
          </table:table-cell>
          <table:table-cell office:value-type="float" office:value="847" calcext:value-type="float">
            <text:p>847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8" table:formula="of:=COUNT([.L437:.L486])" office:value-type="float" office:value="50" calcext:value-type="float">
            <text:p>50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8" table:formula="of:=COUNT([.N437:.N48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437:.A486])" office:value-type="float" office:value="244.92" calcext:value-type="float">
            <text:p>244.92</text:p>
          </table:table-cell>
          <table:table-cell table:style-name="ce20" table:formula="of:=AVERAGE([.B437:.B486])" office:value-type="float" office:value="208.34" calcext:value-type="float">
            <text:p>208.34</text:p>
          </table:table-cell>
          <table:table-cell table:style-name="ce17" table:formula="of:=AVERAGE([.C437:.C486])" office:value-type="float" office:value="234.14" calcext:value-type="float">
            <text:p>234.14</text:p>
          </table:table-cell>
          <table:table-cell table:style-name="ce20" table:formula="of:=AVERAGE([.D437:.D486])" office:value-type="float" office:value="245.16" calcext:value-type="float">
            <text:p>245.16</text:p>
          </table:table-cell>
          <table:table-cell table:style-name="ce17"/>
          <table:table-cell office:value-type="float" office:value="783" calcext:value-type="float">
            <text:p>783</text:p>
          </table:table-cell>
          <table:table-cell office:value-type="float" office:value="697" calcext:value-type="float">
            <text:p>697</text:p>
          </table:table-cell>
          <table:table-cell office:value-type="float" office:value="490" calcext:value-type="float">
            <text:p>490</text:p>
          </table:table-cell>
          <table:table-cell office:value-type="float" office:value="519" calcext:value-type="float">
            <text:p>51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437:.K486])" office:value-type="float" office:value="745.66" calcext:value-type="float">
            <text:p>745.66</text:p>
          </table:table-cell>
          <table:table-cell table:style-name="ce20" table:formula="of:=AVERAGE([.L437:.L486])" office:value-type="float" office:value="746.5" calcext:value-type="float">
            <text:p>746.5</text:p>
          </table:table-cell>
          <table:table-cell table:style-name="ce17" table:formula="of:=AVERAGE([.M437:.M486])" office:value-type="float" office:value="500.32" calcext:value-type="float">
            <text:p>500.32</text:p>
          </table:table-cell>
          <table:table-cell table:style-name="ce20" table:formula="of:=AVERAGE([.N437:.N486])" office:value-type="float" office:value="479.8" calcext:value-type="float">
            <text:p>479.8</text:p>
          </table:table-cell>
          <table:table-cell table:number-columns-repeated="11"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float" office:value="38.0342857142857" calcext:value-type="float">
            <text:p>38.0342857143</text:p>
          </table:table-cell>
          <table:table-cell table:style-name="ce8" table:formula="of:=VAR([.B437:.B486])" office:value-type="float" office:value="89.2902040816326" calcext:value-type="float">
            <text:p>89.2902040816</text:p>
          </table:table-cell>
          <table:table-cell table:style-name="Default" table:formula="of:=VAR([.C437:.C486])" office:value-type="float" office:value="120.694285714286" calcext:value-type="float">
            <text:p>120.6942857143</text:p>
          </table:table-cell>
          <table:table-cell table:style-name="ce8" table:formula="of:=VAR([.D437:.D486])" office:value-type="float" office:value="84.9534693877551" calcext:value-type="float">
            <text:p>84.9534693878</text:p>
          </table:table-cell>
          <table:table-cell table:style-name="Default"/>
          <table:table-cell office:value-type="float" office:value="741" calcext:value-type="float">
            <text:p>741</text:p>
          </table:table-cell>
          <table:table-cell office:value-type="float" office:value="701" calcext:value-type="float">
            <text:p>701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float" office:value="1932.88204081633" calcext:value-type="float">
            <text:p>1932.8820408163</text:p>
          </table:table-cell>
          <table:table-cell table:style-name="ce8" table:formula="of:=VAR([.L437:.L486])" office:value-type="float" office:value="3143.52040816327" calcext:value-type="float">
            <text:p>3143.5204081633</text:p>
          </table:table-cell>
          <table:table-cell table:style-name="Default" table:formula="of:=VAR([.M437:.M486])" office:value-type="float" office:value="301.324081632653" calcext:value-type="float">
            <text:p>301.3240816327</text:p>
          </table:table-cell>
          <table:table-cell table:style-name="ce8" table:formula="of:=VAR([.N437:.N486])" office:value-type="float" office:value="596.244897959184" calcext:value-type="float">
            <text:p>596.2448979592</text:p>
          </table:table-cell>
          <table:table-cell table:number-columns-repeated="11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float" office:value="0.872172984152636" calcext:value-type="float">
            <text:p>0.8721729842</text:p>
          </table:table-cell>
          <table:table-cell table:style-name="ce8" table:formula="of:=SQRT([.G439]/[.G437])" office:value-type="float" office:value="1.33633980769588" calcext:value-type="float">
            <text:p>1.3363398077</text:p>
          </table:table-cell>
          <table:table-cell table:style-name="Default" table:formula="of:=SQRT([.H439]/[.H437])" office:value-type="float" office:value="1.55366846987564" calcext:value-type="float">
            <text:p>1.5536684699</text:p>
          </table:table-cell>
          <table:table-cell table:style-name="ce8" table:formula="of:=SQRT([.I439]/[.I437])" office:value-type="float" office:value="1.30348355868231" calcext:value-type="float">
            <text:p>1.3034835587</text:p>
          </table:table-cell>
          <table:table-cell table:style-name="Default"/>
          <table:table-cell office:value-type="float" office:value="758" calcext:value-type="float">
            <text:p>758</text:p>
          </table:table-cell>
          <table:table-cell office:value-type="float" office:value="742" calcext:value-type="float">
            <text:p>742</text:p>
          </table:table-cell>
          <table:table-cell office:value-type="float" office:value="490" calcext:value-type="float">
            <text:p>490</text:p>
          </table:table-cell>
          <table:table-cell office:value-type="float" office:value="530" calcext:value-type="float">
            <text:p>53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float" office:value="6.21752690515502" calcext:value-type="float">
            <text:p>6.2175269052</text:p>
          </table:table-cell>
          <table:table-cell table:style-name="ce8" table:formula="of:=SQRT([.Q439]/[.Q437])" office:value-type="float" office:value="7.92908621237437" calcext:value-type="float">
            <text:p>7.9290862124</text:p>
          </table:table-cell>
          <table:table-cell table:style-name="Default" table:formula="of:=SQRT([.R439]/[.R437])" office:value-type="float" office:value="2.45488933205818" calcext:value-type="float">
            <text:p>2.4548893321</text:p>
          </table:table-cell>
          <table:table-cell table:style-name="ce8" table:formula="of:=SQRT([.S439]/[.S437])" office:value-type="float" office:value="3.45324455536871" calcext:value-type="float">
            <text:p>3.4532445554</text:p>
          </table:table-cell>
          <table:table-cell table:number-columns-repeated="11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8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8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745" calcext:value-type="float">
            <text:p>745</text:p>
          </table:table-cell>
          <table:table-cell office:value-type="float" office:value="865" calcext:value-type="float">
            <text:p>865</text:p>
          </table:table-cell>
          <table:table-cell office:value-type="float" office:value="508" calcext:value-type="float">
            <text:p>508</text:p>
          </table:table-cell>
          <table:table-cell office:value-type="float" office:value="483" calcext:value-type="float">
            <text:p>48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8" table:formula="of:=[.Q437]-1" office:value-type="float" office:value="49" calcext:value-type="float">
            <text:p>49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8" table:formula="of:=[.S43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8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8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495" calcext:value-type="float">
            <text:p>495</text:p>
          </table:table-cell>
          <table:table-cell office:value-type="float" office:value="478" calcext:value-type="float">
            <text:p>47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8" table:formula="of:=TINV(0.05;[.Q441])" office:value-type="float" office:value="2.00957523712924" calcext:value-type="float">
            <text:p>2.0095752371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8" table:formula="of:=TINV(0.05;[.S44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32" calcext:value-type="float">
            <text:p>23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442]*[.F440])" office:value-type="float" office:value="1.75269723144625" calcext:value-type="float">
            <text:p>1.7526972314</text:p>
          </table:table-cell>
          <table:table-cell table:style-name="ce20" table:formula="of:=([.G442]*[.G440])" office:value-type="float" office:value="2.68547538593568" calcext:value-type="float">
            <text:p>2.6854753859</text:p>
          </table:table-cell>
          <table:table-cell table:style-name="ce17" table:formula="of:=([.H442]*[.H440])" office:value-type="float" office:value="3.12221368377056" calcext:value-type="float">
            <text:p>3.1222136838</text:p>
          </table:table-cell>
          <table:table-cell table:style-name="ce20" table:formula="of:=([.I442]*[.I440])" office:value-type="float" office:value="2.61944828153307" calcext:value-type="float">
            <text:p>2.6194482815</text:p>
          </table:table-cell>
          <table:table-cell table:style-name="ce17"/>
          <table:table-cell office:value-type="float" office:value="803" calcext:value-type="float">
            <text:p>803</text:p>
          </table:table-cell>
          <table:table-cell office:value-type="float" office:value="732" calcext:value-type="float">
            <text:p>732</text:p>
          </table:table-cell>
          <table:table-cell office:value-type="float" office:value="514" calcext:value-type="float">
            <text:p>514</text:p>
          </table:table-cell>
          <table:table-cell office:value-type="float" office:value="531" calcext:value-type="float">
            <text:p>531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442]*[.P440])" office:value-type="float" office:value="12.4945881047843" calcext:value-type="float">
            <text:p>12.4945881048</text:p>
          </table:table-cell>
          <table:table-cell table:style-name="ce20" table:formula="of:=([.Q442]*[.Q440])" office:value-type="float" office:value="15.9340953054504" calcext:value-type="float">
            <text:p>15.9340953055</text:p>
          </table:table-cell>
          <table:table-cell table:style-name="ce17" table:formula="of:=([.R442]*[.R440])" office:value-type="float" office:value="4.93328481159686" calcext:value-type="float">
            <text:p>4.9332848116</text:p>
          </table:table-cell>
          <table:table-cell table:style-name="ce20" table:formula="of:=([.S442]*[.S440])" office:value-type="float" office:value="6.93955474622034" calcext:value-type="float">
            <text:p>6.9395547462</text:p>
          </table:table-cell>
          <table:table-cell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P438];&quot;;&quot;;[.P443];&quot;;&quot;;[.Q438];&quot;;&quot;;[.Q443];&quot;;&quot;;[.R438];&quot;;&quot;;[.R443];&quot;;&quot;;[.S438];&quot;;&quot;;[.S443])" office:value-type="string" office:string-value="pdfjs;244.92;1.75269723144625;208.34;2.68547538593568;234.14;3.12221368377056;245.16;2.61944828153307;745.66;12.4945881047843;746.5;15.9340953054504;500.32;4.93328481159686;479.8;6.93955474622034" calcext:value-type="string">
            <text:p>pdfjs;244.92;1.75269723144625;208.34;2.68547538593568;234.14;3.12221368377056;245.16;2.61944828153307;745.66;12.4945881047843;746.5;15.9340953054504;500.32;4.93328481159686;479.8;6.93955474622034</text:p>
          </table:table-cell>
          <table:table-cell table:number-columns-repeated="9"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0715620297013821" calcext:value-type="percentage">
            <text:p>0.72%</text:p>
          </table:table-cell>
          <table:table-cell table:formula="of:=[.G443]/[.G438]" office:value-type="percentage" office:value="0.0128898693766712" calcext:value-type="percentage">
            <text:p>1.29%</text:p>
          </table:table-cell>
          <table:table-cell table:formula="of:=[.H443]/[.H438]" office:value-type="percentage" office:value="0.0133348154256879" calcext:value-type="percentage">
            <text:p>1.33%</text:p>
          </table:table-cell>
          <table:table-cell table:formula="of:=[.I443]/[.I438]" office:value-type="percentage" office:value="0.0106846479096634" calcext:value-type="percentage">
            <text:p>1.07%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749" calcext:value-type="float">
            <text:p>749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167564145921523" calcext:value-type="percentage">
            <text:p>1.68%</text:p>
          </table:table-cell>
          <table:table-cell table:formula="of:=[.Q443]/[.Q438]" office:value-type="percentage" office:value="0.0213450707373749" calcext:value-type="percentage">
            <text:p>2.13%</text:p>
          </table:table-cell>
          <table:table-cell table:formula="of:=[.R443]/[.R438]" office:value-type="percentage" office:value="0.00986025905739698" calcext:value-type="percentage">
            <text:p>0.99%</text:p>
          </table:table-cell>
          <table:table-cell table:formula="of:=[.S443]/[.S438]" office:value-type="percentage" office:value="0.0144634321513554" calcext:value-type="percentage">
            <text:p>1.45%</text:p>
          </table:table-cell>
          <table:table-cell table:number-columns-repeated="11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table:number-columns-repeated="6"/>
          <table:table-cell office:value-type="float" office:value="690" calcext:value-type="float">
            <text:p>690</text:p>
          </table:table-cell>
          <table:table-cell office:value-type="float" office:value="777" calcext:value-type="float">
            <text:p>777</text:p>
          </table:table-cell>
          <table:table-cell office:value-type="float" office:value="502" calcext:value-type="float">
            <text:p>502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38]-[.F438])/[.F438]" office:value-type="percentage" office:value="-0.149354891393108" calcext:value-type="percentage">
            <text:p>-14.94%</text:p>
          </table:table-cell>
          <table:table-cell table:style-name="ce21" table:formula="of:=([.H438]-[.F438])/[.F438]" office:value-type="percentage" office:value="-0.0440143720398498" calcext:value-type="percentage">
            <text:p>-04.40%</text:p>
          </table:table-cell>
          <table:table-cell table:style-name="ce21" table:formula="of:=([.I438]-[.F438])/[.F438]" office:value-type="percentage" office:value="0.000979911807937323" calcext:value-type="percentage">
            <text:p>00.10%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666" calcext:value-type="float">
            <text:p>666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38]-[.P438])/[.P438]" office:value-type="percentage" office:value="0.00112651878872413" calcext:value-type="percentage">
            <text:p>00.11%</text:p>
          </table:table-cell>
          <table:table-cell table:style-name="ce27" table:formula="of:=([.R438]-[.P438])/[.P438]" office:value-type="percentage" office:value="-0.329023951935198" calcext:value-type="percentage">
            <text:p>-32.90%</text:p>
          </table:table-cell>
          <table:table-cell table:style-name="ce27" table:formula="of:=([.S438]-[.P438])/[.P438]" office:value-type="percentage" office:value="-0.356543196631172" calcext:value-type="percentage">
            <text:p>-35.65%</text:p>
          </table:table-cell>
          <table:table-cell table:number-columns-repeated="11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48" calcext:value-type="float">
            <text:p>248</text:p>
          </table:table-cell>
          <table:table-cell table:number-columns-repeated="6"/>
          <table:table-cell office:value-type="float" office:value="716" calcext:value-type="float">
            <text:p>716</text:p>
          </table:table-cell>
          <table:table-cell office:value-type="float" office:value="674" calcext:value-type="float">
            <text:p>674</text:p>
          </table:table-cell>
          <table:table-cell office:value-type="float" office:value="523" calcext:value-type="float">
            <text:p>523</text:p>
          </table:table-cell>
          <table:table-cell office:value-type="float" office:value="443" calcext:value-type="float">
            <text:p>443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207" calcext:value-type="float">
            <text:p>207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office:value-type="float" office:value="785" calcext:value-type="float">
            <text:p>785</text:p>
          </table:table-cell>
          <table:table-cell office:value-type="float" office:value="700" calcext:value-type="float">
            <text:p>700</text:p>
          </table:table-cell>
          <table:table-cell office:value-type="float" office:value="501" calcext:value-type="float">
            <text:p>501</text:p>
          </table:table-cell>
          <table:table-cell office:value-type="float" office:value="495" calcext:value-type="float">
            <text:p>495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884" calcext:value-type="float">
            <text:p>884</text:p>
          </table:table-cell>
          <table:table-cell office:value-type="float" office:value="736" calcext:value-type="float">
            <text:p>736</text:p>
          </table:table-cell>
          <table:table-cell office:value-type="float" office:value="542" calcext:value-type="float">
            <text:p>542</text:p>
          </table:table-cell>
          <table:table-cell office:value-type="float" office:value="431" calcext:value-type="float">
            <text:p>431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07" calcext:value-type="float">
            <text:p>207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727" calcext:value-type="float">
            <text:p>727</text:p>
          </table:table-cell>
          <table:table-cell office:value-type="float" office:value="508" calcext:value-type="float">
            <text:p>508</text:p>
          </table:table-cell>
          <table:table-cell office:value-type="float" office:value="482" calcext:value-type="float">
            <text:p>482</text:p>
          </table:table-cell>
          <table:table-cell table:number-columns-repeated="16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204" calcext:value-type="float">
            <text:p>204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table:number-columns-repeated="6"/>
          <table:table-cell office:value-type="float" office:value="761" calcext:value-type="float">
            <text:p>761</text:p>
          </table:table-cell>
          <table:table-cell office:value-type="float" office:value="855" calcext:value-type="float">
            <text:p>855</text:p>
          </table:table-cell>
          <table:table-cell office:value-type="float" office:value="514" calcext:value-type="float">
            <text:p>514</text:p>
          </table:table-cell>
          <table:table-cell office:value-type="float" office:value="503" calcext:value-type="float">
            <text:p>503</text:p>
          </table:table-cell>
          <table:table-cell table:number-columns-repeated="16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696" calcext:value-type="float">
            <text:p>696</text:p>
          </table:table-cell>
          <table:table-cell office:value-type="float" office:value="757" calcext:value-type="float">
            <text:p>757</text:p>
          </table:table-cell>
          <table:table-cell office:value-type="float" office:value="498" calcext:value-type="float">
            <text:p>498</text:p>
          </table:table-cell>
          <table:table-cell office:value-type="float" office:value="477" calcext:value-type="float">
            <text:p>477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table:number-columns-repeated="6"/>
          <table:table-cell office:value-type="float" office:value="721" calcext:value-type="float">
            <text:p>721</text:p>
          </table:table-cell>
          <table:table-cell office:value-type="float" office:value="756" calcext:value-type="float">
            <text:p>756</text:p>
          </table:table-cell>
          <table:table-cell office:value-type="float" office:value="486" calcext:value-type="float">
            <text:p>486</text:p>
          </table:table-cell>
          <table:table-cell office:value-type="float" office:value="536" calcext:value-type="float">
            <text:p>536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720" calcext:value-type="float">
            <text:p>720</text:p>
          </table:table-cell>
          <table:table-cell office:value-type="float" office:value="685" calcext:value-type="float">
            <text:p>685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table:number-columns-repeated="16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table:number-columns-repeated="6"/>
          <table:table-cell office:value-type="float" office:value="689" calcext:value-type="float">
            <text:p>689</text:p>
          </table:table-cell>
          <table:table-cell office:value-type="float" office:value="753" calcext:value-type="float">
            <text:p>753</text:p>
          </table:table-cell>
          <table:table-cell office:value-type="float" office:value="509" calcext:value-type="float">
            <text:p>509</text:p>
          </table:table-cell>
          <table:table-cell office:value-type="float" office:value="489" calcext:value-type="float">
            <text:p>489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841" calcext:value-type="float">
            <text:p>841</text:p>
          </table:table-cell>
          <table:table-cell office:value-type="float" office:value="719" calcext:value-type="float">
            <text:p>719</text:p>
          </table:table-cell>
          <table:table-cell office:value-type="float" office:value="511" calcext:value-type="float">
            <text:p>511</text:p>
          </table:table-cell>
          <table:table-cell office:value-type="float" office:value="469" calcext:value-type="float">
            <text:p>469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764" calcext:value-type="float">
            <text:p>764</text:p>
          </table:table-cell>
          <table:table-cell office:value-type="float" office:value="684" calcext:value-type="float">
            <text:p>684</text:p>
          </table:table-cell>
          <table:table-cell office:value-type="float" office:value="499" calcext:value-type="float">
            <text:p>499</text:p>
          </table:table-cell>
          <table:table-cell office:value-type="float" office:value="468" calcext:value-type="float">
            <text:p>468</text:p>
          </table:table-cell>
          <table:table-cell table:number-columns-repeated="16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192" calcext:value-type="float">
            <text:p>192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710" calcext:value-type="float">
            <text:p>710</text:p>
          </table:table-cell>
          <table:table-cell office:value-type="float" office:value="683" calcext:value-type="float">
            <text:p>683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table:number-columns-repeated="16"/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office:value-type="float" office:value="742" calcext:value-type="float">
            <text:p>742</text:p>
          </table:table-cell>
          <table:table-cell office:value-type="float" office:value="701" calcext:value-type="float">
            <text:p>701</text:p>
          </table:table-cell>
          <table:table-cell office:value-type="float" office:value="513" calcext:value-type="float">
            <text:p>513</text:p>
          </table:table-cell>
          <table:table-cell office:value-type="float" office:value="459" calcext:value-type="float">
            <text:p>459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office:value-type="float" office:value="798" calcext:value-type="float">
            <text:p>798</text:p>
          </table:table-cell>
          <table:table-cell office:value-type="float" office:value="888" calcext:value-type="float">
            <text:p>888</text:p>
          </table:table-cell>
          <table:table-cell office:value-type="float" office:value="502" calcext:value-type="float">
            <text:p>502</text:p>
          </table:table-cell>
          <table:table-cell office:value-type="float" office:value="467" calcext:value-type="float">
            <text:p>467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05" calcext:value-type="float">
            <text:p>205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740" calcext:value-type="float">
            <text:p>740</text:p>
          </table:table-cell>
          <table:table-cell office:value-type="float" office:value="799" calcext:value-type="float">
            <text:p>799</text:p>
          </table:table-cell>
          <table:table-cell office:value-type="float" office:value="494" calcext:value-type="float">
            <text:p>494</text:p>
          </table:table-cell>
          <table:table-cell office:value-type="float" office:value="435" calcext:value-type="float">
            <text:p>435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735" calcext:value-type="float">
            <text:p>735</text:p>
          </table:table-cell>
          <table:table-cell office:value-type="float" office:value="711" calcext:value-type="float">
            <text:p>711</text:p>
          </table:table-cell>
          <table:table-cell office:value-type="float" office:value="505" calcext:value-type="float">
            <text:p>505</text:p>
          </table:table-cell>
          <table:table-cell office:value-type="float" office:value="453" calcext:value-type="float">
            <text:p>453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204" calcext:value-type="float">
            <text:p>204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table:number-columns-repeated="6"/>
          <table:table-cell office:value-type="float" office:value="779" calcext:value-type="float">
            <text:p>779</text:p>
          </table:table-cell>
          <table:table-cell office:value-type="float" office:value="794" calcext:value-type="float">
            <text:p>794</text:p>
          </table:table-cell>
          <table:table-cell office:value-type="float" office:value="470" calcext:value-type="float">
            <text:p>470</text:p>
          </table:table-cell>
          <table:table-cell office:value-type="float" office:value="465" calcext:value-type="float">
            <text:p>465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211" calcext:value-type="float">
            <text:p>211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734" calcext:value-type="float">
            <text:p>734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18" calcext:value-type="float">
            <text:p>218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518" calcext:value-type="float">
            <text:p>518</text:p>
          </table:table-cell>
          <table:table-cell office:value-type="float" office:value="498" calcext:value-type="float">
            <text:p>498</text:p>
          </table:table-cell>
          <table:table-cell table:number-columns-repeated="16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195" calcext:value-type="float">
            <text:p>195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832" calcext:value-type="float">
            <text:p>832</text:p>
          </table:table-cell>
          <table:table-cell office:value-type="float" office:value="515" calcext:value-type="float">
            <text:p>515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07" calcext:value-type="float">
            <text:p>207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764" calcext:value-type="float">
            <text:p>764</text:p>
          </table:table-cell>
          <table:table-cell office:value-type="float" office:value="534" calcext:value-type="float">
            <text:p>534</text:p>
          </table:table-cell>
          <table:table-cell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office:value-type="float" office:value="251" calcext:value-type="float">
            <text:p>251</text:p>
          </table:table-cell>
          <table:table-cell office:value-type="float" office:value="233" calcext:value-type="float">
            <text:p>233</text:p>
          </table:table-cell>
          <table:table-cell table:number-columns-repeated="6"/>
          <table:table-cell office:value-type="float" office:value="716" calcext:value-type="float">
            <text:p>716</text:p>
          </table:table-cell>
          <table:table-cell office:value-type="float" office:value="676" calcext:value-type="float">
            <text:p>676</text:p>
          </table:table-cell>
          <table:table-cell office:value-type="float" office:value="475" calcext:value-type="float">
            <text:p>475</text:p>
          </table:table-cell>
          <table:table-cell office:value-type="float" office:value="498" calcext:value-type="float">
            <text:p>498</text:p>
          </table:table-cell>
          <table:table-cell table:number-columns-repeated="16"/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float" office:value="215" calcext:value-type="float">
            <text:p>215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office:value-type="float" office:value="683" calcext:value-type="float">
            <text:p>683</text:p>
          </table:table-cell>
          <table:table-cell office:value-type="float" office:value="715" calcext:value-type="float">
            <text:p>715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708" calcext:value-type="float">
            <text:p>708</text:p>
          </table:table-cell>
          <table:table-cell office:value-type="float" office:value="826" calcext:value-type="float">
            <text:p>826</text:p>
          </table:table-cell>
          <table:table-cell office:value-type="float" office:value="501" calcext:value-type="float">
            <text:p>501</text:p>
          </table:table-cell>
          <table:table-cell office:value-type="float" office:value="464" calcext:value-type="float">
            <text:p>464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720" calcext:value-type="float">
            <text:p>720</text:p>
          </table:table-cell>
          <table:table-cell office:value-type="float" office:value="726" calcext:value-type="float">
            <text:p>726</text:p>
          </table:table-cell>
          <table:table-cell office:value-type="float" office:value="519" calcext:value-type="float">
            <text:p>519</text:p>
          </table:table-cell>
          <table:table-cell office:value-type="float" office:value="505" calcext:value-type="float">
            <text:p>505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table:number-columns-repeated="6"/>
          <table:table-cell office:value-type="float" office:value="719" calcext:value-type="float">
            <text:p>719</text:p>
          </table:table-cell>
          <table:table-cell office:value-type="float" office:value="778" calcext:value-type="float">
            <text:p>778</text:p>
          </table:table-cell>
          <table:table-cell office:value-type="float" office:value="530" calcext:value-type="float">
            <text:p>530</text:p>
          </table:table-cell>
          <table:table-cell office:value-type="float" office:value="478" calcext:value-type="float">
            <text:p>478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  <table:table-cell office:value-type="float" office:value="259" calcext:value-type="float">
            <text:p>259</text:p>
          </table:table-cell>
          <table:table-cell table:number-columns-repeated="6"/>
          <table:table-cell office:value-type="float" office:value="758" calcext:value-type="float">
            <text:p>758</text:p>
          </table:table-cell>
          <table:table-cell office:value-type="float" office:value="747" calcext:value-type="float">
            <text:p>747</text:p>
          </table:table-cell>
          <table:table-cell office:value-type="float" office:value="480" calcext:value-type="float">
            <text:p>480</text:p>
          </table:table-cell>
          <table:table-cell office:value-type="float" office:value="473" calcext:value-type="float">
            <text:p>473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218" calcext:value-type="float">
            <text:p>218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764" calcext:value-type="float">
            <text:p>764</text:p>
          </table:table-cell>
          <table:table-cell office:value-type="float" office:value="505" calcext:value-type="float">
            <text:p>505</text:p>
          </table:table-cell>
          <table:table-cell office:value-type="float" office:value="455" calcext:value-type="float">
            <text:p>455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90" calcext:value-type="float">
            <text:p>190</text:p>
          </table:table-cell>
          <table:table-cell office:value-type="float" office:value="231" calcext:value-type="float">
            <text:p>231</text:p>
          </table:table-cell>
          <table:table-cell office:value-type="float" office:value="254" calcext:value-type="float">
            <text:p>254</text:p>
          </table:table-cell>
          <table:table-cell table:number-columns-repeated="6"/>
          <table:table-cell office:value-type="float" office:value="827" calcext:value-type="float">
            <text:p>827</text:p>
          </table:table-cell>
          <table:table-cell office:value-type="float" office:value="797" calcext:value-type="float">
            <text:p>797</text:p>
          </table:table-cell>
          <table:table-cell office:value-type="float" office:value="470" calcext:value-type="float">
            <text:p>470</text:p>
          </table:table-cell>
          <table:table-cell office:value-type="float" office:value="438" calcext:value-type="float">
            <text:p>438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12" calcext:value-type="float">
            <text:p>21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763" calcext:value-type="float">
            <text:p>763</text:p>
          </table:table-cell>
          <table:table-cell office:value-type="float" office:value="706" calcext:value-type="float">
            <text:p>706</text:p>
          </table:table-cell>
          <table:table-cell office:value-type="float" office:value="495" calcext:value-type="float">
            <text:p>495</text:p>
          </table:table-cell>
          <table:table-cell office:value-type="float" office:value="486" calcext:value-type="float">
            <text:p>486</text:p>
          </table:table-cell>
          <table:table-cell table:number-columns-repeated="16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708" calcext:value-type="float">
            <text:p>708</text:p>
          </table:table-cell>
          <table:table-cell office:value-type="float" office:value="495" calcext:value-type="float">
            <text:p>495</text:p>
          </table:table-cell>
          <table:table-cell office:value-type="float" office:value="436" calcext:value-type="float">
            <text:p>436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707" calcext:value-type="float">
            <text:p>707</text:p>
          </table:table-cell>
          <table:table-cell office:value-type="float" office:value="695" calcext:value-type="float">
            <text:p>695</text:p>
          </table:table-cell>
          <table:table-cell office:value-type="float" office:value="536" calcext:value-type="float">
            <text:p>536</text:p>
          </table:table-cell>
          <table:table-cell office:value-type="float" office:value="484" calcext:value-type="float">
            <text:p>484</text:p>
          </table:table-cell>
          <table:table-cell table:number-columns-repeated="16"/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float" office:value="191" calcext:value-type="float">
            <text:p>19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804" calcext:value-type="float">
            <text:p>804</text:p>
          </table:table-cell>
          <table:table-cell office:value-type="float" office:value="811" calcext:value-type="float">
            <text:p>811</text:p>
          </table:table-cell>
          <table:table-cell office:value-type="float" office:value="483" calcext:value-type="float">
            <text:p>483</text:p>
          </table:table-cell>
          <table:table-cell office:value-type="float" office:value="500" calcext:value-type="float">
            <text:p>500</text:p>
          </table:table-cell>
          <table:table-cell table:number-columns-repeated="16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table:number-columns-repeated="6"/>
          <table:table-cell office:value-type="float" office:value="723" calcext:value-type="float">
            <text:p>723</text:p>
          </table:table-cell>
          <table:table-cell office:value-type="float" office:value="738" calcext:value-type="float">
            <text:p>738</text:p>
          </table:table-cell>
          <table:table-cell office:value-type="float" office:value="495" calcext:value-type="float">
            <text:p>495</text:p>
          </table:table-cell>
          <table:table-cell office:value-type="float" office:value="453" calcext:value-type="float">
            <text:p>453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746" calcext:value-type="float">
            <text:p>746</text:p>
          </table:table-cell>
          <table:table-cell office:value-type="float" office:value="755" calcext:value-type="float">
            <text:p>755</text:p>
          </table:table-cell>
          <table:table-cell office:value-type="float" office:value="516" calcext:value-type="float">
            <text:p>516</text:p>
          </table:table-cell>
          <table:table-cell office:value-type="float" office:value="461" calcext:value-type="float">
            <text:p>461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office:value-type="float" office:value="258" calcext:value-type="float">
            <text:p>258</text:p>
          </table:table-cell>
          <table:table-cell table:number-columns-repeated="6"/>
          <table:table-cell office:value-type="float" office:value="721" calcext:value-type="float">
            <text:p>721</text:p>
          </table:table-cell>
          <table:table-cell office:value-type="float" office:value="661" calcext:value-type="float">
            <text:p>661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06" calcext:value-type="float">
            <text:p>206</text:p>
          </table:table-cell>
          <table:table-cell office:value-type="float" office:value="225" calcext:value-type="float">
            <text:p>225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819" calcext:value-type="float">
            <text:p>819</text:p>
          </table:table-cell>
          <table:table-cell office:value-type="float" office:value="760" calcext:value-type="float">
            <text:p>760</text:p>
          </table:table-cell>
          <table:table-cell office:value-type="float" office:value="492" calcext:value-type="float">
            <text:p>492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table:number-columns-repeated="6"/>
          <table:table-cell office:value-type="float" office:value="782" calcext:value-type="float">
            <text:p>782</text:p>
          </table:table-cell>
          <table:table-cell office:value-type="float" office:value="847" calcext:value-type="float">
            <text:p>847</text:p>
          </table:table-cell>
          <table:table-cell office:value-type="float" office:value="501" calcext:value-type="float">
            <text:p>501</text:p>
          </table:table-cell>
          <table:table-cell office:value-type="float" office:value="461" calcext:value-type="float">
            <text:p>461</text:p>
          </table:table-cell>
          <table:table-cell table:number-columns-repeated="16"/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756" calcext:value-type="float">
            <text:p>756</text:p>
          </table:table-cell>
          <table:table-cell office:value-type="float" office:value="691" calcext:value-type="float">
            <text:p>691</text:p>
          </table:table-cell>
          <table:table-cell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  <table:table-cell table:number-columns-repeated="16"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float" office:value="211" calcext:value-type="float">
            <text:p>211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table:style-name="ce16"/>
          <table:table-cell table:style-name="ce19" table:number-columns-repeated="5"/>
          <table:table-cell office:value-type="float" office:value="706" calcext:value-type="float">
            <text:p>706</text:p>
          </table:table-cell>
          <table:table-cell office:value-type="float" office:value="724" calcext:value-type="float">
            <text:p>724</text:p>
          </table:table-cell>
          <table:table-cell office:value-type="float" office:value="501" calcext:value-type="float">
            <text:p>501</text:p>
          </table:table-cell>
          <table:table-cell office:value-type="float" office:value="493" calcext:value-type="float">
            <text:p>493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RAYTRAC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8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8" table:formula="of:=COUNT([.D491:.D540])" office:value-type="float" office:value="49" calcext:value-type="float">
            <text:p>49</text:p>
          </table:table-cell>
          <table:table-cell table:style-name="Default"/>
          <table:table-cell office:value-type="float" office:value="178" calcext:value-type="float">
            <text:p>178</text:p>
          </table:table-cell>
          <table:table-cell office:value-type="float" office:value="213" calcext:value-type="float">
            <text:p>213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8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8" table:formula="of:=COUNT([.N491:.N540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 office:value-type="float" office:value="411" calcext:value-type="float">
            <text:p>411</text:p>
          </table:table-cell>
          <table:table-cell office:value-type="float" office:value="398" calcext:value-type="float">
            <text:p>39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491:.A540])" office:value-type="float" office:value="400.14" calcext:value-type="float">
            <text:p>400.14</text:p>
          </table:table-cell>
          <table:table-cell table:style-name="ce20" table:formula="of:=AVERAGE([.B491:.B540])" office:value-type="float" office:value="389.4" calcext:value-type="float">
            <text:p>389.4</text:p>
          </table:table-cell>
          <table:table-cell table:style-name="ce17" table:formula="of:=AVERAGE([.C491:.C540])" office:value-type="float" office:value="392.58" calcext:value-type="float">
            <text:p>392.58</text:p>
          </table:table-cell>
          <table:table-cell table:style-name="ce20" table:formula="of:=AVERAGE([.D491:.D540])" office:value-type="float" office:value="405.877551020408" calcext:value-type="float">
            <text:p>405.8775510204</text:p>
          </table:table-cell>
          <table:table-cell table:style-name="ce17"/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491:.K540])" office:value-type="float" office:value="176.24" calcext:value-type="float">
            <text:p>176.24</text:p>
          </table:table-cell>
          <table:table-cell table:style-name="ce20" table:formula="of:=AVERAGE([.L491:.L540])" office:value-type="float" office:value="220.92" calcext:value-type="float">
            <text:p>220.92</text:p>
          </table:table-cell>
          <table:table-cell table:style-name="ce17" table:formula="of:=AVERAGE([.M491:.M540])" office:value-type="float" office:value="116.86" calcext:value-type="float">
            <text:p>116.86</text:p>
          </table:table-cell>
          <table:table-cell table:style-name="ce20" table:formula="of:=AVERAGE([.N491:.N540])" office:value-type="float" office:value="136.204081632653" calcext:value-type="float">
            <text:p>136.2040816327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402" calcext:value-type="float">
            <text:p>402</text:p>
          </table:table-cell>
          <table:table-cell office:value-type="float" office:value="391" calcext:value-type="float">
            <text:p>391</text:p>
          </table:table-cell>
          <table:table-cell office:value-type="float" office:value="435" calcext:value-type="float">
            <text:p>43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float" office:value="78.0004081632653" calcext:value-type="float">
            <text:p>78.0004081633</text:p>
          </table:table-cell>
          <table:table-cell table:style-name="ce8" table:formula="of:=VAR([.B491:.B540])" office:value-type="float" office:value="148.408163265306" calcext:value-type="float">
            <text:p>148.4081632653</text:p>
          </table:table-cell>
          <table:table-cell table:style-name="Default" table:formula="of:=VAR([.C491:.C540])" office:value-type="float" office:value="156.779183673469" calcext:value-type="float">
            <text:p>156.7791836735</text:p>
          </table:table-cell>
          <table:table-cell table:style-name="ce8" table:formula="of:=VAR([.D491:.D540])" office:value-type="float" office:value="131.651360544218" calcext:value-type="float">
            <text:p>131.6513605442</text:p>
          </table:table-cell>
          <table:table-cell table:style-name="Default"/>
          <table:table-cell office:value-type="float" office:value="171" calcext:value-type="float">
            <text:p>171</text:p>
          </table:table-cell>
          <table:table-cell office:value-type="float" office:value="217" calcext:value-type="float">
            <text:p>217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float" office:value="37.7371428571429" calcext:value-type="float">
            <text:p>37.7371428571</text:p>
          </table:table-cell>
          <table:table-cell table:style-name="ce8" table:formula="of:=VAR([.L491:.L540])" office:value-type="float" office:value="110.197551020408" calcext:value-type="float">
            <text:p>110.1975510204</text:p>
          </table:table-cell>
          <table:table-cell table:style-name="Default" table:formula="of:=VAR([.M491:.M540])" office:value-type="float" office:value="46.7351020408163" calcext:value-type="float">
            <text:p>46.7351020408</text:p>
          </table:table-cell>
          <table:table-cell table:style-name="ce8" table:formula="of:=VAR([.N491:.N540])" office:value-type="float" office:value="26.1241496598639" calcext:value-type="float">
            <text:p>26.1241496599</text:p>
          </table:table-cell>
          <table:table-cell table:number-columns-repeated="11"/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float" office:value="380" calcext:value-type="float">
            <text:p>380</text:p>
          </table:table-cell>
          <table:table-cell office:value-type="float" office:value="415" calcext:value-type="float">
            <text:p>415</text:p>
          </table:table-cell>
          <table:table-cell office:value-type="float" office:value="396" calcext:value-type="float">
            <text:p>39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float" office:value="1.24900286759691" calcext:value-type="float">
            <text:p>1.2490028676</text:p>
          </table:table-cell>
          <table:table-cell table:style-name="ce8" table:formula="of:=SQRT([.G493]/[.G491])" office:value-type="float" office:value="1.72283582076358" calcext:value-type="float">
            <text:p>1.7228358208</text:p>
          </table:table-cell>
          <table:table-cell table:style-name="Default" table:formula="of:=SQRT([.H493]/[.H491])" office:value-type="float" office:value="1.77075793757063" calcext:value-type="float">
            <text:p>1.7707579376</text:p>
          </table:table-cell>
          <table:table-cell table:style-name="ce8" table:formula="of:=SQRT([.I493]/[.I491])" office:value-type="float" office:value="1.63913466807522" calcext:value-type="float">
            <text:p>1.6391346681</text:p>
          </table:table-cell>
          <table:table-cell table:style-name="Default"/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float" office:value="0.868759378161098" calcext:value-type="float">
            <text:p>0.8687593782</text:p>
          </table:table-cell>
          <table:table-cell table:style-name="ce8" table:formula="of:=SQRT([.Q493]/[.Q491])" office:value-type="float" office:value="1.48457098867254" calcext:value-type="float">
            <text:p>1.4845709887</text:p>
          </table:table-cell>
          <table:table-cell table:style-name="Default" table:formula="of:=SQRT([.R493]/[.R491])" office:value-type="float" office:value="0.966799896988165" calcext:value-type="float">
            <text:p>0.966799897</text:p>
          </table:table-cell>
          <table:table-cell table:style-name="ce8" table:formula="of:=SQRT([.S493]/[.S491])" office:value-type="float" office:value="0.730168413056738" calcext:value-type="float">
            <text:p>0.7301684131</text:p>
          </table:table-cell>
          <table:table-cell table:number-columns-repeated="11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float" office:value="374" calcext:value-type="float">
            <text:p>374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8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8" table:formula="of:=[.I491]-1" office:value-type="float" office:value="48" calcext:value-type="float">
            <text:p>48</text:p>
          </table:table-cell>
          <table:table-cell table:style-name="Default"/>
          <table:table-cell office:value-type="float" office:value="176" calcext:value-type="float">
            <text:p>176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8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8" table:formula="of:=[.S491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8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8" table:formula="of:=TINV(0.05;[.I495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181" calcext:value-type="float">
            <text:p>181</text:p>
          </table:table-cell>
          <table:table-cell office:value-type="float" office:value="228" calcext:value-type="float">
            <text:p>228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8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8" table:formula="of:=TINV(0.05;[.S495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73" calcext:value-type="float">
            <text:p>373</text:p>
          </table:table-cell>
          <table:table-cell office:value-type="float" office:value="385" calcext:value-type="float">
            <text:p>385</text:p>
          </table:table-cell>
          <table:table-cell office:value-type="float" office:value="399" calcext:value-type="float">
            <text:p>39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496]*[.F494])" office:value-type="float" office:value="2.50996523382616" calcext:value-type="float">
            <text:p>2.5099652338</text:p>
          </table:table-cell>
          <table:table-cell table:style-name="ce20" table:formula="of:=([.G496]*[.G494])" office:value-type="float" office:value="3.46216820304572" calcext:value-type="float">
            <text:p>3.462168203</text:p>
          </table:table-cell>
          <table:table-cell table:style-name="ce17" table:formula="of:=([.H496]*[.H494])" office:value-type="float" office:value="3.55847130229198" calcext:value-type="float">
            <text:p>3.5584713023</text:p>
          </table:table-cell>
          <table:table-cell table:style-name="ce20" table:formula="of:=([.I496]*[.I494])" office:value-type="float" office:value="3.2957011360589" calcext:value-type="float">
            <text:p>3.2957011361</text:p>
          </table:table-cell>
          <table:table-cell table:style-name="ce17"/>
          <table:table-cell office:value-type="float" office:value="180" calcext:value-type="float">
            <text:p>180</text:p>
          </table:table-cell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496]*[.P494])" office:value-type="float" office:value="1.74583733337634" calcext:value-type="float">
            <text:p>1.7458373334</text:p>
          </table:table-cell>
          <table:table-cell table:style-name="ce20" table:formula="of:=([.Q496]*[.Q494])" office:value-type="float" office:value="2.98335709659681" calcext:value-type="float">
            <text:p>2.9833570966</text:p>
          </table:table-cell>
          <table:table-cell table:style-name="ce17" table:formula="of:=([.R496]*[.R494])" office:value-type="float" office:value="1.94285713224651" calcext:value-type="float">
            <text:p>1.9428571322</text:p>
          </table:table-cell>
          <table:table-cell table:style-name="ce20" table:formula="of:=([.S496]*[.S494])" office:value-type="float" office:value="1.4681019902112" calcext:value-type="float">
            <text:p>1.4681019902</text:p>
          </table:table-cell>
          <table:table-cell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P492];&quot;;&quot;;[.P497];&quot;;&quot;;[.Q492];&quot;;&quot;;[.Q497];&quot;;&quot;;[.R492];&quot;;&quot;;[.R497];&quot;;&quot;;[.S492];&quot;;&quot;;[.S497])" office:value-type="string" office:string-value="raytrace;400.14;2.50996523382616;389.4;3.46216820304572;392.58;3.55847130229198;405.877551020408;3.2957011360589;176.24;1.74583733337634;220.92;2.98335709659681;116.86;1.94285713224651;136.204081632653;1.4681019902112" calcext:value-type="string">
            <text:p>raytrace;400.14;2.50996523382616;389.4;3.46216820304572;392.58;3.55847130229198;405.877551020408;3.2957011360589;176.24;1.74583733337634;220.92;2.98335709659681;116.86;1.94285713224651;136.204081632653;1.4681019902112</text:p>
          </table:table-cell>
          <table:table-cell table:number-columns-repeated="9"/>
        </table:table-row>
        <table:table-row table:style-name="ro4">
          <table:table-cell office:value-type="float" office:value="385" calcext:value-type="float">
            <text:p>385</text:p>
          </table:table-cell>
          <table:table-cell office:value-type="float" office:value="392" calcext:value-type="float">
            <text:p>392</text:p>
          </table:table-cell>
          <table:table-cell office:value-type="float" office:value="382" calcext:value-type="float">
            <text:p>38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0627271763339371" calcext:value-type="percentage">
            <text:p>0.63%</text:p>
          </table:table-cell>
          <table:table-cell table:formula="of:=[.G497]/[.G492]" office:value-type="percentage" office:value="0.00889103287890529" calcext:value-type="percentage">
            <text:p>0.89%</text:p>
          </table:table-cell>
          <table:table-cell table:formula="of:=[.H497]/[.H492]" office:value-type="percentage" office:value="0.00906432141803448" calcext:value-type="percentage">
            <text:p>0.91%</text:p>
          </table:table-cell>
          <table:table-cell table:formula="of:=[.I497]/[.I492]" office:value-type="percentage" office:value="0.00811993944423201" calcext:value-type="percentage">
            <text:p>0.81%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34" calcext:value-type="float">
            <text:p>234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0990602209133192" calcext:value-type="percentage">
            <text:p>0.99%</text:p>
          </table:table-cell>
          <table:table-cell table:formula="of:=[.Q497]/[.Q492]" office:value-type="percentage" office:value="0.0135042417915843" calcext:value-type="percentage">
            <text:p>1.35%</text:p>
          </table:table-cell>
          <table:table-cell table:formula="of:=[.R497]/[.R492]" office:value-type="percentage" office:value="0.0166255102879216" calcext:value-type="percentage">
            <text:p>1.66%</text:p>
          </table:table-cell>
          <table:table-cell table:formula="of:=[.S497]/[.S492]" office:value-type="percentage" office:value="0.0107786930656801" calcext:value-type="percentage">
            <text:p>1.08%</text:p>
          </table:table-cell>
          <table:table-cell table:number-columns-repeated="11"/>
        </table:table-row>
        <table:table-row table:style-name="ro4">
          <table:table-cell office:value-type="float" office:value="386" calcext:value-type="float">
            <text:p>386</text:p>
          </table:table-cell>
          <table:table-cell office:value-type="float" office:value="381" calcext:value-type="float">
            <text:p>381</text:p>
          </table:table-cell>
          <table:table-cell office:value-type="float" office:value="403" calcext:value-type="float">
            <text:p>403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float" office:value="376" calcext:value-type="float">
            <text:p>376</text:p>
          </table:table-cell>
          <table:table-cell office:value-type="float" office:value="414" calcext:value-type="float">
            <text:p>414</text:p>
          </table:table-cell>
          <table:table-cell office:value-type="float" office:value="388" calcext:value-type="float">
            <text:p>38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92]-[.F492])/[.F492]" office:value-type="percentage" office:value="-0.0268406057879742" calcext:value-type="percentage">
            <text:p>-02.68%</text:p>
          </table:table-cell>
          <table:table-cell table:style-name="ce21" table:formula="of:=([.H492]-[.F492])/[.F492]" office:value-type="percentage" office:value="-0.01889338731444" calcext:value-type="percentage">
            <text:p>-01.89%</text:p>
          </table:table-cell>
          <table:table-cell table:style-name="ce21" table:formula="of:=([.I492]-[.F492])/[.F492]" office:value-type="percentage" office:value="0.0143388589503879" calcext:value-type="percentage">
            <text:p>01.43%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31" calcext:value-type="float">
            <text:p>231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92]-[.P492])/[.P492]" office:value-type="percentage" office:value="0.253517930095324" calcext:value-type="percentage">
            <text:p>25.35%</text:p>
          </table:table-cell>
          <table:table-cell table:style-name="ce27" table:formula="of:=([.R492]-[.P492])/[.P492]" office:value-type="percentage" office:value="-0.33692691783931" calcext:value-type="percentage">
            <text:p>-33.69%</text:p>
          </table:table-cell>
          <table:table-cell table:style-name="ce27" table:formula="of:=([.S492]-[.P492])/[.P492]" office:value-type="percentage" office:value="-0.227167035674915" calcext:value-type="percentage">
            <text:p>-22.72%</text:p>
          </table:table-cell>
          <table:table-cell table:number-columns-repeated="11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float" office:value="373" calcext:value-type="float">
            <text:p>373</text:p>
          </table:table-cell>
          <table:table-cell office:value-type="float" office:value="382" calcext:value-type="float">
            <text:p>382</text:p>
          </table:table-cell>
          <table:table-cell office:value-type="float" office:value="414" calcext:value-type="float">
            <text:p>414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218" calcext:value-type="float">
            <text:p>218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86" calcext:value-type="float">
            <text:p>386</text:p>
          </table:table-cell>
          <table:table-cell office:value-type="float" office:value="393" calcext:value-type="float">
            <text:p>393</text:p>
          </table:table-cell>
          <table:table-cell office:value-type="float" office:value="421" calcext:value-type="float">
            <text:p>421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226" calcext:value-type="float">
            <text:p>226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207" calcext:value-type="float">
            <text:p>207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218" calcext:value-type="float">
            <text:p>218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float" office:value="385" calcext:value-type="float">
            <text:p>385</text:p>
          </table:table-cell>
          <table:table-cell office:value-type="float" office:value="403" calcext:value-type="float">
            <text:p>403</text:p>
          </table:table-cell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float" office:value="401" calcext:value-type="float">
            <text:p>401</text:p>
          </table:table-cell>
          <table:table-cell office:value-type="float" office:value="420" calcext:value-type="float">
            <text:p>420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407" calcext:value-type="float">
            <text:p>407</text:p>
          </table:table-cell>
          <table:table-cell office:value-type="float" office:value="394" calcext:value-type="float">
            <text:p>394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384" calcext:value-type="float">
            <text:p>384</text:p>
          </table:table-cell>
          <table:table-cell office:value-type="float" office:value="409" calcext:value-type="float">
            <text:p>409</text:p>
          </table:table-cell>
          <table:table-cell office:value-type="float" office:value="377" calcext:value-type="float">
            <text:p>377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227" calcext:value-type="float">
            <text:p>227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83" calcext:value-type="float">
            <text:p>383</text:p>
          </table:table-cell>
          <table:table-cell office:value-type="float" office:value="393" calcext:value-type="float">
            <text:p>393</text:p>
          </table:table-cell>
          <table:table-cell office:value-type="float" office:value="411" calcext:value-type="float">
            <text:p>411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float" office:value="417" calcext:value-type="float">
            <text:p>417</text:p>
          </table:table-cell>
          <table:table-cell office:value-type="float" office:value="365" calcext:value-type="float">
            <text:p>365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408" calcext:value-type="float">
            <text:p>408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385" calcext:value-type="float">
            <text:p>385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office:value-type="float" office:value="426" calcext:value-type="float">
            <text:p>426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42" calcext:value-type="float">
            <text:p>242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214" calcext:value-type="float">
            <text:p>214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21" calcext:value-type="float">
            <text:p>221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97" calcext:value-type="float">
            <text:p>397</text:p>
          </table:table-cell>
          <table:table-cell office:value-type="float" office:value="378" calcext:value-type="float">
            <text:p>378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217" calcext:value-type="float">
            <text:p>217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423" calcext:value-type="float">
            <text:p>423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211" calcext:value-type="float">
            <text:p>211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float" office:value="385" calcext:value-type="float">
            <text:p>385</text:p>
          </table:table-cell>
          <table:table-cell office:value-type="float" office:value="382" calcext:value-type="float">
            <text:p>382</text:p>
          </table:table-cell>
          <table:table-cell office:value-type="float" office:value="422" calcext:value-type="float">
            <text:p>422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254" calcext:value-type="float">
            <text:p>254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08" calcext:value-type="float">
            <text:p>408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24" calcext:value-type="float">
            <text:p>22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float" office:value="392" calcext:value-type="float">
            <text:p>392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218" calcext:value-type="float">
            <text:p>218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226" calcext:value-type="float">
            <text:p>226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91" calcext:value-type="float">
            <text:p>391</text:p>
          </table:table-cell>
          <table:table-cell office:value-type="float" office:value="403" calcext:value-type="float">
            <text:p>403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212" calcext:value-type="float">
            <text:p>212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392" calcext:value-type="float">
            <text:p>392</text:p>
          </table:table-cell>
          <table:table-cell office:value-type="float" office:value="399" calcext:value-type="float">
            <text:p>399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74" calcext:value-type="float">
            <text:p>374</text:p>
          </table:table-cell>
          <table:table-cell office:value-type="float" office:value="392" calcext:value-type="float">
            <text:p>392</text:p>
          </table:table-cell>
          <table:table-cell office:value-type="float" office:value="411" calcext:value-type="float">
            <text:p>411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18" calcext:value-type="float">
            <text:p>218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float" office:value="419" calcext:value-type="float">
            <text:p>419</text:p>
          </table:table-cell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397" calcext:value-type="float">
            <text:p>397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17" calcext:value-type="float">
            <text:p>217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float" office:value="376" calcext:value-type="float">
            <text:p>376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office:value-type="float" office:value="388" calcext:value-type="float">
            <text:p>388</text:p>
          </table:table-cell>
          <table:table-cell office:value-type="float" office:value="410" calcext:value-type="float">
            <text:p>410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231" calcext:value-type="float">
            <text:p>231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float" office:value="385" calcext:value-type="float">
            <text:p>385</text:p>
          </table:table-cell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214" calcext:value-type="float">
            <text:p>214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4"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408" calcext:value-type="float">
            <text:p>408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24" calcext:value-type="float">
            <text:p>224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float" office:value="372" calcext:value-type="float">
            <text:p>372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187" calcext:value-type="float">
            <text:p>187</text:p>
          </table:table-cell>
          <table:table-cell office:value-type="float" office:value="231" calcext:value-type="float">
            <text:p>231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float" office:value="379" calcext:value-type="float">
            <text:p>379</text:p>
          </table:table-cell>
          <table:table-cell office:value-type="float" office:value="401" calcext:value-type="float">
            <text:p>401</text:p>
          </table:table-cell>
          <table:table-cell office:value-type="float" office:value="414" calcext:value-type="float">
            <text:p>414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07" calcext:value-type="float">
            <text:p>207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float" office:value="381" calcext:value-type="float">
            <text:p>381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office:value-type="float" office:value="377" calcext:value-type="float">
            <text:p>377</text:p>
          </table:table-cell>
          <table:table-cell office:value-type="float" office:value="405" calcext:value-type="float">
            <text:p>405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237" calcext:value-type="float">
            <text:p>237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float" office:value="369" calcext:value-type="float">
            <text:p>369</text:p>
          </table:table-cell>
          <table:table-cell office:value-type="float" office:value="377" calcext:value-type="float">
            <text:p>377</text:p>
          </table:table-cell>
          <table:table-cell office:value-type="float" office:value="416" calcext:value-type="float">
            <text:p>416</text:p>
          </table:table-cell>
          <table:table-cell table:style-name="ce16"/>
          <table:table-cell table:style-name="ce19" table:number-columns-repeated="5"/>
          <table:table-cell office:value-type="float" office:value="172" calcext:value-type="float">
            <text:p>172</text:p>
          </table:table-cell>
          <table:table-cell office:value-type="float" office:value="234" calcext:value-type="float">
            <text:p>234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REGEXP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8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8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557" calcext:value-type="float">
            <text:p>557</text:p>
          </table:table-cell>
          <table:table-cell office:value-type="float" office:value="397" calcext:value-type="float">
            <text:p>397</text:p>
          </table:table-cell>
          <table:table-cell office:value-type="float" office:value="204" calcext:value-type="float">
            <text:p>204</text:p>
          </table:table-cell>
          <table:table-cell office:value-type="float" office:value="209" calcext:value-type="float">
            <text:p>20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8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50" calcext:value-type="float">
            <text:p>50</text:p>
          </table:table-cell>
          <table:table-cell table:style-name="ce8" table:formula="of:=COUNT([.N545:.N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45:.A594])" office:value-type="float" office:value="180.14" calcext:value-type="float">
            <text:p>180.14</text:p>
          </table:table-cell>
          <table:table-cell table:style-name="ce20" table:formula="of:=AVERAGE([.B545:.B594])" office:value-type="float" office:value="154.22" calcext:value-type="float">
            <text:p>154.22</text:p>
          </table:table-cell>
          <table:table-cell table:style-name="ce17" table:formula="of:=AVERAGE([.C545:.C594])" office:value-type="float" office:value="179.16" calcext:value-type="float">
            <text:p>179.16</text:p>
          </table:table-cell>
          <table:table-cell table:style-name="ce20" table:formula="of:=AVERAGE([.D545:.D594])" office:value-type="float" office:value="176.68" calcext:value-type="float">
            <text:p>176.68</text:p>
          </table:table-cell>
          <table:table-cell table:style-name="ce17"/>
          <table:table-cell office:value-type="float" office:value="588" calcext:value-type="float">
            <text:p>588</text:p>
          </table:table-cell>
          <table:table-cell office:value-type="float" office:value="376" calcext:value-type="float">
            <text:p>37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45:.K594])" office:value-type="float" office:value="632.36" calcext:value-type="float">
            <text:p>632.36</text:p>
          </table:table-cell>
          <table:table-cell table:style-name="ce20" table:formula="of:=AVERAGE([.L545:.L594])" office:value-type="float" office:value="407.6" calcext:value-type="float">
            <text:p>407.6</text:p>
          </table:table-cell>
          <table:table-cell table:style-name="ce17" table:formula="of:=AVERAGE([.M545:.M594])" office:value-type="float" office:value="198.76" calcext:value-type="float">
            <text:p>198.76</text:p>
          </table:table-cell>
          <table:table-cell table:style-name="ce20" table:formula="of:=AVERAGE([.N545:.N594])" office:value-type="float" office:value="208.02" calcext:value-type="float">
            <text:p>208.02</text:p>
          </table:table-cell>
          <table:table-cell table:number-columns-repeated="11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float" office:value="29.0616326530612" calcext:value-type="float">
            <text:p>29.0616326531</text:p>
          </table:table-cell>
          <table:table-cell table:style-name="ce8" table:formula="of:=VAR([.B545:.B594])" office:value-type="float" office:value="41.8485714285714" calcext:value-type="float">
            <text:p>41.8485714286</text:p>
          </table:table-cell>
          <table:table-cell table:style-name="Default" table:formula="of:=VAR([.C545:.C594])" office:value-type="float" office:value="27.0351020408163" calcext:value-type="float">
            <text:p>27.0351020408</text:p>
          </table:table-cell>
          <table:table-cell table:style-name="ce8" table:formula="of:=VAR([.D545:.D594])" office:value-type="float" office:value="27.0383673469388" calcext:value-type="float">
            <text:p>27.0383673469</text:p>
          </table:table-cell>
          <table:table-cell table:style-name="Default"/>
          <table:table-cell office:value-type="float" office:value="659" calcext:value-type="float">
            <text:p>659</text:p>
          </table:table-cell>
          <table:table-cell office:value-type="float" office:value="387" calcext:value-type="float">
            <text:p>387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float" office:value="5510.23510204082" calcext:value-type="float">
            <text:p>5510.2351020408</text:p>
          </table:table-cell>
          <table:table-cell table:style-name="ce8" table:formula="of:=VAR([.L545:.L594])" office:value-type="float" office:value="588.367346938776" calcext:value-type="float">
            <text:p>588.3673469388</text:p>
          </table:table-cell>
          <table:table-cell table:style-name="Default" table:formula="of:=VAR([.M545:.M594])" office:value-type="float" office:value="145.53306122449" calcext:value-type="float">
            <text:p>145.5330612245</text:p>
          </table:table-cell>
          <table:table-cell table:style-name="ce8" table:formula="of:=VAR([.N545:.N594])" office:value-type="float" office:value="93.4485714285714" calcext:value-type="float">
            <text:p>93.4485714286</text:p>
          </table:table-cell>
          <table:table-cell table:number-columns-repeated="11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float" office:value="149" calcext:value-type="float">
            <text:p>149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float" office:value="0.762386157443342" calcext:value-type="float">
            <text:p>0.7623861574</text:p>
          </table:table-cell>
          <table:table-cell table:style-name="ce8" table:formula="of:=SQRT([.G547]/[.G545])" office:value-type="float" office:value="0.914861425884504" calcext:value-type="float">
            <text:p>0.9148614259</text:p>
          </table:table-cell>
          <table:table-cell table:style-name="Default" table:formula="of:=SQRT([.H547]/[.H545])" office:value-type="float" office:value="0.735324445953163" calcext:value-type="float">
            <text:p>0.735324446</text:p>
          </table:table-cell>
          <table:table-cell table:style-name="ce8" table:formula="of:=SQRT([.I547]/[.I545])" office:value-type="float" office:value="0.735368850944052" calcext:value-type="float">
            <text:p>0.7353688509</text:p>
          </table:table-cell>
          <table:table-cell table:style-name="Default"/>
          <table:table-cell office:value-type="float" office:value="620" calcext:value-type="float">
            <text:p>620</text:p>
          </table:table-cell>
          <table:table-cell office:value-type="float" office:value="417" calcext:value-type="float">
            <text:p>417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float" office:value="10.497842732715" calcext:value-type="float">
            <text:p>10.4978427327</text:p>
          </table:table-cell>
          <table:table-cell table:style-name="ce8" table:formula="of:=SQRT([.Q547]/[.Q545])" office:value-type="float" office:value="3.43035667806943" calcext:value-type="float">
            <text:p>3.4303566781</text:p>
          </table:table-cell>
          <table:table-cell table:style-name="Default" table:formula="of:=SQRT([.R547]/[.R545])" office:value-type="float" office:value="1.70606600824522" calcext:value-type="float">
            <text:p>1.7060660082</text:p>
          </table:table-cell>
          <table:table-cell table:style-name="ce8" table:formula="of:=SQRT([.S547]/[.S545])" office:value-type="float" office:value="1.36710329842753" calcext:value-type="float">
            <text:p>1.3671032984</text:p>
          </table:table-cell>
          <table:table-cell table:number-columns-repeated="11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8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8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598" calcext:value-type="float">
            <text:p>598</text:p>
          </table:table-cell>
          <table:table-cell office:value-type="float" office:value="386" calcext:value-type="float">
            <text:p>386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8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49" calcext:value-type="float">
            <text:p>49</text:p>
          </table:table-cell>
          <table:table-cell table:style-name="ce8" table:formula="of:=[.S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8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8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671" calcext:value-type="float">
            <text:p>671</text:p>
          </table:table-cell>
          <table:table-cell office:value-type="float" office:value="444" calcext:value-type="float">
            <text:p>444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8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float" office:value="2.00957523712924" calcext:value-type="float">
            <text:p>2.0095752371</text:p>
          </table:table-cell>
          <table:table-cell table:style-name="ce8" table:formula="of:=TINV(0.05;[.S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float" office:value="157" calcext:value-type="float">
            <text:p>157</text:p>
          </table:table-cell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550]*[.F548])" office:value-type="float" office:value="1.53207234312825" calcext:value-type="float">
            <text:p>1.5320723431</text:p>
          </table:table-cell>
          <table:table-cell table:style-name="ce20" table:formula="of:=([.G550]*[.G548])" office:value-type="float" office:value="1.83848286686225" calcext:value-type="float">
            <text:p>1.8384828669</text:p>
          </table:table-cell>
          <table:table-cell table:style-name="ce17" table:formula="of:=([.H550]*[.H548])" office:value-type="float" office:value="1.47768979784325" calcext:value-type="float">
            <text:p>1.4776897978</text:p>
          </table:table-cell>
          <table:table-cell table:style-name="ce20" table:formula="of:=([.I550]*[.I548])" office:value-type="float" office:value="1.47777903301335" calcext:value-type="float">
            <text:p>1.477779033</text:p>
          </table:table-cell>
          <table:table-cell table:style-name="ce17"/>
          <table:table-cell office:value-type="float" office:value="653" calcext:value-type="float">
            <text:p>653</text:p>
          </table:table-cell>
          <table:table-cell office:value-type="float" office:value="411" calcext:value-type="float">
            <text:p>411</text:p>
          </table:table-cell>
          <table:table-cell office:value-type="float" office:value="198" calcext:value-type="float">
            <text:p>198</text:p>
          </table:table-cell>
          <table:table-cell office:value-type="float" office:value="223" calcext:value-type="float">
            <text:p>22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550]*[.P548])" office:value-type="float" office:value="21.0962047989411" calcext:value-type="float">
            <text:p>21.0962047989</text:p>
          </table:table-cell>
          <table:table-cell table:style-name="ce20" table:formula="of:=([.Q550]*[.Q548])" office:value-type="float" office:value="6.89355983476923" calcext:value-type="float">
            <text:p>6.8935598348</text:p>
          </table:table-cell>
          <table:table-cell table:style-name="ce17" table:formula="of:=([.R550]*[.R548])" office:value-type="float" office:value="3.42846800307753" calcext:value-type="float">
            <text:p>3.4284680031</text:p>
          </table:table-cell>
          <table:table-cell table:style-name="ce20" table:formula="of:=([.S550]*[.S548])" office:value-type="float" office:value="2.74729693511766" calcext:value-type="float">
            <text:p>2.7472969351</text:p>
          </table:table-cell>
          <table:table-cell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P546];&quot;;&quot;;[.P551];&quot;;&quot;;[.Q546];&quot;;&quot;;[.Q551];&quot;;&quot;;[.R546];&quot;;&quot;;[.R551];&quot;;&quot;;[.S546];&quot;;&quot;;[.S551])" office:value-type="string" office:string-value="regexp;180.14;1.53207234312825;154.22;1.83848286686225;179.16;1.47768979784325;176.68;1.47777903301335;632.36;21.0962047989411;407.6;6.89355983476923;198.76;3.42846800307753;208.02;2.74729693511766" calcext:value-type="string">
            <text:p>regexp;180.14;1.53207234312825;154.22;1.83848286686225;179.16;1.47768979784325;176.68;1.47777903301335;632.36;21.0962047989411;407.6;6.89355983476923;198.76;3.42846800307753;208.02;2.74729693511766</text:p>
          </table:table-cell>
          <table:table-cell table:number-columns-repeated="9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187" calcext:value-type="float">
            <text:p>18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0850489809663736" calcext:value-type="percentage">
            <text:p>0.85%</text:p>
          </table:table-cell>
          <table:table-cell table:formula="of:=[.G551]/[.G546]" office:value-type="percentage" office:value="0.0119211701910404" calcext:value-type="percentage">
            <text:p>1.19%</text:p>
          </table:table-cell>
          <table:table-cell table:formula="of:=[.H551]/[.H546]" office:value-type="percentage" office:value="0.00824787786248746" calcext:value-type="percentage">
            <text:p>0.82%</text:p>
          </table:table-cell>
          <table:table-cell table:formula="of:=[.I551]/[.I546]" office:value-type="percentage" office:value="0.0083641557222852" calcext:value-type="percentage">
            <text:p>0.84%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456" calcext:value-type="float">
            <text:p>456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33361067744546" calcext:value-type="percentage">
            <text:p>3.34%</text:p>
          </table:table-cell>
          <table:table-cell table:formula="of:=[.Q551]/[.Q546]" office:value-type="percentage" office:value="0.016912560929267" calcext:value-type="percentage">
            <text:p>1.69%</text:p>
          </table:table-cell>
          <table:table-cell table:formula="of:=[.R551]/[.R546]" office:value-type="percentage" office:value="0.017249285586021" calcext:value-type="percentage">
            <text:p>1.72%</text:p>
          </table:table-cell>
          <table:table-cell table:formula="of:=[.S551]/[.S546]" office:value-type="percentage" office:value="0.0132068884487918" calcext:value-type="percentage">
            <text:p>1.32%</text:p>
          </table:table-cell>
          <table:table-cell table:number-columns-repeated="11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office:value-type="float" office:value="663" calcext:value-type="float">
            <text:p>663</text:p>
          </table:table-cell>
          <table:table-cell office:value-type="float" office:value="475" calcext:value-type="float">
            <text:p>475</text:p>
          </table:table-cell>
          <table:table-cell office:value-type="float" office:value="195" calcext:value-type="float">
            <text:p>195</text:p>
          </table:table-cell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float" office:value="149" calcext:value-type="float">
            <text:p>149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546]-[.F546])/[.F546]" office:value-type="percentage" office:value="-0.143888087043411" calcext:value-type="percentage">
            <text:p>-14.39%</text:p>
          </table:table-cell>
          <table:table-cell table:style-name="ce21" table:formula="of:=([.H546]-[.F546])/[.F546]" office:value-type="percentage" office:value="-0.0054402131675363" calcext:value-type="percentage">
            <text:p>-00.54%</text:p>
          </table:table-cell>
          <table:table-cell table:style-name="ce21" table:formula="of:=([.I546]-[.F546])/[.F546]" office:value-type="percentage" office:value="-0.0192072832241589" calcext:value-type="percentage">
            <text:p>-01.92%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392" calcext:value-type="float">
            <text:p>392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546]-[.P546])/[.P546]" office:value-type="percentage" office:value="-0.355430451008919" calcext:value-type="percentage">
            <text:p>-35.54%</text:p>
          </table:table-cell>
          <table:table-cell table:style-name="ce27" table:formula="of:=([.R546]-[.P546])/[.P546]" office:value-type="percentage" office:value="-0.685685369093554" calcext:value-type="percentage">
            <text:p>-68.57%</text:p>
          </table:table-cell>
          <table:table-cell table:style-name="ce27" table:formula="of:=([.S546]-[.P546])/[.P546]" office:value-type="percentage" office:value="-0.671041811626289" calcext:value-type="percentage">
            <text:p>-67.10%</text:p>
          </table:table-cell>
          <table:table-cell table:number-columns-repeated="11"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531" calcext:value-type="float">
            <text:p>531</text:p>
          </table:table-cell>
          <table:table-cell office:value-type="float" office:value="456" calcext:value-type="float">
            <text:p>456</text:p>
          </table:table-cell>
          <table:table-cell office:value-type="float" office:value="184" calcext:value-type="float">
            <text:p>184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605" calcext:value-type="float">
            <text:p>605</text:p>
          </table:table-cell>
          <table:table-cell office:value-type="float" office:value="428" calcext:value-type="float">
            <text:p>428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03" calcext:value-type="float">
            <text:p>603</text:p>
          </table:table-cell>
          <table:table-cell office:value-type="float" office:value="408" calcext:value-type="float">
            <text:p>408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716" calcext:value-type="float">
            <text:p>716</text:p>
          </table:table-cell>
          <table:table-cell office:value-type="float" office:value="388" calcext:value-type="float">
            <text:p>388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414" calcext:value-type="float">
            <text:p>414</text:p>
          </table:table-cell>
          <table:table-cell office:value-type="float" office:value="174" calcext:value-type="float">
            <text:p>174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414" calcext:value-type="float">
            <text:p>414</text:p>
          </table:table-cell>
          <table:table-cell office:value-type="float" office:value="411" calcext:value-type="float">
            <text:p>411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6"/>
          <table:table-cell office:value-type="float" office:value="690" calcext:value-type="float">
            <text:p>690</text:p>
          </table:table-cell>
          <table:table-cell office:value-type="float" office:value="438" calcext:value-type="float">
            <text:p>438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396" calcext:value-type="float">
            <text:p>396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46" calcext:value-type="float">
            <text:p>646</text:p>
          </table:table-cell>
          <table:table-cell office:value-type="float" office:value="375" calcext:value-type="float">
            <text:p>375</text:p>
          </table:table-cell>
          <table:table-cell office:value-type="float" office:value="234" calcext:value-type="float">
            <text:p>234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678" calcext:value-type="float">
            <text:p>678</text:p>
          </table:table-cell>
          <table:table-cell office:value-type="float" office:value="407" calcext:value-type="float">
            <text:p>407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72" calcext:value-type="float">
            <text:p>672</text:p>
          </table:table-cell>
          <table:table-cell office:value-type="float" office:value="398" calcext:value-type="float">
            <text:p>398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11" calcext:value-type="float">
            <text:p>411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732" calcext:value-type="float">
            <text:p>732</text:p>
          </table:table-cell>
          <table:table-cell office:value-type="float" office:value="357" calcext:value-type="float">
            <text:p>357</text:p>
          </table:table-cell>
          <table:table-cell office:value-type="float" office:value="191" calcext:value-type="float">
            <text:p>191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671" calcext:value-type="float">
            <text:p>671</text:p>
          </table:table-cell>
          <table:table-cell office:value-type="float" office:value="434" calcext:value-type="float">
            <text:p>43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table:number-columns-repeated="6"/>
          <table:table-cell office:value-type="float" office:value="632" calcext:value-type="float">
            <text:p>632</text:p>
          </table:table-cell>
          <table:table-cell office:value-type="float" office:value="406" calcext:value-type="float">
            <text:p>406</text:p>
          </table:table-cell>
          <table:table-cell office:value-type="float" office:value="185" calcext:value-type="float">
            <text:p>185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622" calcext:value-type="float">
            <text:p>622</text:p>
          </table:table-cell>
          <table:table-cell office:value-type="float" office:value="390" calcext:value-type="float">
            <text:p>390</text:p>
          </table:table-cell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395" calcext:value-type="float">
            <text:p>395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639" calcext:value-type="float">
            <text:p>639</text:p>
          </table:table-cell>
          <table:table-cell office:value-type="float" office:value="436" calcext:value-type="float">
            <text:p>436</text:p>
          </table:table-cell>
          <table:table-cell office:value-type="float" office:value="198" calcext:value-type="float">
            <text:p>198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76" calcext:value-type="float">
            <text:p>676</text:p>
          </table:table-cell>
          <table:table-cell office:value-type="float" office:value="379" calcext:value-type="float">
            <text:p>379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186" calcext:value-type="float">
            <text:p>18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68" calcext:value-type="float">
            <text:p>668</text:p>
          </table:table-cell>
          <table:table-cell office:value-type="float" office:value="395" calcext:value-type="float">
            <text:p>395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639" calcext:value-type="float">
            <text:p>639</text:p>
          </table:table-cell>
          <table:table-cell office:value-type="float" office:value="419" calcext:value-type="float">
            <text:p>419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625" calcext:value-type="float">
            <text:p>625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00" calcext:value-type="float">
            <text:p>400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table:number-columns-repeated="6"/>
          <table:table-cell office:value-type="float" office:value="571" calcext:value-type="float">
            <text:p>571</text:p>
          </table:table-cell>
          <table:table-cell office:value-type="float" office:value="382" calcext:value-type="float">
            <text:p>382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741" calcext:value-type="float">
            <text:p>741</text:p>
          </table:table-cell>
          <table:table-cell office:value-type="float" office:value="413" calcext:value-type="float">
            <text:p>413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434" calcext:value-type="float">
            <text:p>434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office:value-type="float" office:value="664" calcext:value-type="float">
            <text:p>664</text:p>
          </table:table-cell>
          <table:table-cell office:value-type="float" office:value="380" calcext:value-type="float">
            <text:p>38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14" calcext:value-type="float">
            <text:p>614</text:p>
          </table:table-cell>
          <table:table-cell office:value-type="float" office:value="396" calcext:value-type="float">
            <text:p>396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658" calcext:value-type="float">
            <text:p>658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738" calcext:value-type="float">
            <text:p>738</text:p>
          </table:table-cell>
          <table:table-cell office:value-type="float" office:value="460" calcext:value-type="float">
            <text:p>460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52" calcext:value-type="float">
            <text:p>652</text:p>
          </table:table-cell>
          <table:table-cell office:value-type="float" office:value="415" calcext:value-type="float">
            <text:p>415</text:p>
          </table:table-cell>
          <table:table-cell office:value-type="float" office:value="187" calcext:value-type="float">
            <text:p>187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office:value-type="float" office:value="637" calcext:value-type="float">
            <text:p>637</text:p>
          </table:table-cell>
          <table:table-cell office:value-type="float" office:value="396" calcext:value-type="float">
            <text:p>396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67" calcext:value-type="float">
            <text:p>667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423" calcext:value-type="float">
            <text:p>423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table:number-columns-repeated="6"/>
          <table:table-cell office:value-type="float" office:value="588" calcext:value-type="float">
            <text:p>588</text:p>
          </table:table-cell>
          <table:table-cell office:value-type="float" office:value="421" calcext:value-type="float">
            <text:p>421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607" calcext:value-type="float">
            <text:p>607</text:p>
          </table:table-cell>
          <table:table-cell office:value-type="float" office:value="389" calcext:value-type="float">
            <text:p>389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662" calcext:value-type="float">
            <text:p>662</text:p>
          </table:table-cell>
          <table:table-cell office:value-type="float" office:value="407" calcext:value-type="float">
            <text:p>407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6"/>
          <table:table-cell office:value-type="float" office:value="654" calcext:value-type="float">
            <text:p>654</text:p>
          </table:table-cell>
          <table:table-cell office:value-type="float" office:value="395" calcext:value-type="float">
            <text:p>395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755" calcext:value-type="float">
            <text:p>755</text:p>
          </table:table-cell>
          <table:table-cell office:value-type="float" office:value="394" calcext:value-type="float">
            <text:p>394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style-name="ce16"/>
          <table:table-cell table:style-name="ce19" table:number-columns-repeated="5"/>
          <table:table-cell office:value-type="float" office:value="686" calcext:value-type="float">
            <text:p>686</text:p>
          </table:table-cell>
          <table:table-cell office:value-type="float" office:value="398" calcext:value-type="float">
            <text:p>398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RICHARDS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66" calcext:value-type="float">
            <text:p>466</text:p>
          </table:table-cell>
          <table:table-cell office:value-type="float" office:value="1426" calcext:value-type="float">
            <text:p>1426</text:p>
          </table:table-cell>
          <table:table-cell office:value-type="float" office:value="1017" calcext:value-type="float">
            <text:p>1017</text:p>
          </table:table-cell>
          <table:table-cell office:value-type="float" office:value="1484" calcext:value-type="float">
            <text:p>148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8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8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8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8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320" calcext:value-type="float">
            <text:p>1320</text:p>
          </table:table-cell>
          <table:table-cell office:value-type="float" office:value="568" calcext:value-type="float">
            <text:p>568</text:p>
          </table:table-cell>
          <table:table-cell office:value-type="float" office:value="1306" calcext:value-type="float">
            <text:p>1306</text:p>
          </table:table-cell>
          <table:table-cell office:value-type="float" office:value="1091" calcext:value-type="float">
            <text:p>109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99:.A648])" office:value-type="float" office:value="816.28" calcext:value-type="float">
            <text:p>816.28</text:p>
          </table:table-cell>
          <table:table-cell table:style-name="ce20" table:formula="of:=AVERAGE([.B599:.B648])" office:value-type="float" office:value="1212.06" calcext:value-type="float">
            <text:p>1212.06</text:p>
          </table:table-cell>
          <table:table-cell table:style-name="ce17" table:formula="of:=AVERAGE([.C599:.C648])" office:value-type="float" office:value="1157.34" calcext:value-type="float">
            <text:p>1157.34</text:p>
          </table:table-cell>
          <table:table-cell table:style-name="ce20" table:formula="of:=AVERAGE([.D599:.D648])" office:value-type="float" office:value="1262.26" calcext:value-type="float">
            <text:p>1262.26</text:p>
          </table:table-cell>
          <table:table-cell table:style-name="ce17" table:formula="of:=([.G600]-[.F600])/[.F600]" office:value-type="float" office:value="0.484858136913804" calcext:value-type="float">
            <text:p>0.484858136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99:.K648])" office:value-type="float" office:value="65.12" calcext:value-type="float">
            <text:p>65.12</text:p>
          </table:table-cell>
          <table:table-cell table:style-name="ce20" table:formula="of:=AVERAGE([.L599:.L648])" office:value-type="float" office:value="89.4" calcext:value-type="float">
            <text:p>89.4</text:p>
          </table:table-cell>
          <table:table-cell table:style-name="ce17" table:formula="of:=AVERAGE([.M599:.M648])" office:value-type="float" office:value="46.18" calcext:value-type="float">
            <text:p>46.18</text:p>
          </table:table-cell>
          <table:table-cell table:style-name="ce20" table:formula="of:=AVERAGE([.N599:.N648])" office:value-type="float" office:value="56.38" calcext:value-type="float">
            <text:p>56.38</text:p>
          </table:table-cell>
          <table:table-cell table:number-columns-repeated="11"/>
        </table:table-row>
        <table:table-row table:style-name="ro4">
          <table:table-cell office:value-type="float" office:value="2075" calcext:value-type="float">
            <text:p>2075</text:p>
          </table:table-cell>
          <table:table-cell office:value-type="float" office:value="805" calcext:value-type="float">
            <text:p>805</text:p>
          </table:table-cell>
          <table:table-cell office:value-type="float" office:value="1154" calcext:value-type="float">
            <text:p>1154</text:p>
          </table:table-cell>
          <table:table-cell office:value-type="float" office:value="1091" calcext:value-type="float">
            <text:p>109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335978.124081633" calcext:value-type="float">
            <text:p>335978.124081633</text:p>
          </table:table-cell>
          <table:table-cell table:style-name="ce8" table:formula="of:=VAR([.B599:.B648])" office:value-type="float" office:value="381056.669795918" calcext:value-type="float">
            <text:p>381056.669795918</text:p>
          </table:table-cell>
          <table:table-cell table:style-name="Default" table:formula="of:=VAR([.C599:.C648])" office:value-type="float" office:value="153211.861632653" calcext:value-type="float">
            <text:p>153211.861632653</text:p>
          </table:table-cell>
          <table:table-cell table:style-name="ce8" table:formula="of:=VAR([.D599:.D648])" office:value-type="float" office:value="258979.543265306" calcext:value-type="float">
            <text:p>258979.543265306</text:p>
          </table:table-cell>
          <table:table-cell table:style-name="Default"/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207.168979591837" calcext:value-type="float">
            <text:p>207.1689795918</text:p>
          </table:table-cell>
          <table:table-cell table:style-name="ce8" table:formula="of:=VAR([.L599:.L648])" office:value-type="float" office:value="299.183673469388" calcext:value-type="float">
            <text:p>299.1836734694</text:p>
          </table:table-cell>
          <table:table-cell table:style-name="Default" table:formula="of:=VAR([.M599:.M648])" office:value-type="float" office:value="92.5179591836735" calcext:value-type="float">
            <text:p>92.5179591837</text:p>
          </table:table-cell>
          <table:table-cell table:style-name="ce8" table:formula="of:=VAR([.N599:.N648])" office:value-type="float" office:value="177.668979591837" calcext:value-type="float">
            <text:p>177.6689795918</text:p>
          </table:table-cell>
          <table:table-cell table:number-columns-repeated="11"/>
        </table:table-row>
        <table:table-row table:style-name="ro4">
          <table:table-cell office:value-type="float" office:value="1433" calcext:value-type="float">
            <text:p>1433</text:p>
          </table:table-cell>
          <table:table-cell office:value-type="float" office:value="1349" calcext:value-type="float">
            <text:p>1349</text:p>
          </table:table-cell>
          <table:table-cell office:value-type="float" office:value="692" calcext:value-type="float">
            <text:p>692</text:p>
          </table:table-cell>
          <table:table-cell office:value-type="float" office:value="427" calcext:value-type="float">
            <text:p>42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81.9729374954482" calcext:value-type="float">
            <text:p>81.9729374954</text:p>
          </table:table-cell>
          <table:table-cell table:style-name="ce8" table:formula="of:=SQRT([.G601]/[.G599])" office:value-type="float" office:value="87.2991030647988" calcext:value-type="float">
            <text:p>87.2991030648</text:p>
          </table:table-cell>
          <table:table-cell table:style-name="Default" table:formula="of:=SQRT([.H601]/[.H599])" office:value-type="float" office:value="55.3555528619583" calcext:value-type="float">
            <text:p>55.355552862</text:p>
          </table:table-cell>
          <table:table-cell table:style-name="ce8" table:formula="of:=SQRT([.I601]/[.I599])" office:value-type="float" office:value="71.9693744957265" calcext:value-type="float">
            <text:p>71.9693744957</text:p>
          </table:table-cell>
          <table:table-cell table:style-name="Default"/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2.03552931490478" calcext:value-type="float">
            <text:p>2.0355293149</text:p>
          </table:table-cell>
          <table:table-cell table:style-name="ce8" table:formula="of:=SQRT([.Q601]/[.Q599])" office:value-type="float" office:value="2.44615483348617" calcext:value-type="float">
            <text:p>2.4461548335</text:p>
          </table:table-cell>
          <table:table-cell table:style-name="Default" table:formula="of:=SQRT([.R601]/[.R599])" office:value-type="float" office:value="1.36027908300961" calcext:value-type="float">
            <text:p>1.360279083</text:p>
          </table:table-cell>
          <table:table-cell table:style-name="ce8" table:formula="of:=SQRT([.S601]/[.S599])" office:value-type="float" office:value="1.88504100534623" calcext:value-type="float">
            <text:p>1.8850410053</text:p>
          </table:table-cell>
          <table:table-cell table:number-columns-repeated="11"/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float" office:value="1561" calcext:value-type="float">
            <text:p>1561</text:p>
          </table:table-cell>
          <table:table-cell office:value-type="float" office:value="917" calcext:value-type="float">
            <text:p>917</text:p>
          </table:table-cell>
          <table:table-cell office:value-type="float" office:value="2152" calcext:value-type="float">
            <text:p>215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8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8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8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8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85" calcext:value-type="float">
            <text:p>1185</text:p>
          </table:table-cell>
          <table:table-cell office:value-type="float" office:value="2168" calcext:value-type="float">
            <text:p>2168</text:p>
          </table:table-cell>
          <table:table-cell office:value-type="float" office:value="688" calcext:value-type="float">
            <text:p>688</text:p>
          </table:table-cell>
          <table:table-cell office:value-type="float" office:value="1642" calcext:value-type="float">
            <text:p>16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8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8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8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8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653" calcext:value-type="float">
            <text:p>653</text:p>
          </table:table-cell>
          <table:table-cell office:value-type="float" office:value="1172" calcext:value-type="float">
            <text:p>1172</text:p>
          </table:table-cell>
          <table:table-cell office:value-type="float" office:value="2102" calcext:value-type="float">
            <text:p>210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04]*[.F602])" office:value-type="float" office:value="164.730785305596" calcext:value-type="float">
            <text:p>164.7307853056</text:p>
          </table:table-cell>
          <table:table-cell table:style-name="ce20" table:formula="of:=([.G604]*[.G602])" office:value-type="float" office:value="175.434115742613" calcext:value-type="float">
            <text:p>175.4341157426</text:p>
          </table:table-cell>
          <table:table-cell table:style-name="ce17" table:formula="of:=([.H604]*[.H602])" office:value-type="float" office:value="111.24114826899" calcext:value-type="float">
            <text:p>111.241148269</text:p>
          </table:table-cell>
          <table:table-cell table:style-name="ce20" table:formula="of:=([.I604]*[.I602])" office:value-type="float" office:value="144.627872818292" calcext:value-type="float">
            <text:p>144.6278728183</text:p>
          </table:table-cell>
          <table:table-cell table:style-name="ce17"/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04]*[.P602])" office:value-type="float" office:value="4.0905493056833" calcext:value-type="float">
            <text:p>4.0905493057</text:p>
          </table:table-cell>
          <table:table-cell table:style-name="ce20" table:formula="of:=([.Q604]*[.Q602])" office:value-type="float" office:value="4.9157321795578" calcext:value-type="float">
            <text:p>4.9157321796</text:p>
          </table:table-cell>
          <table:table-cell table:style-name="ce17" table:formula="of:=([.R604]*[.R602])" office:value-type="float" office:value="2.73358316080098" calcext:value-type="float">
            <text:p>2.7335831608</text:p>
          </table:table-cell>
          <table:table-cell table:style-name="ce20" table:formula="of:=([.S604]*[.S602])" office:value-type="float" office:value="3.78813172531699" calcext:value-type="float">
            <text:p>3.7881317253</text:p>
          </table:table-cell>
          <table:table-cell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P600];&quot;;&quot;;[.P605];&quot;;&quot;;[.Q600];&quot;;&quot;;[.Q605];&quot;;&quot;;[.R600];&quot;;&quot;;[.R605];&quot;;&quot;;[.S600];&quot;;&quot;;[.S605])" office:value-type="string" office:string-value="richards;816.28;164.730785305596;1212.06;175.434115742613;1157.34;111.24114826899;1262.26;144.627872818292;65.12;4.0905493056833;89.4;4.9157321795578;46.18;2.73358316080098;56.38;3.78813172531699" calcext:value-type="string">
            <text:p>richards;816.28;164.730785305596;1212.06;175.434115742613;1157.34;111.24114826899;1262.26;144.627872818292;65.12;4.0905493056833;89.4;4.9157321795578;46.18;2.73358316080098;56.38;3.78813172531699</text:p>
          </table:table-cell>
          <table:table-cell table:number-columns-repeated="9"/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float" office:value="2051" calcext:value-type="float">
            <text:p>2051</text:p>
          </table:table-cell>
          <table:table-cell office:value-type="float" office:value="667" calcext:value-type="float">
            <text:p>667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201806714982108" calcext:value-type="percentage">
            <text:p>20.18%</text:p>
          </table:table-cell>
          <table:table-cell table:formula="of:=[.G605]/[.G600]" office:value-type="percentage" office:value="0.144740454880627" calcext:value-type="percentage">
            <text:p>14.47%</text:p>
          </table:table-cell>
          <table:table-cell table:formula="of:=[.H605]/[.H600]" office:value-type="percentage" office:value="0.0961179500138161" calcext:value-type="percentage">
            <text:p>9.61%</text:p>
          </table:table-cell>
          <table:table-cell table:formula="of:=[.I605]/[.I600]" office:value-type="percentage" office:value="0.114578512206909" calcext:value-type="percentage">
            <text:p>11.46%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628155605909597" calcext:value-type="percentage">
            <text:p>6.28%</text:p>
          </table:table-cell>
          <table:table-cell table:formula="of:=[.Q605]/[.Q600]" office:value-type="percentage" office:value="0.0549858185632864" calcext:value-type="percentage">
            <text:p>5.50%</text:p>
          </table:table-cell>
          <table:table-cell table:formula="of:=[.R605]/[.R600]" office:value-type="percentage" office:value="0.0591940918319832" calcext:value-type="percentage">
            <text:p>5.92%</text:p>
          </table:table-cell>
          <table:table-cell table:formula="of:=[.S605]/[.S600]" office:value-type="percentage" office:value="0.0671892821092053" calcext:value-type="percentage">
            <text:p>6.72%</text:p>
          </table:table-cell>
          <table:table-cell table:number-columns-repeated="11"/>
        </table:table-row>
        <table:table-row table:style-name="ro4">
          <table:table-cell office:value-type="float" office:value="1519" calcext:value-type="float">
            <text:p>1519</text:p>
          </table:table-cell>
          <table:table-cell office:value-type="float" office:value="1486" calcext:value-type="float">
            <text:p>1486</text:p>
          </table:table-cell>
          <table:table-cell office:value-type="float" office:value="1654" calcext:value-type="float">
            <text:p>1654</text:p>
          </table:table-cell>
          <table:table-cell office:value-type="float" office:value="1129" calcext:value-type="float">
            <text:p>1129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189" calcext:value-type="float">
            <text:p>1189</text:p>
          </table:table-cell>
          <table:table-cell office:value-type="float" office:value="1481" calcext:value-type="float">
            <text:p>1481</text:p>
          </table:table-cell>
          <table:table-cell office:value-type="float" office:value="664" calcext:value-type="float">
            <text:p>664</text:p>
          </table:table-cell>
          <table:table-cell office:value-type="float" office:value="1459" calcext:value-type="float">
            <text:p>145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0]-[.F600])/[.F600]" office:value-type="percentage" office:value="0.484858136913804" calcext:value-type="percentage">
            <text:p>48.49%</text:p>
          </table:table-cell>
          <table:table-cell table:style-name="ce21" table:formula="of:=([.H600]-[.F600])/[.F600]" office:value-type="percentage" office:value="0.417822315872005" calcext:value-type="percentage">
            <text:p>41.78%</text:p>
          </table:table-cell>
          <table:table-cell table:style-name="ce21" table:formula="of:=([.I600]-[.F600])/[.F600]" office:value-type="percentage" office:value="0.546356642328613" calcext:value-type="percentage">
            <text:p>54.64%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0]-[.P600])/[.P600]" office:value-type="percentage" office:value="0.372850122850123" calcext:value-type="percentage">
            <text:p>37.29%</text:p>
          </table:table-cell>
          <table:table-cell table:style-name="ce27" table:formula="of:=([.R600]-[.P600])/[.P600]" office:value-type="percentage" office:value="-0.290847665847666" calcext:value-type="percentage">
            <text:p>-29.08%</text:p>
          </table:table-cell>
          <table:table-cell table:style-name="ce27" table:formula="of:=([.S600]-[.P600])/[.P600]" office:value-type="percentage" office:value="-0.134213759213759" calcext:value-type="percentage">
            <text:p>-13.42%</text:p>
          </table:table-cell>
          <table:table-cell table:number-columns-repeated="11"/>
        </table:table-row>
        <table:table-row table:style-name="ro4">
          <table:table-cell office:value-type="float" office:value="1915" calcext:value-type="float">
            <text:p>1915</text:p>
          </table:table-cell>
          <table:table-cell office:value-type="float" office:value="1389" calcext:value-type="float">
            <text:p>1389</text:p>
          </table:table-cell>
          <table:table-cell office:value-type="float" office:value="778" calcext:value-type="float">
            <text:p>778</text:p>
          </table:table-cell>
          <table:table-cell office:value-type="float" office:value="1798" calcext:value-type="float">
            <text:p>1798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193" calcext:value-type="float">
            <text:p>1193</text:p>
          </table:table-cell>
          <table:table-cell office:value-type="float" office:value="1360" calcext:value-type="float">
            <text:p>1360</text:p>
          </table:table-cell>
          <table:table-cell office:value-type="float" office:value="1299" calcext:value-type="float">
            <text:p>1299</text:p>
          </table:table-cell>
          <table:table-cell office:value-type="float" office:value="763" calcext:value-type="float">
            <text:p>763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1153" calcext:value-type="float">
            <text:p>1153</text:p>
          </table:table-cell>
          <table:table-cell office:value-type="float" office:value="2171" calcext:value-type="float">
            <text:p>2171</text:p>
          </table:table-cell>
          <table:table-cell office:value-type="float" office:value="851" calcext:value-type="float">
            <text:p>851</text:p>
          </table:table-cell>
          <table:table-cell office:value-type="float" office:value="1163" calcext:value-type="float">
            <text:p>1163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189" calcext:value-type="float">
            <text:p>2189</text:p>
          </table:table-cell>
          <table:table-cell office:value-type="float" office:value="798" calcext:value-type="float">
            <text:p>798</text:p>
          </table:table-cell>
          <table:table-cell office:value-type="float" office:value="745" calcext:value-type="float">
            <text:p>745</text:p>
          </table:table-cell>
          <table:table-cell office:value-type="float" office:value="872" calcext:value-type="float">
            <text:p>872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106" calcext:value-type="float">
            <text:p>1106</text:p>
          </table:table-cell>
          <table:table-cell office:value-type="float" office:value="1353" calcext:value-type="float">
            <text:p>1353</text:p>
          </table:table-cell>
          <table:table-cell office:value-type="float" office:value="621" calcext:value-type="float">
            <text:p>621</text:p>
          </table:table-cell>
          <table:table-cell office:value-type="float" office:value="1299" calcext:value-type="float">
            <text:p>1299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466" calcext:value-type="float">
            <text:p>466</text:p>
          </table:table-cell>
          <table:table-cell office:value-type="float" office:value="600" calcext:value-type="float">
            <text:p>600</text:p>
          </table:table-cell>
          <table:table-cell office:value-type="float" office:value="1762" calcext:value-type="float">
            <text:p>1762</text:p>
          </table:table-cell>
          <table:table-cell office:value-type="float" office:value="777" calcext:value-type="float">
            <text:p>777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2081" calcext:value-type="float">
            <text:p>2081</text:p>
          </table:table-cell>
          <table:table-cell office:value-type="float" office:value="706" calcext:value-type="float">
            <text:p>706</text:p>
          </table:table-cell>
          <table:table-cell office:value-type="float" office:value="1135" calcext:value-type="float">
            <text:p>1135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671" calcext:value-type="float">
            <text:p>671</text:p>
          </table:table-cell>
          <table:table-cell office:value-type="float" office:value="1720" calcext:value-type="float">
            <text:p>1720</text:p>
          </table:table-cell>
          <table:table-cell office:value-type="float" office:value="434" calcext:value-type="float">
            <text:p>434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4">
          <table:table-cell office:value-type="float" office:value="1357" calcext:value-type="float">
            <text:p>1357</text:p>
          </table:table-cell>
          <table:table-cell office:value-type="float" office:value="2114" calcext:value-type="float">
            <text:p>2114</text:p>
          </table:table-cell>
          <table:table-cell office:value-type="float" office:value="1098" calcext:value-type="float">
            <text:p>1098</text:p>
          </table:table-cell>
          <table:table-cell office:value-type="float" office:value="1275" calcext:value-type="float">
            <text:p>1275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float" office:value="1085" calcext:value-type="float">
            <text:p>1085</text:p>
          </table:table-cell>
          <table:table-cell office:value-type="float" office:value="1179" calcext:value-type="float">
            <text:p>1179</text:p>
          </table:table-cell>
          <table:table-cell office:value-type="float" office:value="777" calcext:value-type="float">
            <text:p>77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float" office:value="479" calcext:value-type="float">
            <text:p>479</text:p>
          </table:table-cell>
          <table:table-cell office:value-type="float" office:value="1197" calcext:value-type="float">
            <text:p>1197</text:p>
          </table:table-cell>
          <table:table-cell office:value-type="float" office:value="1549" calcext:value-type="float">
            <text:p>1549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float" office:value="847" calcext:value-type="float">
            <text:p>847</text:p>
          </table:table-cell>
          <table:table-cell office:value-type="float" office:value="1225" calcext:value-type="float">
            <text:p>1225</text:p>
          </table:table-cell>
          <table:table-cell office:value-type="float" office:value="462" calcext:value-type="float">
            <text:p>462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4">
          <table:table-cell office:value-type="float" office:value="508" calcext:value-type="float">
            <text:p>508</text:p>
          </table:table-cell>
          <table:table-cell office:value-type="float" office:value="766" calcext:value-type="float">
            <text:p>766</text:p>
          </table:table-cell>
          <table:table-cell office:value-type="float" office:value="586" calcext:value-type="float">
            <text:p>586</text:p>
          </table:table-cell>
          <table:table-cell office:value-type="float" office:value="420" calcext:value-type="float">
            <text:p>420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float" office:value="2129" calcext:value-type="float">
            <text:p>2129</text:p>
          </table:table-cell>
          <table:table-cell office:value-type="float" office:value="1585" calcext:value-type="float">
            <text:p>1585</text:p>
          </table:table-cell>
          <table:table-cell office:value-type="float" office:value="1863" calcext:value-type="float">
            <text:p>1863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277" calcext:value-type="float">
            <text:p>1277</text:p>
          </table:table-cell>
          <table:table-cell office:value-type="float" office:value="840" calcext:value-type="float">
            <text:p>840</text:p>
          </table:table-cell>
          <table:table-cell office:value-type="float" office:value="1726" calcext:value-type="float">
            <text:p>1726</text:p>
          </table:table-cell>
          <table:table-cell office:value-type="float" office:value="1638" calcext:value-type="float">
            <text:p>1638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float" office:value="131" calcext:value-type="float">
            <text:p>131</text:p>
          </table:table-cell>
          <table:table-cell office:value-type="float" office:value="1229" calcext:value-type="float">
            <text:p>1229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4">
          <table:table-cell office:value-type="float" office:value="1457" calcext:value-type="float">
            <text:p>1457</text:p>
          </table:table-cell>
          <table:table-cell office:value-type="float" office:value="2231" calcext:value-type="float">
            <text:p>2231</text:p>
          </table:table-cell>
          <table:table-cell office:value-type="float" office:value="1750" calcext:value-type="float">
            <text:p>1750</text:p>
          </table:table-cell>
          <table:table-cell office:value-type="float" office:value="1318" calcext:value-type="float">
            <text:p>1318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1193" calcext:value-type="float">
            <text:p>1193</text:p>
          </table:table-cell>
          <table:table-cell office:value-type="float" office:value="777" calcext:value-type="float">
            <text:p>777</text:p>
          </table:table-cell>
          <table:table-cell office:value-type="float" office:value="1649" calcext:value-type="float">
            <text:p>1649</text:p>
          </table:table-cell>
          <table:table-cell office:value-type="float" office:value="1486" calcext:value-type="float">
            <text:p>1486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509" calcext:value-type="float">
            <text:p>509</text:p>
          </table:table-cell>
          <table:table-cell office:value-type="float" office:value="1176" calcext:value-type="float">
            <text:p>1176</text:p>
          </table:table-cell>
          <table:table-cell office:value-type="float" office:value="2111" calcext:value-type="float">
            <text:p>2111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4">
          <table:table-cell office:value-type="float" office:value="1221" calcext:value-type="float">
            <text:p>1221</text:p>
          </table:table-cell>
          <table:table-cell office:value-type="float" office:value="621" calcext:value-type="float">
            <text:p>621</text:p>
          </table:table-cell>
          <table:table-cell office:value-type="float" office:value="724" calcext:value-type="float">
            <text:p>724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106" calcext:value-type="float">
            <text:p>2106</text:p>
          </table:table-cell>
          <table:table-cell office:value-type="float" office:value="226" calcext:value-type="float">
            <text:p>226</text:p>
          </table:table-cell>
          <table:table-cell office:value-type="float" office:value="1689" calcext:value-type="float">
            <text:p>1689</text:p>
          </table:table-cell>
          <table:table-cell office:value-type="float" office:value="1144" calcext:value-type="float">
            <text:p>1144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float" office:value="1014" calcext:value-type="float">
            <text:p>1014</text:p>
          </table:table-cell>
          <table:table-cell office:value-type="float" office:value="847" calcext:value-type="float">
            <text:p>847</text:p>
          </table:table-cell>
          <table:table-cell office:value-type="float" office:value="1267" calcext:value-type="float">
            <text:p>1267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4">
          <table:table-cell office:value-type="float" office:value="1143" calcext:value-type="float">
            <text:p>1143</text:p>
          </table:table-cell>
          <table:table-cell office:value-type="float" office:value="187" calcext:value-type="float">
            <text:p>187</text:p>
          </table:table-cell>
          <table:table-cell office:value-type="float" office:value="1822" calcext:value-type="float">
            <text:p>1822</text:p>
          </table:table-cell>
          <table:table-cell office:value-type="float" office:value="1813" calcext:value-type="float">
            <text:p>1813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498" calcext:value-type="float">
            <text:p>498</text:p>
          </table:table-cell>
          <table:table-cell office:value-type="float" office:value="2168" calcext:value-type="float">
            <text:p>2168</text:p>
          </table:table-cell>
          <table:table-cell office:value-type="float" office:value="1292" calcext:value-type="float">
            <text:p>1292</text:p>
          </table:table-cell>
          <table:table-cell office:value-type="float" office:value="1501" calcext:value-type="float">
            <text:p>1501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79" calcext:value-type="float">
            <text:p>879</text:p>
          </table:table-cell>
          <table:table-cell office:value-type="float" office:value="2167" calcext:value-type="float">
            <text:p>2167</text:p>
          </table:table-cell>
          <table:table-cell office:value-type="float" office:value="741" calcext:value-type="float">
            <text:p>741</text:p>
          </table:table-cell>
          <table:table-cell office:value-type="float" office:value="410" calcext:value-type="float">
            <text:p>41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float" office:value="752" calcext:value-type="float">
            <text:p>752</text:p>
          </table:table-cell>
          <table:table-cell office:value-type="float" office:value="1045" calcext:value-type="float">
            <text:p>1045</text:p>
          </table:table-cell>
          <table:table-cell office:value-type="float" office:value="1186" calcext:value-type="float">
            <text:p>118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07" calcext:value-type="float">
            <text:p>1107</text:p>
          </table:table-cell>
          <table:table-cell office:value-type="float" office:value="727" calcext:value-type="float">
            <text:p>727</text:p>
          </table:table-cell>
          <table:table-cell office:value-type="float" office:value="1108" calcext:value-type="float">
            <text:p>1108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965" calcext:value-type="float">
            <text:p>965</text:p>
          </table:table-cell>
          <table:table-cell office:value-type="float" office:value="1643" calcext:value-type="float">
            <text:p>1643</text:p>
          </table:table-cell>
          <table:table-cell office:value-type="float" office:value="1314" calcext:value-type="float">
            <text:p>1314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38" calcext:value-type="float">
            <text:p>438</text:p>
          </table:table-cell>
          <table:table-cell office:value-type="float" office:value="2168" calcext:value-type="float">
            <text:p>2168</text:p>
          </table:table-cell>
          <table:table-cell office:value-type="float" office:value="1852" calcext:value-type="float">
            <text:p>1852</text:p>
          </table:table-cell>
          <table:table-cell office:value-type="float" office:value="1197" calcext:value-type="float">
            <text:p>119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457" calcext:value-type="float">
            <text:p>1457</text:p>
          </table:table-cell>
          <table:table-cell office:value-type="float" office:value="542" calcext:value-type="float">
            <text:p>542</text:p>
          </table:table-cell>
          <table:table-cell office:value-type="float" office:value="1267" calcext:value-type="float">
            <text:p>1267</text:p>
          </table:table-cell>
          <table:table-cell office:value-type="float" office:value="2130" calcext:value-type="float">
            <text:p>2130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4">
          <table:table-cell office:value-type="float" office:value="480" calcext:value-type="float">
            <text:p>480</text:p>
          </table:table-cell>
          <table:table-cell office:value-type="float" office:value="1131" calcext:value-type="float">
            <text:p>1131</text:p>
          </table:table-cell>
          <table:table-cell office:value-type="float" office:value="1303" calcext:value-type="float">
            <text:p>1303</text:p>
          </table:table-cell>
          <table:table-cell office:value-type="float" office:value="1084" calcext:value-type="float">
            <text:p>1084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427" calcext:value-type="float">
            <text:p>427</text:p>
          </table:table-cell>
          <table:table-cell office:value-type="float" office:value="1596" calcext:value-type="float">
            <text:p>1596</text:p>
          </table:table-cell>
          <table:table-cell office:value-type="float" office:value="883" calcext:value-type="float">
            <text:p>883</text:p>
          </table:table-cell>
          <table:table-cell office:value-type="float" office:value="1787" calcext:value-type="float">
            <text:p>1787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421" calcext:value-type="float">
            <text:p>1421</text:p>
          </table:table-cell>
          <table:table-cell office:value-type="float" office:value="1391" calcext:value-type="float">
            <text:p>1391</text:p>
          </table:table-cell>
          <table:table-cell office:value-type="float" office:value="812" calcext:value-type="float">
            <text:p>812</text:p>
          </table:table-cell>
          <table:table-cell office:value-type="float" office:value="1178" calcext:value-type="float">
            <text:p>1178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1370" calcext:value-type="float">
            <text:p>1370</text:p>
          </table:table-cell>
          <table:table-cell office:value-type="float" office:value="1345" calcext:value-type="float">
            <text:p>1345</text:p>
          </table:table-cell>
          <table:table-cell office:value-type="float" office:value="1121" calcext:value-type="float">
            <text:p>1121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float" office:value="883" calcext:value-type="float">
            <text:p>883</text:p>
          </table:table-cell>
          <table:table-cell office:value-type="float" office:value="1658" calcext:value-type="float">
            <text:p>1658</text:p>
          </table:table-cell>
          <table:table-cell office:value-type="float" office:value="1406" calcext:value-type="float">
            <text:p>1406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float" office:value="815" calcext:value-type="float">
            <text:p>815</text:p>
          </table:table-cell>
          <table:table-cell office:value-type="float" office:value="766" calcext:value-type="float">
            <text:p>766</text:p>
          </table:table-cell>
          <table:table-cell office:value-type="float" office:value="1907" calcext:value-type="float">
            <text:p>190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515" calcext:value-type="float">
            <text:p>515</text:p>
          </table:table-cell>
          <table:table-cell office:value-type="float" office:value="1526" calcext:value-type="float">
            <text:p>1526</text:p>
          </table:table-cell>
          <table:table-cell office:value-type="float" office:value="847" calcext:value-type="float">
            <text:p>847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float" office:value="1405" calcext:value-type="float">
            <text:p>1405</text:p>
          </table:table-cell>
          <table:table-cell office:value-type="float" office:value="1271" calcext:value-type="float">
            <text:p>1271</text:p>
          </table:table-cell>
          <table:table-cell office:value-type="float" office:value="2156" calcext:value-type="float">
            <text:p>215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float" office:value="590" calcext:value-type="float">
            <text:p>590</text:p>
          </table:table-cell>
          <table:table-cell office:value-type="float" office:value="883" calcext:value-type="float">
            <text:p>883</text:p>
          </table:table-cell>
          <table:table-cell office:value-type="float" office:value="1266" calcext:value-type="float">
            <text:p>126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float" office:value="2100" calcext:value-type="float">
            <text:p>2100</text:p>
          </table:table-cell>
          <table:table-cell office:value-type="float" office:value="1637" calcext:value-type="float">
            <text:p>1637</text:p>
          </table:table-cell>
          <table:table-cell office:value-type="float" office:value="339" calcext:value-type="float">
            <text:p>339</text:p>
          </table:table-cell>
          <table:table-cell table:style-name="ce16"/>
          <table:table-cell table:style-name="ce19" table:number-columns-repeated="5"/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PLAY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50" calcext:value-type="float">
            <text:p>850</text:p>
          </table:table-cell>
          <table:table-cell office:value-type="float" office:value="889" calcext:value-type="float">
            <text:p>889</text:p>
          </table:table-cell>
          <table:table-cell office:value-type="float" office:value="580" calcext:value-type="float">
            <text:p>580</text:p>
          </table:table-cell>
          <table:table-cell office:value-type="float" office:value="785" calcext:value-type="float">
            <text:p>78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8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8" table:formula="of:=COUNT([.D653:.D702])" office:value-type="float" office:value="49" calcext:value-type="float">
            <text:p>49</text:p>
          </table:table-cell>
          <table:table-cell table:style-name="Default"/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8" table:formula="of:=COUNT([.L653:.L702])" office:value-type="float" office:value="50" calcext:value-type="float">
            <text:p>50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02" calcext:value-type="float">
            <text:p>502</text:p>
          </table:table-cell>
          <table:table-cell office:value-type="float" office:value="750" calcext:value-type="float">
            <text:p>750</text:p>
          </table:table-cell>
          <table:table-cell office:value-type="float" office:value="724" calcext:value-type="float">
            <text:p>724</text:p>
          </table:table-cell>
          <table:table-cell office:value-type="float" office:value="530" calcext:value-type="float">
            <text:p>53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653:.A702])" office:value-type="float" office:value="751.44" calcext:value-type="float">
            <text:p>751.44</text:p>
          </table:table-cell>
          <table:table-cell table:style-name="ce20" table:formula="of:=AVERAGE([.B653:.B702])" office:value-type="float" office:value="813.04" calcext:value-type="float">
            <text:p>813.04</text:p>
          </table:table-cell>
          <table:table-cell table:style-name="ce17" table:formula="of:=AVERAGE([.C653:.C702])" office:value-type="float" office:value="776.9" calcext:value-type="float">
            <text:p>776.9</text:p>
          </table:table-cell>
          <table:table-cell table:style-name="ce20" table:formula="of:=AVERAGE([.D653:.D702])" office:value-type="float" office:value="695.530612244898" calcext:value-type="float">
            <text:p>695.5306122449</text:p>
          </table:table-cell>
          <table:table-cell table:style-name="ce17" table:formula="of:=([.G654]-[.F654])/[.F654]" office:value-type="float" office:value="0.0819759395294367" calcext:value-type="float">
            <text:p>0.0819759395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653:.K702])" office:value-type="float" office:value="76.68" calcext:value-type="float">
            <text:p>76.68</text:p>
          </table:table-cell>
          <table:table-cell table:style-name="ce20" table:formula="of:=AVERAGE([.L653:.L702])" office:value-type="float" office:value="98.58" calcext:value-type="float">
            <text:p>98.58</text:p>
          </table:table-cell>
          <table:table-cell table:style-name="ce17" table:formula="of:=AVERAGE([.M653:.M702])" office:value-type="float" office:value="62.76" calcext:value-type="float">
            <text:p>62.76</text:p>
          </table:table-cell>
          <table:table-cell table:style-name="ce17" table:formula="of:=AVERAGE([.N653:.N702])" office:value-type="float" office:value="82.7959183673469" calcext:value-type="float">
            <text:p>82.7959183673</text:p>
          </table:table-cell>
          <table:table-cell table:number-columns-repeated="11"/>
        </table:table-row>
        <table:table-row table:style-name="ro4">
          <table:table-cell office:value-type="float" office:value="975" calcext:value-type="float">
            <text:p>975</text:p>
          </table:table-cell>
          <table:table-cell office:value-type="float" office:value="563" calcext:value-type="float">
            <text:p>563</text:p>
          </table:table-cell>
          <table:table-cell office:value-type="float" office:value="903" calcext:value-type="float">
            <text:p>903</text:p>
          </table:table-cell>
          <table:table-cell office:value-type="float" office:value="749" calcext:value-type="float">
            <text:p>74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float" office:value="19975.9657142857" calcext:value-type="float">
            <text:p>19975.9657142857</text:p>
          </table:table-cell>
          <table:table-cell table:style-name="ce8" table:formula="of:=VAR([.B653:.B702])" office:value-type="float" office:value="25499.386122449" calcext:value-type="float">
            <text:p>25499.386122449</text:p>
          </table:table-cell>
          <table:table-cell table:style-name="Default" table:formula="of:=VAR([.C653:.C702])" office:value-type="float" office:value="31151.3979591837" calcext:value-type="float">
            <text:p>31151.3979591837</text:p>
          </table:table-cell>
          <table:table-cell table:style-name="ce8" table:formula="of:=VAR([.D653:.D702])" office:value-type="float" office:value="30054.5042517007" calcext:value-type="float">
            <text:p>30054.5042517007</text:p>
          </table:table-cell>
          <table:table-cell table:style-name="Default"/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float" office:value="23.0383673469388" calcext:value-type="float">
            <text:p>23.0383673469</text:p>
          </table:table-cell>
          <table:table-cell table:style-name="ce8" table:formula="of:=VAR([.L653:.L702])" office:value-type="float" office:value="62.9424489795918" calcext:value-type="float">
            <text:p>62.9424489796</text:p>
          </table:table-cell>
          <table:table-cell table:style-name="Default" table:formula="of:=VAR([.M653:.M702])" office:value-type="float" office:value="44.8391836734694" calcext:value-type="float">
            <text:p>44.8391836735</text:p>
          </table:table-cell>
          <table:table-cell table:style-name="Default" table:formula="of:=VAR([.N653:.N702])" office:value-type="float" office:value="52.4158163265306" calcext:value-type="float">
            <text:p>52.4158163265</text:p>
          </table:table-cell>
          <table:table-cell table:number-columns-repeated="11"/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float" office:value="661" calcext:value-type="float">
            <text:p>661</text:p>
          </table:table-cell>
          <table:table-cell office:value-type="float" office:value="847" calcext:value-type="float">
            <text:p>847</text:p>
          </table:table-cell>
          <table:table-cell office:value-type="float" office:value="835" calcext:value-type="float">
            <text:p>83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float" office:value="19.9879792446789" calcext:value-type="float">
            <text:p>19.9879792447</text:p>
          </table:table-cell>
          <table:table-cell table:style-name="ce8" table:formula="of:=SQRT([.G655]/[.G653])" office:value-type="float" office:value="22.5829077500879" calcext:value-type="float">
            <text:p>22.5829077501</text:p>
          </table:table-cell>
          <table:table-cell table:style-name="Default" table:formula="of:=SQRT([.H655]/[.H653])" office:value-type="float" office:value="24.960528022934" calcext:value-type="float">
            <text:p>24.9605280229</text:p>
          </table:table-cell>
          <table:table-cell table:style-name="ce8" table:formula="of:=SQRT([.I655]/[.I653])" office:value-type="float" office:value="24.7660499399187" calcext:value-type="float">
            <text:p>24.7660499399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float" office:value="0.678798458261932" calcext:value-type="float">
            <text:p>0.6787984583</text:p>
          </table:table-cell>
          <table:table-cell table:style-name="ce8" table:formula="of:=SQRT([.Q655]/[.Q653])" office:value-type="float" office:value="1.12198439364897" calcext:value-type="float">
            <text:p>1.1219843936</text:p>
          </table:table-cell>
          <table:table-cell table:style-name="Default" table:formula="of:=SQRT([.R655]/[.R653])" office:value-type="float" office:value="0.94698662792533" calcext:value-type="float">
            <text:p>0.9469866279</text:p>
          </table:table-cell>
          <table:table-cell table:style-name="Default" table:formula="of:=SQRT([.S655]/[.S653])" office:value-type="float" office:value="1.03426811672609" calcext:value-type="float">
            <text:p>1.0342681167</text:p>
          </table:table-cell>
          <table:table-cell table:number-columns-repeated="11"/>
        </table:table-row>
        <table:table-row table:style-name="ro4">
          <table:table-cell office:value-type="float" office:value="948" calcext:value-type="float">
            <text:p>948</text:p>
          </table:table-cell>
          <table:table-cell office:value-type="float" office:value="725" calcext:value-type="float">
            <text:p>725</text:p>
          </table:table-cell>
          <table:table-cell office:value-type="float" office:value="566" calcext:value-type="float">
            <text:p>566</text:p>
          </table:table-cell>
          <table:table-cell office:value-type="float" office:value="663" calcext:value-type="float">
            <text:p>66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8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8" table:formula="of:=[.I653]-1" office:value-type="float" office:value="48" calcext:value-type="float">
            <text:p>48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8" table:formula="of:=[.Q653]-1" office:value-type="float" office:value="49" calcext:value-type="float">
            <text:p>49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637" calcext:value-type="float">
            <text:p>637</text:p>
          </table:table-cell>
          <table:table-cell office:value-type="float" office:value="545" calcext:value-type="float">
            <text:p>545</text:p>
          </table:table-cell>
          <table:table-cell office:value-type="float" office:value="509" calcext:value-type="float">
            <text:p>509</text:p>
          </table:table-cell>
          <table:table-cell office:value-type="float" office:value="856" calcext:value-type="float">
            <text:p>85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8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8" table:formula="of:=TINV(0.05;[.I657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8" table:formula="of:=TINV(0.05;[.Q657])" office:value-type="float" office:value="2.00957523712924" calcext:value-type="float">
            <text:p>2.0095752371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907" calcext:value-type="float">
            <text:p>907</text:p>
          </table:table-cell>
          <table:table-cell office:value-type="float" office:value="924" calcext:value-type="float">
            <text:p>924</text:p>
          </table:table-cell>
          <table:table-cell office:value-type="float" office:value="855" calcext:value-type="float">
            <text:p>855</text:p>
          </table:table-cell>
          <table:table-cell office:value-type="float" office:value="729" calcext:value-type="float">
            <text:p>72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58]*[.F656])" office:value-type="float" office:value="40.1673481303599" calcext:value-type="float">
            <text:p>40.1673481304</text:p>
          </table:table-cell>
          <table:table-cell table:style-name="ce20" table:formula="of:=([.G658]*[.G656])" office:value-type="float" office:value="45.3820521969506" calcext:value-type="float">
            <text:p>45.382052197</text:p>
          </table:table-cell>
          <table:table-cell table:style-name="ce17" table:formula="of:=([.H658]*[.H656])" office:value-type="float" office:value="50.1600590205586" calcext:value-type="float">
            <text:p>50.1600590206</text:p>
          </table:table-cell>
          <table:table-cell table:style-name="ce20" table:formula="of:=([.I658]*[.I656])" office:value-type="float" office:value="49.795480818258" calcext:value-type="float">
            <text:p>49.7954808183</text:p>
          </table:table-cell>
          <table:table-cell table:style-name="ce17"/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58]*[.P656])" office:value-type="float" office:value="1.36409657272468" calcext:value-type="float">
            <text:p>1.3640965727</text:p>
          </table:table-cell>
          <table:table-cell table:style-name="ce20" table:formula="of:=([.Q658]*[.Q656])" office:value-type="float" office:value="2.25471205392242" calcext:value-type="float">
            <text:p>2.2547120539</text:p>
          </table:table-cell>
          <table:table-cell table:style-name="ce17" table:formula="of:=([.R658]*[.R656])" office:value-type="float" office:value="1.90304087737126" calcext:value-type="float">
            <text:p>1.9030408774</text:p>
          </table:table-cell>
          <table:table-cell table:style-name="ce17" table:formula="of:=([.S658]*[.S656])" office:value-type="float" office:value="2.07953542419203" calcext:value-type="float">
            <text:p>2.0795354242</text:p>
          </table:table-cell>
          <table:table-cell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P654];&quot;;&quot;;[.P659];&quot;;&quot;;[.Q654];&quot;;&quot;;[.Q659];&quot;;&quot;;[.R654];&quot;;&quot;;[.R659];&quot;;&quot;;[.S654];&quot;;&quot;;[.S659])" office:value-type="string" office:string-value="splay;751.44;40.1673481303599;813.04;45.3820521969506;776.9;50.1600590205586;695.530612244898;49.795480818258;76.68;1.36409657272468;98.58;2.25471205392242;62.76;1.90304087737126;82.7959183673469;2.07953542419203" calcext:value-type="string">
            <text:p>splay;751.44;40.1673481303599;813.04;45.3820521969506;776.9;50.1600590205586;695.530612244898;49.795480818258;76.68;1.36409657272468;98.58;2.25471205392242;62.76;1.90304087737126;82.7959183673469;2.07953542419203</text:p>
          </table:table-cell>
          <table:table-cell table:number-columns-repeated="9"/>
        </table:table-row>
        <table:table-row table:style-name="ro4">
          <table:table-cell office:value-type="float" office:value="787" calcext:value-type="float">
            <text:p>787</text:p>
          </table:table-cell>
          <table:table-cell office:value-type="float" office:value="697" calcext:value-type="float">
            <text:p>697</text:p>
          </table:table-cell>
          <table:table-cell office:value-type="float" office:value="782" calcext:value-type="float">
            <text:p>782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534538328148088" calcext:value-type="percentage">
            <text:p>5.35%</text:p>
          </table:table-cell>
          <table:table-cell table:formula="of:=[.G659]/[.G654]" office:value-type="percentage" office:value="0.0558177361469923" calcext:value-type="percentage">
            <text:p>5.58%</text:p>
          </table:table-cell>
          <table:table-cell table:formula="of:=[.H659]/[.H654]" office:value-type="percentage" office:value="0.0645643699582425" calcext:value-type="percentage">
            <text:p>6.46%</text:p>
          </table:table-cell>
          <table:table-cell table:formula="of:=[.I659]/[.I654]" office:value-type="percentage" office:value="0.0715935142775928" calcext:value-type="percentage">
            <text:p>7.16%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177894701711618" calcext:value-type="percentage">
            <text:p>1.78%</text:p>
          </table:table-cell>
          <table:table-cell table:formula="of:=[.Q659]/[.Q654]" office:value-type="percentage" office:value="0.022871901541108" calcext:value-type="percentage">
            <text:p>2.29%</text:p>
          </table:table-cell>
          <table:table-cell table:formula="of:=[.R659]/[.R654]" office:value-type="percentage" office:value="0.0303225123864127" calcext:value-type="percentage">
            <text:p>3.03%</text:p>
          </table:table-cell>
          <table:table-cell table:formula="of:=[.S659]/[.S654]" office:value-type="percentage" office:value="0.0251164002428912" calcext:value-type="percentage">
            <text:p>2.51%</text:p>
          </table:table-cell>
          <table:table-cell table:number-columns-repeated="11"/>
        </table:table-row>
        <table:table-row table:style-name="ro4">
          <table:table-cell office:value-type="float" office:value="742" calcext:value-type="float">
            <text:p>742</text:p>
          </table:table-cell>
          <table:table-cell office:value-type="float" office:value="653" calcext:value-type="float">
            <text:p>653</text:p>
          </table:table-cell>
          <table:table-cell office:value-type="float" office:value="930" calcext:value-type="float">
            <text:p>930</text:p>
          </table:table-cell>
          <table:table-cell office:value-type="float" office:value="939" calcext:value-type="float">
            <text:p>939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float" office:value="460" calcext:value-type="float">
            <text:p>460</text:p>
          </table:table-cell>
          <table:table-cell office:value-type="float" office:value="913" calcext:value-type="float">
            <text:p>913</text:p>
          </table:table-cell>
          <table:table-cell office:value-type="float" office:value="699" calcext:value-type="float">
            <text:p>69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54]-[.F654])/[.F654]" office:value-type="percentage" office:value="0.0819759395294367" calcext:value-type="percentage">
            <text:p>08.20%</text:p>
          </table:table-cell>
          <table:table-cell table:style-name="ce21" table:formula="of:=([.H654]-[.F654])/[.F654]" office:value-type="percentage" office:value="0.0338816139678483" calcext:value-type="percentage">
            <text:p>03.39%</text:p>
          </table:table-cell>
          <table:table-cell table:style-name="ce21" table:formula="of:=([.I654]-[.F654])/[.F654]" office:value-type="percentage" office:value="-0.0744029965866897" calcext:value-type="percentage">
            <text:p>-07.44%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54]-[.P654])/[.P654]" office:value-type="percentage" office:value="0.285602503912363" calcext:value-type="percentage">
            <text:p>28.56%</text:p>
          </table:table-cell>
          <table:table-cell table:style-name="ce27" table:formula="of:=([.R654]-[.P654])/[.P654]" office:value-type="percentage" office:value="-0.181533646322379" calcext:value-type="percentage">
            <text:p>-18.15%</text:p>
          </table:table-cell>
          <table:table-cell table:style-name="ce27" table:formula="of:=([.S654]-[.P654])/[.P654]" office:value-type="percentage" office:value="0.0797589771432829" calcext:value-type="percentage">
            <text:p>07.98%</text:p>
          </table:table-cell>
          <table:table-cell table:number-columns-repeated="11"/>
        </table:table-row>
        <table:table-row table:style-name="ro4">
          <table:table-cell office:value-type="float" office:value="589" calcext:value-type="float">
            <text:p>589</text:p>
          </table:table-cell>
          <table:table-cell office:value-type="float" office:value="858" calcext:value-type="float">
            <text:p>858</text:p>
          </table:table-cell>
          <table:table-cell office:value-type="float" office:value="691" calcext:value-type="float">
            <text:p>691</text:p>
          </table:table-cell>
          <table:table-cell office:value-type="float" office:value="513" calcext:value-type="float">
            <text:p>513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007" calcext:value-type="float">
            <text:p>1007</text:p>
          </table:table-cell>
          <table:table-cell office:value-type="float" office:value="910" calcext:value-type="float">
            <text:p>910</text:p>
          </table:table-cell>
          <table:table-cell office:value-type="float" office:value="917" calcext:value-type="float">
            <text:p>917</text:p>
          </table:table-cell>
          <table:table-cell office:value-type="float" office:value="727" calcext:value-type="float">
            <text:p>727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775" calcext:value-type="float">
            <text:p>775</text:p>
          </table:table-cell>
          <table:table-cell office:value-type="float" office:value="916" calcext:value-type="float">
            <text:p>916</text:p>
          </table:table-cell>
          <table:table-cell office:value-type="float" office:value="608" calcext:value-type="float">
            <text:p>608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938" calcext:value-type="float">
            <text:p>938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537" calcext:value-type="float">
            <text:p>537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769" calcext:value-type="float">
            <text:p>769</text:p>
          </table:table-cell>
          <table:table-cell office:value-type="float" office:value="992" calcext:value-type="float">
            <text:p>992</text:p>
          </table:table-cell>
          <table:table-cell office:value-type="float" office:value="580" calcext:value-type="float">
            <text:p>580</text:p>
          </table:table-cell>
          <table:table-cell office:value-type="float" office:value="1041" calcext:value-type="float">
            <text:p>1041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18" calcext:value-type="float">
            <text:p>818</text:p>
          </table:table-cell>
          <table:table-cell office:value-type="float" office:value="824" calcext:value-type="float">
            <text:p>824</text:p>
          </table:table-cell>
          <table:table-cell office:value-type="float" office:value="877" calcext:value-type="float">
            <text:p>877</text:p>
          </table:table-cell>
          <table:table-cell office:value-type="float" office:value="993" calcext:value-type="float">
            <text:p>993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07" calcext:value-type="float">
            <text:p>807</text:p>
          </table:table-cell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692" calcext:value-type="float">
            <text:p>692</text:p>
          </table:table-cell>
          <table:table-cell office:value-type="float" office:value="845" calcext:value-type="float">
            <text:p>845</text:p>
          </table:table-cell>
          <table:table-cell office:value-type="float" office:value="955" calcext:value-type="float">
            <text:p>955</text:p>
          </table:table-cell>
          <table:table-cell office:value-type="float" office:value="486" calcext:value-type="float">
            <text:p>48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63" calcext:value-type="float">
            <text:p>563</text:p>
          </table:table-cell>
          <table:table-cell office:value-type="float" office:value="780" calcext:value-type="float">
            <text:p>780</text:p>
          </table:table-cell>
          <table:table-cell office:value-type="float" office:value="859" calcext:value-type="float">
            <text:p>859</text:p>
          </table:table-cell>
          <table:table-cell office:value-type="float" office:value="810" calcext:value-type="float">
            <text:p>81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725" calcext:value-type="float">
            <text:p>725</text:p>
          </table:table-cell>
          <table:table-cell office:value-type="float" office:value="812" calcext:value-type="float">
            <text:p>812</text:p>
          </table:table-cell>
          <table:table-cell office:value-type="float" office:value="923" calcext:value-type="float">
            <text:p>923</text:p>
          </table:table-cell>
          <table:table-cell office:value-type="float" office:value="844" calcext:value-type="float">
            <text:p>844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float" office:value="605" calcext:value-type="float">
            <text:p>605</text:p>
          </table:table-cell>
          <table:table-cell office:value-type="float" office:value="947" calcext:value-type="float">
            <text:p>947</text:p>
          </table:table-cell>
          <table:table-cell office:value-type="float" office:value="583" calcext:value-type="float">
            <text:p>583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065" calcext:value-type="float">
            <text:p>1065</text:p>
          </table:table-cell>
          <table:table-cell office:value-type="float" office:value="758" calcext:value-type="float">
            <text:p>758</text:p>
          </table:table-cell>
          <table:table-cell office:value-type="float" office:value="546" calcext:value-type="float">
            <text:p>546</text:p>
          </table:table-cell>
          <table:table-cell office:value-type="float" office:value="869" calcext:value-type="float">
            <text:p>869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575" calcext:value-type="float">
            <text:p>575</text:p>
          </table:table-cell>
          <table:table-cell office:value-type="float" office:value="994" calcext:value-type="float">
            <text:p>994</text:p>
          </table:table-cell>
          <table:table-cell office:value-type="float" office:value="535" calcext:value-type="float">
            <text:p>535</text:p>
          </table:table-cell>
          <table:table-cell office:value-type="float" office:value="676" calcext:value-type="float">
            <text:p>676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float" office:value="705" calcext:value-type="float">
            <text:p>705</text:p>
          </table:table-cell>
          <table:table-cell office:value-type="float" office:value="575" calcext:value-type="float">
            <text:p>575</text:p>
          </table:table-cell>
          <table:table-cell office:value-type="float" office:value="908" calcext:value-type="float">
            <text:p>908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689" calcext:value-type="float">
            <text:p>689</text:p>
          </table:table-cell>
          <table:table-cell office:value-type="float" office:value="831" calcext:value-type="float">
            <text:p>831</text:p>
          </table:table-cell>
          <table:table-cell office:value-type="float" office:value="1042" calcext:value-type="float">
            <text:p>1042</text:p>
          </table:table-cell>
          <table:table-cell office:value-type="float" office:value="456" calcext:value-type="float">
            <text:p>456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43" calcext:value-type="float">
            <text:p>843</text:p>
          </table:table-cell>
          <table:table-cell office:value-type="float" office:value="554" calcext:value-type="float">
            <text:p>554</text:p>
          </table:table-cell>
          <table:table-cell office:value-type="float" office:value="429" calcext:value-type="float">
            <text:p>429</text:p>
          </table:table-cell>
          <table:table-cell office:value-type="float" office:value="685" calcext:value-type="float">
            <text:p>685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667" calcext:value-type="float">
            <text:p>667</text:p>
          </table:table-cell>
          <table:table-cell office:value-type="float" office:value="894" calcext:value-type="float">
            <text:p>894</text:p>
          </table:table-cell>
          <table:table-cell office:value-type="float" office:value="888" calcext:value-type="float">
            <text:p>888</text:p>
          </table:table-cell>
          <table:table-cell office:value-type="float" office:value="709" calcext:value-type="float">
            <text:p>709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867" calcext:value-type="float">
            <text:p>867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float" office:value="685" calcext:value-type="float">
            <text:p>685</text:p>
          </table:table-cell>
          <table:table-cell office:value-type="float" office:value="515" calcext:value-type="float">
            <text:p>515</text:p>
          </table:table-cell>
          <table:table-cell office:value-type="float" office:value="506" calcext:value-type="float">
            <text:p>506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float" office:value="1057" calcext:value-type="float">
            <text:p>1057</text:p>
          </table:table-cell>
          <table:table-cell office:value-type="float" office:value="798" calcext:value-type="float">
            <text:p>798</text:p>
          </table:table-cell>
          <table:table-cell office:value-type="float" office:value="814" calcext:value-type="float">
            <text:p>81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633" calcext:value-type="float">
            <text:p>633</text:p>
          </table:table-cell>
          <table:table-cell office:value-type="float" office:value="624" calcext:value-type="float">
            <text:p>624</text:p>
          </table:table-cell>
          <table:table-cell office:value-type="float" office:value="920" calcext:value-type="float">
            <text:p>920</text:p>
          </table:table-cell>
          <table:table-cell office:value-type="float" office:value="880" calcext:value-type="float">
            <text:p>88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631" calcext:value-type="float">
            <text:p>631</text:p>
          </table:table-cell>
          <table:table-cell office:value-type="float" office:value="1011" calcext:value-type="float">
            <text:p>1011</text:p>
          </table:table-cell>
          <table:table-cell office:value-type="float" office:value="732" calcext:value-type="float">
            <text:p>732</text:p>
          </table:table-cell>
          <table:table-cell office:value-type="float" office:value="538" calcext:value-type="float">
            <text:p>538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726" calcext:value-type="float">
            <text:p>726</text:p>
          </table:table-cell>
          <table:table-cell office:value-type="float" office:value="781" calcext:value-type="float">
            <text:p>781</text:p>
          </table:table-cell>
          <table:table-cell office:value-type="float" office:value="1026" calcext:value-type="float">
            <text:p>1026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925" calcext:value-type="float">
            <text:p>925</text:p>
          </table:table-cell>
          <table:table-cell office:value-type="float" office:value="938" calcext:value-type="float">
            <text:p>938</text:p>
          </table:table-cell>
          <table:table-cell office:value-type="float" office:value="763" calcext:value-type="float">
            <text:p>763</text:p>
          </table:table-cell>
          <table:table-cell office:value-type="float" office:value="873" calcext:value-type="float">
            <text:p>873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750" calcext:value-type="float">
            <text:p>750</text:p>
          </table:table-cell>
          <table:table-cell office:value-type="float" office:value="782" calcext:value-type="float">
            <text:p>782</text:p>
          </table:table-cell>
          <table:table-cell office:value-type="float" office:value="1051" calcext:value-type="float">
            <text:p>1051</text:p>
          </table:table-cell>
          <table:table-cell office:value-type="float" office:value="519" calcext:value-type="float">
            <text:p>519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62" calcext:value-type="float">
            <text:p>562</text:p>
          </table:table-cell>
          <table:table-cell office:value-type="float" office:value="970" calcext:value-type="float">
            <text:p>970</text:p>
          </table:table-cell>
          <table:table-cell office:value-type="float" office:value="786" calcext:value-type="float">
            <text:p>786</text:p>
          </table:table-cell>
          <table:table-cell office:value-type="float" office:value="542" calcext:value-type="float">
            <text:p>542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958" calcext:value-type="float">
            <text:p>958</text:p>
          </table:table-cell>
          <table:table-cell office:value-type="float" office:value="921" calcext:value-type="float">
            <text:p>921</text:p>
          </table:table-cell>
          <table:table-cell office:value-type="float" office:value="529" calcext:value-type="float">
            <text:p>529</text:p>
          </table:table-cell>
          <table:table-cell office:value-type="float" office:value="531" calcext:value-type="float">
            <text:p>531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32" calcext:value-type="float">
            <text:p>832</text:p>
          </table:table-cell>
          <table:table-cell office:value-type="float" office:value="1221" calcext:value-type="float">
            <text:p>1221</text:p>
          </table:table-cell>
          <table:table-cell office:value-type="float" office:value="927" calcext:value-type="float">
            <text:p>927</text:p>
          </table:table-cell>
          <table:table-cell office:value-type="float" office:value="892" calcext:value-type="float">
            <text:p>892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float" office:value="851" calcext:value-type="float">
            <text:p>851</text:p>
          </table:table-cell>
          <table:table-cell office:value-type="float" office:value="566" calcext:value-type="float">
            <text:p>566</text:p>
          </table:table-cell>
          <table:table-cell office:value-type="float" office:value="484" calcext:value-type="float">
            <text:p>484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52" calcext:value-type="float">
            <text:p>552</text:p>
          </table:table-cell>
          <table:table-cell office:value-type="float" office:value="677" calcext:value-type="float">
            <text:p>677</text:p>
          </table:table-cell>
          <table:table-cell office:value-type="float" office:value="843" calcext:value-type="float">
            <text:p>843</text:p>
          </table:table-cell>
          <table:table-cell office:value-type="float" office:value="901" calcext:value-type="float">
            <text:p>90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781" calcext:value-type="float">
            <text:p>781</text:p>
          </table:table-cell>
          <table:table-cell office:value-type="float" office:value="957" calcext:value-type="float">
            <text:p>957</text:p>
          </table:table-cell>
          <table:table-cell office:value-type="float" office:value="851" calcext:value-type="float">
            <text:p>851</text:p>
          </table:table-cell>
          <table:table-cell office:value-type="float" office:value="956" calcext:value-type="float">
            <text:p>956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786" calcext:value-type="float">
            <text:p>786</text:p>
          </table:table-cell>
          <table:table-cell office:value-type="float" office:value="809" calcext:value-type="float">
            <text:p>809</text:p>
          </table:table-cell>
          <table:table-cell office:value-type="float" office:value="561" calcext:value-type="float">
            <text:p>561</text:p>
          </table:table-cell>
          <table:table-cell office:value-type="float" office:value="887" calcext:value-type="float">
            <text:p>887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682" calcext:value-type="float">
            <text:p>682</text:p>
          </table:table-cell>
          <table:table-cell office:value-type="float" office:value="764" calcext:value-type="float">
            <text:p>764</text:p>
          </table:table-cell>
          <table:table-cell office:value-type="float" office:value="810" calcext:value-type="float">
            <text:p>810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22" calcext:value-type="float">
            <text:p>822</text:p>
          </table:table-cell>
          <table:table-cell office:value-type="float" office:value="471" calcext:value-type="float">
            <text:p>471</text:p>
          </table:table-cell>
          <table:table-cell office:value-type="float" office:value="936" calcext:value-type="float">
            <text:p>936</text:p>
          </table:table-cell>
          <table:table-cell office:value-type="float" office:value="560" calcext:value-type="float">
            <text:p>560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778" calcext:value-type="float">
            <text:p>778</text:p>
          </table:table-cell>
          <table:table-cell office:value-type="float" office:value="615" calcext:value-type="float">
            <text:p>615</text:p>
          </table:table-cell>
          <table:table-cell office:value-type="float" office:value="938" calcext:value-type="float">
            <text:p>938</text:p>
          </table:table-cell>
          <table:table-cell office:value-type="float" office:value="583" calcext:value-type="float">
            <text:p>583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978" calcext:value-type="float">
            <text:p>978</text:p>
          </table:table-cell>
          <table:table-cell office:value-type="float" office:value="923" calcext:value-type="float">
            <text:p>923</text:p>
          </table:table-cell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947" calcext:value-type="float">
            <text:p>947</text:p>
          </table:table-cell>
          <table:table-cell office:value-type="float" office:value="883" calcext:value-type="float">
            <text:p>883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4">
          <table:table-cell office:value-type="float" office:value="540" calcext:value-type="float">
            <text:p>540</text:p>
          </table:table-cell>
          <table:table-cell office:value-type="float" office:value="871" calcext:value-type="float">
            <text:p>871</text:p>
          </table:table-cell>
          <table:table-cell office:value-type="float" office:value="572" calcext:value-type="float">
            <text:p>572</text:p>
          </table:table-cell>
          <table:table-cell office:value-type="float" office:value="596" calcext:value-type="float">
            <text:p>596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679" calcext:value-type="float">
            <text:p>679</text:p>
          </table:table-cell>
          <table:table-cell office:value-type="float" office:value="958" calcext:value-type="float">
            <text:p>958</text:p>
          </table:table-cell>
          <table:table-cell office:value-type="float" office:value="855" calcext:value-type="float">
            <text:p>855</text:p>
          </table:table-cell>
          <table:table-cell office:value-type="float" office:value="782" calcext:value-type="float">
            <text:p>782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41" calcext:value-type="float">
            <text:p>841</text:p>
          </table:table-cell>
          <table:table-cell office:value-type="float" office:value="900" calcext:value-type="float">
            <text:p>900</text:p>
          </table:table-cell>
          <table:table-cell office:value-type="float" office:value="624" calcext:value-type="float">
            <text:p>624</text:p>
          </table:table-cell>
          <table:table-cell office:value-type="float" office:value="839" calcext:value-type="float">
            <text:p>839</text:p>
          </table:table-cell>
          <table:table-cell table:style-name="ce16"/>
          <table:table-cell table:style-name="ce19" table:number-columns-repeated="5"/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TYPESCRIPT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float" office:value="659" calcext:value-type="float">
            <text:p>659</text:p>
          </table:table-cell>
          <table:table-cell office:value-type="float" office:value="695" calcext:value-type="float">
            <text:p>695</text:p>
          </table:table-cell>
          <table:table-cell office:value-type="float" office:value="718" calcext:value-type="float">
            <text:p>71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8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8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1223" calcext:value-type="float">
            <text:p>1223</text:p>
          </table:table-cell>
          <table:table-cell office:value-type="float" office:value="1201" calcext:value-type="float">
            <text:p>1201</text:p>
          </table:table-cell>
          <table:table-cell office:value-type="float" office:value="955" calcext:value-type="float">
            <text:p>955</text:p>
          </table:table-cell>
          <table:table-cell office:value-type="float" office:value="1029" calcext:value-type="float">
            <text:p>102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8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50" calcext:value-type="float">
            <text:p>50</text:p>
          </table:table-cell>
          <table:table-cell table:style-name="ce8" table:formula="of:=COUNT([.N707:.N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float" office:value="681" calcext:value-type="float">
            <text:p>681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707:.A756])" office:value-type="float" office:value="716.46" calcext:value-type="float">
            <text:p>716.46</text:p>
          </table:table-cell>
          <table:table-cell table:style-name="ce20" table:formula="of:=AVERAGE([.B707:.B756])" office:value-type="float" office:value="662.76" calcext:value-type="float">
            <text:p>662.76</text:p>
          </table:table-cell>
          <table:table-cell table:style-name="ce17" table:formula="of:=AVERAGE([.C707:.C756])" office:value-type="float" office:value="692.5" calcext:value-type="float">
            <text:p>692.5</text:p>
          </table:table-cell>
          <table:table-cell table:style-name="ce20" table:formula="of:=AVERAGE([.D707:.D756])" office:value-type="float" office:value="693.94" calcext:value-type="float">
            <text:p>693.94</text:p>
          </table:table-cell>
          <table:table-cell table:style-name="ce17" table:formula="of:=([.G708]-[.F708])/[.F708]" office:value-type="float" office:value="-0.0749518465790136" calcext:value-type="float">
            <text:p>-0.0749518466</text:p>
          </table:table-cell>
          <table:table-cell office:value-type="float" office:value="1199" calcext:value-type="float">
            <text:p>1199</text:p>
          </table:table-cell>
          <table:table-cell office:value-type="float" office:value="1187" calcext:value-type="float">
            <text:p>1187</text:p>
          </table:table-cell>
          <table:table-cell office:value-type="float" office:value="952" calcext:value-type="float">
            <text:p>952</text:p>
          </table:table-cell>
          <table:table-cell office:value-type="float" office:value="1001" calcext:value-type="float">
            <text:p>100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707:.K756])" office:value-type="float" office:value="1215.66" calcext:value-type="float">
            <text:p>1215.66</text:p>
          </table:table-cell>
          <table:table-cell table:style-name="ce20" table:formula="of:=AVERAGE([.L707:.L756])" office:value-type="float" office:value="1238.64" calcext:value-type="float">
            <text:p>1238.64</text:p>
          </table:table-cell>
          <table:table-cell table:style-name="ce17" table:formula="of:=AVERAGE([.M707:.M756])" office:value-type="float" office:value="956.54" calcext:value-type="float">
            <text:p>956.54</text:p>
          </table:table-cell>
          <table:table-cell table:style-name="ce20" table:formula="of:=AVERAGE([.N707:.N756])" office:value-type="float" office:value="1015.32" calcext:value-type="float">
            <text:p>1015.32</text:p>
          </table:table-cell>
          <table:table-cell table:number-columns-repeated="11"/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float" office:value="664" calcext:value-type="float">
            <text:p>664</text:p>
          </table:table-cell>
          <table:table-cell office:value-type="float" office:value="685" calcext:value-type="float">
            <text:p>685</text:p>
          </table:table-cell>
          <table:table-cell office:value-type="float" office:value="706" calcext:value-type="float">
            <text:p>70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float" office:value="117.27387755102" calcext:value-type="float">
            <text:p>117.273877551</text:p>
          </table:table-cell>
          <table:table-cell table:style-name="ce8" table:formula="of:=VAR([.B707:.B756])" office:value-type="float" office:value="122.716734693878" calcext:value-type="float">
            <text:p>122.7167346939</text:p>
          </table:table-cell>
          <table:table-cell table:style-name="Default" table:formula="of:=VAR([.C707:.C756])" office:value-type="float" office:value="127.683673469388" calcext:value-type="float">
            <text:p>127.6836734694</text:p>
          </table:table-cell>
          <table:table-cell table:style-name="ce8" table:formula="of:=VAR([.D707:.D756])" office:value-type="float" office:value="150.710612244898" calcext:value-type="float">
            <text:p>150.7106122449</text:p>
          </table:table-cell>
          <table:table-cell table:style-name="Default"/>
          <table:table-cell office:value-type="float" office:value="1192" calcext:value-type="float">
            <text:p>1192</text:p>
          </table:table-cell>
          <table:table-cell office:value-type="float" office:value="1259" calcext:value-type="float">
            <text:p>1259</text:p>
          </table:table-cell>
          <table:table-cell office:value-type="float" office:value="977" calcext:value-type="float">
            <text:p>977</text:p>
          </table:table-cell>
          <table:table-cell office:value-type="float" office:value="997" calcext:value-type="float">
            <text:p>99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float" office:value="1840.59632653061" calcext:value-type="float">
            <text:p>1840.5963265306</text:p>
          </table:table-cell>
          <table:table-cell table:style-name="ce8" table:formula="of:=VAR([.L707:.L756])" office:value-type="float" office:value="1082.19428571429" calcext:value-type="float">
            <text:p>1082.1942857143</text:p>
          </table:table-cell>
          <table:table-cell table:style-name="Default" table:formula="of:=VAR([.M707:.M756])" office:value-type="float" office:value="459.967755102041" calcext:value-type="float">
            <text:p>459.967755102</text:p>
          </table:table-cell>
          <table:table-cell table:style-name="ce8" table:formula="of:=VAR([.N707:.N756])" office:value-type="float" office:value="881.283265306123" calcext:value-type="float">
            <text:p>881.2832653061</text:p>
          </table:table-cell>
          <table:table-cell table:number-columns-repeated="11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55" calcext:value-type="float">
            <text:p>655</text:p>
          </table:table-cell>
          <table:table-cell office:value-type="float" office:value="700" calcext:value-type="float">
            <text:p>700</text:p>
          </table:table-cell>
          <table:table-cell office:value-type="float" office:value="685" calcext:value-type="float">
            <text:p>6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float" office:value="1.53149520110917" calcext:value-type="float">
            <text:p>1.5314952011</text:p>
          </table:table-cell>
          <table:table-cell table:style-name="ce8" table:formula="of:=SQRT([.G709]/[.G707])" office:value-type="float" office:value="1.56663163949843" calcext:value-type="float">
            <text:p>1.5666316395</text:p>
          </table:table-cell>
          <table:table-cell table:style-name="Default" table:formula="of:=SQRT([.H709]/[.H707])" office:value-type="float" office:value="1.59802173620629" calcext:value-type="float">
            <text:p>1.5980217362</text:p>
          </table:table-cell>
          <table:table-cell table:style-name="ce8" table:formula="of:=SQRT([.I709]/[.I707])" office:value-type="float" office:value="1.73614868167964" calcext:value-type="float">
            <text:p>1.7361486817</text:p>
          </table:table-cell>
          <table:table-cell table:style-name="Default"/>
          <table:table-cell office:value-type="float" office:value="1170" calcext:value-type="float">
            <text:p>1170</text:p>
          </table:table-cell>
          <table:table-cell office:value-type="float" office:value="1195" calcext:value-type="float">
            <text:p>1195</text:p>
          </table:table-cell>
          <table:table-cell office:value-type="float" office:value="954" calcext:value-type="float">
            <text:p>954</text:p>
          </table:table-cell>
          <table:table-cell office:value-type="float" office:value="1018" calcext:value-type="float">
            <text:p>101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float" office:value="6.06728329078281" calcext:value-type="float">
            <text:p>6.0672832908</text:p>
          </table:table-cell>
          <table:table-cell table:style-name="ce8" table:formula="of:=SQRT([.Q709]/[.Q707])" office:value-type="float" office:value="4.65229897086222" calcext:value-type="float">
            <text:p>4.6522989709</text:p>
          </table:table-cell>
          <table:table-cell table:style-name="Default" table:formula="of:=SQRT([.R709]/[.R707])" office:value-type="float" office:value="3.03304386747716" calcext:value-type="float">
            <text:p>3.0330438675</text:p>
          </table:table-cell>
          <table:table-cell table:style-name="ce8" table:formula="of:=SQRT([.S709]/[.S707])" office:value-type="float" office:value="4.19829314199502" calcext:value-type="float">
            <text:p>4.198293142</text:p>
          </table:table-cell>
          <table:table-cell table:number-columns-repeated="11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651" calcext:value-type="float">
            <text:p>651</text:p>
          </table:table-cell>
          <table:table-cell office:value-type="float" office:value="670" calcext:value-type="float">
            <text:p>670</text:p>
          </table:table-cell>
          <table:table-cell office:value-type="float" office:value="690" calcext:value-type="float">
            <text:p>69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8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8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1249" calcext:value-type="float">
            <text:p>1249</text:p>
          </table:table-cell>
          <table:table-cell office:value-type="float" office:value="1265" calcext:value-type="float">
            <text:p>1265</text:p>
          </table:table-cell>
          <table:table-cell office:value-type="float" office:value="982" calcext:value-type="float">
            <text:p>982</text:p>
          </table:table-cell>
          <table:table-cell office:value-type="float" office:value="1034" calcext:value-type="float">
            <text:p>103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8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9" calcext:value-type="float">
            <text:p>49</text:p>
          </table:table-cell>
          <table:table-cell table:style-name="ce8" table:formula="of:=[.S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694" calcext:value-type="float">
            <text:p>694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686" calcext:value-type="float">
            <text:p>68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8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8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182" calcext:value-type="float">
            <text:p>1182</text:p>
          </table:table-cell>
          <table:table-cell office:value-type="float" office:value="1216" calcext:value-type="float">
            <text:p>1216</text:p>
          </table:table-cell>
          <table:table-cell office:value-type="float" office:value="881" calcext:value-type="float">
            <text:p>881</text:p>
          </table:table-cell>
          <table:table-cell office:value-type="float" office:value="1045" calcext:value-type="float">
            <text:p>104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8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0957523712924" calcext:value-type="float">
            <text:p>2.0095752371</text:p>
          </table:table-cell>
          <table:table-cell table:style-name="ce8" table:formula="of:=TINV(0.05;[.S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float" office:value="644" calcext:value-type="float">
            <text:p>644</text:p>
          </table:table-cell>
          <table:table-cell office:value-type="float" office:value="710" calcext:value-type="float">
            <text:p>710</text:p>
          </table:table-cell>
          <table:table-cell office:value-type="float" office:value="719" calcext:value-type="float">
            <text:p>71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712]*[.F710])" office:value-type="float" office:value="3.07765483193124" calcext:value-type="float">
            <text:p>3.0776548319</text:p>
          </table:table-cell>
          <table:table-cell table:style-name="ce20" table:formula="of:=([.G712]*[.G710])" office:value-type="float" office:value="3.14826414843923" calcext:value-type="float">
            <text:p>3.1482641484</text:p>
          </table:table-cell>
          <table:table-cell table:style-name="ce17" table:formula="of:=([.H712]*[.H710])" office:value-type="float" office:value="3.21134490947443" calcext:value-type="float">
            <text:p>3.2113449095</text:p>
          </table:table-cell>
          <table:table-cell table:style-name="ce20" table:formula="of:=([.I712]*[.I710])" office:value-type="float" office:value="3.48892139867798" calcext:value-type="float">
            <text:p>3.4889213987</text:p>
          </table:table-cell>
          <table:table-cell table:style-name="ce17"/>
          <table:table-cell office:value-type="float" office:value="1258" calcext:value-type="float">
            <text:p>1258</text:p>
          </table:table-cell>
          <table:table-cell office:value-type="float" office:value="1223" calcext:value-type="float">
            <text:p>1223</text:p>
          </table:table-cell>
          <table:table-cell office:value-type="float" office:value="941" calcext:value-type="float">
            <text:p>941</text:p>
          </table:table-cell>
          <table:table-cell office:value-type="float" office:value="1027" calcext:value-type="float">
            <text:p>102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712]*[.P710])" office:value-type="float" office:value="12.1926622578051" calcext:value-type="float">
            <text:p>12.1926622578</text:p>
          </table:table-cell>
          <table:table-cell table:style-name="ce20" table:formula="of:=([.Q712]*[.Q710])" office:value-type="float" office:value="9.34914480756657" calcext:value-type="float">
            <text:p>9.3491448076</text:p>
          </table:table-cell>
          <table:table-cell table:style-name="ce17" table:formula="of:=([.R712]*[.R710])" office:value-type="float" office:value="6.0951298492088" calcext:value-type="float">
            <text:p>6.0951298492</text:p>
          </table:table-cell>
          <table:table-cell table:style-name="ce20" table:formula="of:=([.S712]*[.S710])" office:value-type="float" office:value="8.43678593636271" calcext:value-type="float">
            <text:p>8.4367859364</text:p>
          </table:table-cell>
          <table:table-cell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P708];&quot;;&quot;;[.P713];&quot;;&quot;;[.Q708];&quot;;&quot;;[.Q713];&quot;;&quot;;[.R708];&quot;;&quot;;[.R713];&quot;;&quot;;[.S708];&quot;;&quot;;[.S713])" office:value-type="string" office:string-value="typescript;716.46;3.07765483193124;662.76;3.14826414843923;692.5;3.21134490947443;693.94;3.48892139867798;1215.66;12.1926622578051;1238.64;9.34914480756657;956.54;6.0951298492088;1015.32;8.43678593636271" calcext:value-type="string">
            <text:p>typescript;716.46;3.07765483193124;662.76;3.14826414843923;692.5;3.21134490947443;693.94;3.48892139867798;1215.66;12.1926622578051;1238.64;9.34914480756657;956.54;6.0951298492088;1015.32;8.43678593636271</text:p>
          </table:table-cell>
          <table:table-cell table:number-columns-repeated="9"/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float" office:value="647" calcext:value-type="float">
            <text:p>647</text:p>
          </table:table-cell>
          <table:table-cell office:value-type="float" office:value="668" calcext:value-type="float">
            <text:p>668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0429564083400503" calcext:value-type="percentage">
            <text:p>0.43%</text:p>
          </table:table-cell>
          <table:table-cell table:formula="of:=[.G713]/[.G708]" office:value-type="percentage" office:value="0.00475023258561053" calcext:value-type="percentage">
            <text:p>0.48%</text:p>
          </table:table-cell>
          <table:table-cell table:formula="of:=[.H713]/[.H708]" office:value-type="percentage" office:value="0.00463732116891614" calcext:value-type="percentage">
            <text:p>0.46%</text:p>
          </table:table-cell>
          <table:table-cell table:formula="of:=[.I713]/[.I708]" office:value-type="percentage" office:value="0.00502769893460239" calcext:value-type="percentage">
            <text:p>0.50%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1260" calcext:value-type="float">
            <text:p>1260</text:p>
          </table:table-cell>
          <table:table-cell office:value-type="float" office:value="972" calcext:value-type="float">
            <text:p>972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100296647564328" calcext:value-type="percentage">
            <text:p>1.00%</text:p>
          </table:table-cell>
          <table:table-cell table:formula="of:=[.Q713]/[.Q708]" office:value-type="percentage" office:value="0.007547911263617" calcext:value-type="percentage">
            <text:p>0.75%</text:p>
          </table:table-cell>
          <table:table-cell table:formula="of:=[.R713]/[.R708]" office:value-type="percentage" office:value="0.00637205955758128" calcext:value-type="percentage">
            <text:p>0.64%</text:p>
          </table:table-cell>
          <table:table-cell table:formula="of:=[.S713]/[.S708]" office:value-type="percentage" office:value="0.00830948463180348" calcext:value-type="percentage">
            <text:p>0.83%</text:p>
          </table:table-cell>
          <table:table-cell table:number-columns-repeated="11"/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float" office:value="666" calcext:value-type="float">
            <text:p>666</text:p>
          </table:table-cell>
          <table:table-cell office:value-type="float" office:value="698" calcext:value-type="float">
            <text:p>698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float" office:value="1279" calcext:value-type="float">
            <text:p>1279</text:p>
          </table:table-cell>
          <table:table-cell office:value-type="float" office:value="1258" calcext:value-type="float">
            <text:p>1258</text:p>
          </table:table-cell>
          <table:table-cell office:value-type="float" office:value="960" calcext:value-type="float">
            <text:p>960</text:p>
          </table:table-cell>
          <table:table-cell office:value-type="float" office:value="1020" calcext:value-type="float">
            <text:p>1020</text:p>
          </table:table-cell>
          <table:table-cell table:number-columns-repeated="16"/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float" office:value="665" calcext:value-type="float">
            <text:p>665</text:p>
          </table:table-cell>
          <table:table-cell office:value-type="float" office:value="687" calcext:value-type="float">
            <text:p>687</text:p>
          </table:table-cell>
          <table:table-cell office:value-type="float" office:value="690" calcext:value-type="float">
            <text:p>690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708]-[.F708])/[.F708]" office:value-type="percentage" office:value="-0.0749518465790136" calcext:value-type="percentage">
            <text:p>-07.50%</text:p>
          </table:table-cell>
          <table:table-cell table:style-name="ce21" table:formula="of:=([.H708]-[.F708])/[.F708]" office:value-type="percentage" office:value="-0.0334422019373029" calcext:value-type="percentage">
            <text:p>-03.34%</text:p>
          </table:table-cell>
          <table:table-cell table:style-name="ce21" table:formula="of:=([.I708]-[.F708])/[.F708]" office:value-type="percentage" office:value="-0.0314323200178656" calcext:value-type="percentage">
            <text:p>-03.14%</text:p>
          </table:table-cell>
          <table:table-cell/>
          <table:table-cell office:value-type="float" office:value="1252" calcext:value-type="float">
            <text:p>1252</text:p>
          </table:table-cell>
          <table:table-cell office:value-type="float" office:value="1251" calcext:value-type="float">
            <text:p>1251</text:p>
          </table:table-cell>
          <table:table-cell office:value-type="float" office:value="967" calcext:value-type="float">
            <text:p>967</text:p>
          </table:table-cell>
          <table:table-cell office:value-type="float" office:value="957" calcext:value-type="float">
            <text:p>95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708]-[.P708])/[.P708]" office:value-type="percentage" office:value="0.0189033117812546" calcext:value-type="percentage">
            <text:p>01.89%</text:p>
          </table:table-cell>
          <table:table-cell table:style-name="ce27" table:formula="of:=([.R708]-[.P708])/[.P708]" office:value-type="percentage" office:value="-0.213151703601336" calcext:value-type="percentage">
            <text:p>-21.32%</text:p>
          </table:table-cell>
          <table:table-cell table:style-name="ce27" table:formula="of:=([.S708]-[.P708])/[.P708]" office:value-type="percentage" office:value="-0.16479936824441" calcext:value-type="percentage">
            <text:p>-16.48%</text:p>
          </table:table-cell>
          <table:table-cell table:number-columns-repeated="11"/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float" office:value="651" calcext:value-type="float">
            <text:p>651</text:p>
          </table:table-cell>
          <table:table-cell office:value-type="float" office:value="703" calcext:value-type="float">
            <text:p>703</text:p>
          </table:table-cell>
          <table:table-cell office:value-type="float" office:value="686" calcext:value-type="float">
            <text:p>686</text:p>
          </table:table-cell>
          <table:table-cell table:number-columns-repeated="6"/>
          <table:table-cell office:value-type="float" office:value="1175" calcext:value-type="float">
            <text:p>1175</text:p>
          </table:table-cell>
          <table:table-cell office:value-type="float" office:value="1202" calcext:value-type="float">
            <text:p>1202</text:p>
          </table:table-cell>
          <table:table-cell office:value-type="float" office:value="971" calcext:value-type="float">
            <text:p>971</text:p>
          </table:table-cell>
          <table:table-cell office:value-type="float" office:value="1022" calcext:value-type="float">
            <text:p>1022</text:p>
          </table:table-cell>
          <table:table-cell table:number-columns-repeated="16"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float" office:value="679" calcext:value-type="float">
            <text:p>679</text:p>
          </table:table-cell>
          <table:table-cell office:value-type="float" office:value="675" calcext:value-type="float">
            <text:p>675</text:p>
          </table:table-cell>
          <table:table-cell office:value-type="float" office:value="713" calcext:value-type="float">
            <text:p>713</text:p>
          </table:table-cell>
          <table:table-cell table:number-columns-repeated="6"/>
          <table:table-cell office:value-type="float" office:value="1275" calcext:value-type="float">
            <text:p>1275</text:p>
          </table:table-cell>
          <table:table-cell office:value-type="float" office:value="1196" calcext:value-type="float">
            <text:p>1196</text:p>
          </table:table-cell>
          <table:table-cell office:value-type="float" office:value="957" calcext:value-type="float">
            <text:p>957</text:p>
          </table:table-cell>
          <table:table-cell office:value-type="float" office:value="1034" calcext:value-type="float">
            <text:p>1034</text:p>
          </table:table-cell>
          <table:table-cell table:number-columns-repeated="16"/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float" office:value="662" calcext:value-type="float">
            <text:p>662</text:p>
          </table:table-cell>
          <table:table-cell office:value-type="float" office:value="687" calcext:value-type="float">
            <text:p>687</text:p>
          </table:table-cell>
          <table:table-cell office:value-type="float" office:value="704" calcext:value-type="float">
            <text:p>704</text:p>
          </table:table-cell>
          <table:table-cell table:number-columns-repeated="6"/>
          <table:table-cell office:value-type="float" office:value="1161" calcext:value-type="float">
            <text:p>1161</text:p>
          </table:table-cell>
          <table:table-cell office:value-type="float" office:value="1213" calcext:value-type="float">
            <text:p>1213</text:p>
          </table:table-cell>
          <table:table-cell office:value-type="float" office:value="940" calcext:value-type="float">
            <text:p>940</text:p>
          </table:table-cell>
          <table:table-cell office:value-type="float" office:value="1030" calcext:value-type="float">
            <text:p>1030</text:p>
          </table:table-cell>
          <table:table-cell table:number-columns-repeated="16"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79" calcext:value-type="float">
            <text:p>679</text:p>
          </table:table-cell>
          <table:table-cell office:value-type="float" office:value="705" calcext:value-type="float">
            <text:p>705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office:value-type="float" office:value="1268" calcext:value-type="float">
            <text:p>1268</text:p>
          </table:table-cell>
          <table:table-cell office:value-type="float" office:value="1292" calcext:value-type="float">
            <text:p>1292</text:p>
          </table:table-cell>
          <table:table-cell office:value-type="float" office:value="953" calcext:value-type="float">
            <text:p>953</text:p>
          </table:table-cell>
          <table:table-cell office:value-type="float" office:value="1001" calcext:value-type="float">
            <text:p>1001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office:value-type="float" office:value="1197" calcext:value-type="float">
            <text:p>1197</text:p>
          </table:table-cell>
          <table:table-cell office:value-type="float" office:value="1302" calcext:value-type="float">
            <text:p>1302</text:p>
          </table:table-cell>
          <table:table-cell office:value-type="float" office:value="932" calcext:value-type="float">
            <text:p>932</text:p>
          </table:table-cell>
          <table:table-cell office:value-type="float" office:value="1024" calcext:value-type="float">
            <text:p>1024</text:p>
          </table:table-cell>
          <table:table-cell table:number-columns-repeated="16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float" office:value="669" calcext:value-type="float">
            <text:p>669</text:p>
          </table:table-cell>
          <table:table-cell office:value-type="float" office:value="699" calcext:value-type="float">
            <text:p>699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153" calcext:value-type="float">
            <text:p>1153</text:p>
          </table:table-cell>
          <table:table-cell office:value-type="float" office:value="1217" calcext:value-type="float">
            <text:p>1217</text:p>
          </table:table-cell>
          <table:table-cell office:value-type="float" office:value="965" calcext:value-type="float">
            <text:p>965</text:p>
          </table:table-cell>
          <table:table-cell office:value-type="float" office:value="980" calcext:value-type="float">
            <text:p>980</text:p>
          </table:table-cell>
          <table:table-cell table:number-columns-repeated="16"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float" office:value="649" calcext:value-type="float">
            <text:p>649</text:p>
          </table:table-cell>
          <table:table-cell office:value-type="float" office:value="692" calcext:value-type="float">
            <text:p>692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236" calcext:value-type="float">
            <text:p>1236</text:p>
          </table:table-cell>
          <table:table-cell office:value-type="float" office:value="1231" calcext:value-type="float">
            <text:p>1231</text:p>
          </table:table-cell>
          <table:table-cell office:value-type="float" office:value="939" calcext:value-type="float">
            <text:p>939</text:p>
          </table:table-cell>
          <table:table-cell office:value-type="float" office:value="1016" calcext:value-type="float">
            <text:p>1016</text:p>
          </table:table-cell>
          <table:table-cell table:number-columns-repeated="16"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691" calcext:value-type="float">
            <text:p>691</text:p>
          </table:table-cell>
          <table:table-cell table:number-columns-repeated="6"/>
          <table:table-cell office:value-type="float" office:value="1168" calcext:value-type="float">
            <text:p>1168</text:p>
          </table:table-cell>
          <table:table-cell office:value-type="float" office:value="1261" calcext:value-type="float">
            <text:p>1261</text:p>
          </table:table-cell>
          <table:table-cell office:value-type="float" office:value="951" calcext:value-type="float">
            <text:p>951</text:p>
          </table:table-cell>
          <table:table-cell office:value-type="float" office:value="1016" calcext:value-type="float">
            <text:p>1016</text:p>
          </table:table-cell>
          <table:table-cell table:number-columns-repeated="16"/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float" office:value="674" calcext:value-type="float">
            <text:p>674</text:p>
          </table:table-cell>
          <table:table-cell office:value-type="float" office:value="708" calcext:value-type="float">
            <text:p>708</text:p>
          </table:table-cell>
          <table:table-cell office:value-type="float" office:value="682" calcext:value-type="float">
            <text:p>682</text:p>
          </table:table-cell>
          <table:table-cell table:number-columns-repeated="6"/>
          <table:table-cell office:value-type="float" office:value="1268" calcext:value-type="float">
            <text:p>1268</text:p>
          </table:table-cell>
          <table:table-cell office:value-type="float" office:value="1244" calcext:value-type="float">
            <text:p>1244</text:p>
          </table:table-cell>
          <table:table-cell office:value-type="float" office:value="970" calcext:value-type="float">
            <text:p>970</text:p>
          </table:table-cell>
          <table:table-cell office:value-type="float" office:value="1037" calcext:value-type="float">
            <text:p>1037</text:p>
          </table:table-cell>
          <table:table-cell table:number-columns-repeated="16"/>
        </table:table-row>
        <table:table-row table:style-name="ro4">
          <table:table-cell office:value-type="float" office:value="706" calcext:value-type="float">
            <text:p>706</text:p>
          </table:table-cell>
          <table:table-cell office:value-type="float" office:value="652" calcext:value-type="float">
            <text:p>652</text:p>
          </table:table-cell>
          <table:table-cell office:value-type="float" office:value="694" calcext:value-type="float">
            <text:p>694</text:p>
          </table:table-cell>
          <table:table-cell office:value-type="float" office:value="664" calcext:value-type="float">
            <text:p>664</text:p>
          </table:table-cell>
          <table:table-cell table:number-columns-repeated="6"/>
          <table:table-cell office:value-type="float" office:value="1258" calcext:value-type="float">
            <text:p>1258</text:p>
          </table:table-cell>
          <table:table-cell office:value-type="float" office:value="1262" calcext:value-type="float">
            <text:p>1262</text:p>
          </table:table-cell>
          <table:table-cell office:value-type="float" office:value="961" calcext:value-type="float">
            <text:p>961</text:p>
          </table:table-cell>
          <table:table-cell office:value-type="float" office:value="1027" calcext:value-type="float">
            <text:p>1027</text:p>
          </table:table-cell>
          <table:table-cell table:number-columns-repeated="16"/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float" office:value="651" calcext:value-type="float">
            <text:p>651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table:number-columns-repeated="6"/>
          <table:table-cell office:value-type="float" office:value="1238" calcext:value-type="float">
            <text:p>1238</text:p>
          </table:table-cell>
          <table:table-cell office:value-type="float" office:value="1155" calcext:value-type="float">
            <text:p>1155</text:p>
          </table:table-cell>
          <table:table-cell office:value-type="float" office:value="991" calcext:value-type="float">
            <text:p>991</text:p>
          </table:table-cell>
          <table:table-cell office:value-type="float" office:value="990" calcext:value-type="float">
            <text:p>990</text:p>
          </table:table-cell>
          <table:table-cell table:number-columns-repeated="16"/>
        </table:table-row>
        <table:table-row table:style-name="ro4">
          <table:table-cell office:value-type="float" office:value="724" calcext:value-type="float">
            <text:p>724</text:p>
          </table:table-cell>
          <table:table-cell office:value-type="float" office:value="662" calcext:value-type="float">
            <text:p>662</text:p>
          </table:table-cell>
          <table:table-cell office:value-type="float" office:value="688" calcext:value-type="float">
            <text:p>688</text:p>
          </table:table-cell>
          <table:table-cell office:value-type="float" office:value="672" calcext:value-type="float">
            <text:p>672</text:p>
          </table:table-cell>
          <table:table-cell table:number-columns-repeated="6"/>
          <table:table-cell office:value-type="float" office:value="1174" calcext:value-type="float">
            <text:p>1174</text:p>
          </table:table-cell>
          <table:table-cell office:value-type="float" office:value="1263" calcext:value-type="float">
            <text:p>1263</text:p>
          </table:table-cell>
          <table:table-cell office:value-type="float" office:value="982" calcext:value-type="float">
            <text:p>982</text:p>
          </table:table-cell>
          <table:table-cell office:value-type="float" office:value="1028" calcext:value-type="float">
            <text:p>1028</text:p>
          </table:table-cell>
          <table:table-cell table:number-columns-repeated="16"/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float" office:value="677" calcext:value-type="float">
            <text:p>677</text:p>
          </table:table-cell>
          <table:table-cell office:value-type="float" office:value="689" calcext:value-type="float">
            <text:p>689</text:p>
          </table:table-cell>
          <table:table-cell office:value-type="float" office:value="682" calcext:value-type="float">
            <text:p>682</text:p>
          </table:table-cell>
          <table:table-cell table:number-columns-repeated="6"/>
          <table:table-cell office:value-type="float" office:value="1230" calcext:value-type="float">
            <text:p>1230</text:p>
          </table:table-cell>
          <table:table-cell office:value-type="float" office:value="1282" calcext:value-type="float">
            <text:p>1282</text:p>
          </table:table-cell>
          <table:table-cell office:value-type="float" office:value="958" calcext:value-type="float">
            <text:p>958</text:p>
          </table:table-cell>
          <table:table-cell office:value-type="float" office:value="1008" calcext:value-type="float">
            <text:p>1008</text:p>
          </table:table-cell>
          <table:table-cell table:number-columns-repeated="16"/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float" office:value="654" calcext:value-type="float">
            <text:p>654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269" calcext:value-type="float">
            <text:p>1269</text:p>
          </table:table-cell>
          <table:table-cell office:value-type="float" office:value="1240" calcext:value-type="float">
            <text:p>1240</text:p>
          </table:table-cell>
          <table:table-cell office:value-type="float" office:value="937" calcext:value-type="float">
            <text:p>937</text:p>
          </table:table-cell>
          <table:table-cell office:value-type="float" office:value="1058" calcext:value-type="float">
            <text:p>1058</text:p>
          </table:table-cell>
          <table:table-cell table:number-columns-repeated="16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695" calcext:value-type="float">
            <text:p>695</text:p>
          </table:table-cell>
          <table:table-cell table:number-columns-repeated="6"/>
          <table:table-cell office:value-type="float" office:value="1168" calcext:value-type="float">
            <text:p>1168</text:p>
          </table:table-cell>
          <table:table-cell office:value-type="float" office:value="1247" calcext:value-type="float">
            <text:p>1247</text:p>
          </table:table-cell>
          <table:table-cell office:value-type="float" office:value="924" calcext:value-type="float">
            <text:p>924</text:p>
          </table:table-cell>
          <table:table-cell office:value-type="float" office:value="1025" calcext:value-type="float">
            <text:p>1025</text:p>
          </table:table-cell>
          <table:table-cell table:number-columns-repeated="16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float" office:value="671" calcext:value-type="float">
            <text:p>671</text:p>
          </table:table-cell>
          <table:table-cell office:value-type="float" office:value="685" calcext:value-type="float">
            <text:p>685</text:p>
          </table:table-cell>
          <table:table-cell office:value-type="float" office:value="676" calcext:value-type="float">
            <text:p>676</text:p>
          </table:table-cell>
          <table:table-cell table:number-columns-repeated="6"/>
          <table:table-cell office:value-type="float" office:value="1261" calcext:value-type="float">
            <text:p>1261</text:p>
          </table:table-cell>
          <table:table-cell office:value-type="float" office:value="1288" calcext:value-type="float">
            <text:p>1288</text:p>
          </table:table-cell>
          <table:table-cell office:value-type="float" office:value="996" calcext:value-type="float">
            <text:p>996</text:p>
          </table:table-cell>
          <table:table-cell office:value-type="float" office:value="1061" calcext:value-type="float">
            <text:p>1061</text:p>
          </table:table-cell>
          <table:table-cell table:number-columns-repeated="16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float" office:value="671" calcext:value-type="float">
            <text:p>671</text:p>
          </table:table-cell>
          <table:table-cell office:value-type="float" office:value="683" calcext:value-type="float">
            <text:p>683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float" office:value="1198" calcext:value-type="float">
            <text:p>1198</text:p>
          </table:table-cell>
          <table:table-cell office:value-type="float" office:value="1245" calcext:value-type="float">
            <text:p>1245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table:number-columns-repeated="16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float" office:value="675" calcext:value-type="float">
            <text:p>675</text:p>
          </table:table-cell>
          <table:table-cell office:value-type="float" office:value="710" calcext:value-type="float">
            <text:p>710</text:p>
          </table:table-cell>
          <table:table-cell office:value-type="float" office:value="679" calcext:value-type="float">
            <text:p>679</text:p>
          </table:table-cell>
          <table:table-cell table:number-columns-repeated="6"/>
          <table:table-cell office:value-type="float" office:value="1215" calcext:value-type="float">
            <text:p>1215</text:p>
          </table:table-cell>
          <table:table-cell office:value-type="float" office:value="1263" calcext:value-type="float">
            <text:p>1263</text:p>
          </table:table-cell>
          <table:table-cell office:value-type="float" office:value="971" calcext:value-type="float">
            <text:p>971</text:p>
          </table:table-cell>
          <table:table-cell office:value-type="float" office:value="1051" calcext:value-type="float">
            <text:p>1051</text:p>
          </table:table-cell>
          <table:table-cell table:number-columns-repeated="16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float" office:value="676" calcext:value-type="float">
            <text:p>676</text:p>
          </table:table-cell>
          <table:table-cell office:value-type="float" office:value="706" calcext:value-type="float">
            <text:p>706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float" office:value="1162" calcext:value-type="float">
            <text:p>1162</text:p>
          </table:table-cell>
          <table:table-cell office:value-type="float" office:value="1246" calcext:value-type="float">
            <text:p>1246</text:p>
          </table:table-cell>
          <table:table-cell office:value-type="float" office:value="958" calcext:value-type="float">
            <text:p>958</text:p>
          </table:table-cell>
          <table:table-cell office:value-type="float" office:value="1064" calcext:value-type="float">
            <text:p>1064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59" calcext:value-type="float">
            <text:p>659</text:p>
          </table:table-cell>
          <table:table-cell office:value-type="float" office:value="699" calcext:value-type="float">
            <text:p>699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1145" calcext:value-type="float">
            <text:p>1145</text:p>
          </table:table-cell>
          <table:table-cell office:value-type="float" office:value="1210" calcext:value-type="float">
            <text:p>1210</text:p>
          </table:table-cell>
          <table:table-cell office:value-type="float" office:value="941" calcext:value-type="float">
            <text:p>941</text:p>
          </table:table-cell>
          <table:table-cell office:value-type="float" office:value="1016" calcext:value-type="float">
            <text:p>1016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47" calcext:value-type="float">
            <text:p>647</text:p>
          </table:table-cell>
          <table:table-cell office:value-type="float" office:value="710" calcext:value-type="float">
            <text:p>710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156" calcext:value-type="float">
            <text:p>1156</text:p>
          </table:table-cell>
          <table:table-cell office:value-type="float" office:value="1265" calcext:value-type="float">
            <text:p>1265</text:p>
          </table:table-cell>
          <table:table-cell office:value-type="float" office:value="963" calcext:value-type="float">
            <text:p>963</text:p>
          </table:table-cell>
          <table:table-cell office:value-type="float" office:value="1023" calcext:value-type="float">
            <text:p>1023</text:p>
          </table:table-cell>
          <table:table-cell table:number-columns-repeated="16"/>
        </table:table-row>
        <table:table-row table:style-name="ro4">
          <table:table-cell office:value-type="float" office:value="731" calcext:value-type="float">
            <text:p>731</text:p>
          </table:table-cell>
          <table:table-cell office:value-type="float" office:value="664" calcext:value-type="float">
            <text:p>664</text:p>
          </table:table-cell>
          <table:table-cell office:value-type="float" office:value="696" calcext:value-type="float">
            <text:p>696</text:p>
          </table:table-cell>
          <table:table-cell office:value-type="float" office:value="687" calcext:value-type="float">
            <text:p>687</text:p>
          </table:table-cell>
          <table:table-cell table:number-columns-repeated="6"/>
          <table:table-cell office:value-type="float" office:value="1157" calcext:value-type="float">
            <text:p>1157</text:p>
          </table:table-cell>
          <table:table-cell office:value-type="float" office:value="1253" calcext:value-type="float">
            <text:p>1253</text:p>
          </table:table-cell>
          <table:table-cell office:value-type="float" office:value="929" calcext:value-type="float">
            <text:p>929</text:p>
          </table:table-cell>
          <table:table-cell office:value-type="float" office:value="1046" calcext:value-type="float">
            <text:p>1046</text:p>
          </table:table-cell>
          <table:table-cell table:number-columns-repeated="16"/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float" office:value="652" calcext:value-type="float">
            <text:p>652</text:p>
          </table:table-cell>
          <table:table-cell office:value-type="float" office:value="686" calcext:value-type="float">
            <text:p>686</text:p>
          </table:table-cell>
          <table:table-cell office:value-type="float" office:value="693" calcext:value-type="float">
            <text:p>693</text:p>
          </table:table-cell>
          <table:table-cell table:number-columns-repeated="6"/>
          <table:table-cell office:value-type="float" office:value="1251" calcext:value-type="float">
            <text:p>1251</text:p>
          </table:table-cell>
          <table:table-cell office:value-type="float" office:value="1188" calcext:value-type="float">
            <text:p>1188</text:p>
          </table:table-cell>
          <table:table-cell office:value-type="float" office:value="939" calcext:value-type="float">
            <text:p>939</text:p>
          </table:table-cell>
          <table:table-cell office:value-type="float" office:value="1025" calcext:value-type="float">
            <text:p>1025</text:p>
          </table:table-cell>
          <table:table-cell table:number-columns-repeated="16"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69" calcext:value-type="float">
            <text:p>669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table:number-columns-repeated="6"/>
          <table:table-cell office:value-type="float" office:value="1189" calcext:value-type="float">
            <text:p>1189</text:p>
          </table:table-cell>
          <table:table-cell office:value-type="float" office:value="1270" calcext:value-type="float">
            <text:p>1270</text:p>
          </table:table-cell>
          <table:table-cell office:value-type="float" office:value="961" calcext:value-type="float">
            <text:p>961</text:p>
          </table:table-cell>
          <table:table-cell office:value-type="float" office:value="982" calcext:value-type="float">
            <text:p>982</text:p>
          </table:table-cell>
          <table:table-cell table:number-columns-repeated="16"/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float" office:value="653" calcext:value-type="float">
            <text:p>653</text:p>
          </table:table-cell>
          <table:table-cell office:value-type="float" office:value="686" calcext:value-type="float">
            <text:p>686</text:p>
          </table:table-cell>
          <table:table-cell office:value-type="float" office:value="679" calcext:value-type="float">
            <text:p>679</text:p>
          </table:table-cell>
          <table:table-cell table:number-columns-repeated="6"/>
          <table:table-cell office:value-type="float" office:value="1159" calcext:value-type="float">
            <text:p>1159</text:p>
          </table:table-cell>
          <table:table-cell office:value-type="float" office:value="1243" calcext:value-type="float">
            <text:p>1243</text:p>
          </table:table-cell>
          <table:table-cell office:value-type="float" office:value="970" calcext:value-type="float">
            <text:p>970</text:p>
          </table:table-cell>
          <table:table-cell office:value-type="float" office:value="1049" calcext:value-type="float">
            <text:p>1049</text:p>
          </table:table-cell>
          <table:table-cell table:number-columns-repeated="16"/>
        </table:table-row>
        <table:table-row table:style-name="ro4">
          <table:table-cell office:value-type="float" office:value="741" calcext:value-type="float">
            <text:p>741</text:p>
          </table:table-cell>
          <table:table-cell office:value-type="float" office:value="657" calcext:value-type="float">
            <text:p>657</text:p>
          </table:table-cell>
          <table:table-cell office:value-type="float" office:value="694" calcext:value-type="float">
            <text:p>694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float" office:value="1248" calcext:value-type="float">
            <text:p>1248</text:p>
          </table:table-cell>
          <table:table-cell office:value-type="float" office:value="1209" calcext:value-type="float">
            <text:p>1209</text:p>
          </table:table-cell>
          <table:table-cell office:value-type="float" office:value="961" calcext:value-type="float">
            <text:p>961</text:p>
          </table:table-cell>
          <table:table-cell office:value-type="float" office:value="1014" calcext:value-type="float">
            <text:p>1014</text:p>
          </table:table-cell>
          <table:table-cell table:number-columns-repeated="16"/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float" office:value="649" calcext:value-type="float">
            <text:p>649</text:p>
          </table:table-cell>
          <table:table-cell office:value-type="float" office:value="721" calcext:value-type="float">
            <text:p>721</text:p>
          </table:table-cell>
          <table:table-cell office:value-type="float" office:value="681" calcext:value-type="float">
            <text:p>681</text:p>
          </table:table-cell>
          <table:table-cell table:number-columns-repeated="6"/>
          <table:table-cell office:value-type="float" office:value="1240" calcext:value-type="float">
            <text:p>1240</text:p>
          </table:table-cell>
          <table:table-cell office:value-type="float" office:value="1242" calcext:value-type="float">
            <text:p>1242</text:p>
          </table:table-cell>
          <table:table-cell office:value-type="float" office:value="983" calcext:value-type="float">
            <text:p>983</text:p>
          </table:table-cell>
          <table:table-cell office:value-type="float" office:value="1030" calcext:value-type="float">
            <text:p>1030</text:p>
          </table:table-cell>
          <table:table-cell table:number-columns-repeated="16"/>
        </table:table-row>
        <table:table-row table:style-name="ro4">
          <table:table-cell office:value-type="float" office:value="727" calcext:value-type="float">
            <text:p>727</text:p>
          </table:table-cell>
          <table:table-cell office:value-type="float" office:value="652" calcext:value-type="float">
            <text:p>652</text:p>
          </table:table-cell>
          <table:table-cell office:value-type="float" office:value="703" calcext:value-type="float">
            <text:p>703</text:p>
          </table:table-cell>
          <table:table-cell office:value-type="float" office:value="707" calcext:value-type="float">
            <text:p>707</text:p>
          </table:table-cell>
          <table:table-cell table:number-columns-repeated="6"/>
          <table:table-cell office:value-type="float" office:value="1293" calcext:value-type="float">
            <text:p>1293</text:p>
          </table:table-cell>
          <table:table-cell office:value-type="float" office:value="1250" calcext:value-type="float">
            <text:p>1250</text:p>
          </table:table-cell>
          <table:table-cell office:value-type="float" office:value="920" calcext:value-type="float">
            <text:p>920</text:p>
          </table:table-cell>
          <table:table-cell office:value-type="float" office:value="1017" calcext:value-type="float">
            <text:p>1017</text:p>
          </table:table-cell>
          <table:table-cell table:number-columns-repeated="16"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float" office:value="650" calcext:value-type="float">
            <text:p>650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273" calcext:value-type="float">
            <text:p>1273</text:p>
          </table:table-cell>
          <table:table-cell office:value-type="float" office:value="1235" calcext:value-type="float">
            <text:p>1235</text:p>
          </table:table-cell>
          <table:table-cell office:value-type="float" office:value="941" calcext:value-type="float">
            <text:p>941</text:p>
          </table:table-cell>
          <table:table-cell office:value-type="float" office:value="1065" calcext:value-type="float">
            <text:p>1065</text:p>
          </table:table-cell>
          <table:table-cell table:number-columns-repeated="16"/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float" office:value="662" calcext:value-type="float">
            <text:p>662</text:p>
          </table:table-cell>
          <table:table-cell office:value-type="float" office:value="697" calcext:value-type="float">
            <text:p>697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float" office:value="1147" calcext:value-type="float">
            <text:p>1147</text:p>
          </table:table-cell>
          <table:table-cell office:value-type="float" office:value="1251" calcext:value-type="float">
            <text:p>1251</text:p>
          </table:table-cell>
          <table:table-cell office:value-type="float" office:value="975" calcext:value-type="float">
            <text:p>975</text:p>
          </table:table-cell>
          <table:table-cell office:value-type="float" office:value="1010" calcext:value-type="float">
            <text:p>1010</text:p>
          </table:table-cell>
          <table:table-cell table:number-columns-repeated="16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float" office:value="646" calcext:value-type="float">
            <text:p>646</text:p>
          </table:table-cell>
          <table:table-cell office:value-type="float" office:value="686" calcext:value-type="float">
            <text:p>686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262" calcext:value-type="float">
            <text:p>1262</text:p>
          </table:table-cell>
          <table:table-cell office:value-type="float" office:value="1210" calcext:value-type="float">
            <text:p>1210</text:p>
          </table:table-cell>
          <table:table-cell office:value-type="float" office:value="963" calcext:value-type="float">
            <text:p>963</text:p>
          </table:table-cell>
          <table:table-cell office:value-type="float" office:value="1038" calcext:value-type="float">
            <text:p>1038</text:p>
          </table:table-cell>
          <table:table-cell table:number-columns-repeated="16"/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float" office:value="670" calcext:value-type="float">
            <text:p>670</text:p>
          </table:table-cell>
          <table:table-cell office:value-type="float" office:value="699" calcext:value-type="float">
            <text:p>699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1171" calcext:value-type="float">
            <text:p>1171</text:p>
          </table:table-cell>
          <table:table-cell office:value-type="float" office:value="1256" calcext:value-type="float">
            <text:p>1256</text:p>
          </table:table-cell>
          <table:table-cell office:value-type="float" office:value="962" calcext:value-type="float">
            <text:p>962</text:p>
          </table:table-cell>
          <table:table-cell office:value-type="float" office:value="1025" calcext:value-type="float">
            <text:p>1025</text:p>
          </table:table-cell>
          <table:table-cell table:number-columns-repeated="16"/>
        </table:table-row>
        <table:table-row table:style-name="ro4">
          <table:table-cell office:value-type="float" office:value="733" calcext:value-type="float">
            <text:p>733</text:p>
          </table:table-cell>
          <table:table-cell office:value-type="float" office:value="667" calcext:value-type="float">
            <text:p>667</text:p>
          </table:table-cell>
          <table:table-cell office:value-type="float" office:value="699" calcext:value-type="float">
            <text:p>699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office:value-type="float" office:value="1203" calcext:value-type="float">
            <text:p>1203</text:p>
          </table:table-cell>
          <table:table-cell office:value-type="float" office:value="1284" calcext:value-type="float">
            <text:p>1284</text:p>
          </table:table-cell>
          <table:table-cell office:value-type="float" office:value="928" calcext:value-type="float">
            <text:p>928</text:p>
          </table:table-cell>
          <table:table-cell office:value-type="float" office:value="977" calcext:value-type="float">
            <text:p>977</text:p>
          </table:table-cell>
          <table:table-cell table:number-columns-repeated="16"/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float" office:value="655" calcext:value-type="float">
            <text:p>655</text:p>
          </table:table-cell>
          <table:table-cell office:value-type="float" office:value="692" calcext:value-type="float">
            <text:p>692</text:p>
          </table:table-cell>
          <table:table-cell office:value-type="float" office:value="683" calcext:value-type="float">
            <text:p>683</text:p>
          </table:table-cell>
          <table:table-cell table:number-columns-repeated="6"/>
          <table:table-cell office:value-type="float" office:value="1197" calcext:value-type="float">
            <text:p>1197</text:p>
          </table:table-cell>
          <table:table-cell office:value-type="float" office:value="1229" calcext:value-type="float">
            <text:p>1229</text:p>
          </table:table-cell>
          <table:table-cell office:value-type="float" office:value="978" calcext:value-type="float">
            <text:p>978</text:p>
          </table:table-cell>
          <table:table-cell office:value-type="float" office:value="928" calcext:value-type="float">
            <text:p>928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62" calcext:value-type="float">
            <text:p>662</text:p>
          </table:table-cell>
          <table:table-cell office:value-type="float" office:value="681" calcext:value-type="float">
            <text:p>681</text:p>
          </table:table-cell>
          <table:table-cell office:value-type="float" office:value="702" calcext:value-type="float">
            <text:p>702</text:p>
          </table:table-cell>
          <table:table-cell table:number-columns-repeated="6"/>
          <table:table-cell office:value-type="float" office:value="1248" calcext:value-type="float">
            <text:p>1248</text:p>
          </table:table-cell>
          <table:table-cell office:value-type="float" office:value="1212" calcext:value-type="float">
            <text:p>1212</text:p>
          </table:table-cell>
          <table:table-cell office:value-type="float" office:value="960" calcext:value-type="float">
            <text:p>960</text:p>
          </table:table-cell>
          <table:table-cell office:value-type="float" office:value="977" calcext:value-type="float">
            <text:p>977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66" calcext:value-type="float">
            <text:p>666</text:p>
          </table:table-cell>
          <table:table-cell office:value-type="float" office:value="685" calcext:value-type="float">
            <text:p>685</text:p>
          </table:table-cell>
          <table:table-cell office:value-type="float" office:value="702" calcext:value-type="float">
            <text:p>702</text:p>
          </table:table-cell>
          <table:table-cell table:number-columns-repeated="6"/>
          <table:table-cell office:value-type="float" office:value="1229" calcext:value-type="float">
            <text:p>1229</text:p>
          </table:table-cell>
          <table:table-cell office:value-type="float" office:value="1271" calcext:value-type="float">
            <text:p>1271</text:p>
          </table:table-cell>
          <table:table-cell office:value-type="float" office:value="999" calcext:value-type="float">
            <text:p>999</text:p>
          </table:table-cell>
          <table:table-cell office:value-type="float" office:value="1016" calcext:value-type="float">
            <text:p>1016</text:p>
          </table:table-cell>
          <table:table-cell table:number-columns-repeated="16"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709" calcext:value-type="float">
            <text:p>709</text:p>
          </table:table-cell>
          <table:table-cell table:number-columns-repeated="6"/>
          <table:table-cell office:value-type="float" office:value="1201" calcext:value-type="float">
            <text:p>1201</text:p>
          </table:table-cell>
          <table:table-cell office:value-type="float" office:value="1158" calcext:value-type="float">
            <text:p>1158</text:p>
          </table:table-cell>
          <table:table-cell office:value-type="float" office:value="949" calcext:value-type="float">
            <text:p>949</text:p>
          </table:table-cell>
          <table:table-cell office:value-type="float" office:value="979" calcext:value-type="float">
            <text:p>979</text:p>
          </table:table-cell>
          <table:table-cell table:number-columns-repeated="16"/>
        </table:table-row>
        <table:table-row table:style-name="ro4">
          <table:table-cell office:value-type="float" office:value="729" calcext:value-type="float">
            <text:p>729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692" calcext:value-type="float">
            <text:p>692</text:p>
          </table:table-cell>
          <table:table-cell table:number-columns-repeated="6"/>
          <table:table-cell office:value-type="float" office:value="1258" calcext:value-type="float">
            <text:p>1258</text:p>
          </table:table-cell>
          <table:table-cell office:value-type="float" office:value="1268" calcext:value-type="float">
            <text:p>1268</text:p>
          </table:table-cell>
          <table:table-cell office:value-type="float" office:value="955" calcext:value-type="float">
            <text:p>955</text:p>
          </table:table-cell>
          <table:table-cell office:value-type="float" office:value="1010" calcext:value-type="float">
            <text:p>1010</text:p>
          </table:table-cell>
          <table:table-cell table:number-columns-repeated="16"/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float" office:value="666" calcext:value-type="float">
            <text:p>666</text:p>
          </table:table-cell>
          <table:table-cell office:value-type="float" office:value="699" calcext:value-type="float">
            <text:p>699</text:p>
          </table:table-cell>
          <table:table-cell office:value-type="float" office:value="673" calcext:value-type="float">
            <text:p>673</text:p>
          </table:table-cell>
          <table:table-cell table:number-columns-repeated="6"/>
          <table:table-cell office:value-type="float" office:value="1193" calcext:value-type="float">
            <text:p>1193</text:p>
          </table:table-cell>
          <table:table-cell office:value-type="float" office:value="1244" calcext:value-type="float">
            <text:p>1244</text:p>
          </table:table-cell>
          <table:table-cell office:value-type="float" office:value="928" calcext:value-type="float">
            <text:p>928</text:p>
          </table:table-cell>
          <table:table-cell office:value-type="float" office:value="1022" calcext:value-type="float">
            <text:p>1022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95" calcext:value-type="float">
            <text:p>695</text:p>
          </table:table-cell>
          <table:table-cell table:style-name="ce16"/>
          <table:table-cell table:style-name="ce19" table:number-columns-repeated="5"/>
          <table:table-cell office:value-type="float" office:value="1239" calcext:value-type="float">
            <text:p>1239</text:p>
          </table:table-cell>
          <table:table-cell office:value-type="float" office:value="1220" calcext:value-type="float">
            <text:p>1220</text:p>
          </table:table-cell>
          <table:table-cell office:value-type="float" office:value="956" calcext:value-type="float">
            <text:p>956</text:p>
          </table:table-cell>
          <table:table-cell office:value-type="float" office:value="1007" calcext:value-type="float">
            <text:p>1007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39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9"/>
          <table:table-cell table:style-name="ce8"/>
          <table:table-cell table:number-columns-repeated="8"/>
          <table:table-cell table:style-name="ce8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 table:number-columns-repeated="2"/>
          <table:table-cell table:number-columns-repeated="2"/>
          <table:table-cell table:style-name="ce8" table:number-columns-repeated="8"/>
          <table:table-cell table:number-columns-repeated="2"/>
          <table:table-cell table:style-name="ce8" table:number-columns-repeated="6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8" table:number-columns-repeated="7"/>
          <table:table-cell table:number-columns-repeated="3"/>
          <table:table-cell table:style-name="ce8" table:number-columns-repeated="6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16:55:00.313108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28T17:20:37.763376156</dc:date>
    <meta:editing-duration>PT20H11M41S</meta:editing-duration>
    <meta:editing-cycles>36</meta:editing-cycles>
    <meta:generator>LibreOffice/4.4.3.2$Linux_X86_64 LibreOffice_project/40m0$Build-2</meta:generator>
    <meta:document-statistic meta:table-count="2" meta:cell-count="7223" meta:object-count="0"/>
  </office:meta>
</office:document-meta>
</file>